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4.175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3.494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4.475cm"/>
    </style:style>
    <style:style style:name="co13" style:family="table-column">
      <style:table-column-properties fo:break-before="auto" style:column-width="5.699cm"/>
    </style:style>
    <style:style style:name="co14" style:family="table-column">
      <style:table-column-properties fo:break-before="auto" style:column-width="6.653cm"/>
    </style:style>
    <style:style style:name="co15" style:family="table-column">
      <style:table-column-properties fo:break-before="auto" style:column-width="6.489cm"/>
    </style:style>
    <style:style style:name="co16" style:family="table-column">
      <style:table-column-properties fo:break-before="auto" style:column-width="5.863cm"/>
    </style:style>
    <style:style style:name="co17" style:family="table-column">
      <style:table-column-properties fo:break-before="auto" style:column-width="6.08cm"/>
    </style:style>
    <style:style style:name="co18" style:family="table-column">
      <style:table-column-properties fo:break-before="auto" style:column-width="5.482cm"/>
    </style:style>
    <style:style style:name="co19" style:family="table-column">
      <style:table-column-properties fo:break-before="auto" style:column-width="5.673cm"/>
    </style:style>
    <style:style style:name="co20" style:family="table-column">
      <style:table-column-properties fo:break-before="auto" style:column-width="5.644cm"/>
    </style:style>
    <style:style style:name="co21" style:family="table-column">
      <style:table-column-properties fo:break-before="auto" style:column-width="5.373cm"/>
    </style:style>
    <style:style style:name="co22" style:family="table-column">
      <style:table-column-properties fo:break-before="auto" style:column-width="5.973cm"/>
    </style:style>
    <style:style style:name="co23" style:family="table-column">
      <style:table-column-properties fo:break-before="auto" style:column-width="5.563cm"/>
    </style:style>
    <style:style style:name="co24" style:family="table-column">
      <style:table-column-properties fo:break-before="auto" style:column-width="6.163cm"/>
    </style:style>
    <style:style style:name="co25" style:family="table-column">
      <style:table-column-properties fo:break-before="auto" style:column-width="5.89cm"/>
    </style:style>
    <style:style style:name="co26" style:family="table-column">
      <style:table-column-properties fo:break-before="auto" style:column-width="6.516cm"/>
    </style:style>
    <style:style style:name="co27" style:family="table-column">
      <style:table-column-properties fo:break-before="auto" style:column-width="6.244cm"/>
    </style:style>
    <style:style style:name="co28" style:family="table-column">
      <style:table-column-properties fo:break-before="auto" style:column-width="6.844cm"/>
    </style:style>
    <style:style style:name="co29" style:family="table-column">
      <style:table-column-properties fo:break-before="auto" style:column-width="6.435cm"/>
    </style:style>
    <style:style style:name="co30" style:family="table-column">
      <style:table-column-properties fo:break-before="auto" style:column-width="3.685cm"/>
    </style:style>
    <style:style style:name="co31" style:family="table-column">
      <style:table-column-properties fo:break-before="auto" style:column-width="3.276cm"/>
    </style:style>
    <style:style style:name="co32" style:family="table-column">
      <style:table-column-properties fo:break-before="auto" style:column-width="3.63cm"/>
    </style:style>
    <style:style style:name="co33" style:family="table-column">
      <style:table-column-properties fo:break-before="auto" style:column-width="3.059cm"/>
    </style:style>
    <style:style style:name="co34" style:family="table-column">
      <style:table-column-properties fo:break-before="auto" style:column-width="3.411cm"/>
    </style:style>
    <style:style style:name="co35" style:family="table-column">
      <style:table-column-properties fo:break-before="auto" style:column-width="7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</office:automatic-styles>
  <office:body>
    <office:spreadsheet>
      <table:tracked-changes>
        <table:cell-content-change table:id="ct1">
          <table:cell-address table:column="18" table:row="3" table:table="0"/>
          <office:change-info>
            <dc:creator>Ewan Davis</dc:creator>
            <dc:date>2022-02-12T16:28:50.123677010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" table:table="0"/>
          <office:change-info>
            <dc:creator>Ewan Davis</dc:creator>
            <dc:date>2022-02-12T16:28:54.420086615</dc:date>
          </office:change-info>
          <table:previous>
            <table:change-track-table-cell office:value-type="string">
              <text:p>maxDosePerAdministration_unit</text:p>
            </table:change-track-table-cell>
          </table:previous>
        </table:cell-content-change>
        <table:cell-content-change table:id="ct3">
          <table:cell-address table:column="16" table:row="4" table:table="0"/>
          <office:change-info>
            <dc:creator>Ewan Davis</dc:creator>
            <dc:date>2022-02-12T16:28:54.420090318</dc:date>
          </office:change-info>
          <table:previous>
            <table:change-track-table-cell office:value-type="string">
              <text:p>maxDosePerAdministration_system</text:p>
            </table:change-track-table-cell>
          </table:previous>
        </table:cell-content-change>
        <table:cell-content-change table:id="ct4">
          <table:cell-address table:column="18" table:row="3" table:table="0"/>
          <office:change-info>
            <dc:creator>Ewan Davis</dc:creator>
            <dc:date>2022-02-12T16:29:20.687621040</dc:date>
          </office:change-info>
          <table:previous table:id="ct1">
            <table:change-track-table-cell office:value-type="string">
              <text:p>maxDosePerAdministration_unit</text:p>
            </table:change-track-table-cell>
          </table:previous>
        </table:cell-content-change>
        <table:cell-content-change table:id="ct5">
          <table:cell-address table:column="0" table:row="3" table:table="0"/>
          <office:change-info>
            <dc:creator>Ewan Davis</dc:creator>
            <dc:date>2022-02-12T16:29:32.689874599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4" table:table="0"/>
          <office:change-info>
            <dc:creator>Ewan Davis</dc:creator>
            <dc:date>2022-02-12T16:29:32.689878101</dc:date>
          </office:change-info>
          <table:previous>
            <table:change-track-table-cell/>
          </table:previous>
        </table:cell-content-change>
        <table:cell-content-change table:id="ct7">
          <table:cell-address table:column="0" table:row="5" table:table="0"/>
          <office:change-info>
            <dc:creator>Ewan Davis</dc:creator>
            <dc:date>2022-02-12T16:29:32.689879041</dc:date>
          </office:change-info>
          <table:previous>
            <table:change-track-table-cell/>
          </table:previous>
        </table:cell-content-change>
        <table:cell-content-change table:id="ct8">
          <table:cell-address table:column="0" table:row="7" table:table="0"/>
          <office:change-info>
            <dc:creator>Ewan Davis</dc:creator>
            <dc:date>2022-02-12T16:29:32.689879819</dc:date>
          </office:change-info>
          <table:previous>
            <table:change-track-table-cell/>
          </table:previous>
        </table:cell-content-change>
        <table:cell-content-change table:id="ct9">
          <table:cell-address table:column="0" table:row="8" table:table="0"/>
          <office:change-info>
            <dc:creator>Ewan Davis</dc:creator>
            <dc:date>2022-02-12T16:29:32.689880853</dc:date>
          </office:change-info>
          <table:previous>
            <table:change-track-table-cell/>
          </table:previous>
        </table:cell-content-change>
        <table:cell-content-change table:id="ct10">
          <table:cell-address table:column="0" table:row="9" table:table="0"/>
          <office:change-info>
            <dc:creator>Ewan Davis</dc:creator>
            <dc:date>2022-02-12T16:29:32.689882189</dc:date>
          </office:change-info>
          <table:previous>
            <table:change-track-table-cell/>
          </table:previous>
        </table:cell-content-change>
        <table:cell-content-change table:id="ct11">
          <table:cell-address table:column="0" table:row="10" table:table="0"/>
          <office:change-info>
            <dc:creator>Ewan Davis</dc:creator>
            <dc:date>2022-02-12T16:29:32.689883266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11" table:table="0"/>
          <office:change-info>
            <dc:creator>Ewan Davis</dc:creator>
            <dc:date>2022-02-12T16:29:32.689884154</dc:date>
          </office:change-info>
          <table:previous>
            <table:change-track-table-cell/>
          </table:previous>
        </table:cell-content-change>
        <table:cell-content-change table:id="ct13">
          <table:cell-address table:column="0" table:row="12" table:table="0"/>
          <office:change-info>
            <dc:creator>Ewan Davis</dc:creator>
            <dc:date>2022-02-12T16:29:32.689885018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3" table:table="0"/>
          <office:change-info>
            <dc:creator>Ewan Davis</dc:creator>
            <dc:date>2022-02-12T16:29:32.689885804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4" table:table="0"/>
          <office:change-info>
            <dc:creator>Ewan Davis</dc:creator>
            <dc:date>2022-02-12T16:29:32.689886924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5" table:table="0"/>
          <office:change-info>
            <dc:creator>Ewan Davis</dc:creator>
            <dc:date>2022-02-12T16:29:32.689887838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16" table:table="0"/>
          <office:change-info>
            <dc:creator>Ewan Davis</dc:creator>
            <dc:date>2022-02-12T16:29:32.689888699</dc:date>
          </office:change-info>
          <table:previous>
            <table:change-track-table-cell/>
          </table:previous>
        </table:cell-content-change>
        <table:cell-content-change table:id="ct18">
          <table:cell-address table:column="0" table:row="17" table:table="0"/>
          <office:change-info>
            <dc:creator>Ewan Davis</dc:creator>
            <dc:date>2022-02-12T16:29:32.689889781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18" table:table="0"/>
          <office:change-info>
            <dc:creator>Ewan Davis</dc:creator>
            <dc:date>2022-02-12T16:29:32.689890768</dc:date>
          </office:change-info>
          <table:previous>
            <table:change-track-table-cell/>
          </table:previous>
        </table:cell-content-change>
        <table:cell-content-change table:id="ct20">
          <table:cell-address table:column="0" table:row="19" table:table="0"/>
          <office:change-info>
            <dc:creator>Ewan Davis</dc:creator>
            <dc:date>2022-02-12T16:29:32.689891691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20" table:table="0"/>
          <office:change-info>
            <dc:creator>Ewan Davis</dc:creator>
            <dc:date>2022-02-12T16:29:32.689892571</dc:date>
          </office:change-info>
          <table:previous>
            <table:change-track-table-cell/>
          </table:previous>
        </table:cell-content-change>
        <table:cell-content-change table:id="ct22">
          <table:cell-address table:column="0" table:row="21" table:table="0"/>
          <office:change-info>
            <dc:creator>Ewan Davis</dc:creator>
            <dc:date>2022-02-12T16:29:32.689893489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22" table:table="0"/>
          <office:change-info>
            <dc:creator>Ewan Davis</dc:creator>
            <dc:date>2022-02-12T16:29:32.689894403</dc:date>
          </office:change-info>
          <table:previous>
            <table:change-track-table-cell/>
          </table:previous>
        </table:cell-content-change>
        <table:deletion table:id="ct24" table:type="row" table:position="3" table:table="0">
          <office:change-info>
            <dc:creator>Ewan Davis</dc:creator>
            <dc:date>2022-02-12T16:29:37.801444172</dc:date>
          </office:change-info>
          <table:deletions>
            <table:change-deletion table:id="ct593"/>
            <table:cell-content-deletion>
              <table:cell-address table:column="0" table:row="3" table:table="0"/>
              <table:change-track-table-cell office:value-type="string">
                <text:p>timing_repeat_periodUnit</text:p>
              </table:change-track-table-cell>
            </table:cell-content-deletion>
            <table:cell-content-deletion>
              <table:cell-address table:column="1" table:row="3" table:table="0"/>
              <table:change-track-table-cell office:value-type="string">
                <text:p>timing_repeat_frequency</text:p>
              </table:change-track-table-cell>
            </table:cell-content-deletion>
            <table:cell-content-deletion>
              <table:cell-address table:column="2" table:row="3" table:table="0"/>
              <table:change-track-table-cell office:value-type="string">
                <text:p>timing_repeat_period</text:p>
              </table:change-track-table-cell>
            </table:cell-content-deletion>
            <table:cell-content-deletion>
              <table:cell-address table:column="3" table:row="3" table:table="0"/>
              <table:change-track-table-cell office:value-type="string">
                <text:p>timing_repeat_day_of_week</text:p>
              </table:change-track-table-cell>
            </table:cell-content-deletion>
            <table:cell-content-deletion>
              <table:cell-address table:column="4" table:row="3" table:table="0"/>
              <table:change-track-table-cell office:value-type="string">
                <text:p>timing_repeat_when</text:p>
              </table:change-track-table-cell>
            </table:cell-content-deletion>
            <table:cell-content-deletion>
              <table:cell-address table:column="5" table:row="3" table:table="0"/>
              <table:change-track-table-cell office:value-type="string">
                <text:p>timing_repeat_offset</text:p>
              </table:change-track-table-cell>
            </table:cell-content-deletion>
            <table:cell-content-deletion>
              <table:cell-address table:column="6" table:row="3" table:table="0"/>
              <table:change-track-table-cell office:value-type="string">
                <text:p>asNeededBoolean</text:p>
              </table:change-track-table-cell>
            </table:cell-content-deletion>
            <table:cell-content-deletion>
              <table:cell-address table:column="7" table:row="3" table:table="0"/>
              <table:change-track-table-cell office:value-type="string">
                <text:p>asNeededCodableConcept</text:p>
              </table:change-track-table-cell>
            </table:cell-content-deletion>
            <table:cell-content-deletion>
              <table:cell-address table:column="8" table:row="3" table:table="0"/>
              <table:change-track-table-cell office:value-type="string">
                <text:p>asNeededCodableConcept_coding</text:p>
              </table:change-track-table-cell>
            </table:cell-content-deletion>
            <table:cell-content-deletion>
              <table:cell-address table:column="9" table:row="3" table:table="0"/>
              <table:change-track-table-cell office:value-type="string">
                <text:p>asNeededCodableConcept_coding_system</text:p>
              </table:change-track-table-cell>
            </table:cell-content-deletion>
            <table:cell-content-deletion>
              <table:cell-address table:column="10" table:row="3" table:table="0"/>
              <table:change-track-table-cell office:value-type="string">
                <text:p>asNeededCodableConcept_coding_code</text:p>
              </table:change-track-table-cell>
            </table:cell-content-deletion>
            <table:cell-content-deletion>
              <table:cell-address table:column="11" table:row="3" table:table="0"/>
              <table:change-track-table-cell office:value-type="string">
                <text:p>asNeededCodableConcept_coding_text</text:p>
              </table:change-track-table-cell>
            </table:cell-content-deletion>
            <table:cell-content-deletion>
              <table:cell-address table:column="12" table:row="3" table:table="0"/>
              <table:change-track-table-cell office:value-type="string">
                <text:p>doseAndRate_doseQuantity_value </text:p>
              </table:change-track-table-cell>
            </table:cell-content-deletion>
            <table:cell-content-deletion>
              <table:cell-address table:column="13" table:row="3" table:table="0"/>
              <table:change-track-table-cell office:value-type="string">
                <text:p>doseAndRate_doseQuantity_system</text:p>
              </table:change-track-table-cell>
            </table:cell-content-deletion>
            <table:cell-content-deletion>
              <table:cell-address table:column="14" table:row="3" table:table="0"/>
              <table:change-track-table-cell office:value-type="string">
                <text:p>doseAndRate_doseQuantity_unit</text:p>
              </table:change-track-table-cell>
            </table:cell-content-deletion>
            <table:cell-content-deletion>
              <table:cell-address table:column="15" table:row="3" table:table="0"/>
              <table:change-track-table-cell office:value-type="string">
                <text:p>doseAndRate_doseQuantity_code</text:p>
              </table:change-track-table-cell>
            </table:cell-content-deletion>
            <table:cell-content-deletion>
              <table:cell-address table:column="16" table:row="3" table:table="0"/>
              <table:change-track-table-cell office:value-type="string">
                <text:p>maxDosePerAdministration_value</text:p>
              </table:change-track-table-cell>
            </table:cell-content-deletion>
            <table:cell-content-deletion>
              <table:cell-address table:column="17" table:row="3" table:table="0"/>
              <table:change-track-table-cell office:value-type="string">
                <text:p>maxDosePerAdministration_unit</text:p>
              </table:change-track-table-cell>
            </table:cell-content-deletion>
            <table:cell-content-deletion table:id="ct4">
              <table:change-track-table-cell office:value-type="string">
                <text:p>maxDosePerAdministration_system</text:p>
              </table:change-track-table-cell>
            </table:cell-content-deletion>
          </table:deletions>
        </table:deletion>
        <table:cell-content-change table:id="ct25">
          <table:cell-address table:column="0" table:row="23" table:table="0"/>
          <office:change-info>
            <dc:creator>Ewan Davis</dc:creator>
            <dc:date>2022-02-12T16:29:51.227458868</dc:date>
          </office:change-info>
          <table:previous>
            <table:change-track-table-cell/>
          </table:previous>
        </table:cell-content-change>
        <table:cell-content-change table:id="ct26">
          <table:cell-address table:column="0" table:row="23" table:table="0"/>
          <office:change-info>
            <dc:creator>Ewan Davis</dc:creator>
            <dc:date>2022-02-12T16:30:18.188490124</dc:date>
          </office:change-info>
          <table:previous table:id="ct25">
            <table:change-track-table-cell office:value-type="string">
              <text:p>maxDosePerAdministration_system</text:p>
            </table:change-track-table-cell>
          </table:previous>
        </table:cell-content-change>
        <table:cell-content-change table:id="ct27">
          <table:cell-address table:column="0" table:row="24" table:table="0"/>
          <office:change-info>
            <dc:creator>Ewan Davis</dc:creator>
            <dc:date>2022-02-12T16:30:45.090466089</dc:date>
          </office:change-info>
          <table:previous>
            <table:change-track-table-cell/>
          </table:previous>
        </table:cell-content-change>
        <table:cell-content-change table:id="ct28">
          <table:cell-address table:column="0" table:row="24" table:table="0"/>
          <office:change-info>
            <dc:creator>Ewan Davis</dc:creator>
            <dc:date>2022-02-12T16:30:53.115283142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24" table:table="0"/>
          <office:change-info>
            <dc:creator>Ewan Davis</dc:creator>
            <dc:date>2022-02-12T16:31:01.546909247</dc:date>
          </office:change-info>
          <table:previous table:id="ct28">
            <table:change-track-table-cell office:value-type="string">
              <text:p>maxDosePerPeriod_numerator</text:p>
            </table:change-track-table-cell>
          </table:previous>
        </table:cell-content-change>
        <table:cell-content-change table:id="ct30">
          <table:cell-address table:column="0" table:row="25" table:table="0"/>
          <office:change-info>
            <dc:creator>Ewan Davis</dc:creator>
            <dc:date>2022-02-12T16:31:02.747654705</dc:date>
          </office:change-info>
          <table:previous>
            <table:change-track-table-cell/>
          </table:previous>
        </table:cell-content-change>
        <table:cell-content-change table:id="ct31">
          <table:cell-address table:column="0" table:row="25" table:table="0"/>
          <office:change-info>
            <dc:creator>Ewan Davis</dc:creator>
            <dc:date>2022-02-12T16:31:14.521240217</dc:date>
          </office:change-info>
          <table:previous table:id="ct30">
            <table:change-track-table-cell office:value-type="string">
              <text:p>maxDosePerPeriod_numerator</text:p>
            </table:change-track-table-cell>
          </table:previous>
        </table:cell-content-change>
        <table:cell-content-change table:id="ct32">
          <table:cell-address table:column="0" table:row="26" table:table="0"/>
          <office:change-info>
            <dc:creator>Ewan Davis</dc:creator>
            <dc:date>2022-02-12T16:31:15.842917228</dc:date>
          </office:change-info>
          <table:previous>
            <table:change-track-table-cell/>
          </table:previous>
        </table:cell-content-change>
        <table:cell-content-change table:id="ct33">
          <table:cell-address table:column="0" table:row="26" table:table="0"/>
          <office:change-info>
            <dc:creator>Ewan Davis</dc:creator>
            <dc:date>2022-02-12T16:31:22.862380259</dc:date>
          </office:change-info>
          <table:previous table:id="ct32">
            <table:change-track-table-cell office:value-type="string">
              <text:p>maxDosePerPeriod_numerator</text:p>
            </table:change-track-table-cell>
          </table:previous>
        </table:cell-content-change>
        <table:cell-content-change table:id="ct34">
          <table:cell-address table:column="0" table:row="27" table:table="0"/>
          <office:change-info>
            <dc:creator>Ewan Davis</dc:creator>
            <dc:date>2022-02-12T16:31:24.710198014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27" table:table="0"/>
          <office:change-info>
            <dc:creator>Ewan Davis</dc:creator>
            <dc:date>2022-02-12T16:31:32.703127607</dc:date>
          </office:change-info>
          <table:previous table:id="ct34">
            <table:change-track-table-cell office:value-type="string">
              <text:p>maxDosePerPeriod_numerator</text:p>
            </table:change-track-table-cell>
          </table:previous>
        </table:cell-content-change>
        <table:deletion table:id="ct36" table:type="row" table:position="24" table:table="0">
          <office:change-info>
            <dc:creator>Ewan Davis</dc:creator>
            <dc:date>2022-02-12T16:31:46.479859276</dc:date>
          </office:change-info>
          <table:deletions>
            <table:cell-content-deletion table:id="ct27">
              <table:change-track-table-cell office:value-type="string">
                <text:p>maxDosePerPeriod_numerator</text:p>
              </table:change-track-table-cell>
            </table:cell-content-deletion>
          </table:deletions>
        </table:deletion>
        <table:cell-content-change table:id="ct37">
          <table:cell-address table:column="0" table:row="28" table:table="0"/>
          <office:change-info>
            <dc:creator>Ewan Davis</dc:creator>
            <dc:date>2022-02-12T16:32:02.843643772</dc:date>
          </office:change-info>
          <table:previous>
            <table:change-track-table-cell/>
          </table:previous>
        </table:cell-content-change>
        <table:cell-content-change table:id="ct38">
          <table:cell-address table:column="0" table:row="29" table:table="0"/>
          <office:change-info>
            <dc:creator>Ewan Davis</dc:creator>
            <dc:date>2022-02-12T16:32:02.843651479</dc:date>
          </office:change-info>
          <table:previous>
            <table:change-track-table-cell/>
          </table:previous>
        </table:cell-content-change>
        <table:cell-content-change table:id="ct39">
          <table:cell-address table:column="0" table:row="30" table:table="0"/>
          <office:change-info>
            <dc:creator>Ewan Davis</dc:creator>
            <dc:date>2022-02-12T16:32:02.843653300</dc:date>
          </office:change-info>
          <table:previous>
            <table:change-track-table-cell/>
          </table:previous>
        </table:cell-content-change>
        <table:cell-content-change table:id="ct40">
          <table:cell-address table:column="0" table:row="31" table:table="0"/>
          <office:change-info>
            <dc:creator>Ewan Davis</dc:creator>
            <dc:date>2022-02-12T16:32:02.843654734</dc:date>
          </office:change-info>
          <table:previous>
            <table:change-track-table-cell/>
          </table:previous>
        </table:cell-content-change>
        <table:cell-content-change table:id="ct41">
          <table:cell-address table:column="0" table:row="28" table:table="0"/>
          <office:change-info>
            <dc:creator>Ewan Davis</dc:creator>
            <dc:date>2022-02-12T16:32:26.040465894</dc:date>
          </office:change-info>
          <table:previous table:id="ct37">
            <table:change-track-table-cell office:value-type="string">
              <text:p>maxDosePerPeriod_numerator_value</text:p>
            </table:change-track-table-cell>
          </table:previous>
        </table:cell-content-change>
        <table:cell-content-change table:id="ct42">
          <table:cell-address table:column="0" table:row="29" table:table="0"/>
          <office:change-info>
            <dc:creator>Ewan Davis</dc:creator>
            <dc:date>2022-02-12T16:32:26.040471062</dc:date>
          </office:change-info>
          <table:previous table:id="ct38">
            <table:change-track-table-cell office:value-type="string">
              <text:p>maxDosePerPeriod_numerator_unit</text:p>
            </table:change-track-table-cell>
          </table:previous>
        </table:cell-content-change>
        <table:cell-content-change table:id="ct43">
          <table:cell-address table:column="0" table:row="30" table:table="0"/>
          <office:change-info>
            <dc:creator>Ewan Davis</dc:creator>
            <dc:date>2022-02-12T16:32:26.040473026</dc:date>
          </office:change-info>
          <table:previous table:id="ct39">
            <table:change-track-table-cell office:value-type="string">
              <text:p>maxDosePerPeriod_numerator_system</text:p>
            </table:change-track-table-cell>
          </table:previous>
        </table:cell-content-change>
        <table:cell-content-change table:id="ct44">
          <table:cell-address table:column="0" table:row="31" table:table="0"/>
          <office:change-info>
            <dc:creator>Ewan Davis</dc:creator>
            <dc:date>2022-02-12T16:32:26.040474351</dc:date>
          </office:change-info>
          <table:previous table:id="ct40">
            <table:change-track-table-cell office:value-type="string">
              <text:p>maxDosePerPeriod_numerator_code</text:p>
            </table:change-track-table-cell>
          </table:previous>
        </table:cell-content-change>
        <table:cell-content-change table:id="ct45">
          <table:cell-address table:column="0" table:row="32" table:table="0"/>
          <office:change-info>
            <dc:creator>Ewan Davis</dc:creator>
            <dc:date>2022-02-12T16:32:57.997445874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33" table:table="0"/>
          <office:change-info>
            <dc:creator>Ewan Davis</dc:creator>
            <dc:date>2022-02-12T16:32:59.934614014</dc:date>
          </office:change-info>
          <table:previous>
            <table:change-track-table-cell/>
          </table:previous>
        </table:cell-content-change>
        <table:cell-content-change table:id="ct47">
          <table:cell-address table:column="0" table:row="33" table:table="0"/>
          <office:change-info>
            <dc:creator>Ewan Davis</dc:creator>
            <dc:date>2022-02-12T16:33:04.922115121</dc:date>
          </office:change-info>
          <table:previous table:id="ct46">
            <table:change-track-table-cell office:value-type="string">
              <text:p>route_coding_</text:p>
            </table:change-track-table-cell>
          </table:previous>
        </table:cell-content-change>
        <table:cell-content-change table:id="ct48">
          <table:cell-address table:column="0" table:row="34" table:table="0"/>
          <office:change-info>
            <dc:creator>Ewan Davis</dc:creator>
            <dc:date>2022-02-12T16:33:07.262165685</dc:date>
          </office:change-info>
          <table:previous>
            <table:change-track-table-cell/>
          </table:previous>
        </table:cell-content-change>
        <table:cell-content-change table:id="ct49">
          <table:cell-address table:column="0" table:row="34" table:table="0"/>
          <office:change-info>
            <dc:creator>Ewan Davis</dc:creator>
            <dc:date>2022-02-12T16:33:17.252863370</dc:date>
          </office:change-info>
          <table:previous table:id="ct48">
            <table:change-track-table-cell office:value-type="string">
              <text:p>route_coding_</text:p>
            </table:change-track-table-cell>
          </table:previous>
        </table:cell-content-change>
        <table:cell-content-change table:id="ct50">
          <table:cell-address table:column="0" table:row="35" table:table="0"/>
          <office:change-info>
            <dc:creator>Ewan Davis</dc:creator>
            <dc:date>2022-02-12T16:33:30.292225372</dc:date>
          </office:change-info>
          <table:previous>
            <table:change-track-table-cell/>
          </table:previous>
        </table:cell-content-change>
        <table:cell-content-change table:id="ct51">
          <table:cell-address table:column="0" table:row="36" table:table="0"/>
          <office:change-info>
            <dc:creator>Ewan Davis</dc:creator>
            <dc:date>2022-02-12T16:33:30.292235607</dc:date>
          </office:change-info>
          <table:previous>
            <table:change-track-table-cell/>
          </table:previous>
        </table:cell-content-change>
        <table:cell-content-change table:id="ct52">
          <table:cell-address table:column="0" table:row="37" table:table="0"/>
          <office:change-info>
            <dc:creator>Ewan Davis</dc:creator>
            <dc:date>2022-02-12T16:33:30.292237861</dc:date>
          </office:change-info>
          <table:previous>
            <table:change-track-table-cell/>
          </table:previous>
        </table:cell-content-change>
        <table:cell-content-change table:id="ct53">
          <table:cell-address table:column="0" table:row="35" table:table="0"/>
          <office:change-info>
            <dc:creator>Ewan Davis</dc:creator>
            <dc:date>2022-02-12T16:33:50.670140635</dc:date>
          </office:change-info>
          <table:previous table:id="ct50">
            <table:change-track-table-cell office:value-type="string">
              <text:p>route_coding_system</text:p>
            </table:change-track-table-cell>
          </table:previous>
        </table:cell-content-change>
        <table:cell-content-change table:id="ct54">
          <table:cell-address table:column="0" table:row="36" table:table="0"/>
          <office:change-info>
            <dc:creator>Ewan Davis</dc:creator>
            <dc:date>2022-02-12T16:33:50.670147563</dc:date>
          </office:change-info>
          <table:previous table:id="ct51">
            <table:change-track-table-cell office:value-type="string">
              <text:p>route_coding_code</text:p>
            </table:change-track-table-cell>
          </table:previous>
        </table:cell-content-change>
        <table:cell-content-change table:id="ct55">
          <table:cell-address table:column="0" table:row="37" table:table="0"/>
          <office:change-info>
            <dc:creator>Ewan Davis</dc:creator>
            <dc:date>2022-02-12T16:33:50.670150746</dc:date>
          </office:change-info>
          <table:previous table:id="ct52">
            <table:change-track-table-cell office:value-type="string">
              <text:p>route_coding_display</text:p>
            </table:change-track-table-cell>
          </table:previous>
        </table:cell-content-change>
        <table:insertion table:id="ct56" table:type="row" table:position="1" table:count="2" table:table="0">
          <office:change-info>
            <dc:creator>Ewan Davis</dc:creator>
            <dc:date>2022-02-12T16:35:10.206131314</dc:date>
          </office:change-info>
          <table:dependencies>
            <table:dependency table:id="ct592"/>
            <table:dependency table:id="ct107"/>
            <table:dependency table:id="ct58"/>
            <table:dependency table:id="ct57"/>
          </table:dependencies>
        </table:insertion>
        <table:cell-content-change table:id="ct57">
          <table:cell-address table:column="0" table:row="1" table:table="0"/>
          <office:change-info>
            <dc:creator>Ewan Davis</dc:creator>
            <dc:date>2022-02-12T16:35:18.503427847</dc:date>
          </office:change-info>
          <table:previous>
            <table:change-track-table-cell/>
          </table:previous>
        </table:cell-content-change>
        <table:cell-content-change table:id="ct58">
          <table:cell-address table:column="0" table:row="3" table:table="0"/>
          <office:change-info>
            <dc:creator>Ewan Davis</dc:creator>
            <dc:date>2022-02-12T16:35:43.676963283</dc:date>
          </office:change-info>
          <table:previous>
            <table:change-track-table-cell/>
          </table:previous>
        </table:cell-content-change>
        <table:insertion table:id="ct59" table:type="row" table:position="3" table:table="0">
          <office:change-info>
            <dc:creator>Ewan Davis</dc:creator>
            <dc:date>2022-02-12T16:35:45.214683706</dc:date>
          </office:change-info>
          <table:dependencies>
            <table:dependency table:id="ct593"/>
            <table:dependency table:id="ct61"/>
            <table:dependency table:id="ct60"/>
          </table:dependencies>
        </table:insertion>
        <table:cell-content-change table:id="ct60">
          <table:cell-address table:column="0" table:row="3" table:table="0"/>
          <office:change-info>
            <dc:creator>Ewan Davis</dc:creator>
            <dc:date>2022-02-12T16:35:47.075179962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3" table:table="0"/>
          <office:change-info>
            <dc:creator>Ewan Davis</dc:creator>
            <dc:date>2022-02-12T16:35:51.582560380</dc:date>
          </office:change-info>
          <table:previous table:id="ct60">
            <table:change-track-table-cell office:value-type="string">
              <text:p>specialInstructions1</text:p>
            </table:change-track-table-cell>
          </table:previous>
        </table:cell-content-change>
        <table:insertion table:id="ct62" table:type="table" table:position="1">
          <office:change-info>
            <dc:creator>Ewan Davis</dc:creator>
            <dc:date>2022-02-12T17:58:34.122429147</dc:date>
          </office:change-info>
          <table:dependencies>
            <table:dependency table:id="ct703"/>
            <table:dependency table:id="ct702"/>
            <table:dependency table:id="ct701"/>
            <table:dependency table:id="ct700"/>
            <table:dependency table:id="ct699"/>
            <table:dependency table:id="ct698"/>
            <table:dependency table:id="ct697"/>
            <table:dependency table:id="ct546"/>
            <table:dependency table:id="ct545"/>
            <table:dependency table:id="ct544"/>
            <table:dependency table:id="ct543"/>
            <table:dependency table:id="ct542"/>
            <table:dependency table:id="ct541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</table:dependencies>
        </table:insertion>
        <table:cell-content-change table:id="ct63">
          <table:cell-address table:column="0" table:row="19" table:table="1"/>
          <office:change-info>
            <dc:creator>Ewan Davis</dc:creator>
            <dc:date>2022-02-12T17:58:48.635408566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0" table:table="1"/>
          <office:change-info>
            <dc:creator>Ewan Davis</dc:creator>
            <dc:date>2022-02-12T17:59:12.813113477</dc:date>
          </office:change-info>
          <table:previous>
            <table:change-track-table-cell/>
          </table:previous>
        </table:cell-content-change>
        <table:cell-content-change table:id="ct65">
          <table:cell-address table:column="0" table:row="0" table:table="1"/>
          <office:change-info>
            <dc:creator>Ewan Davis</dc:creator>
            <dc:date>2022-02-12T18:00:27.961395272</dc:date>
          </office:change-info>
          <table:previous table:id="ct64">
            <table:change-track-table-cell table:cell-address="Schema_Horiz.A1" table:formula="of:=INDIRECT([.B21])" office:value-type="float" office:value="0"/>
          </table:previous>
        </table:cell-content-change>
        <table:cell-content-change table:id="ct66">
          <table:cell-address table:column="1" table:row="0" table:table="1"/>
          <office:change-info>
            <dc:creator>Ewan Davis</dc:creator>
            <dc:date>2022-02-12T18:00:33.358353105</dc:date>
          </office:change-info>
          <table:previous>
            <table:change-track-table-cell/>
          </table:previous>
        </table:cell-content-change>
        <table:cell-content-change table:id="ct67">
          <table:cell-address table:column="2" table:row="0" table:table="1"/>
          <office:change-info>
            <dc:creator>Ewan Davis</dc:creator>
            <dc:date>2022-02-12T18:00:42.056025285</dc:date>
          </office:change-info>
          <table:previous>
            <table:change-track-table-cell/>
          </table:previous>
        </table:cell-content-change>
        <table:cell-content-change table:id="ct68">
          <table:cell-address table:column="3" table:row="0" table:table="1"/>
          <office:change-info>
            <dc:creator>Ewan Davis</dc:creator>
            <dc:date>2022-02-12T18:00:46.168507737</dc:date>
          </office:change-info>
          <table:previous>
            <table:change-track-table-cell/>
          </table:previous>
        </table:cell-content-change>
        <table:cell-content-change table:id="ct69">
          <table:cell-address table:column="4" table:row="0" table:table="1"/>
          <office:change-info>
            <dc:creator>Ewan Davis</dc:creator>
            <dc:date>2022-02-12T18:00:52.706749268</dc:date>
          </office:change-info>
          <table:previous>
            <table:change-track-table-cell/>
          </table:previous>
        </table:cell-content-change>
        <table:cell-content-change table:id="ct70">
          <table:cell-address table:column="5" table:row="0" table:table="1"/>
          <office:change-info>
            <dc:creator>Ewan Davis</dc:creator>
            <dc:date>2022-02-12T18:00:52.706768646</dc:date>
          </office:change-info>
          <table:previous>
            <table:change-track-table-cell/>
          </table:previous>
        </table:cell-content-change>
        <table:cell-content-change table:id="ct71">
          <table:cell-address table:column="6" table:row="0" table:table="1"/>
          <office:change-info>
            <dc:creator>Ewan Davis</dc:creator>
            <dc:date>2022-02-12T18:00:52.706781545</dc:date>
          </office:change-info>
          <table:previous>
            <table:change-track-table-cell/>
          </table:previous>
        </table:cell-content-change>
        <table:cell-content-change table:id="ct72">
          <table:cell-address table:column="7" table:row="0" table:table="1"/>
          <office:change-info>
            <dc:creator>Ewan Davis</dc:creator>
            <dc:date>2022-02-12T18:00:52.706793283</dc:date>
          </office:change-info>
          <table:previous>
            <table:change-track-table-cell/>
          </table:previous>
        </table:cell-content-change>
        <table:cell-content-change table:id="ct73">
          <table:cell-address table:column="8" table:row="0" table:table="1"/>
          <office:change-info>
            <dc:creator>Ewan Davis</dc:creator>
            <dc:date>2022-02-12T18:00:52.706805463</dc:date>
          </office:change-info>
          <table:previous>
            <table:change-track-table-cell/>
          </table:previous>
        </table:cell-content-change>
        <table:cell-content-change table:id="ct74">
          <table:cell-address table:column="9" table:row="0" table:table="1"/>
          <office:change-info>
            <dc:creator>Ewan Davis</dc:creator>
            <dc:date>2022-02-12T18:01:08.507156136</dc:date>
          </office:change-info>
          <table:previous>
            <table:change-track-table-cell/>
          </table:previous>
        </table:cell-content-change>
        <table:cell-content-change table:id="ct75">
          <table:cell-address table:column="10" table:row="0" table:table="1"/>
          <office:change-info>
            <dc:creator>Ewan Davis</dc:creator>
            <dc:date>2022-02-12T18:01:08.507180820</dc:date>
          </office:change-info>
          <table:previous>
            <table:change-track-table-cell/>
          </table:previous>
        </table:cell-content-change>
        <table:cell-content-change table:id="ct76">
          <table:cell-address table:column="11" table:row="0" table:table="1"/>
          <office:change-info>
            <dc:creator>Ewan Davis</dc:creator>
            <dc:date>2022-02-12T18:01:08.507194100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0" table:table="1"/>
          <office:change-info>
            <dc:creator>Ewan Davis</dc:creator>
            <dc:date>2022-02-12T18:01:08.507207100</dc:date>
          </office:change-info>
          <table:previous>
            <table:change-track-table-cell/>
          </table:previous>
        </table:cell-content-change>
        <table:cell-content-change table:id="ct78">
          <table:cell-address table:column="13" table:row="0" table:table="1"/>
          <office:change-info>
            <dc:creator>Ewan Davis</dc:creator>
            <dc:date>2022-02-12T18:01:27.049729175</dc:date>
          </office:change-info>
          <table:previous>
            <table:change-track-table-cell/>
          </table:previous>
        </table:cell-content-change>
        <table:cell-content-change table:id="ct79">
          <table:cell-address table:column="14" table:row="0" table:table="1"/>
          <office:change-info>
            <dc:creator>Ewan Davis</dc:creator>
            <dc:date>2022-02-12T18:01:27.049745060</dc:date>
          </office:change-info>
          <table:previous>
            <table:change-track-table-cell/>
          </table:previous>
        </table:cell-content-change>
        <table:cell-content-change table:id="ct80">
          <table:cell-address table:column="15" table:row="0" table:table="1"/>
          <office:change-info>
            <dc:creator>Ewan Davis</dc:creator>
            <dc:date>2022-02-12T18:01:27.049754060</dc:date>
          </office:change-info>
          <table:previous>
            <table:change-track-table-cell/>
          </table:previous>
        </table:cell-content-change>
        <table:cell-content-change table:id="ct81">
          <table:cell-address table:column="16" table:row="0" table:table="1"/>
          <office:change-info>
            <dc:creator>Ewan Davis</dc:creator>
            <dc:date>2022-02-12T18:01:27.049763118</dc:date>
          </office:change-info>
          <table:previous>
            <table:change-track-table-cell/>
          </table:previous>
        </table:cell-content-change>
        <table:cell-content-change table:id="ct82">
          <table:cell-address table:column="17" table:row="0" table:table="1"/>
          <office:change-info>
            <dc:creator>Ewan Davis</dc:creator>
            <dc:date>2022-02-12T18:01:46.610912532</dc:date>
          </office:change-info>
          <table:previous>
            <table:change-track-table-cell/>
          </table:previous>
        </table:cell-content-change>
        <table:cell-content-change table:id="ct83">
          <table:cell-address table:column="18" table:row="0" table:table="1"/>
          <office:change-info>
            <dc:creator>Ewan Davis</dc:creator>
            <dc:date>2022-02-12T18:01:46.610934138</dc:date>
          </office:change-info>
          <table:previous>
            <table:change-track-table-cell/>
          </table:previous>
        </table:cell-content-change>
        <table:cell-content-change table:id="ct84">
          <table:cell-address table:column="19" table:row="0" table:table="1"/>
          <office:change-info>
            <dc:creator>Ewan Davis</dc:creator>
            <dc:date>2022-02-12T18:01:46.610946361</dc:date>
          </office:change-info>
          <table:previous>
            <table:change-track-table-cell/>
          </table:previous>
        </table:cell-content-change>
        <table:cell-content-change table:id="ct85">
          <table:cell-address table:column="20" table:row="0" table:table="1"/>
          <office:change-info>
            <dc:creator>Ewan Davis</dc:creator>
            <dc:date>2022-02-12T18:01:46.610958481</dc:date>
          </office:change-info>
          <table:previous>
            <table:change-track-table-cell/>
          </table:previous>
        </table:cell-content-change>
        <table:cell-content-change table:id="ct86">
          <table:cell-address table:column="21" table:row="0" table:table="1"/>
          <office:change-info>
            <dc:creator>Ewan Davis</dc:creator>
            <dc:date>2022-02-12T18:01:46.610970404</dc:date>
          </office:change-info>
          <table:previous>
            <table:change-track-table-cell/>
          </table:previous>
        </table:cell-content-change>
        <table:cell-content-change table:id="ct87">
          <table:cell-address table:column="22" table:row="0" table:table="1"/>
          <office:change-info>
            <dc:creator>Ewan Davis</dc:creator>
            <dc:date>2022-02-12T18:01:46.610982553</dc:date>
          </office:change-info>
          <table:previous>
            <table:change-track-table-cell/>
          </table:previous>
        </table:cell-content-change>
        <table:cell-content-change table:id="ct88">
          <table:cell-address table:column="23" table:row="0" table:table="1"/>
          <office:change-info>
            <dc:creator>Ewan Davis</dc:creator>
            <dc:date>2022-02-12T18:01:46.610994124</dc:date>
          </office:change-info>
          <table:previous>
            <table:change-track-table-cell/>
          </table:previous>
        </table:cell-content-change>
        <table:cell-content-change table:id="ct89">
          <table:cell-address table:column="24" table:row="0" table:table="1"/>
          <office:change-info>
            <dc:creator>Ewan Davis</dc:creator>
            <dc:date>2022-02-12T18:01:46.611005587</dc:date>
          </office:change-info>
          <table:previous>
            <table:change-track-table-cell/>
          </table:previous>
        </table:cell-content-change>
        <table:cell-content-change table:id="ct90">
          <table:cell-address table:column="25" table:row="0" table:table="1"/>
          <office:change-info>
            <dc:creator>Ewan Davis</dc:creator>
            <dc:date>2022-02-12T18:02:12.306574688</dc:date>
          </office:change-info>
          <table:previous>
            <table:change-track-table-cell/>
          </table:previous>
        </table:cell-content-change>
        <table:cell-content-change table:id="ct91">
          <table:cell-address table:column="26" table:row="0" table:table="1"/>
          <office:change-info>
            <dc:creator>Ewan Davis</dc:creator>
            <dc:date>2022-02-12T18:02:12.306594558</dc:date>
          </office:change-info>
          <table:previous>
            <table:change-track-table-cell/>
          </table:previous>
        </table:cell-content-change>
        <table:cell-content-change table:id="ct92">
          <table:cell-address table:column="27" table:row="0" table:table="1"/>
          <office:change-info>
            <dc:creator>Ewan Davis</dc:creator>
            <dc:date>2022-02-12T18:02:12.306605773</dc:date>
          </office:change-info>
          <table:previous>
            <table:change-track-table-cell/>
          </table:previous>
        </table:cell-content-change>
        <table:cell-content-change table:id="ct93">
          <table:cell-address table:column="28" table:row="0" table:table="1"/>
          <office:change-info>
            <dc:creator>Ewan Davis</dc:creator>
            <dc:date>2022-02-12T18:02:29.672700443</dc:date>
          </office:change-info>
          <table:previous>
            <table:change-track-table-cell/>
          </table:previous>
        </table:cell-content-change>
        <table:cell-content-change table:id="ct94">
          <table:cell-address table:column="29" table:row="0" table:table="1"/>
          <office:change-info>
            <dc:creator>Ewan Davis</dc:creator>
            <dc:date>2022-02-12T18:02:36.202933834</dc:date>
          </office:change-info>
          <table:previous>
            <table:change-track-table-cell/>
          </table:previous>
        </table:cell-content-change>
        <table:cell-content-change table:id="ct95">
          <table:cell-address table:column="30" table:row="0" table:table="1"/>
          <office:change-info>
            <dc:creator>Ewan Davis</dc:creator>
            <dc:date>2022-02-12T18:02:36.202952086</dc:date>
          </office:change-info>
          <table:previous>
            <table:change-track-table-cell/>
          </table:previous>
        </table:cell-content-change>
        <table:cell-content-change table:id="ct96">
          <table:cell-address table:column="31" table:row="0" table:table="1"/>
          <office:change-info>
            <dc:creator>Ewan Davis</dc:creator>
            <dc:date>2022-02-12T18:02:36.202960664</dc:date>
          </office:change-info>
          <table:previous>
            <table:change-track-table-cell/>
          </table:previous>
        </table:cell-content-change>
        <table:cell-content-change table:id="ct97">
          <table:cell-address table:column="32" table:row="0" table:table="1"/>
          <office:change-info>
            <dc:creator>Ewan Davis</dc:creator>
            <dc:date>2022-02-12T18:02:36.202968862</dc:date>
          </office:change-info>
          <table:previous>
            <table:change-track-table-cell/>
          </table:previous>
        </table:cell-content-change>
        <table:cell-content-change table:id="ct98">
          <table:cell-address table:column="33" table:row="0" table:table="1"/>
          <office:change-info>
            <dc:creator>Ewan Davis</dc:creator>
            <dc:date>2022-02-12T18:03:03.082928305</dc:date>
          </office:change-info>
          <table:previous>
            <table:change-track-table-cell/>
          </table:previous>
        </table:cell-content-change>
        <table:cell-content-change table:id="ct99">
          <table:cell-address table:column="34" table:row="0" table:table="1"/>
          <office:change-info>
            <dc:creator>Ewan Davis</dc:creator>
            <dc:date>2022-02-12T18:03:03.082950096</dc:date>
          </office:change-info>
          <table:previous>
            <table:change-track-table-cell/>
          </table:previous>
        </table:cell-content-change>
        <table:cell-content-change table:id="ct100">
          <table:cell-address table:column="35" table:row="0" table:table="1"/>
          <office:change-info>
            <dc:creator>Ewan Davis</dc:creator>
            <dc:date>2022-02-12T18:03:03.082962099</dc:date>
          </office:change-info>
          <table:previous>
            <table:change-track-table-cell/>
          </table:previous>
        </table:cell-content-change>
        <table:cell-content-change table:id="ct101">
          <table:cell-address table:column="36" table:row="0" table:table="1"/>
          <office:change-info>
            <dc:creator>Ewan Davis</dc:creator>
            <dc:date>2022-02-12T18:03:03.082974996</dc:date>
          </office:change-info>
          <table:previous>
            <table:change-track-table-cell/>
          </table:previous>
        </table:cell-content-change>
        <table:cell-content-change table:id="ct102">
          <table:cell-address table:column="37" table:row="0" table:table="1"/>
          <office:change-info>
            <dc:creator>Ewan Davis</dc:creator>
            <dc:date>2022-02-12T18:03:15.651367718</dc:date>
          </office:change-info>
          <table:previous>
            <table:change-track-table-cell/>
          </table:previous>
        </table:cell-content-change>
        <table:cell-content-change table:id="ct103">
          <table:cell-address table:column="38" table:row="0" table:table="1"/>
          <office:change-info>
            <dc:creator>Ewan Davis</dc:creator>
            <dc:date>2022-02-12T18:03:15.651387853</dc:date>
          </office:change-info>
          <table:previous>
            <table:change-track-table-cell/>
          </table:previous>
        </table:cell-content-change>
        <table:cell-content-change table:id="ct104">
          <table:cell-address table:column="37" table:row="0" table:table="1"/>
          <office:change-info>
            <dc:creator>Ewan Davis</dc:creator>
            <dc:date>2022-02-12T18:03:21.713936453</dc:date>
          </office:change-info>
          <table:previous table:id="ct102">
            <table:change-track-table-cell table:cell-address="Schema_Horiz.AL1" table:formula="of:=INDIRECT(&quot;$Schema_Vert.A&quot;&amp;COLUMN([.AL1]))" office:value-type="string">
              <text:p>site_coding_display</text:p>
            </table:change-track-table-cell>
          </table:previous>
        </table:cell-content-change>
        <table:cell-content-change table:id="ct105">
          <table:cell-address table:column="38" table:row="0" table:table="1"/>
          <office:change-info>
            <dc:creator>Ewan Davis</dc:creator>
            <dc:date>2022-02-12T18:03:21.793619666</dc:date>
          </office:change-info>
          <table:previous table:id="ct103">
            <table:change-track-table-cell table:cell-address="Schema_Horiz.AM1" table:formula="of:=INDIRECT(&quot;$Schema_Vert.A&quot;&amp;COLUMN([.AM1]))" office:value-type="string">
              <text:p>frequency_text</text:p>
            </table:change-track-table-cell>
          </table:previous>
        </table:cell-content-change>
        <table:cell-content-change table:id="ct106">
          <table:cell-address table:column="0" table:row="19" table:table="1"/>
          <office:change-info>
            <dc:creator>Ewan Davis</dc:creator>
            <dc:date>2022-02-12T18:03:39.884323404</dc:date>
          </office:change-info>
          <table:previous table:id="ct63">
            <table:change-track-table-cell table:cell-address="Schema_Horiz.A20" table:formula="of:=[$Schema_Vert.A2]" office:value-type="string">
              <text:p>name</text:p>
            </table:change-track-table-cell>
          </table:previous>
        </table:cell-content-change>
        <table:insertion table:id="ct107" table:type="row" table:position="2" table:table="0">
          <office:change-info>
            <dc:creator>Ewan Davis</dc:creator>
            <dc:date>2022-02-13T15:02:54.198138786</dc:date>
          </office:change-info>
          <table:dependencies>
            <table:dependency table:id="ct108"/>
          </table:dependencies>
        </table:insertion>
        <table:cell-content-change table:id="ct108">
          <table:cell-address table:column="0" table:row="2" table:table="0"/>
          <office:change-info>
            <dc:creator>Ewan Davis</dc:creator>
            <dc:date>2022-02-13T15:03:06.489650550</dc:date>
          </office:change-info>
          <table:previous>
            <table:change-track-table-cell/>
          </table:previous>
        </table:cell-content-change>
        <table:insertion table:id="ct109" table:type="table" table:position="2">
          <office:change-info>
            <dc:creator>Ewan Davis</dc:creator>
            <dc:date>2022-02-13T15:03:18.918078641</dc:date>
          </office:change-info>
          <table:dependencies>
            <table:dependency table:id="ct696"/>
            <table:dependency table:id="ct695"/>
            <table:dependency table:id="ct694"/>
            <table:dependency table:id="ct693"/>
            <table:dependency table:id="ct692"/>
            <table:dependency table:id="ct691"/>
            <table:dependency table:id="ct690"/>
            <table:dependency table:id="ct689"/>
            <table:dependency table:id="ct688"/>
            <table:dependency table:id="ct687"/>
            <table:dependency table:id="ct686"/>
            <table:dependency table:id="ct685"/>
            <table:dependency table:id="ct684"/>
            <table:dependency table:id="ct683"/>
            <table:dependency table:id="ct682"/>
            <table:dependency table:id="ct681"/>
            <table:dependency table:id="ct680"/>
            <table:dependency table:id="ct679"/>
            <table:dependency table:id="ct678"/>
            <table:dependency table:id="ct677"/>
            <table:dependency table:id="ct676"/>
            <table:dependency table:id="ct675"/>
            <table:dependency table:id="ct674"/>
            <table:dependency table:id="ct673"/>
            <table:dependency table:id="ct672"/>
            <table:dependency table:id="ct671"/>
            <table:dependency table:id="ct670"/>
            <table:dependency table:id="ct669"/>
            <table:dependency table:id="ct668"/>
            <table:dependency table:id="ct667"/>
            <table:dependency table:id="ct666"/>
            <table:dependency table:id="ct665"/>
            <table:dependency table:id="ct664"/>
            <table:dependency table:id="ct663"/>
            <table:dependency table:id="ct662"/>
            <table:dependency table:id="ct661"/>
            <table:dependency table:id="ct660"/>
            <table:dependency table:id="ct659"/>
            <table:dependency table:id="ct658"/>
            <table:dependency table:id="ct657"/>
            <table:dependency table:id="ct656"/>
            <table:dependency table:id="ct655"/>
            <table:dependency table:id="ct654"/>
            <table:dependency table:id="ct653"/>
            <table:dependency table:id="ct652"/>
            <table:dependency table:id="ct651"/>
            <table:dependency table:id="ct650"/>
            <table:dependency table:id="ct640"/>
            <table:dependency table:id="ct639"/>
            <table:dependency table:id="ct638"/>
            <table:dependency table:id="ct637"/>
            <table:dependency table:id="ct636"/>
            <table:dependency table:id="ct635"/>
            <table:dependency table:id="ct634"/>
            <table:dependency table:id="ct633"/>
            <table:dependency table:id="ct632"/>
            <table:dependency table:id="ct631"/>
            <table:dependency table:id="ct630"/>
            <table:dependency table:id="ct629"/>
            <table:dependency table:id="ct628"/>
            <table:dependency table:id="ct627"/>
            <table:dependency table:id="ct626"/>
            <table:dependency table:id="ct625"/>
            <table:dependency table:id="ct624"/>
            <table:dependency table:id="ct623"/>
            <table:dependency table:id="ct622"/>
            <table:dependency table:id="ct621"/>
            <table:dependency table:id="ct620"/>
            <table:dependency table:id="ct619"/>
            <table:dependency table:id="ct618"/>
            <table:dependency table:id="ct617"/>
            <table:dependency table:id="ct616"/>
            <table:dependency table:id="ct615"/>
            <table:dependency table:id="ct614"/>
            <table:dependency table:id="ct613"/>
            <table:dependency table:id="ct612"/>
            <table:dependency table:id="ct611"/>
            <table:dependency table:id="ct610"/>
            <table:dependency table:id="ct609"/>
            <table:dependency table:id="ct608"/>
            <table:dependency table:id="ct607"/>
            <table:dependency table:id="ct606"/>
            <table:dependency table:id="ct605"/>
            <table:dependency table:id="ct604"/>
            <table:dependency table:id="ct603"/>
            <table:dependency table:id="ct602"/>
            <table:dependency table:id="ct601"/>
            <table:dependency table:id="ct600"/>
            <table:dependency table:id="ct599"/>
            <table:dependency table:id="ct598"/>
            <table:dependency table:id="ct597"/>
            <table:dependency table:id="ct596"/>
            <table:dependency table:id="ct595"/>
            <table:dependency table:id="ct594"/>
            <table:dependency table:id="ct588"/>
            <table:dependency table:id="ct587"/>
            <table:dependency table:id="ct586"/>
            <table:dependency table:id="ct585"/>
            <table:dependency table:id="ct584"/>
            <table:dependency table:id="ct583"/>
            <table:dependency table:id="ct582"/>
            <table:dependency table:id="ct581"/>
            <table:dependency table:id="ct580"/>
            <table:dependency table:id="ct579"/>
            <table:dependency table:id="ct578"/>
            <table:dependency table:id="ct577"/>
            <table:dependency table:id="ct576"/>
            <table:dependency table:id="ct575"/>
            <table:dependency table:id="ct574"/>
            <table:dependency table:id="ct573"/>
            <table:dependency table:id="ct572"/>
            <table:dependency table:id="ct571"/>
            <table:dependency table:id="ct570"/>
            <table:dependency table:id="ct569"/>
            <table:dependency table:id="ct568"/>
            <table:dependency table:id="ct567"/>
            <table:dependency table:id="ct566"/>
            <table:dependency table:id="ct565"/>
            <table:dependency table:id="ct564"/>
            <table:dependency table:id="ct563"/>
            <table:dependency table:id="ct562"/>
            <table:dependency table:id="ct561"/>
            <table:dependency table:id="ct560"/>
            <table:dependency table:id="ct559"/>
            <table:dependency table:id="ct558"/>
            <table:dependency table:id="ct557"/>
            <table:dependency table:id="ct556"/>
            <table:dependency table:id="ct555"/>
            <table:dependency table:id="ct554"/>
            <table:dependency table:id="ct553"/>
            <table:dependency table:id="ct552"/>
            <table:dependency table:id="ct551"/>
            <table:dependency table:id="ct550"/>
            <table:dependency table:id="ct549"/>
            <table:dependency table:id="ct548"/>
            <table:dependency table:id="ct547"/>
            <table:dependency table:id="ct539"/>
            <table:dependency table:id="ct538"/>
            <table:dependency table:id="ct537"/>
            <table:dependency table:id="ct536"/>
            <table:dependency table:id="ct535"/>
            <table:dependency table:id="ct534"/>
            <table:dependency table:id="ct533"/>
            <table:dependency table:id="ct532"/>
            <table:dependency table:id="ct531"/>
            <table:dependency table:id="ct530"/>
            <table:dependency table:id="ct529"/>
            <table:dependency table:id="ct528"/>
            <table:dependency table:id="ct527"/>
            <table:dependency table:id="ct526"/>
            <table:dependency table:id="ct525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17"/>
            <table:dependency table:id="ct516"/>
            <table:dependency table:id="ct515"/>
            <table:dependency table:id="ct514"/>
            <table:dependency table:id="ct513"/>
            <table:dependency table:id="ct512"/>
            <table:dependency table:id="ct511"/>
            <table:dependency table:id="ct510"/>
            <table:dependency table:id="ct509"/>
            <table:dependency table:id="ct508"/>
            <table:dependency table:id="ct507"/>
            <table:dependency table:id="ct506"/>
            <table:dependency table:id="ct505"/>
            <table:dependency table:id="ct504"/>
            <table:dependency table:id="ct503"/>
            <table:dependency table:id="ct502"/>
            <table:dependency table:id="ct501"/>
            <table:dependency table:id="ct500"/>
            <table:dependency table:id="ct496"/>
            <table:dependency table:id="ct495"/>
            <table:dependency table:id="ct494"/>
            <table:dependency table:id="ct493"/>
            <table:dependency table:id="ct492"/>
            <table:dependency table:id="ct491"/>
            <table:dependency table:id="ct490"/>
            <table:dependency table:id="ct489"/>
            <table:dependency table:id="ct488"/>
            <table:dependency table:id="ct487"/>
            <table:dependency table:id="ct486"/>
            <table:dependency table:id="ct485"/>
            <table:dependency table:id="ct484"/>
            <table:dependency table:id="ct483"/>
            <table:dependency table:id="ct482"/>
            <table:dependency table:id="ct481"/>
            <table:dependency table:id="ct480"/>
            <table:dependency table:id="ct479"/>
            <table:dependency table:id="ct478"/>
            <table:dependency table:id="ct477"/>
            <table:dependency table:id="ct476"/>
            <table:dependency table:id="ct475"/>
            <table:dependency table:id="ct474"/>
            <table:dependency table:id="ct473"/>
            <table:dependency table:id="ct472"/>
            <table:dependency table:id="ct471"/>
            <table:dependency table:id="ct470"/>
            <table:dependency table:id="ct469"/>
            <table:dependency table:id="ct468"/>
            <table:dependency table:id="ct467"/>
            <table:dependency table:id="ct466"/>
            <table:dependency table:id="ct465"/>
            <table:dependency table:id="ct464"/>
            <table:dependency table:id="ct463"/>
            <table:dependency table:id="ct462"/>
            <table:dependency table:id="ct461"/>
            <table:dependency table:id="ct460"/>
            <table:dependency table:id="ct459"/>
            <table:dependency table:id="ct458"/>
            <table:dependency table:id="ct457"/>
            <table:dependency table:id="ct456"/>
            <table:dependency table:id="ct455"/>
            <table:dependency table:id="ct454"/>
            <table:dependency table:id="ct453"/>
            <table:dependency table:id="ct452"/>
            <table:dependency table:id="ct451"/>
            <table:dependency table:id="ct450"/>
            <table:dependency table:id="ct449"/>
            <table:dependency table:id="ct448"/>
            <table:dependency table:id="ct447"/>
            <table:dependency table:id="ct446"/>
            <table:dependency table:id="ct445"/>
            <table:dependency table:id="ct444"/>
            <table:dependency table:id="ct443"/>
            <table:dependency table:id="ct442"/>
            <table:dependency table:id="ct441"/>
            <table:dependency table:id="ct440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  <table:dependency table:id="ct417"/>
            <table:dependency table:id="ct416"/>
            <table:dependency table:id="ct415"/>
            <table:dependency table:id="ct414"/>
            <table:dependency table:id="ct413"/>
            <table:dependency table:id="ct412"/>
            <table:dependency table:id="ct411"/>
            <table:dependency table:id="ct410"/>
            <table:dependency table:id="ct409"/>
            <table:dependency table:id="ct408"/>
            <table:dependency table:id="ct407"/>
            <table:dependency table:id="ct406"/>
            <table:dependency table:id="ct405"/>
            <table:dependency table:id="ct404"/>
            <table:dependency table:id="ct403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  <table:dependency table:id="ct314"/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  <table:dependency table:id="ct295"/>
            <table:dependency table:id="ct294"/>
            <table:dependency table:id="ct293"/>
            <table:dependency table:id="ct292"/>
            <table:dependency table:id="ct291"/>
            <table:dependency table:id="ct290"/>
            <table:dependency table:id="ct289"/>
            <table:dependency table:id="ct288"/>
            <table:dependency table:id="ct287"/>
            <table:dependency table:id="ct286"/>
            <table:dependency table:id="ct285"/>
            <table:dependency table:id="ct284"/>
            <table:dependency table:id="ct283"/>
            <table:dependency table:id="ct282"/>
            <table:dependency table:id="ct281"/>
            <table:dependency table:id="ct280"/>
            <table:dependency table:id="ct279"/>
            <table:dependency table:id="ct278"/>
            <table:dependency table:id="ct277"/>
            <table:dependency table:id="ct276"/>
            <table:dependency table:id="ct275"/>
            <table:dependency table:id="ct274"/>
            <table:dependency table:id="ct273"/>
            <table:dependency table:id="ct272"/>
            <table:dependency table:id="ct271"/>
            <table:dependency table:id="ct270"/>
            <table:dependency table:id="ct269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  <table:dependency table:id="ct243"/>
            <table:dependency table:id="ct242"/>
            <table:dependency table:id="ct241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232"/>
            <table:dependency table:id="ct231"/>
            <table:dependency table:id="ct230"/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  <table:dependency table:id="ct212"/>
            <table:dependency table:id="ct211"/>
            <table:dependency table:id="ct210"/>
            <table:dependency table:id="ct209"/>
            <table:dependency table:id="ct208"/>
            <table:dependency table:id="ct207"/>
            <table:dependency table:id="ct206"/>
            <table:dependency table:id="ct205"/>
            <table:dependency table:id="ct204"/>
            <table:dependency table:id="ct203"/>
            <table:dependency table:id="ct202"/>
            <table:dependency table:id="ct201"/>
            <table:dependency table:id="ct200"/>
            <table:dependency table:id="ct199"/>
            <table:dependency table:id="ct198"/>
            <table:dependency table:id="ct197"/>
            <table:dependency table:id="ct196"/>
            <table:dependency table:id="ct195"/>
            <table:dependency table:id="ct194"/>
            <table:dependency table:id="ct193"/>
            <table:dependency table:id="ct192"/>
            <table:dependency table:id="ct191"/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</table:dependencies>
        </table:insertion>
        <table:cell-content-change table:id="ct110">
          <table:cell-address table:column="0" table:row="0" table:table="2"/>
          <office:change-info>
            <dc:creator>Ewan Davis</dc:creator>
            <dc:date>2022-02-13T15:04:54.160544686</dc:date>
          </office:change-info>
          <table:previous>
            <table:change-track-table-cell/>
          </table:previous>
        </table:cell-content-change>
        <table:cell-content-change table:id="ct111">
          <table:cell-address table:column="0" table:row="0" table:table="2"/>
          <office:change-info>
            <dc:creator>Ewan Davis</dc:creator>
            <dc:date>2022-02-13T15:05:19.820771106</dc:date>
          </office:change-info>
          <table:previous table:id="ct110">
            <table:change-track-table-cell table:cell-address="out_cols.A1" table:formula="of:=CONCATENATE(&quot;'&quot;;[$Schema_Vert.A2];&quot;' : &quot;;ROW([.A1])-18-23;&quot;,&quot;)" office:value-type="string">
              <text:p>'name' : -40,</text:p>
            </table:change-track-table-cell>
          </table:previous>
        </table:cell-content-change>
        <table:cell-content-change table:id="ct112">
          <table:cell-address table:column="0" table:row="0" table:table="2"/>
          <office:change-info>
            <dc:creator>Ewan Davis</dc:creator>
            <dc:date>2022-02-13T15:06:22.257788438</dc:date>
          </office:change-info>
          <table:previous table:id="ct111">
            <table:change-track-table-cell table:cell-address="out_cols.A1" table:formula="of:=CONCATENATE(&quot;$Schema_Vert.A1,&quot;' : &quot;,row(a1)-18-23,&quot;,&quot;)))" office:value-type="float" office:value="0"/>
          </table:previous>
        </table:cell-content-change>
        <table:cell-content-change table:id="ct113">
          <table:cell-address table:column="0" table:row="0" table:table="2"/>
          <office:change-info>
            <dc:creator>Ewan Davis</dc:creator>
            <dc:date>2022-02-13T15:07:16.816193841</dc:date>
          </office:change-info>
          <table:previous table:id="ct112">
            <table:change-track-table-cell table:cell-address="out_cols.A1" table:formula="of:=CONCATENATE([$Schema_Vert.A2];&quot;' : &quot;;ROW([.A1])-18-23;&quot;,&quot;)" office:value-type="string">
              <text:p>name' : -40,</text:p>
            </table:change-track-table-cell>
          </table:previous>
        </table:cell-content-change>
        <table:cell-content-change table:id="ct114">
          <table:cell-address table:column="0" table:row="0" table:table="2"/>
          <office:change-info>
            <dc:creator>Ewan Davis</dc:creator>
            <dc:date>2022-02-13T15:08:13.995012288</dc:date>
          </office:change-info>
          <table:previous table:id="ct113">
            <table:change-track-table-cell table:cell-address="out_cols.A1" table:formula="of:=CONCATENATE([$Schema_Vert.A2];&quot; : &quot;ROW([.A1])-18-23)" office:value-type="float" office:value="0"/>
          </table:previous>
        </table:cell-content-change>
        <table:cell-content-change table:id="ct115">
          <table:cell-address table:column="0" table:row="0" table:table="2"/>
          <office:change-info>
            <dc:creator>Ewan Davis</dc:creator>
            <dc:date>2022-02-13T15:09:02.409456587</dc:date>
          </office:change-info>
          <table:previous table:id="ct114">
            <table:change-track-table-cell table:cell-address="out_cols.A1" table:formula="of:=CONCATENATE([$Schema_Vert.A2];&quot; : &quot;'ow(a1)-)))" office:value-type="float" office:value="0"/>
          </table:previous>
        </table:cell-content-change>
        <table:cell-content-change table:id="ct116">
          <table:cell-address table:column="0" table:row="0" table:table="2"/>
          <office:change-info>
            <dc:creator>Ewan Davis</dc:creator>
            <dc:date>2022-02-13T15:09:08.563391748</dc:date>
          </office:change-info>
          <table:previous table:id="ct115">
            <table:change-track-table-cell table:cell-address="out_cols.A1" table:formula="of:=CONCATENATE([$Schema_Vert.A2];&quot; : &quot;;ROW([.A1]))" office:value-type="string">
              <text:p>name : 1</text:p>
            </table:change-track-table-cell>
          </table:previous>
        </table:cell-content-change>
        <table:cell-content-change table:id="ct117">
          <table:cell-address table:column="0" table:row="1" table:table="2"/>
          <office:change-info>
            <dc:creator>Ewan Davis</dc:creator>
            <dc:date>2022-02-13T15:09:08.563408180</dc:date>
          </office:change-info>
          <table:previous>
            <table:change-track-table-cell/>
          </table:previous>
        </table:cell-content-change>
        <table:cell-content-change table:id="ct118">
          <table:cell-address table:column="0" table:row="2" table:table="2"/>
          <office:change-info>
            <dc:creator>Ewan Davis</dc:creator>
            <dc:date>2022-02-13T15:09:08.563423426</dc:date>
          </office:change-info>
          <table:previous>
            <table:change-track-table-cell/>
          </table:previous>
        </table:cell-content-change>
        <table:cell-content-change table:id="ct119">
          <table:cell-address table:column="0" table:row="3" table:table="2"/>
          <office:change-info>
            <dc:creator>Ewan Davis</dc:creator>
            <dc:date>2022-02-13T15:09:08.563432375</dc:date>
          </office:change-info>
          <table:previous>
            <table:change-track-table-cell/>
          </table:previous>
        </table:cell-content-change>
        <table:cell-content-change table:id="ct120">
          <table:cell-address table:column="0" table:row="4" table:table="2"/>
          <office:change-info>
            <dc:creator>Ewan Davis</dc:creator>
            <dc:date>2022-02-13T15:09:08.563440630</dc:date>
          </office:change-info>
          <table:previous>
            <table:change-track-table-cell/>
          </table:previous>
        </table:cell-content-change>
        <table:cell-content-change table:id="ct121">
          <table:cell-address table:column="0" table:row="5" table:table="2"/>
          <office:change-info>
            <dc:creator>Ewan Davis</dc:creator>
            <dc:date>2022-02-13T15:09:08.563448963</dc:date>
          </office:change-info>
          <table:previous>
            <table:change-track-table-cell/>
          </table:previous>
        </table:cell-content-change>
        <table:cell-content-change table:id="ct122">
          <table:cell-address table:column="0" table:row="6" table:table="2"/>
          <office:change-info>
            <dc:creator>Ewan Davis</dc:creator>
            <dc:date>2022-02-13T15:09:08.563457100</dc:date>
          </office:change-info>
          <table:previous>
            <table:change-track-table-cell/>
          </table:previous>
        </table:cell-content-change>
        <table:cell-content-change table:id="ct123">
          <table:cell-address table:column="0" table:row="7" table:table="2"/>
          <office:change-info>
            <dc:creator>Ewan Davis</dc:creator>
            <dc:date>2022-02-13T15:09:08.563465695</dc:date>
          </office:change-info>
          <table:previous>
            <table:change-track-table-cell/>
          </table:previous>
        </table:cell-content-change>
        <table:cell-content-change table:id="ct124">
          <table:cell-address table:column="0" table:row="8" table:table="2"/>
          <office:change-info>
            <dc:creator>Ewan Davis</dc:creator>
            <dc:date>2022-02-13T15:09:08.563473904</dc:date>
          </office:change-info>
          <table:previous>
            <table:change-track-table-cell/>
          </table:previous>
        </table:cell-content-change>
        <table:cell-content-change table:id="ct125">
          <table:cell-address table:column="0" table:row="9" table:table="2"/>
          <office:change-info>
            <dc:creator>Ewan Davis</dc:creator>
            <dc:date>2022-02-13T15:09:08.563482102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10" table:table="2"/>
          <office:change-info>
            <dc:creator>Ewan Davis</dc:creator>
            <dc:date>2022-02-13T15:09:08.563490435</dc:date>
          </office:change-info>
          <table:previous>
            <table:change-track-table-cell/>
          </table:previous>
        </table:cell-content-change>
        <table:cell-content-change table:id="ct127">
          <table:cell-address table:column="0" table:row="11" table:table="2"/>
          <office:change-info>
            <dc:creator>Ewan Davis</dc:creator>
            <dc:date>2022-02-13T15:09:08.563498641</dc:date>
          </office:change-info>
          <table:previous>
            <table:change-track-table-cell/>
          </table:previous>
        </table:cell-content-change>
        <table:cell-content-change table:id="ct128">
          <table:cell-address table:column="0" table:row="12" table:table="2"/>
          <office:change-info>
            <dc:creator>Ewan Davis</dc:creator>
            <dc:date>2022-02-13T15:09:08.563506845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13" table:table="2"/>
          <office:change-info>
            <dc:creator>Ewan Davis</dc:creator>
            <dc:date>2022-02-13T15:09:08.563515237</dc:date>
          </office:change-info>
          <table:previous>
            <table:change-track-table-cell/>
          </table:previous>
        </table:cell-content-change>
        <table:cell-content-change table:id="ct130">
          <table:cell-address table:column="0" table:row="14" table:table="2"/>
          <office:change-info>
            <dc:creator>Ewan Davis</dc:creator>
            <dc:date>2022-02-13T15:09:08.563523545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15" table:table="2"/>
          <office:change-info>
            <dc:creator>Ewan Davis</dc:creator>
            <dc:date>2022-02-13T15:09:08.563531818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16" table:table="2"/>
          <office:change-info>
            <dc:creator>Ewan Davis</dc:creator>
            <dc:date>2022-02-13T15:09:08.563539955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17" table:table="2"/>
          <office:change-info>
            <dc:creator>Ewan Davis</dc:creator>
            <dc:date>2022-02-13T15:09:08.563548311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18" table:table="2"/>
          <office:change-info>
            <dc:creator>Ewan Davis</dc:creator>
            <dc:date>2022-02-13T15:09:08.563556859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19" table:table="2"/>
          <office:change-info>
            <dc:creator>Ewan Davis</dc:creator>
            <dc:date>2022-02-13T15:09:08.563565534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20" table:table="2"/>
          <office:change-info>
            <dc:creator>Ewan Davis</dc:creator>
            <dc:date>2022-02-13T15:09:08.563573816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21" table:table="2"/>
          <office:change-info>
            <dc:creator>Ewan Davis</dc:creator>
            <dc:date>2022-02-13T15:09:08.563581989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22" table:table="2"/>
          <office:change-info>
            <dc:creator>Ewan Davis</dc:creator>
            <dc:date>2022-02-13T15:09:08.563590189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23" table:table="2"/>
          <office:change-info>
            <dc:creator>Ewan Davis</dc:creator>
            <dc:date>2022-02-13T15:09:08.563598562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24" table:table="2"/>
          <office:change-info>
            <dc:creator>Ewan Davis</dc:creator>
            <dc:date>2022-02-13T15:09:08.563606764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25" table:table="2"/>
          <office:change-info>
            <dc:creator>Ewan Davis</dc:creator>
            <dc:date>2022-02-13T15:09:08.563615043</dc:date>
          </office:change-info>
          <table:previous>
            <table:change-track-table-cell/>
          </table:previous>
        </table:cell-content-change>
        <table:cell-content-change table:id="ct142">
          <table:cell-address table:column="0" table:row="26" table:table="2"/>
          <office:change-info>
            <dc:creator>Ewan Davis</dc:creator>
            <dc:date>2022-02-13T15:09:08.563623273</dc:date>
          </office:change-info>
          <table:previous>
            <table:change-track-table-cell/>
          </table:previous>
        </table:cell-content-change>
        <table:cell-content-change table:id="ct143">
          <table:cell-address table:column="0" table:row="27" table:table="2"/>
          <office:change-info>
            <dc:creator>Ewan Davis</dc:creator>
            <dc:date>2022-02-13T15:09:08.563631671</dc:date>
          </office:change-info>
          <table:previous>
            <table:change-track-table-cell/>
          </table:previous>
        </table:cell-content-change>
        <table:cell-content-change table:id="ct144">
          <table:cell-address table:column="0" table:row="28" table:table="2"/>
          <office:change-info>
            <dc:creator>Ewan Davis</dc:creator>
            <dc:date>2022-02-13T15:09:08.563639864</dc:date>
          </office:change-info>
          <table:previous>
            <table:change-track-table-cell/>
          </table:previous>
        </table:cell-content-change>
        <table:cell-content-change table:id="ct145">
          <table:cell-address table:column="0" table:row="0" table:table="2"/>
          <office:change-info>
            <dc:creator>Ewan Davis</dc:creator>
            <dc:date>2022-02-13T15:09:10.827131489</dc:date>
          </office:change-info>
          <table:previous table:id="ct116">
            <table:change-track-table-cell table:cell-address="out_cols.A1" table:formula="of:=CONCATENATE([$Schema_Vert.A2];&quot; : &quot;;ROW([.A1]))" office:value-type="string">
              <text:p>name : 1</text:p>
            </table:change-track-table-cell>
          </table:previous>
        </table:cell-content-change>
        <table:cell-content-change table:id="ct146">
          <table:cell-address table:column="0" table:row="1" table:table="2"/>
          <office:change-info>
            <dc:creator>Ewan Davis</dc:creator>
            <dc:date>2022-02-13T15:09:10.827155988</dc:date>
          </office:change-info>
          <table:previous table:id="ct117">
            <table:change-track-table-cell table:cell-address="out_cols.A2" table:formula="of:=CONCATENATE([$Schema_Vert.A3];&quot; : &quot;;ROW([.A2]))" office:value-type="string">
              <text:p>dmd_code : 2</text:p>
            </table:change-track-table-cell>
          </table:previous>
        </table:cell-content-change>
        <table:cell-content-change table:id="ct147">
          <table:cell-address table:column="0" table:row="2" table:table="2"/>
          <office:change-info>
            <dc:creator>Ewan Davis</dc:creator>
            <dc:date>2022-02-13T15:09:10.827171822</dc:date>
          </office:change-info>
          <table:previous table:id="ct118">
            <table:change-track-table-cell table:cell-address="out_cols.A3" table:formula="of:=CONCATENATE([#REF!];&quot; : &quot;;ROW([.A3]))" office:value-type="float" office:value="0"/>
          </table:previous>
        </table:cell-content-change>
        <table:cell-content-change table:id="ct148">
          <table:cell-address table:column="0" table:row="3" table:table="2"/>
          <office:change-info>
            <dc:creator>Ewan Davis</dc:creator>
            <dc:date>2022-02-13T15:09:10.827186682</dc:date>
          </office:change-info>
          <table:previous table:id="ct119">
            <table:change-track-table-cell table:cell-address="out_cols.A4" table:formula="of:=CONCATENATE([#REF!];&quot; : &quot;;ROW([.A4]))" office:value-type="float" office:value="0"/>
          </table:previous>
        </table:cell-content-change>
        <table:cell-content-change table:id="ct149">
          <table:cell-address table:column="0" table:row="4" table:table="2"/>
          <office:change-info>
            <dc:creator>Ewan Davis</dc:creator>
            <dc:date>2022-02-13T15:09:10.827201306</dc:date>
          </office:change-info>
          <table:previous table:id="ct120">
            <table:change-track-table-cell table:cell-address="out_cols.A5" table:formula="of:=CONCATENATE([$Schema_Vert.A4];&quot; : &quot;;ROW([.A5]))" office:value-type="string">
              <text:p>timing_repeat_periodUnit : 5</text:p>
            </table:change-track-table-cell>
          </table:previous>
        </table:cell-content-change>
        <table:cell-content-change table:id="ct150">
          <table:cell-address table:column="0" table:row="5" table:table="2"/>
          <office:change-info>
            <dc:creator>Ewan Davis</dc:creator>
            <dc:date>2022-02-13T15:09:10.827215894</dc:date>
          </office:change-info>
          <table:previous table:id="ct121">
            <table:change-track-table-cell table:cell-address="out_cols.A6" table:formula="of:=CONCATENATE([$Schema_Vert.A5];&quot; : &quot;;ROW([.A6]))" office:value-type="string">
              <text:p>timing_repeat_frequency : 6</text:p>
            </table:change-track-table-cell>
          </table:previous>
        </table:cell-content-change>
        <table:cell-content-change table:id="ct151">
          <table:cell-address table:column="0" table:row="6" table:table="2"/>
          <office:change-info>
            <dc:creator>Ewan Davis</dc:creator>
            <dc:date>2022-02-13T15:09:10.827230180</dc:date>
          </office:change-info>
          <table:previous table:id="ct122">
            <table:change-track-table-cell table:cell-address="out_cols.A7" table:formula="of:=CONCATENATE([$Schema_Vert.A6];&quot; : &quot;;ROW([.A7]))" office:value-type="string">
              <text:p>timing_repeat_period : 7</text:p>
            </table:change-track-table-cell>
          </table:previous>
        </table:cell-content-change>
        <table:cell-content-change table:id="ct152">
          <table:cell-address table:column="0" table:row="7" table:table="2"/>
          <office:change-info>
            <dc:creator>Ewan Davis</dc:creator>
            <dc:date>2022-02-13T15:09:10.827244738</dc:date>
          </office:change-info>
          <table:previous table:id="ct123">
            <table:change-track-table-cell table:cell-address="out_cols.A8" table:formula="of:=CONCATENATE([$Schema_Vert.A8];&quot; : &quot;;ROW([.A8]))" office:value-type="string">
              <text:p>timing_repeat_day_of_week : 8</text:p>
            </table:change-track-table-cell>
          </table:previous>
        </table:cell-content-change>
        <table:cell-content-change table:id="ct153">
          <table:cell-address table:column="0" table:row="8" table:table="2"/>
          <office:change-info>
            <dc:creator>Ewan Davis</dc:creator>
            <dc:date>2022-02-13T15:09:10.827258968</dc:date>
          </office:change-info>
          <table:previous table:id="ct124">
            <table:change-track-table-cell table:cell-address="out_cols.A9" table:formula="of:=CONCATENATE([$Schema_Vert.A9];&quot; : &quot;;ROW([.A9]))" office:value-type="string">
              <text:p>timing_repeat_when : 9</text:p>
            </table:change-track-table-cell>
          </table:previous>
        </table:cell-content-change>
        <table:cell-content-change table:id="ct154">
          <table:cell-address table:column="0" table:row="9" table:table="2"/>
          <office:change-info>
            <dc:creator>Ewan Davis</dc:creator>
            <dc:date>2022-02-13T15:09:10.827273616</dc:date>
          </office:change-info>
          <table:previous table:id="ct125">
            <table:change-track-table-cell table:cell-address="out_cols.A10" table:formula="of:=CONCATENATE([$Schema_Vert.A10];&quot; : &quot;;ROW([.A10]))" office:value-type="string">
              <text:p>timing_repeat_offset : 10</text:p>
            </table:change-track-table-cell>
          </table:previous>
        </table:cell-content-change>
        <table:cell-content-change table:id="ct155">
          <table:cell-address table:column="0" table:row="10" table:table="2"/>
          <office:change-info>
            <dc:creator>Ewan Davis</dc:creator>
            <dc:date>2022-02-13T15:09:10.827288350</dc:date>
          </office:change-info>
          <table:previous table:id="ct126">
            <table:change-track-table-cell table:cell-address="out_cols.A11" table:formula="of:=CONCATENATE([$Schema_Vert.A11];&quot; : &quot;;ROW([.A11]))" office:value-type="string">
              <text:p>asNeededBoolean : 11</text:p>
            </table:change-track-table-cell>
          </table:previous>
        </table:cell-content-change>
        <table:cell-content-change table:id="ct156">
          <table:cell-address table:column="0" table:row="11" table:table="2"/>
          <office:change-info>
            <dc:creator>Ewan Davis</dc:creator>
            <dc:date>2022-02-13T15:09:10.827302988</dc:date>
          </office:change-info>
          <table:previous table:id="ct127">
            <table:change-track-table-cell table:cell-address="out_cols.A12" table:formula="of:=CONCATENATE([$Schema_Vert.A12];&quot; : &quot;;ROW([.A12]))" office:value-type="string">
              <text:p>asNeededCodableConcept : 12</text:p>
            </table:change-track-table-cell>
          </table:previous>
        </table:cell-content-change>
        <table:cell-content-change table:id="ct157">
          <table:cell-address table:column="0" table:row="12" table:table="2"/>
          <office:change-info>
            <dc:creator>Ewan Davis</dc:creator>
            <dc:date>2022-02-13T15:09:10.827317328</dc:date>
          </office:change-info>
          <table:previous table:id="ct128">
            <table:change-track-table-cell table:cell-address="out_cols.A13" table:formula="of:=CONCATENATE([$Schema_Vert.A13];&quot; : &quot;;ROW([.A13]))" office:value-type="string">
              <text:p>asNeededCodableConcept_coding : 13</text:p>
            </table:change-track-table-cell>
          </table:previous>
        </table:cell-content-change>
        <table:cell-content-change table:id="ct158">
          <table:cell-address table:column="0" table:row="13" table:table="2"/>
          <office:change-info>
            <dc:creator>Ewan Davis</dc:creator>
            <dc:date>2022-02-13T15:09:10.827331685</dc:date>
          </office:change-info>
          <table:previous table:id="ct129">
            <table:change-track-table-cell table:cell-address="out_cols.A14" table:formula="of:=CONCATENATE([$Schema_Vert.A14];&quot; : &quot;;ROW([.A14]))" office:value-type="string">
              <text:p>asNeededCodableConcept_coding_system : 14</text:p>
            </table:change-track-table-cell>
          </table:previous>
        </table:cell-content-change>
        <table:cell-content-change table:id="ct159">
          <table:cell-address table:column="0" table:row="14" table:table="2"/>
          <office:change-info>
            <dc:creator>Ewan Davis</dc:creator>
            <dc:date>2022-02-13T15:09:10.827346280</dc:date>
          </office:change-info>
          <table:previous table:id="ct130">
            <table:change-track-table-cell table:cell-address="out_cols.A15" table:formula="of:=CONCATENATE([$Schema_Vert.A15];&quot; : &quot;;ROW([.A15]))" office:value-type="string">
              <text:p>asNeededCodableConcept_coding_code : 15</text:p>
            </table:change-track-table-cell>
          </table:previous>
        </table:cell-content-change>
        <table:cell-content-change table:id="ct160">
          <table:cell-address table:column="0" table:row="15" table:table="2"/>
          <office:change-info>
            <dc:creator>Ewan Davis</dc:creator>
            <dc:date>2022-02-13T15:09:10.827360580</dc:date>
          </office:change-info>
          <table:previous table:id="ct131">
            <table:change-track-table-cell table:cell-address="out_cols.A16" table:formula="of:=CONCATENATE([$Schema_Vert.A16];&quot; : &quot;;ROW([.A16]))" office:value-type="string">
              <text:p>asNeededCodableConcept_coding_text : 16</text:p>
            </table:change-track-table-cell>
          </table:previous>
        </table:cell-content-change>
        <table:cell-content-change table:id="ct161">
          <table:cell-address table:column="0" table:row="16" table:table="2"/>
          <office:change-info>
            <dc:creator>Ewan Davis</dc:creator>
            <dc:date>2022-02-13T15:09:10.827375099</dc:date>
          </office:change-info>
          <table:previous table:id="ct132">
            <table:change-track-table-cell table:cell-address="out_cols.A17" table:formula="of:=CONCATENATE([$Schema_Vert.A17];&quot; : &quot;;ROW([.A17]))" office:value-type="string">
              <text:p>doseAndRate_doseQuantity_value : 17</text:p>
            </table:change-track-table-cell>
          </table:previous>
        </table:cell-content-change>
        <table:cell-content-change table:id="ct162">
          <table:cell-address table:column="0" table:row="17" table:table="2"/>
          <office:change-info>
            <dc:creator>Ewan Davis</dc:creator>
            <dc:date>2022-02-13T15:09:10.827389550</dc:date>
          </office:change-info>
          <table:previous table:id="ct133">
            <table:change-track-table-cell table:cell-address="out_cols.A18" table:formula="of:=CONCATENATE([$Schema_Vert.A18];&quot; : &quot;;ROW([.A18]))" office:value-type="string">
              <text:p>doseAndRate_doseQuantity_system : 18</text:p>
            </table:change-track-table-cell>
          </table:previous>
        </table:cell-content-change>
        <table:cell-content-change table:id="ct163">
          <table:cell-address table:column="0" table:row="18" table:table="2"/>
          <office:change-info>
            <dc:creator>Ewan Davis</dc:creator>
            <dc:date>2022-02-13T15:09:10.827403665</dc:date>
          </office:change-info>
          <table:previous table:id="ct134">
            <table:change-track-table-cell table:cell-address="out_cols.A19" table:formula="of:=CONCATENATE([$Schema_Vert.A19];&quot; : &quot;;ROW([.A19]))" office:value-type="string">
              <text:p>doseAndRate_doseQuantity_unit : 19</text:p>
            </table:change-track-table-cell>
          </table:previous>
        </table:cell-content-change>
        <table:cell-content-change table:id="ct164">
          <table:cell-address table:column="0" table:row="19" table:table="2"/>
          <office:change-info>
            <dc:creator>Ewan Davis</dc:creator>
            <dc:date>2022-02-13T15:09:10.827417695</dc:date>
          </office:change-info>
          <table:previous table:id="ct135">
            <table:change-track-table-cell table:cell-address="out_cols.A20" table:formula="of:=CONCATENATE([$Schema_Vert.A20];&quot; : &quot;;ROW([.A20]))" office:value-type="string">
              <text:p>doseAndRate_doseQuantity_code : 20</text:p>
            </table:change-track-table-cell>
          </table:previous>
        </table:cell-content-change>
        <table:cell-content-change table:id="ct165">
          <table:cell-address table:column="0" table:row="20" table:table="2"/>
          <office:change-info>
            <dc:creator>Ewan Davis</dc:creator>
            <dc:date>2022-02-13T15:09:10.827432443</dc:date>
          </office:change-info>
          <table:previous table:id="ct136">
            <table:change-track-table-cell table:cell-address="out_cols.A21" table:formula="of:=CONCATENATE([$Schema_Vert.A21];&quot; : &quot;;ROW([.A21]))" office:value-type="string">
              <text:p>maxDosePerAdministration_value : 21</text:p>
            </table:change-track-table-cell>
          </table:previous>
        </table:cell-content-change>
        <table:cell-content-change table:id="ct166">
          <table:cell-address table:column="0" table:row="21" table:table="2"/>
          <office:change-info>
            <dc:creator>Ewan Davis</dc:creator>
            <dc:date>2022-02-13T15:09:10.827446669</dc:date>
          </office:change-info>
          <table:previous table:id="ct137">
            <table:change-track-table-cell table:cell-address="out_cols.A22" table:formula="of:=CONCATENATE([$Schema_Vert.A22];&quot; : &quot;;ROW([.A22]))" office:value-type="string">
              <text:p>maxDosePerAdministration_unit : 22</text:p>
            </table:change-track-table-cell>
          </table:previous>
        </table:cell-content-change>
        <table:cell-content-change table:id="ct167">
          <table:cell-address table:column="0" table:row="22" table:table="2"/>
          <office:change-info>
            <dc:creator>Ewan Davis</dc:creator>
            <dc:date>2022-02-13T15:09:10.827460827</dc:date>
          </office:change-info>
          <table:previous table:id="ct138">
            <table:change-track-table-cell table:cell-address="out_cols.A23" table:formula="of:=CONCATENATE([$Schema_Vert.A23];&quot; : &quot;;ROW([.A23]))" office:value-type="string">
              <text:p>maxDosePerAdministration_system : 23</text:p>
            </table:change-track-table-cell>
          </table:previous>
        </table:cell-content-change>
        <table:cell-content-change table:id="ct168">
          <table:cell-address table:column="0" table:row="23" table:table="2"/>
          <office:change-info>
            <dc:creator>Ewan Davis</dc:creator>
            <dc:date>2022-02-13T15:09:10.827474785</dc:date>
          </office:change-info>
          <table:previous table:id="ct139">
            <table:change-track-table-cell table:cell-address="out_cols.A24" table:formula="of:=CONCATENATE([$Schema_Vert.A24];&quot; : &quot;;ROW([.A24]))" office:value-type="string">
              <text:p>maxDosePerAdministration_code : 24</text:p>
            </table:change-track-table-cell>
          </table:previous>
        </table:cell-content-change>
        <table:cell-content-change table:id="ct169">
          <table:cell-address table:column="0" table:row="24" table:table="2"/>
          <office:change-info>
            <dc:creator>Ewan Davis</dc:creator>
            <dc:date>2022-02-13T15:09:10.827489231</dc:date>
          </office:change-info>
          <table:previous table:id="ct140">
            <table:change-track-table-cell table:cell-address="out_cols.A25" table:formula="of:=CONCATENATE([$Schema_Vert.A25];&quot; : &quot;;ROW([.A25]))" office:value-type="string">
              <text:p>maxDosePerPeriod_numerator_value : 25</text:p>
            </table:change-track-table-cell>
          </table:previous>
        </table:cell-content-change>
        <table:cell-content-change table:id="ct170">
          <table:cell-address table:column="0" table:row="25" table:table="2"/>
          <office:change-info>
            <dc:creator>Ewan Davis</dc:creator>
            <dc:date>2022-02-13T15:09:10.827503489</dc:date>
          </office:change-info>
          <table:previous table:id="ct141">
            <table:change-track-table-cell table:cell-address="out_cols.A26" table:formula="of:=CONCATENATE([$Schema_Vert.A26];&quot; : &quot;;ROW([.A26]))" office:value-type="string">
              <text:p>maxDosePerPeriod_numerator_unit : 26</text:p>
            </table:change-track-table-cell>
          </table:previous>
        </table:cell-content-change>
        <table:cell-content-change table:id="ct171">
          <table:cell-address table:column="0" table:row="26" table:table="2"/>
          <office:change-info>
            <dc:creator>Ewan Davis</dc:creator>
            <dc:date>2022-02-13T15:09:10.827517777</dc:date>
          </office:change-info>
          <table:previous table:id="ct142">
            <table:change-track-table-cell table:cell-address="out_cols.A27" table:formula="of:=CONCATENATE([$Schema_Vert.A27];&quot; : &quot;;ROW([.A27]))" office:value-type="string">
              <text:p>maxDosePerPeriod_numerator_system : 27</text:p>
            </table:change-track-table-cell>
          </table:previous>
        </table:cell-content-change>
        <table:cell-content-change table:id="ct172">
          <table:cell-address table:column="0" table:row="27" table:table="2"/>
          <office:change-info>
            <dc:creator>Ewan Davis</dc:creator>
            <dc:date>2022-02-13T15:09:10.827531885</dc:date>
          </office:change-info>
          <table:previous table:id="ct143">
            <table:change-track-table-cell table:cell-address="out_cols.A28" table:formula="of:=CONCATENATE([$Schema_Vert.A28];&quot; : &quot;;ROW([.A28]))" office:value-type="string">
              <text:p>maxDosePerPeriod_numerator_code : 28</text:p>
            </table:change-track-table-cell>
          </table:previous>
        </table:cell-content-change>
        <table:cell-content-change table:id="ct173">
          <table:cell-address table:column="0" table:row="28" table:table="2"/>
          <office:change-info>
            <dc:creator>Ewan Davis</dc:creator>
            <dc:date>2022-02-13T15:09:10.827546206</dc:date>
          </office:change-info>
          <table:previous table:id="ct144">
            <table:change-track-table-cell table:cell-address="out_cols.A29" table:formula="of:=CONCATENATE([$Schema_Vert.A29];&quot; : &quot;;ROW([.A29]))" office:value-type="string">
              <text:p>maxDosePerPeriod_denominator_value : 29</text:p>
            </table:change-track-table-cell>
          </table:previous>
        </table:cell-content-change>
        <table:cell-content-change table:id="ct174">
          <table:cell-address table:column="0" table:row="29" table:table="2"/>
          <office:change-info>
            <dc:creator>Ewan Davis</dc:creator>
            <dc:date>2022-02-13T15:09:10.827557356</dc:date>
          </office:change-info>
          <table:previous>
            <table:change-track-table-cell/>
          </table:previous>
        </table:cell-content-change>
        <table:cell-content-change table:id="ct175">
          <table:cell-address table:column="0" table:row="30" table:table="2"/>
          <office:change-info>
            <dc:creator>Ewan Davis</dc:creator>
            <dc:date>2022-02-13T15:09:10.827574846</dc:date>
          </office:change-info>
          <table:previous>
            <table:change-track-table-cell/>
          </table:previous>
        </table:cell-content-change>
        <table:cell-content-change table:id="ct176">
          <table:cell-address table:column="0" table:row="31" table:table="2"/>
          <office:change-info>
            <dc:creator>Ewan Davis</dc:creator>
            <dc:date>2022-02-13T15:09:10.827585774</dc:date>
          </office:change-info>
          <table:previous>
            <table:change-track-table-cell/>
          </table:previous>
        </table:cell-content-change>
        <table:cell-content-change table:id="ct177">
          <table:cell-address table:column="0" table:row="32" table:table="2"/>
          <office:change-info>
            <dc:creator>Ewan Davis</dc:creator>
            <dc:date>2022-02-13T15:09:10.827596759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33" table:table="2"/>
          <office:change-info>
            <dc:creator>Ewan Davis</dc:creator>
            <dc:date>2022-02-13T15:09:10.827607158</dc:date>
          </office:change-info>
          <table:previous>
            <table:change-track-table-cell/>
          </table:previous>
        </table:cell-content-change>
        <table:cell-content-change table:id="ct179">
          <table:cell-address table:column="0" table:row="34" table:table="2"/>
          <office:change-info>
            <dc:creator>Ewan Davis</dc:creator>
            <dc:date>2022-02-13T15:09:10.827617564</dc:date>
          </office:change-info>
          <table:previous>
            <table:change-track-table-cell/>
          </table:previous>
        </table:cell-content-change>
        <table:cell-content-change table:id="ct180">
          <table:cell-address table:column="0" table:row="0" table:table="2"/>
          <office:change-info>
            <dc:creator>Ewan Davis</dc:creator>
            <dc:date>2022-02-13T15:09:13.361468497</dc:date>
          </office:change-info>
          <table:previous table:id="ct145">
            <table:change-track-table-cell table:cell-address="out_cols.A1" table:formula="of:=CONCATENATE([$Schema_Vert.A2];&quot; : &quot;;ROW([.A1]))" office:value-type="string">
              <text:p>name : 1</text:p>
            </table:change-track-table-cell>
          </table:previous>
        </table:cell-content-change>
        <table:cell-content-change table:id="ct181">
          <table:cell-address table:column="0" table:row="1" table:table="2"/>
          <office:change-info>
            <dc:creator>Ewan Davis</dc:creator>
            <dc:date>2022-02-13T15:09:13.361492365</dc:date>
          </office:change-info>
          <table:previous table:id="ct146">
            <table:change-track-table-cell table:cell-address="out_cols.A2" table:formula="of:=CONCATENATE([$Schema_Vert.A3];&quot; : &quot;;ROW([.A2]))" office:value-type="string">
              <text:p>dmd_code : 2</text:p>
            </table:change-track-table-cell>
          </table:previous>
        </table:cell-content-change>
        <table:cell-content-change table:id="ct182">
          <table:cell-address table:column="0" table:row="2" table:table="2"/>
          <office:change-info>
            <dc:creator>Ewan Davis</dc:creator>
            <dc:date>2022-02-13T15:09:13.361508294</dc:date>
          </office:change-info>
          <table:previous table:id="ct147">
            <table:change-track-table-cell table:cell-address="out_cols.A3" table:formula="of:=CONCATENATE([#REF!];&quot; : &quot;;ROW([.A3]))" office:value-type="float" office:value="0"/>
          </table:previous>
        </table:cell-content-change>
        <table:cell-content-change table:id="ct183">
          <table:cell-address table:column="0" table:row="3" table:table="2"/>
          <office:change-info>
            <dc:creator>Ewan Davis</dc:creator>
            <dc:date>2022-02-13T15:09:13.361523681</dc:date>
          </office:change-info>
          <table:previous table:id="ct148">
            <table:change-track-table-cell table:cell-address="out_cols.A4" table:formula="of:=CONCATENATE([#REF!];&quot; : &quot;;ROW([.A4]))" office:value-type="float" office:value="0"/>
          </table:previous>
        </table:cell-content-change>
        <table:cell-content-change table:id="ct184">
          <table:cell-address table:column="0" table:row="4" table:table="2"/>
          <office:change-info>
            <dc:creator>Ewan Davis</dc:creator>
            <dc:date>2022-02-13T15:09:13.361538586</dc:date>
          </office:change-info>
          <table:previous table:id="ct149">
            <table:change-track-table-cell table:cell-address="out_cols.A5" table:formula="of:=CONCATENATE([$Schema_Vert.A4];&quot; : &quot;;ROW([.A5]))" office:value-type="string">
              <text:p>timing_repeat_periodUnit : 5</text:p>
            </table:change-track-table-cell>
          </table:previous>
        </table:cell-content-change>
        <table:cell-content-change table:id="ct185">
          <table:cell-address table:column="0" table:row="5" table:table="2"/>
          <office:change-info>
            <dc:creator>Ewan Davis</dc:creator>
            <dc:date>2022-02-13T15:09:13.361553351</dc:date>
          </office:change-info>
          <table:previous table:id="ct150">
            <table:change-track-table-cell table:cell-address="out_cols.A6" table:formula="of:=CONCATENATE([$Schema_Vert.A5];&quot; : &quot;;ROW([.A6]))" office:value-type="string">
              <text:p>timing_repeat_frequency : 6</text:p>
            </table:change-track-table-cell>
          </table:previous>
        </table:cell-content-change>
        <table:cell-content-change table:id="ct186">
          <table:cell-address table:column="0" table:row="6" table:table="2"/>
          <office:change-info>
            <dc:creator>Ewan Davis</dc:creator>
            <dc:date>2022-02-13T15:09:13.361568033</dc:date>
          </office:change-info>
          <table:previous table:id="ct151">
            <table:change-track-table-cell table:cell-address="out_cols.A7" table:formula="of:=CONCATENATE([$Schema_Vert.A6];&quot; : &quot;;ROW([.A7]))" office:value-type="string">
              <text:p>timing_repeat_period : 7</text:p>
            </table:change-track-table-cell>
          </table:previous>
        </table:cell-content-change>
        <table:cell-content-change table:id="ct187">
          <table:cell-address table:column="0" table:row="7" table:table="2"/>
          <office:change-info>
            <dc:creator>Ewan Davis</dc:creator>
            <dc:date>2022-02-13T15:09:13.361582253</dc:date>
          </office:change-info>
          <table:previous table:id="ct152">
            <table:change-track-table-cell table:cell-address="out_cols.A8" table:formula="of:=CONCATENATE([$Schema_Vert.A8];&quot; : &quot;;ROW([.A8]))" office:value-type="string">
              <text:p>timing_repeat_day_of_week : 8</text:p>
            </table:change-track-table-cell>
          </table:previous>
        </table:cell-content-change>
        <table:cell-content-change table:id="ct188">
          <table:cell-address table:column="0" table:row="8" table:table="2"/>
          <office:change-info>
            <dc:creator>Ewan Davis</dc:creator>
            <dc:date>2022-02-13T15:09:13.361596780</dc:date>
          </office:change-info>
          <table:previous table:id="ct153">
            <table:change-track-table-cell table:cell-address="out_cols.A9" table:formula="of:=CONCATENATE([$Schema_Vert.A9];&quot; : &quot;;ROW([.A9]))" office:value-type="string">
              <text:p>timing_repeat_when : 9</text:p>
            </table:change-track-table-cell>
          </table:previous>
        </table:cell-content-change>
        <table:cell-content-change table:id="ct189">
          <table:cell-address table:column="0" table:row="9" table:table="2"/>
          <office:change-info>
            <dc:creator>Ewan Davis</dc:creator>
            <dc:date>2022-02-13T15:09:13.361611271</dc:date>
          </office:change-info>
          <table:previous table:id="ct154">
            <table:change-track-table-cell table:cell-address="out_cols.A10" table:formula="of:=CONCATENATE([$Schema_Vert.A10];&quot; : &quot;;ROW([.A10]))" office:value-type="string">
              <text:p>timing_repeat_offset : 10</text:p>
            </table:change-track-table-cell>
          </table:previous>
        </table:cell-content-change>
        <table:cell-content-change table:id="ct190">
          <table:cell-address table:column="0" table:row="10" table:table="2"/>
          <office:change-info>
            <dc:creator>Ewan Davis</dc:creator>
            <dc:date>2022-02-13T15:09:13.361625649</dc:date>
          </office:change-info>
          <table:previous table:id="ct155">
            <table:change-track-table-cell table:cell-address="out_cols.A11" table:formula="of:=CONCATENATE([$Schema_Vert.A11];&quot; : &quot;;ROW([.A11]))" office:value-type="string">
              <text:p>asNeededBoolean : 11</text:p>
            </table:change-track-table-cell>
          </table:previous>
        </table:cell-content-change>
        <table:cell-content-change table:id="ct191">
          <table:cell-address table:column="0" table:row="11" table:table="2"/>
          <office:change-info>
            <dc:creator>Ewan Davis</dc:creator>
            <dc:date>2022-02-13T15:09:13.361640199</dc:date>
          </office:change-info>
          <table:previous table:id="ct156">
            <table:change-track-table-cell table:cell-address="out_cols.A12" table:formula="of:=CONCATENATE([$Schema_Vert.A12];&quot; : &quot;;ROW([.A12]))" office:value-type="string">
              <text:p>asNeededCodableConcept : 12</text:p>
            </table:change-track-table-cell>
          </table:previous>
        </table:cell-content-change>
        <table:cell-content-change table:id="ct192">
          <table:cell-address table:column="0" table:row="12" table:table="2"/>
          <office:change-info>
            <dc:creator>Ewan Davis</dc:creator>
            <dc:date>2022-02-13T15:09:13.361654577</dc:date>
          </office:change-info>
          <table:previous table:id="ct157">
            <table:change-track-table-cell table:cell-address="out_cols.A13" table:formula="of:=CONCATENATE([$Schema_Vert.A13];&quot; : &quot;;ROW([.A13]))" office:value-type="string">
              <text:p>asNeededCodableConcept_coding : 13</text:p>
            </table:change-track-table-cell>
          </table:previous>
        </table:cell-content-change>
        <table:cell-content-change table:id="ct193">
          <table:cell-address table:column="0" table:row="13" table:table="2"/>
          <office:change-info>
            <dc:creator>Ewan Davis</dc:creator>
            <dc:date>2022-02-13T15:09:13.361668946</dc:date>
          </office:change-info>
          <table:previous table:id="ct158">
            <table:change-track-table-cell table:cell-address="out_cols.A14" table:formula="of:=CONCATENATE([$Schema_Vert.A14];&quot; : &quot;;ROW([.A14]))" office:value-type="string">
              <text:p>asNeededCodableConcept_coding_system : 14</text:p>
            </table:change-track-table-cell>
          </table:previous>
        </table:cell-content-change>
        <table:cell-content-change table:id="ct194">
          <table:cell-address table:column="0" table:row="14" table:table="2"/>
          <office:change-info>
            <dc:creator>Ewan Davis</dc:creator>
            <dc:date>2022-02-13T15:09:13.361683264</dc:date>
          </office:change-info>
          <table:previous table:id="ct159">
            <table:change-track-table-cell table:cell-address="out_cols.A15" table:formula="of:=CONCATENATE([$Schema_Vert.A15];&quot; : &quot;;ROW([.A15]))" office:value-type="string">
              <text:p>asNeededCodableConcept_coding_code : 15</text:p>
            </table:change-track-table-cell>
          </table:previous>
        </table:cell-content-change>
        <table:cell-content-change table:id="ct195">
          <table:cell-address table:column="0" table:row="15" table:table="2"/>
          <office:change-info>
            <dc:creator>Ewan Davis</dc:creator>
            <dc:date>2022-02-13T15:09:13.361697840</dc:date>
          </office:change-info>
          <table:previous table:id="ct160">
            <table:change-track-table-cell table:cell-address="out_cols.A16" table:formula="of:=CONCATENATE([$Schema_Vert.A16];&quot; : &quot;;ROW([.A16]))" office:value-type="string">
              <text:p>asNeededCodableConcept_coding_text : 16</text:p>
            </table:change-track-table-cell>
          </table:previous>
        </table:cell-content-change>
        <table:cell-content-change table:id="ct196">
          <table:cell-address table:column="0" table:row="16" table:table="2"/>
          <office:change-info>
            <dc:creator>Ewan Davis</dc:creator>
            <dc:date>2022-02-13T15:09:13.361712229</dc:date>
          </office:change-info>
          <table:previous table:id="ct161">
            <table:change-track-table-cell table:cell-address="out_cols.A17" table:formula="of:=CONCATENATE([$Schema_Vert.A17];&quot; : &quot;;ROW([.A17]))" office:value-type="string">
              <text:p>doseAndRate_doseQuantity_value : 17</text:p>
            </table:change-track-table-cell>
          </table:previous>
        </table:cell-content-change>
        <table:cell-content-change table:id="ct197">
          <table:cell-address table:column="0" table:row="17" table:table="2"/>
          <office:change-info>
            <dc:creator>Ewan Davis</dc:creator>
            <dc:date>2022-02-13T15:09:13.361726429</dc:date>
          </office:change-info>
          <table:previous table:id="ct162">
            <table:change-track-table-cell table:cell-address="out_cols.A18" table:formula="of:=CONCATENATE([$Schema_Vert.A18];&quot; : &quot;;ROW([.A18]))" office:value-type="string">
              <text:p>doseAndRate_doseQuantity_system : 18</text:p>
            </table:change-track-table-cell>
          </table:previous>
        </table:cell-content-change>
        <table:cell-content-change table:id="ct198">
          <table:cell-address table:column="0" table:row="18" table:table="2"/>
          <office:change-info>
            <dc:creator>Ewan Davis</dc:creator>
            <dc:date>2022-02-13T15:09:13.361741708</dc:date>
          </office:change-info>
          <table:previous table:id="ct163">
            <table:change-track-table-cell table:cell-address="out_cols.A19" table:formula="of:=CONCATENATE([$Schema_Vert.A19];&quot; : &quot;;ROW([.A19]))" office:value-type="string">
              <text:p>doseAndRate_doseQuantity_unit : 19</text:p>
            </table:change-track-table-cell>
          </table:previous>
        </table:cell-content-change>
        <table:cell-content-change table:id="ct199">
          <table:cell-address table:column="0" table:row="19" table:table="2"/>
          <office:change-info>
            <dc:creator>Ewan Davis</dc:creator>
            <dc:date>2022-02-13T15:09:13.361756110</dc:date>
          </office:change-info>
          <table:previous table:id="ct164">
            <table:change-track-table-cell table:cell-address="out_cols.A20" table:formula="of:=CONCATENATE([$Schema_Vert.A20];&quot; : &quot;;ROW([.A20]))" office:value-type="string">
              <text:p>doseAndRate_doseQuantity_code : 20</text:p>
            </table:change-track-table-cell>
          </table:previous>
        </table:cell-content-change>
        <table:cell-content-change table:id="ct200">
          <table:cell-address table:column="0" table:row="20" table:table="2"/>
          <office:change-info>
            <dc:creator>Ewan Davis</dc:creator>
            <dc:date>2022-02-13T15:09:13.361770129</dc:date>
          </office:change-info>
          <table:previous table:id="ct165">
            <table:change-track-table-cell table:cell-address="out_cols.A21" table:formula="of:=CONCATENATE([$Schema_Vert.A21];&quot; : &quot;;ROW([.A21]))" office:value-type="string">
              <text:p>maxDosePerAdministration_value : 21</text:p>
            </table:change-track-table-cell>
          </table:previous>
        </table:cell-content-change>
        <table:cell-content-change table:id="ct201">
          <table:cell-address table:column="0" table:row="21" table:table="2"/>
          <office:change-info>
            <dc:creator>Ewan Davis</dc:creator>
            <dc:date>2022-02-13T15:09:13.361784847</dc:date>
          </office:change-info>
          <table:previous table:id="ct166">
            <table:change-track-table-cell table:cell-address="out_cols.A22" table:formula="of:=CONCATENATE([$Schema_Vert.A22];&quot; : &quot;;ROW([.A22]))" office:value-type="string">
              <text:p>maxDosePerAdministration_unit : 22</text:p>
            </table:change-track-table-cell>
          </table:previous>
        </table:cell-content-change>
        <table:cell-content-change table:id="ct202">
          <table:cell-address table:column="0" table:row="22" table:table="2"/>
          <office:change-info>
            <dc:creator>Ewan Davis</dc:creator>
            <dc:date>2022-02-13T15:09:13.361799490</dc:date>
          </office:change-info>
          <table:previous table:id="ct167">
            <table:change-track-table-cell table:cell-address="out_cols.A23" table:formula="of:=CONCATENATE([$Schema_Vert.A23];&quot; : &quot;;ROW([.A23]))" office:value-type="string">
              <text:p>maxDosePerAdministration_system : 23</text:p>
            </table:change-track-table-cell>
          </table:previous>
        </table:cell-content-change>
        <table:cell-content-change table:id="ct203">
          <table:cell-address table:column="0" table:row="23" table:table="2"/>
          <office:change-info>
            <dc:creator>Ewan Davis</dc:creator>
            <dc:date>2022-02-13T15:09:13.361813839</dc:date>
          </office:change-info>
          <table:previous table:id="ct168">
            <table:change-track-table-cell table:cell-address="out_cols.A24" table:formula="of:=CONCATENATE([$Schema_Vert.A24];&quot; : &quot;;ROW([.A24]))" office:value-type="string">
              <text:p>maxDosePerAdministration_code : 24</text:p>
            </table:change-track-table-cell>
          </table:previous>
        </table:cell-content-change>
        <table:cell-content-change table:id="ct204">
          <table:cell-address table:column="0" table:row="24" table:table="2"/>
          <office:change-info>
            <dc:creator>Ewan Davis</dc:creator>
            <dc:date>2022-02-13T15:09:13.361828622</dc:date>
          </office:change-info>
          <table:previous table:id="ct169">
            <table:change-track-table-cell table:cell-address="out_cols.A25" table:formula="of:=CONCATENATE([$Schema_Vert.A25];&quot; : &quot;;ROW([.A25]))" office:value-type="string">
              <text:p>maxDosePerPeriod_numerator_value : 25</text:p>
            </table:change-track-table-cell>
          </table:previous>
        </table:cell-content-change>
        <table:cell-content-change table:id="ct205">
          <table:cell-address table:column="0" table:row="25" table:table="2"/>
          <office:change-info>
            <dc:creator>Ewan Davis</dc:creator>
            <dc:date>2022-02-13T15:09:13.361842995</dc:date>
          </office:change-info>
          <table:previous table:id="ct170">
            <table:change-track-table-cell table:cell-address="out_cols.A26" table:formula="of:=CONCATENATE([$Schema_Vert.A26];&quot; : &quot;;ROW([.A26]))" office:value-type="string">
              <text:p>maxDosePerPeriod_numerator_unit : 26</text:p>
            </table:change-track-table-cell>
          </table:previous>
        </table:cell-content-change>
        <table:cell-content-change table:id="ct206">
          <table:cell-address table:column="0" table:row="26" table:table="2"/>
          <office:change-info>
            <dc:creator>Ewan Davis</dc:creator>
            <dc:date>2022-02-13T15:09:13.361857390</dc:date>
          </office:change-info>
          <table:previous table:id="ct171">
            <table:change-track-table-cell table:cell-address="out_cols.A27" table:formula="of:=CONCATENATE([$Schema_Vert.A27];&quot; : &quot;;ROW([.A27]))" office:value-type="string">
              <text:p>maxDosePerPeriod_numerator_system : 27</text:p>
            </table:change-track-table-cell>
          </table:previous>
        </table:cell-content-change>
        <table:cell-content-change table:id="ct207">
          <table:cell-address table:column="0" table:row="27" table:table="2"/>
          <office:change-info>
            <dc:creator>Ewan Davis</dc:creator>
            <dc:date>2022-02-13T15:09:13.361871770</dc:date>
          </office:change-info>
          <table:previous table:id="ct172">
            <table:change-track-table-cell table:cell-address="out_cols.A28" table:formula="of:=CONCATENATE([$Schema_Vert.A28];&quot; : &quot;;ROW([.A28]))" office:value-type="string">
              <text:p>maxDosePerPeriod_numerator_code : 28</text:p>
            </table:change-track-table-cell>
          </table:previous>
        </table:cell-content-change>
        <table:cell-content-change table:id="ct208">
          <table:cell-address table:column="0" table:row="28" table:table="2"/>
          <office:change-info>
            <dc:creator>Ewan Davis</dc:creator>
            <dc:date>2022-02-13T15:09:13.361885805</dc:date>
          </office:change-info>
          <table:previous table:id="ct173">
            <table:change-track-table-cell table:cell-address="out_cols.A29" table:formula="of:=CONCATENATE([$Schema_Vert.A29];&quot; : &quot;;ROW([.A29]))" office:value-type="string">
              <text:p>maxDosePerPeriod_denominator_value : 29</text:p>
            </table:change-track-table-cell>
          </table:previous>
        </table:cell-content-change>
        <table:cell-content-change table:id="ct209">
          <table:cell-address table:column="0" table:row="29" table:table="2"/>
          <office:change-info>
            <dc:creator>Ewan Davis</dc:creator>
            <dc:date>2022-02-13T15:09:13.361900305</dc:date>
          </office:change-info>
          <table:previous table:id="ct174">
            <table:change-track-table-cell table:cell-address="out_cols.A30" table:formula="of:=CONCATENATE([$Schema_Vert.A30];&quot; : &quot;;ROW([.A30]))" office:value-type="string">
              <text:p>maxDosePerPeriod_denominator_unit : 30</text:p>
            </table:change-track-table-cell>
          </table:previous>
        </table:cell-content-change>
        <table:cell-content-change table:id="ct210">
          <table:cell-address table:column="0" table:row="30" table:table="2"/>
          <office:change-info>
            <dc:creator>Ewan Davis</dc:creator>
            <dc:date>2022-02-13T15:09:13.361914616</dc:date>
          </office:change-info>
          <table:previous table:id="ct175">
            <table:change-track-table-cell table:cell-address="out_cols.A31" table:formula="of:=CONCATENATE([$Schema_Vert.A31];&quot; : &quot;;ROW([.A31]))" office:value-type="string">
              <text:p>maxDosePerPeriod_denominator_system : 31</text:p>
            </table:change-track-table-cell>
          </table:previous>
        </table:cell-content-change>
        <table:cell-content-change table:id="ct211">
          <table:cell-address table:column="0" table:row="31" table:table="2"/>
          <office:change-info>
            <dc:creator>Ewan Davis</dc:creator>
            <dc:date>2022-02-13T15:09:13.361928976</dc:date>
          </office:change-info>
          <table:previous table:id="ct176">
            <table:change-track-table-cell table:cell-address="out_cols.A32" table:formula="of:=CONCATENATE([$Schema_Vert.A32];&quot; : &quot;;ROW([.A32]))" office:value-type="string">
              <text:p>maxDosePerPeriod_denominator_code : 32</text:p>
            </table:change-track-table-cell>
          </table:previous>
        </table:cell-content-change>
        <table:cell-content-change table:id="ct212">
          <table:cell-address table:column="0" table:row="32" table:table="2"/>
          <office:change-info>
            <dc:creator>Ewan Davis</dc:creator>
            <dc:date>2022-02-13T15:09:13.361943339</dc:date>
          </office:change-info>
          <table:previous table:id="ct177">
            <table:change-track-table-cell table:cell-address="out_cols.A33" table:formula="of:=CONCATENATE([$Schema_Vert.A33];&quot; : &quot;;ROW([.A33]))" office:value-type="string">
              <text:p>route_coding_system : 33</text:p>
            </table:change-track-table-cell>
          </table:previous>
        </table:cell-content-change>
        <table:cell-content-change table:id="ct213">
          <table:cell-address table:column="0" table:row="33" table:table="2"/>
          <office:change-info>
            <dc:creator>Ewan Davis</dc:creator>
            <dc:date>2022-02-13T15:09:13.361957446</dc:date>
          </office:change-info>
          <table:previous table:id="ct178">
            <table:change-track-table-cell table:cell-address="out_cols.A34" table:formula="of:=CONCATENATE([$Schema_Vert.A34];&quot; : &quot;;ROW([.A34]))" office:value-type="string">
              <text:p>route_coding_code : 34</text:p>
            </table:change-track-table-cell>
          </table:previous>
        </table:cell-content-change>
        <table:cell-content-change table:id="ct214">
          <table:cell-address table:column="0" table:row="34" table:table="2"/>
          <office:change-info>
            <dc:creator>Ewan Davis</dc:creator>
            <dc:date>2022-02-13T15:09:13.361971950</dc:date>
          </office:change-info>
          <table:previous table:id="ct179">
            <table:change-track-table-cell table:cell-address="out_cols.A35" table:formula="of:=CONCATENATE([$Schema_Vert.A35];&quot; : &quot;;ROW([.A35]))" office:value-type="string">
              <text:p>route_coding_display : 35</text:p>
            </table:change-track-table-cell>
          </table:previous>
        </table:cell-content-change>
        <table:cell-content-change table:id="ct215">
          <table:cell-address table:column="0" table:row="35" table:table="2"/>
          <office:change-info>
            <dc:creator>Ewan Davis</dc:creator>
            <dc:date>2022-02-13T15:09:13.361983380</dc:date>
          </office:change-info>
          <table:previous>
            <table:change-track-table-cell/>
          </table:previous>
        </table:cell-content-change>
        <table:cell-content-change table:id="ct216">
          <table:cell-address table:column="0" table:row="36" table:table="2"/>
          <office:change-info>
            <dc:creator>Ewan Davis</dc:creator>
            <dc:date>2022-02-13T15:09:13.362002880</dc:date>
          </office:change-info>
          <table:previous>
            <table:change-track-table-cell/>
          </table:previous>
        </table:cell-content-change>
        <table:cell-content-change table:id="ct217">
          <table:cell-address table:column="0" table:row="37" table:table="2"/>
          <office:change-info>
            <dc:creator>Ewan Davis</dc:creator>
            <dc:date>2022-02-13T15:09:13.362013550</dc:date>
          </office:change-info>
          <table:previous>
            <table:change-track-table-cell/>
          </table:previous>
        </table:cell-content-change>
        <table:cell-content-change table:id="ct218">
          <table:cell-address table:column="0" table:row="38" table:table="2"/>
          <office:change-info>
            <dc:creator>Ewan Davis</dc:creator>
            <dc:date>2022-02-13T15:09:13.362023871</dc:date>
          </office:change-info>
          <table:previous>
            <table:change-track-table-cell/>
          </table:previous>
        </table:cell-content-change>
        <table:cell-content-change table:id="ct219">
          <table:cell-address table:column="0" table:row="38" table:table="2"/>
          <office:change-info>
            <dc:creator>Ewan Davis</dc:creator>
            <dc:date>2022-02-13T15:09:15.741920518</dc:date>
          </office:change-info>
          <table:previous table:id="ct218">
            <table:change-track-table-cell table:cell-address="out_cols.A39" table:formula="of:=CONCATENATE([$Schema_Vert.A42];&quot; : &quot;;ROW([.A39]))" office:value-type="string">
              <text:p>specialInstructions1 : 39</text:p>
            </table:change-track-table-cell>
          </table:previous>
        </table:cell-content-change>
        <table:cell-content-change table:id="ct220">
          <table:cell-address table:column="0" table:row="0" table:table="2"/>
          <office:change-info>
            <dc:creator>Ewan Davis</dc:creator>
            <dc:date>2022-02-13T15:09:29.594316070</dc:date>
          </office:change-info>
          <table:previous table:id="ct180">
            <table:change-track-table-cell table:cell-address="out_cols.A1" table:formula="of:=CONCATENATE([$Schema_Vert.A2];&quot; : &quot;;ROW([.A1]))" office:value-type="string">
              <text:p>name : 1</text:p>
            </table:change-track-table-cell>
          </table:previous>
        </table:cell-content-change>
        <table:cell-content-change table:id="ct221">
          <table:cell-address table:column="0" table:row="0" table:table="2"/>
          <office:change-info>
            <dc:creator>Ewan Davis</dc:creator>
            <dc:date>2022-02-13T15:09:35.019804671</dc:date>
          </office:change-info>
          <table:previous table:id="ct220">
            <table:change-track-table-cell table:cell-address="out_cols.A1" table:formula="of:=CONCATENATE([$Schema_Vert.A2];&quot;  :  &quot;;ROW([.A1]))" office:value-type="string">
              <text:p>name <text:s/>: <text:s/>1</text:p>
            </table:change-track-table-cell>
          </table:previous>
        </table:cell-content-change>
        <table:cell-content-change table:id="ct222">
          <table:cell-address table:column="0" table:row="1" table:table="2"/>
          <office:change-info>
            <dc:creator>Ewan Davis</dc:creator>
            <dc:date>2022-02-13T15:09:35.019825834</dc:date>
          </office:change-info>
          <table:previous table:id="ct181">
            <table:change-track-table-cell table:cell-address="out_cols.A2" table:formula="of:=CONCATENATE([$Schema_Vert.A3];&quot; : &quot;;ROW([.A2]))" office:value-type="string">
              <text:p>dmd_code : 2</text:p>
            </table:change-track-table-cell>
          </table:previous>
        </table:cell-content-change>
        <table:cell-content-change table:id="ct223">
          <table:cell-address table:column="0" table:row="2" table:table="2"/>
          <office:change-info>
            <dc:creator>Ewan Davis</dc:creator>
            <dc:date>2022-02-13T15:09:35.019859807</dc:date>
          </office:change-info>
          <table:previous table:id="ct182">
            <table:change-track-table-cell table:cell-address="out_cols.A3" table:formula="of:=CONCATENATE([#REF!];&quot; : &quot;;ROW([.A3]))" office:value-type="float" office:value="0"/>
          </table:previous>
        </table:cell-content-change>
        <table:cell-content-change table:id="ct224">
          <table:cell-address table:column="0" table:row="3" table:table="2"/>
          <office:change-info>
            <dc:creator>Ewan Davis</dc:creator>
            <dc:date>2022-02-13T15:09:35.019892085</dc:date>
          </office:change-info>
          <table:previous table:id="ct183">
            <table:change-track-table-cell table:cell-address="out_cols.A4" table:formula="of:=CONCATENATE([#REF!];&quot; : &quot;;ROW([.A4]))" office:value-type="float" office:value="0"/>
          </table:previous>
        </table:cell-content-change>
        <table:cell-content-change table:id="ct225">
          <table:cell-address table:column="0" table:row="4" table:table="2"/>
          <office:change-info>
            <dc:creator>Ewan Davis</dc:creator>
            <dc:date>2022-02-13T15:09:35.019918550</dc:date>
          </office:change-info>
          <table:previous table:id="ct184">
            <table:change-track-table-cell table:cell-address="out_cols.A5" table:formula="of:=CONCATENATE([$Schema_Vert.A4];&quot; : &quot;;ROW([.A5]))" office:value-type="string">
              <text:p>timing_repeat_periodUnit : 5</text:p>
            </table:change-track-table-cell>
          </table:previous>
        </table:cell-content-change>
        <table:cell-content-change table:id="ct226">
          <table:cell-address table:column="0" table:row="5" table:table="2"/>
          <office:change-info>
            <dc:creator>Ewan Davis</dc:creator>
            <dc:date>2022-02-13T15:09:35.019932735</dc:date>
          </office:change-info>
          <table:previous table:id="ct185">
            <table:change-track-table-cell table:cell-address="out_cols.A6" table:formula="of:=CONCATENATE([$Schema_Vert.A5];&quot; : &quot;;ROW([.A6]))" office:value-type="string">
              <text:p>timing_repeat_frequency : 6</text:p>
            </table:change-track-table-cell>
          </table:previous>
        </table:cell-content-change>
        <table:cell-content-change table:id="ct227">
          <table:cell-address table:column="0" table:row="6" table:table="2"/>
          <office:change-info>
            <dc:creator>Ewan Davis</dc:creator>
            <dc:date>2022-02-13T15:09:35.019946412</dc:date>
          </office:change-info>
          <table:previous table:id="ct186">
            <table:change-track-table-cell table:cell-address="out_cols.A7" table:formula="of:=CONCATENATE([$Schema_Vert.A6];&quot; : &quot;;ROW([.A7]))" office:value-type="string">
              <text:p>timing_repeat_period : 7</text:p>
            </table:change-track-table-cell>
          </table:previous>
        </table:cell-content-change>
        <table:cell-content-change table:id="ct228">
          <table:cell-address table:column="0" table:row="7" table:table="2"/>
          <office:change-info>
            <dc:creator>Ewan Davis</dc:creator>
            <dc:date>2022-02-13T15:09:35.019959973</dc:date>
          </office:change-info>
          <table:previous table:id="ct187">
            <table:change-track-table-cell table:cell-address="out_cols.A8" table:formula="of:=CONCATENATE([$Schema_Vert.A8];&quot; : &quot;;ROW([.A8]))" office:value-type="string">
              <text:p>timing_repeat_day_of_week : 8</text:p>
            </table:change-track-table-cell>
          </table:previous>
        </table:cell-content-change>
        <table:cell-content-change table:id="ct229">
          <table:cell-address table:column="0" table:row="8" table:table="2"/>
          <office:change-info>
            <dc:creator>Ewan Davis</dc:creator>
            <dc:date>2022-02-13T15:09:35.019973036</dc:date>
          </office:change-info>
          <table:previous table:id="ct188">
            <table:change-track-table-cell table:cell-address="out_cols.A9" table:formula="of:=CONCATENATE([$Schema_Vert.A9];&quot; : &quot;;ROW([.A9]))" office:value-type="string">
              <text:p>timing_repeat_when : 9</text:p>
            </table:change-track-table-cell>
          </table:previous>
        </table:cell-content-change>
        <table:cell-content-change table:id="ct230">
          <table:cell-address table:column="0" table:row="9" table:table="2"/>
          <office:change-info>
            <dc:creator>Ewan Davis</dc:creator>
            <dc:date>2022-02-13T15:09:35.019985799</dc:date>
          </office:change-info>
          <table:previous table:id="ct189">
            <table:change-track-table-cell table:cell-address="out_cols.A10" table:formula="of:=CONCATENATE([$Schema_Vert.A10];&quot; : &quot;;ROW([.A10]))" office:value-type="string">
              <text:p>timing_repeat_offset : 10</text:p>
            </table:change-track-table-cell>
          </table:previous>
        </table:cell-content-change>
        <table:cell-content-change table:id="ct231">
          <table:cell-address table:column="0" table:row="10" table:table="2"/>
          <office:change-info>
            <dc:creator>Ewan Davis</dc:creator>
            <dc:date>2022-02-13T15:09:35.019998835</dc:date>
          </office:change-info>
          <table:previous table:id="ct190">
            <table:change-track-table-cell table:cell-address="out_cols.A11" table:formula="of:=CONCATENATE([$Schema_Vert.A11];&quot; : &quot;;ROW([.A11]))" office:value-type="string">
              <text:p>asNeededBoolean : 11</text:p>
            </table:change-track-table-cell>
          </table:previous>
        </table:cell-content-change>
        <table:cell-content-change table:id="ct232">
          <table:cell-address table:column="0" table:row="11" table:table="2"/>
          <office:change-info>
            <dc:creator>Ewan Davis</dc:creator>
            <dc:date>2022-02-13T15:09:35.020011481</dc:date>
          </office:change-info>
          <table:previous table:id="ct191">
            <table:change-track-table-cell table:cell-address="out_cols.A12" table:formula="of:=CONCATENATE([$Schema_Vert.A12];&quot; : &quot;;ROW([.A12]))" office:value-type="string">
              <text:p>asNeededCodableConcept : 12</text:p>
            </table:change-track-table-cell>
          </table:previous>
        </table:cell-content-change>
        <table:cell-content-change table:id="ct233">
          <table:cell-address table:column="0" table:row="12" table:table="2"/>
          <office:change-info>
            <dc:creator>Ewan Davis</dc:creator>
            <dc:date>2022-02-13T15:09:35.020024065</dc:date>
          </office:change-info>
          <table:previous table:id="ct192">
            <table:change-track-table-cell table:cell-address="out_cols.A13" table:formula="of:=CONCATENATE([$Schema_Vert.A13];&quot; : &quot;;ROW([.A13]))" office:value-type="string">
              <text:p>asNeededCodableConcept_coding : 13</text:p>
            </table:change-track-table-cell>
          </table:previous>
        </table:cell-content-change>
        <table:cell-content-change table:id="ct234">
          <table:cell-address table:column="0" table:row="13" table:table="2"/>
          <office:change-info>
            <dc:creator>Ewan Davis</dc:creator>
            <dc:date>2022-02-13T15:09:35.020036603</dc:date>
          </office:change-info>
          <table:previous table:id="ct193">
            <table:change-track-table-cell table:cell-address="out_cols.A14" table:formula="of:=CONCATENATE([$Schema_Vert.A14];&quot; : &quot;;ROW([.A14]))" office:value-type="string">
              <text:p>asNeededCodableConcept_coding_system : 14</text:p>
            </table:change-track-table-cell>
          </table:previous>
        </table:cell-content-change>
        <table:cell-content-change table:id="ct235">
          <table:cell-address table:column="0" table:row="14" table:table="2"/>
          <office:change-info>
            <dc:creator>Ewan Davis</dc:creator>
            <dc:date>2022-02-13T15:09:35.020049178</dc:date>
          </office:change-info>
          <table:previous table:id="ct194">
            <table:change-track-table-cell table:cell-address="out_cols.A15" table:formula="of:=CONCATENATE([$Schema_Vert.A15];&quot; : &quot;;ROW([.A15]))" office:value-type="string">
              <text:p>asNeededCodableConcept_coding_code : 15</text:p>
            </table:change-track-table-cell>
          </table:previous>
        </table:cell-content-change>
        <table:cell-content-change table:id="ct236">
          <table:cell-address table:column="0" table:row="15" table:table="2"/>
          <office:change-info>
            <dc:creator>Ewan Davis</dc:creator>
            <dc:date>2022-02-13T15:09:35.020061657</dc:date>
          </office:change-info>
          <table:previous table:id="ct195">
            <table:change-track-table-cell table:cell-address="out_cols.A16" table:formula="of:=CONCATENATE([$Schema_Vert.A16];&quot; : &quot;;ROW([.A16]))" office:value-type="string">
              <text:p>asNeededCodableConcept_coding_text : 16</text:p>
            </table:change-track-table-cell>
          </table:previous>
        </table:cell-content-change>
        <table:cell-content-change table:id="ct237">
          <table:cell-address table:column="0" table:row="16" table:table="2"/>
          <office:change-info>
            <dc:creator>Ewan Davis</dc:creator>
            <dc:date>2022-02-13T15:09:35.020074132</dc:date>
          </office:change-info>
          <table:previous table:id="ct196">
            <table:change-track-table-cell table:cell-address="out_cols.A17" table:formula="of:=CONCATENATE([$Schema_Vert.A17];&quot; : &quot;;ROW([.A17]))" office:value-type="string">
              <text:p>doseAndRate_doseQuantity_value : 17</text:p>
            </table:change-track-table-cell>
          </table:previous>
        </table:cell-content-change>
        <table:cell-content-change table:id="ct238">
          <table:cell-address table:column="0" table:row="17" table:table="2"/>
          <office:change-info>
            <dc:creator>Ewan Davis</dc:creator>
            <dc:date>2022-02-13T15:09:35.020087091</dc:date>
          </office:change-info>
          <table:previous table:id="ct197">
            <table:change-track-table-cell table:cell-address="out_cols.A18" table:formula="of:=CONCATENATE([$Schema_Vert.A18];&quot; : &quot;;ROW([.A18]))" office:value-type="string">
              <text:p>doseAndRate_doseQuantity_system : 18</text:p>
            </table:change-track-table-cell>
          </table:previous>
        </table:cell-content-change>
        <table:cell-content-change table:id="ct239">
          <table:cell-address table:column="0" table:row="18" table:table="2"/>
          <office:change-info>
            <dc:creator>Ewan Davis</dc:creator>
            <dc:date>2022-02-13T15:09:35.020099714</dc:date>
          </office:change-info>
          <table:previous table:id="ct198">
            <table:change-track-table-cell table:cell-address="out_cols.A19" table:formula="of:=CONCATENATE([$Schema_Vert.A19];&quot; : &quot;;ROW([.A19]))" office:value-type="string">
              <text:p>doseAndRate_doseQuantity_unit : 19</text:p>
            </table:change-track-table-cell>
          </table:previous>
        </table:cell-content-change>
        <table:cell-content-change table:id="ct240">
          <table:cell-address table:column="0" table:row="19" table:table="2"/>
          <office:change-info>
            <dc:creator>Ewan Davis</dc:creator>
            <dc:date>2022-02-13T15:09:35.020112638</dc:date>
          </office:change-info>
          <table:previous table:id="ct199">
            <table:change-track-table-cell table:cell-address="out_cols.A20" table:formula="of:=CONCATENATE([$Schema_Vert.A20];&quot; : &quot;;ROW([.A20]))" office:value-type="string">
              <text:p>doseAndRate_doseQuantity_code : 20</text:p>
            </table:change-track-table-cell>
          </table:previous>
        </table:cell-content-change>
        <table:cell-content-change table:id="ct241">
          <table:cell-address table:column="0" table:row="20" table:table="2"/>
          <office:change-info>
            <dc:creator>Ewan Davis</dc:creator>
            <dc:date>2022-02-13T15:09:35.020124909</dc:date>
          </office:change-info>
          <table:previous table:id="ct200">
            <table:change-track-table-cell table:cell-address="out_cols.A21" table:formula="of:=CONCATENATE([$Schema_Vert.A21];&quot; : &quot;;ROW([.A21]))" office:value-type="string">
              <text:p>maxDosePerAdministration_value : 21</text:p>
            </table:change-track-table-cell>
          </table:previous>
        </table:cell-content-change>
        <table:cell-content-change table:id="ct242">
          <table:cell-address table:column="0" table:row="21" table:table="2"/>
          <office:change-info>
            <dc:creator>Ewan Davis</dc:creator>
            <dc:date>2022-02-13T15:09:35.020137234</dc:date>
          </office:change-info>
          <table:previous table:id="ct201">
            <table:change-track-table-cell table:cell-address="out_cols.A22" table:formula="of:=CONCATENATE([$Schema_Vert.A22];&quot; : &quot;;ROW([.A22]))" office:value-type="string">
              <text:p>maxDosePerAdministration_unit : 22</text:p>
            </table:change-track-table-cell>
          </table:previous>
        </table:cell-content-change>
        <table:cell-content-change table:id="ct243">
          <table:cell-address table:column="0" table:row="22" table:table="2"/>
          <office:change-info>
            <dc:creator>Ewan Davis</dc:creator>
            <dc:date>2022-02-13T15:09:35.020149798</dc:date>
          </office:change-info>
          <table:previous table:id="ct202">
            <table:change-track-table-cell table:cell-address="out_cols.A23" table:formula="of:=CONCATENATE([$Schema_Vert.A23];&quot; : &quot;;ROW([.A23]))" office:value-type="string">
              <text:p>maxDosePerAdministration_system : 23</text:p>
            </table:change-track-table-cell>
          </table:previous>
        </table:cell-content-change>
        <table:cell-content-change table:id="ct244">
          <table:cell-address table:column="0" table:row="23" table:table="2"/>
          <office:change-info>
            <dc:creator>Ewan Davis</dc:creator>
            <dc:date>2022-02-13T15:09:35.020161872</dc:date>
          </office:change-info>
          <table:previous table:id="ct203">
            <table:change-track-table-cell table:cell-address="out_cols.A24" table:formula="of:=CONCATENATE([$Schema_Vert.A24];&quot; : &quot;;ROW([.A24]))" office:value-type="string">
              <text:p>maxDosePerAdministration_code : 24</text:p>
            </table:change-track-table-cell>
          </table:previous>
        </table:cell-content-change>
        <table:cell-content-change table:id="ct245">
          <table:cell-address table:column="0" table:row="24" table:table="2"/>
          <office:change-info>
            <dc:creator>Ewan Davis</dc:creator>
            <dc:date>2022-02-13T15:09:35.020174497</dc:date>
          </office:change-info>
          <table:previous table:id="ct204">
            <table:change-track-table-cell table:cell-address="out_cols.A25" table:formula="of:=CONCATENATE([$Schema_Vert.A25];&quot; : &quot;;ROW([.A25]))" office:value-type="string">
              <text:p>maxDosePerPeriod_numerator_value : 25</text:p>
            </table:change-track-table-cell>
          </table:previous>
        </table:cell-content-change>
        <table:cell-content-change table:id="ct246">
          <table:cell-address table:column="0" table:row="25" table:table="2"/>
          <office:change-info>
            <dc:creator>Ewan Davis</dc:creator>
            <dc:date>2022-02-13T15:09:35.020186725</dc:date>
          </office:change-info>
          <table:previous table:id="ct205">
            <table:change-track-table-cell table:cell-address="out_cols.A26" table:formula="of:=CONCATENATE([$Schema_Vert.A26];&quot; : &quot;;ROW([.A26]))" office:value-type="string">
              <text:p>maxDosePerPeriod_numerator_unit : 26</text:p>
            </table:change-track-table-cell>
          </table:previous>
        </table:cell-content-change>
        <table:cell-content-change table:id="ct247">
          <table:cell-address table:column="0" table:row="26" table:table="2"/>
          <office:change-info>
            <dc:creator>Ewan Davis</dc:creator>
            <dc:date>2022-02-13T15:09:35.020199854</dc:date>
          </office:change-info>
          <table:previous table:id="ct206">
            <table:change-track-table-cell table:cell-address="out_cols.A27" table:formula="of:=CONCATENATE([$Schema_Vert.A27];&quot; : &quot;;ROW([.A27]))" office:value-type="string">
              <text:p>maxDosePerPeriod_numerator_system : 27</text:p>
            </table:change-track-table-cell>
          </table:previous>
        </table:cell-content-change>
        <table:cell-content-change table:id="ct248">
          <table:cell-address table:column="0" table:row="27" table:table="2"/>
          <office:change-info>
            <dc:creator>Ewan Davis</dc:creator>
            <dc:date>2022-02-13T15:09:35.020212126</dc:date>
          </office:change-info>
          <table:previous table:id="ct207">
            <table:change-track-table-cell table:cell-address="out_cols.A28" table:formula="of:=CONCATENATE([$Schema_Vert.A28];&quot; : &quot;;ROW([.A28]))" office:value-type="string">
              <text:p>maxDosePerPeriod_numerator_code : 28</text:p>
            </table:change-track-table-cell>
          </table:previous>
        </table:cell-content-change>
        <table:cell-content-change table:id="ct249">
          <table:cell-address table:column="0" table:row="28" table:table="2"/>
          <office:change-info>
            <dc:creator>Ewan Davis</dc:creator>
            <dc:date>2022-02-13T15:09:35.020224925</dc:date>
          </office:change-info>
          <table:previous table:id="ct208">
            <table:change-track-table-cell table:cell-address="out_cols.A29" table:formula="of:=CONCATENATE([$Schema_Vert.A29];&quot; : &quot;;ROW([.A29]))" office:value-type="string">
              <text:p>maxDosePerPeriod_denominator_value : 29</text:p>
            </table:change-track-table-cell>
          </table:previous>
        </table:cell-content-change>
        <table:cell-content-change table:id="ct250">
          <table:cell-address table:column="0" table:row="29" table:table="2"/>
          <office:change-info>
            <dc:creator>Ewan Davis</dc:creator>
            <dc:date>2022-02-13T15:09:35.020237094</dc:date>
          </office:change-info>
          <table:previous table:id="ct209">
            <table:change-track-table-cell table:cell-address="out_cols.A30" table:formula="of:=CONCATENATE([$Schema_Vert.A30];&quot; : &quot;;ROW([.A30]))" office:value-type="string">
              <text:p>maxDosePerPeriod_denominator_unit : 30</text:p>
            </table:change-track-table-cell>
          </table:previous>
        </table:cell-content-change>
        <table:cell-content-change table:id="ct251">
          <table:cell-address table:column="0" table:row="30" table:table="2"/>
          <office:change-info>
            <dc:creator>Ewan Davis</dc:creator>
            <dc:date>2022-02-13T15:09:35.020250008</dc:date>
          </office:change-info>
          <table:previous table:id="ct210">
            <table:change-track-table-cell table:cell-address="out_cols.A31" table:formula="of:=CONCATENATE([$Schema_Vert.A31];&quot; : &quot;;ROW([.A31]))" office:value-type="string">
              <text:p>maxDosePerPeriod_denominator_system : 31</text:p>
            </table:change-track-table-cell>
          </table:previous>
        </table:cell-content-change>
        <table:cell-content-change table:id="ct252">
          <table:cell-address table:column="0" table:row="31" table:table="2"/>
          <office:change-info>
            <dc:creator>Ewan Davis</dc:creator>
            <dc:date>2022-02-13T15:09:35.020262487</dc:date>
          </office:change-info>
          <table:previous table:id="ct211">
            <table:change-track-table-cell table:cell-address="out_cols.A32" table:formula="of:=CONCATENATE([$Schema_Vert.A32];&quot; : &quot;;ROW([.A32]))" office:value-type="string">
              <text:p>maxDosePerPeriod_denominator_code : 32</text:p>
            </table:change-track-table-cell>
          </table:previous>
        </table:cell-content-change>
        <table:cell-content-change table:id="ct253">
          <table:cell-address table:column="0" table:row="32" table:table="2"/>
          <office:change-info>
            <dc:creator>Ewan Davis</dc:creator>
            <dc:date>2022-02-13T15:09:35.020275036</dc:date>
          </office:change-info>
          <table:previous table:id="ct212">
            <table:change-track-table-cell table:cell-address="out_cols.A33" table:formula="of:=CONCATENATE([$Schema_Vert.A33];&quot; : &quot;;ROW([.A33]))" office:value-type="string">
              <text:p>route_coding_system : 33</text:p>
            </table:change-track-table-cell>
          </table:previous>
        </table:cell-content-change>
        <table:cell-content-change table:id="ct254">
          <table:cell-address table:column="0" table:row="33" table:table="2"/>
          <office:change-info>
            <dc:creator>Ewan Davis</dc:creator>
            <dc:date>2022-02-13T15:09:35.020287458</dc:date>
          </office:change-info>
          <table:previous table:id="ct213">
            <table:change-track-table-cell table:cell-address="out_cols.A34" table:formula="of:=CONCATENATE([$Schema_Vert.A34];&quot; : &quot;;ROW([.A34]))" office:value-type="string">
              <text:p>route_coding_code : 34</text:p>
            </table:change-track-table-cell>
          </table:previous>
        </table:cell-content-change>
        <table:cell-content-change table:id="ct255">
          <table:cell-address table:column="0" table:row="34" table:table="2"/>
          <office:change-info>
            <dc:creator>Ewan Davis</dc:creator>
            <dc:date>2022-02-13T15:09:35.020299956</dc:date>
          </office:change-info>
          <table:previous table:id="ct214">
            <table:change-track-table-cell table:cell-address="out_cols.A35" table:formula="of:=CONCATENATE([$Schema_Vert.A35];&quot; : &quot;;ROW([.A35]))" office:value-type="string">
              <text:p>route_coding_display : 35</text:p>
            </table:change-track-table-cell>
          </table:previous>
        </table:cell-content-change>
        <table:cell-content-change table:id="ct256">
          <table:cell-address table:column="0" table:row="35" table:table="2"/>
          <office:change-info>
            <dc:creator>Ewan Davis</dc:creator>
            <dc:date>2022-02-13T15:09:35.020312721</dc:date>
          </office:change-info>
          <table:previous table:id="ct215">
            <table:change-track-table-cell table:cell-address="out_cols.A36" table:formula="of:=CONCATENATE([$Schema_Vert.A36];&quot; : &quot;;ROW([.A36]))" office:value-type="string">
              <text:p>site_coding_system : 36</text:p>
            </table:change-track-table-cell>
          </table:previous>
        </table:cell-content-change>
        <table:cell-content-change table:id="ct257">
          <table:cell-address table:column="0" table:row="36" table:table="2"/>
          <office:change-info>
            <dc:creator>Ewan Davis</dc:creator>
            <dc:date>2022-02-13T15:09:35.020325013</dc:date>
          </office:change-info>
          <table:previous table:id="ct216">
            <table:change-track-table-cell table:cell-address="out_cols.A37" table:formula="of:=CONCATENATE([$Schema_Vert.A37];&quot; : &quot;;ROW([.A37]))" office:value-type="string">
              <text:p>site_coding_code : 37</text:p>
            </table:change-track-table-cell>
          </table:previous>
        </table:cell-content-change>
        <table:cell-content-change table:id="ct258">
          <table:cell-address table:column="0" table:row="37" table:table="2"/>
          <office:change-info>
            <dc:creator>Ewan Davis</dc:creator>
            <dc:date>2022-02-13T15:09:35.020337613</dc:date>
          </office:change-info>
          <table:previous table:id="ct217">
            <table:change-track-table-cell table:cell-address="out_cols.A38" table:formula="of:=CONCATENATE([$Schema_Vert.A38];&quot; : &quot;;ROW([.A38]))" office:value-type="string">
              <text:p>site_coding_display : 38</text:p>
            </table:change-track-table-cell>
          </table:previous>
        </table:cell-content-change>
        <table:cell-content-change table:id="ct259">
          <table:cell-address table:column="0" table:row="0" table:table="2"/>
          <office:change-info>
            <dc:creator>Ewan Davis</dc:creator>
            <dc:date>2022-02-13T15:10:20.726638261</dc:date>
          </office:change-info>
          <table:previous table:id="ct221">
            <table:change-track-table-cell table:cell-address="out_cols.A1" table:formula="of:=CONCATENATE([$Schema_Vert.A2];&quot;  :  &quot;;ROW([.A1]))" office:value-type="string">
              <text:p>name <text:s/>: <text:s/>1</text:p>
            </table:change-track-table-cell>
          </table:previous>
        </table:cell-content-change>
        <table:cell-content-change table:id="ct260">
          <table:cell-address table:column="0" table:row="0" table:table="2"/>
          <office:change-info>
            <dc:creator>Ewan Davis</dc:creator>
            <dc:date>2022-02-13T15:10:45.911397331</dc:date>
          </office:change-info>
          <table:previous table:id="ct259">
            <table:change-track-table-cell table:cell-address="out_cols.A1" table:formula="of:=CONCATENATE(&quot;'&quot;;[$Schema_Vert.A2];&quot;  :  &quot;;ROW([.A1]);&quot;'&quot;)" office:value-type="string">
              <text:p>'name <text:s/>: <text:s/>1'</text:p>
            </table:change-track-table-cell>
          </table:previous>
        </table:cell-content-change>
        <table:cell-content-change table:id="ct261">
          <table:cell-address table:column="0" table:row="0" table:table="2"/>
          <office:change-info>
            <dc:creator>Ewan Davis</dc:creator>
            <dc:date>2022-02-13T15:10:53.123549336</dc:date>
          </office:change-info>
          <table:previous table:id="ct260">
            <table:change-track-table-cell table:cell-address="out_cols.A1" table:formula="of:=CONCATENATE(&quot;'&quot;;[$Schema_Vert.A2];&quot; '  :  &quot;;ROW([.A1]))" office:value-type="string">
              <text:p>'name ' <text:s/>: <text:s/>1</text:p>
            </table:change-track-table-cell>
          </table:previous>
        </table:cell-content-change>
        <table:cell-content-change table:id="ct262">
          <table:cell-address table:column="0" table:row="1" table:table="2"/>
          <office:change-info>
            <dc:creator>Ewan Davis</dc:creator>
            <dc:date>2022-02-13T15:10:53.123574046</dc:date>
          </office:change-info>
          <table:previous table:id="ct222">
            <table:change-track-table-cell table:cell-address="out_cols.A2" table:formula="of:=CONCATENATE([$Schema_Vert.A3];&quot;  :  &quot;;ROW([.A2]))" office:value-type="string">
              <text:p>dmd_code <text:s/>: <text:s/>2</text:p>
            </table:change-track-table-cell>
          </table:previous>
        </table:cell-content-change>
        <table:cell-content-change table:id="ct263">
          <table:cell-address table:column="0" table:row="2" table:table="2"/>
          <office:change-info>
            <dc:creator>Ewan Davis</dc:creator>
            <dc:date>2022-02-13T15:10:53.123595154</dc:date>
          </office:change-info>
          <table:previous table:id="ct223">
            <table:change-track-table-cell table:cell-address="out_cols.A3" table:formula="of:=CONCATENATE([#REF!];&quot;  :  &quot;;ROW([.A3]))" office:value-type="float" office:value="0"/>
          </table:previous>
        </table:cell-content-change>
        <table:cell-content-change table:id="ct264">
          <table:cell-address table:column="0" table:row="3" table:table="2"/>
          <office:change-info>
            <dc:creator>Ewan Davis</dc:creator>
            <dc:date>2022-02-13T15:10:53.123611062</dc:date>
          </office:change-info>
          <table:previous table:id="ct224">
            <table:change-track-table-cell table:cell-address="out_cols.A4" table:formula="of:=CONCATENATE([#REF!];&quot;  :  &quot;;ROW([.A4]))" office:value-type="float" office:value="0"/>
          </table:previous>
        </table:cell-content-change>
        <table:cell-content-change table:id="ct265">
          <table:cell-address table:column="0" table:row="4" table:table="2"/>
          <office:change-info>
            <dc:creator>Ewan Davis</dc:creator>
            <dc:date>2022-02-13T15:10:53.123626664</dc:date>
          </office:change-info>
          <table:previous table:id="ct225">
            <table:change-track-table-cell table:cell-address="out_cols.A5" table:formula="of:=CONCATENATE([$Schema_Vert.A4];&quot;  :  &quot;;ROW([.A5]))" office:value-type="string">
              <text:p>timing_repeat_periodUnit <text:s/>: <text:s/>5</text:p>
            </table:change-track-table-cell>
          </table:previous>
        </table:cell-content-change>
        <table:cell-content-change table:id="ct266">
          <table:cell-address table:column="0" table:row="5" table:table="2"/>
          <office:change-info>
            <dc:creator>Ewan Davis</dc:creator>
            <dc:date>2022-02-13T15:10:53.123642350</dc:date>
          </office:change-info>
          <table:previous table:id="ct226">
            <table:change-track-table-cell table:cell-address="out_cols.A6" table:formula="of:=CONCATENATE([$Schema_Vert.A5];&quot;  :  &quot;;ROW([.A6]))" office:value-type="string">
              <text:p>timing_repeat_frequency <text:s/>: <text:s/>6</text:p>
            </table:change-track-table-cell>
          </table:previous>
        </table:cell-content-change>
        <table:cell-content-change table:id="ct267">
          <table:cell-address table:column="0" table:row="6" table:table="2"/>
          <office:change-info>
            <dc:creator>Ewan Davis</dc:creator>
            <dc:date>2022-02-13T15:10:53.123658040</dc:date>
          </office:change-info>
          <table:previous table:id="ct227">
            <table:change-track-table-cell table:cell-address="out_cols.A7" table:formula="of:=CONCATENATE([$Schema_Vert.A6];&quot;  :  &quot;;ROW([.A7]))" office:value-type="string">
              <text:p>timing_repeat_period <text:s/>: <text:s/>7</text:p>
            </table:change-track-table-cell>
          </table:previous>
        </table:cell-content-change>
        <table:cell-content-change table:id="ct268">
          <table:cell-address table:column="0" table:row="7" table:table="2"/>
          <office:change-info>
            <dc:creator>Ewan Davis</dc:creator>
            <dc:date>2022-02-13T15:10:53.123673436</dc:date>
          </office:change-info>
          <table:previous table:id="ct228">
            <table:change-track-table-cell table:cell-address="out_cols.A8" table:formula="of:=CONCATENATE([$Schema_Vert.A8];&quot;  :  &quot;;ROW([.A8]))" office:value-type="string">
              <text:p>timing_repeat_day_of_week <text:s/>: <text:s/>8</text:p>
            </table:change-track-table-cell>
          </table:previous>
        </table:cell-content-change>
        <table:cell-content-change table:id="ct269">
          <table:cell-address table:column="0" table:row="8" table:table="2"/>
          <office:change-info>
            <dc:creator>Ewan Davis</dc:creator>
            <dc:date>2022-02-13T15:10:53.123688889</dc:date>
          </office:change-info>
          <table:previous table:id="ct229">
            <table:change-track-table-cell table:cell-address="out_cols.A9" table:formula="of:=CONCATENATE([$Schema_Vert.A9];&quot;  :  &quot;;ROW([.A9]))" office:value-type="string">
              <text:p>timing_repeat_when <text:s/>: <text:s/>9</text:p>
            </table:change-track-table-cell>
          </table:previous>
        </table:cell-content-change>
        <table:cell-content-change table:id="ct270">
          <table:cell-address table:column="0" table:row="9" table:table="2"/>
          <office:change-info>
            <dc:creator>Ewan Davis</dc:creator>
            <dc:date>2022-02-13T15:10:53.123704502</dc:date>
          </office:change-info>
          <table:previous table:id="ct230">
            <table:change-track-table-cell table:cell-address="out_cols.A10" table:formula="of:=CONCATENATE([$Schema_Vert.A10];&quot;  :  &quot;;ROW([.A10]))" office:value-type="string">
              <text:p>timing_repeat_offset <text:s/>: <text:s/>10</text:p>
            </table:change-track-table-cell>
          </table:previous>
        </table:cell-content-change>
        <table:cell-content-change table:id="ct271">
          <table:cell-address table:column="0" table:row="10" table:table="2"/>
          <office:change-info>
            <dc:creator>Ewan Davis</dc:creator>
            <dc:date>2022-02-13T15:10:53.123720394</dc:date>
          </office:change-info>
          <table:previous table:id="ct231">
            <table:change-track-table-cell table:cell-address="out_cols.A11" table:formula="of:=CONCATENATE([$Schema_Vert.A11];&quot;  :  &quot;;ROW([.A11]))" office:value-type="string">
              <text:p>asNeededBoolean <text:s/>: <text:s/>11</text:p>
            </table:change-track-table-cell>
          </table:previous>
        </table:cell-content-change>
        <table:cell-content-change table:id="ct272">
          <table:cell-address table:column="0" table:row="11" table:table="2"/>
          <office:change-info>
            <dc:creator>Ewan Davis</dc:creator>
            <dc:date>2022-02-13T15:10:53.123735954</dc:date>
          </office:change-info>
          <table:previous table:id="ct232">
            <table:change-track-table-cell table:cell-address="out_cols.A12" table:formula="of:=CONCATENATE([$Schema_Vert.A12];&quot;  :  &quot;;ROW([.A12]))" office:value-type="string">
              <text:p>asNeededCodableConcept <text:s/>: <text:s/>12</text:p>
            </table:change-track-table-cell>
          </table:previous>
        </table:cell-content-change>
        <table:cell-content-change table:id="ct273">
          <table:cell-address table:column="0" table:row="12" table:table="2"/>
          <office:change-info>
            <dc:creator>Ewan Davis</dc:creator>
            <dc:date>2022-02-13T15:10:53.123751371</dc:date>
          </office:change-info>
          <table:previous table:id="ct233">
            <table:change-track-table-cell table:cell-address="out_cols.A13" table:formula="of:=CONCATENATE([$Schema_Vert.A13];&quot;  :  &quot;;ROW([.A13]))" office:value-type="string">
              <text:p>asNeededCodableConcept_coding <text:s/>: <text:s/>13</text:p>
            </table:change-track-table-cell>
          </table:previous>
        </table:cell-content-change>
        <table:cell-content-change table:id="ct274">
          <table:cell-address table:column="0" table:row="13" table:table="2"/>
          <office:change-info>
            <dc:creator>Ewan Davis</dc:creator>
            <dc:date>2022-02-13T15:10:53.123766803</dc:date>
          </office:change-info>
          <table:previous table:id="ct234">
            <table:change-track-table-cell table:cell-address="out_cols.A14" table:formula="of:=CONCATENATE([$Schema_Vert.A14];&quot;  :  &quot;;ROW([.A14]))" office:value-type="string">
              <text:p>asNeededCodableConcept_coding_system <text:s/>: <text:s/>14</text:p>
            </table:change-track-table-cell>
          </table:previous>
        </table:cell-content-change>
        <table:cell-content-change table:id="ct275">
          <table:cell-address table:column="0" table:row="14" table:table="2"/>
          <office:change-info>
            <dc:creator>Ewan Davis</dc:creator>
            <dc:date>2022-02-13T15:10:53.123781993</dc:date>
          </office:change-info>
          <table:previous table:id="ct235">
            <table:change-track-table-cell table:cell-address="out_cols.A15" table:formula="of:=CONCATENATE([$Schema_Vert.A15];&quot;  :  &quot;;ROW([.A15]))" office:value-type="string">
              <text:p>asNeededCodableConcept_coding_code <text:s/>: <text:s/>15</text:p>
            </table:change-track-table-cell>
          </table:previous>
        </table:cell-content-change>
        <table:cell-content-change table:id="ct276">
          <table:cell-address table:column="0" table:row="15" table:table="2"/>
          <office:change-info>
            <dc:creator>Ewan Davis</dc:creator>
            <dc:date>2022-02-13T15:10:53.123797575</dc:date>
          </office:change-info>
          <table:previous table:id="ct236">
            <table:change-track-table-cell table:cell-address="out_cols.A16" table:formula="of:=CONCATENATE([$Schema_Vert.A16];&quot;  :  &quot;;ROW([.A16]))" office:value-type="string">
              <text:p>asNeededCodableConcept_coding_text <text:s/>: <text:s/>16</text:p>
            </table:change-track-table-cell>
          </table:previous>
        </table:cell-content-change>
        <table:cell-content-change table:id="ct277">
          <table:cell-address table:column="0" table:row="16" table:table="2"/>
          <office:change-info>
            <dc:creator>Ewan Davis</dc:creator>
            <dc:date>2022-02-13T15:10:53.123812913</dc:date>
          </office:change-info>
          <table:previous table:id="ct237">
            <table:change-track-table-cell table:cell-address="out_cols.A17" table:formula="of:=CONCATENATE([$Schema_Vert.A17];&quot;  :  &quot;;ROW([.A17]))" office:value-type="string">
              <text:p>doseAndRate_doseQuantity_value <text:s/>: <text:s/>17</text:p>
            </table:change-track-table-cell>
          </table:previous>
        </table:cell-content-change>
        <table:cell-content-change table:id="ct278">
          <table:cell-address table:column="0" table:row="17" table:table="2"/>
          <office:change-info>
            <dc:creator>Ewan Davis</dc:creator>
            <dc:date>2022-02-13T15:10:53.123828319</dc:date>
          </office:change-info>
          <table:previous table:id="ct238">
            <table:change-track-table-cell table:cell-address="out_cols.A18" table:formula="of:=CONCATENATE([$Schema_Vert.A18];&quot;  :  &quot;;ROW([.A18]))" office:value-type="string">
              <text:p>doseAndRate_doseQuantity_system <text:s/>: <text:s/>18</text:p>
            </table:change-track-table-cell>
          </table:previous>
        </table:cell-content-change>
        <table:cell-content-change table:id="ct279">
          <table:cell-address table:column="0" table:row="18" table:table="2"/>
          <office:change-info>
            <dc:creator>Ewan Davis</dc:creator>
            <dc:date>2022-02-13T15:10:53.123843665</dc:date>
          </office:change-info>
          <table:previous table:id="ct239">
            <table:change-track-table-cell table:cell-address="out_cols.A19" table:formula="of:=CONCATENATE([$Schema_Vert.A19];&quot;  :  &quot;;ROW([.A19]))" office:value-type="string">
              <text:p>doseAndRate_doseQuantity_unit <text:s/>: <text:s/>19</text:p>
            </table:change-track-table-cell>
          </table:previous>
        </table:cell-content-change>
        <table:cell-content-change table:id="ct280">
          <table:cell-address table:column="0" table:row="19" table:table="2"/>
          <office:change-info>
            <dc:creator>Ewan Davis</dc:creator>
            <dc:date>2022-02-13T15:10:53.123859103</dc:date>
          </office:change-info>
          <table:previous table:id="ct240">
            <table:change-track-table-cell table:cell-address="out_cols.A20" table:formula="of:=CONCATENATE([$Schema_Vert.A20];&quot;  :  &quot;;ROW([.A20]))" office:value-type="string">
              <text:p>doseAndRate_doseQuantity_code <text:s/>: <text:s/>20</text:p>
            </table:change-track-table-cell>
          </table:previous>
        </table:cell-content-change>
        <table:cell-content-change table:id="ct281">
          <table:cell-address table:column="0" table:row="20" table:table="2"/>
          <office:change-info>
            <dc:creator>Ewan Davis</dc:creator>
            <dc:date>2022-02-13T15:10:53.123874217</dc:date>
          </office:change-info>
          <table:previous table:id="ct241">
            <table:change-track-table-cell table:cell-address="out_cols.A21" table:formula="of:=CONCATENATE([$Schema_Vert.A21];&quot;  :  &quot;;ROW([.A21]))" office:value-type="string">
              <text:p>maxDosePerAdministration_value <text:s/>: <text:s/>21</text:p>
            </table:change-track-table-cell>
          </table:previous>
        </table:cell-content-change>
        <table:cell-content-change table:id="ct282">
          <table:cell-address table:column="0" table:row="21" table:table="2"/>
          <office:change-info>
            <dc:creator>Ewan Davis</dc:creator>
            <dc:date>2022-02-13T15:10:53.123889265</dc:date>
          </office:change-info>
          <table:previous table:id="ct242">
            <table:change-track-table-cell table:cell-address="out_cols.A22" table:formula="of:=CONCATENATE([$Schema_Vert.A22];&quot;  :  &quot;;ROW([.A22]))" office:value-type="string">
              <text:p>maxDosePerAdministration_unit <text:s/>: <text:s/>22</text:p>
            </table:change-track-table-cell>
          </table:previous>
        </table:cell-content-change>
        <table:cell-content-change table:id="ct283">
          <table:cell-address table:column="0" table:row="22" table:table="2"/>
          <office:change-info>
            <dc:creator>Ewan Davis</dc:creator>
            <dc:date>2022-02-13T15:10:53.123904927</dc:date>
          </office:change-info>
          <table:previous table:id="ct243">
            <table:change-track-table-cell table:cell-address="out_cols.A23" table:formula="of:=CONCATENATE([$Schema_Vert.A23];&quot;  :  &quot;;ROW([.A23]))" office:value-type="string">
              <text:p>maxDosePerAdministration_system <text:s/>: <text:s/>23</text:p>
            </table:change-track-table-cell>
          </table:previous>
        </table:cell-content-change>
        <table:cell-content-change table:id="ct284">
          <table:cell-address table:column="0" table:row="23" table:table="2"/>
          <office:change-info>
            <dc:creator>Ewan Davis</dc:creator>
            <dc:date>2022-02-13T15:10:53.123920277</dc:date>
          </office:change-info>
          <table:previous table:id="ct244">
            <table:change-track-table-cell table:cell-address="out_cols.A24" table:formula="of:=CONCATENATE([$Schema_Vert.A24];&quot;  :  &quot;;ROW([.A24]))" office:value-type="string">
              <text:p>maxDosePerAdministration_code <text:s/>: <text:s/>24</text:p>
            </table:change-track-table-cell>
          </table:previous>
        </table:cell-content-change>
        <table:cell-content-change table:id="ct285">
          <table:cell-address table:column="0" table:row="24" table:table="2"/>
          <office:change-info>
            <dc:creator>Ewan Davis</dc:creator>
            <dc:date>2022-02-13T15:10:53.123935492</dc:date>
          </office:change-info>
          <table:previous table:id="ct245">
            <table:change-track-table-cell table:cell-address="out_cols.A25" table:formula="of:=CONCATENATE([$Schema_Vert.A25];&quot;  :  &quot;;ROW([.A25]))" office:value-type="string">
              <text:p>maxDosePerPeriod_numerator_value <text:s/>: <text:s/>25</text:p>
            </table:change-track-table-cell>
          </table:previous>
        </table:cell-content-change>
        <table:cell-content-change table:id="ct286">
          <table:cell-address table:column="0" table:row="25" table:table="2"/>
          <office:change-info>
            <dc:creator>Ewan Davis</dc:creator>
            <dc:date>2022-02-13T15:10:53.123951257</dc:date>
          </office:change-info>
          <table:previous table:id="ct246">
            <table:change-track-table-cell table:cell-address="out_cols.A26" table:formula="of:=CONCATENATE([$Schema_Vert.A26];&quot;  :  &quot;;ROW([.A26]))" office:value-type="string">
              <text:p>maxDosePerPeriod_numerator_unit <text:s/>: <text:s/>26</text:p>
            </table:change-track-table-cell>
          </table:previous>
        </table:cell-content-change>
        <table:cell-content-change table:id="ct287">
          <table:cell-address table:column="0" table:row="26" table:table="2"/>
          <office:change-info>
            <dc:creator>Ewan Davis</dc:creator>
            <dc:date>2022-02-13T15:10:53.123966935</dc:date>
          </office:change-info>
          <table:previous table:id="ct247">
            <table:change-track-table-cell table:cell-address="out_cols.A27" table:formula="of:=CONCATENATE([$Schema_Vert.A27];&quot;  :  &quot;;ROW([.A27]))" office:value-type="string">
              <text:p>maxDosePerPeriod_numerator_system <text:s/>: <text:s/>27</text:p>
            </table:change-track-table-cell>
          </table:previous>
        </table:cell-content-change>
        <table:cell-content-change table:id="ct288">
          <table:cell-address table:column="0" table:row="27" table:table="2"/>
          <office:change-info>
            <dc:creator>Ewan Davis</dc:creator>
            <dc:date>2022-02-13T15:10:53.123981994</dc:date>
          </office:change-info>
          <table:previous table:id="ct248">
            <table:change-track-table-cell table:cell-address="out_cols.A28" table:formula="of:=CONCATENATE([$Schema_Vert.A28];&quot;  :  &quot;;ROW([.A28]))" office:value-type="string">
              <text:p>maxDosePerPeriod_numerator_code <text:s/>: <text:s/>28</text:p>
            </table:change-track-table-cell>
          </table:previous>
        </table:cell-content-change>
        <table:cell-content-change table:id="ct289">
          <table:cell-address table:column="0" table:row="28" table:table="2"/>
          <office:change-info>
            <dc:creator>Ewan Davis</dc:creator>
            <dc:date>2022-02-13T15:10:53.123997374</dc:date>
          </office:change-info>
          <table:previous table:id="ct249">
            <table:change-track-table-cell table:cell-address="out_cols.A29" table:formula="of:=CONCATENATE([$Schema_Vert.A29];&quot;  :  &quot;;ROW([.A29]))" office:value-type="string">
              <text:p>maxDosePerPeriod_denominator_value <text:s/>: <text:s/>29</text:p>
            </table:change-track-table-cell>
          </table:previous>
        </table:cell-content-change>
        <table:cell-content-change table:id="ct290">
          <table:cell-address table:column="0" table:row="29" table:table="2"/>
          <office:change-info>
            <dc:creator>Ewan Davis</dc:creator>
            <dc:date>2022-02-13T15:10:53.124012924</dc:date>
          </office:change-info>
          <table:previous table:id="ct250">
            <table:change-track-table-cell table:cell-address="out_cols.A30" table:formula="of:=CONCATENATE([$Schema_Vert.A30];&quot;  :  &quot;;ROW([.A30]))" office:value-type="string">
              <text:p>maxDosePerPeriod_denominator_unit <text:s/>: <text:s/>30</text:p>
            </table:change-track-table-cell>
          </table:previous>
        </table:cell-content-change>
        <table:cell-content-change table:id="ct291">
          <table:cell-address table:column="0" table:row="30" table:table="2"/>
          <office:change-info>
            <dc:creator>Ewan Davis</dc:creator>
            <dc:date>2022-02-13T15:10:53.124028386</dc:date>
          </office:change-info>
          <table:previous table:id="ct251">
            <table:change-track-table-cell table:cell-address="out_cols.A31" table:formula="of:=CONCATENATE([$Schema_Vert.A31];&quot;  :  &quot;;ROW([.A31]))" office:value-type="string">
              <text:p>maxDosePerPeriod_denominator_system <text:s/>: <text:s/>31</text:p>
            </table:change-track-table-cell>
          </table:previous>
        </table:cell-content-change>
        <table:cell-content-change table:id="ct292">
          <table:cell-address table:column="0" table:row="31" table:table="2"/>
          <office:change-info>
            <dc:creator>Ewan Davis</dc:creator>
            <dc:date>2022-02-13T15:10:53.124043828</dc:date>
          </office:change-info>
          <table:previous table:id="ct252">
            <table:change-track-table-cell table:cell-address="out_cols.A32" table:formula="of:=CONCATENATE([$Schema_Vert.A32];&quot;  :  &quot;;ROW([.A32]))" office:value-type="string">
              <text:p>maxDosePerPeriod_denominator_code <text:s/>: <text:s/>32</text:p>
            </table:change-track-table-cell>
          </table:previous>
        </table:cell-content-change>
        <table:cell-content-change table:id="ct293">
          <table:cell-address table:column="0" table:row="32" table:table="2"/>
          <office:change-info>
            <dc:creator>Ewan Davis</dc:creator>
            <dc:date>2022-02-13T15:10:53.124058830</dc:date>
          </office:change-info>
          <table:previous table:id="ct253">
            <table:change-track-table-cell table:cell-address="out_cols.A33" table:formula="of:=CONCATENATE([$Schema_Vert.A33];&quot;  :  &quot;;ROW([.A33]))" office:value-type="string">
              <text:p>route_coding_system <text:s/>: <text:s/>33</text:p>
            </table:change-track-table-cell>
          </table:previous>
        </table:cell-content-change>
        <table:cell-content-change table:id="ct294">
          <table:cell-address table:column="0" table:row="33" table:table="2"/>
          <office:change-info>
            <dc:creator>Ewan Davis</dc:creator>
            <dc:date>2022-02-13T15:10:53.124074184</dc:date>
          </office:change-info>
          <table:previous table:id="ct254">
            <table:change-track-table-cell table:cell-address="out_cols.A34" table:formula="of:=CONCATENATE([$Schema_Vert.A34];&quot;  :  &quot;;ROW([.A34]))" office:value-type="string">
              <text:p>route_coding_code <text:s/>: <text:s/>34</text:p>
            </table:change-track-table-cell>
          </table:previous>
        </table:cell-content-change>
        <table:cell-content-change table:id="ct295">
          <table:cell-address table:column="0" table:row="34" table:table="2"/>
          <office:change-info>
            <dc:creator>Ewan Davis</dc:creator>
            <dc:date>2022-02-13T15:10:53.124089662</dc:date>
          </office:change-info>
          <table:previous table:id="ct255">
            <table:change-track-table-cell table:cell-address="out_cols.A35" table:formula="of:=CONCATENATE([$Schema_Vert.A35];&quot;  :  &quot;;ROW([.A35]))" office:value-type="string">
              <text:p>route_coding_display <text:s/>: <text:s/>35</text:p>
            </table:change-track-table-cell>
          </table:previous>
        </table:cell-content-change>
        <table:cell-content-change table:id="ct296">
          <table:cell-address table:column="0" table:row="35" table:table="2"/>
          <office:change-info>
            <dc:creator>Ewan Davis</dc:creator>
            <dc:date>2022-02-13T15:10:53.124104728</dc:date>
          </office:change-info>
          <table:previous table:id="ct256">
            <table:change-track-table-cell table:cell-address="out_cols.A36" table:formula="of:=CONCATENATE([$Schema_Vert.A36];&quot;  :  &quot;;ROW([.A36]))" office:value-type="string">
              <text:p>site_coding_system <text:s/>: <text:s/>36</text:p>
            </table:change-track-table-cell>
          </table:previous>
        </table:cell-content-change>
        <table:cell-content-change table:id="ct297">
          <table:cell-address table:column="0" table:row="36" table:table="2"/>
          <office:change-info>
            <dc:creator>Ewan Davis</dc:creator>
            <dc:date>2022-02-13T15:10:53.124120008</dc:date>
          </office:change-info>
          <table:previous table:id="ct257">
            <table:change-track-table-cell table:cell-address="out_cols.A37" table:formula="of:=CONCATENATE([$Schema_Vert.A37];&quot;  :  &quot;;ROW([.A37]))" office:value-type="string">
              <text:p>site_coding_code <text:s/>: <text:s/>37</text:p>
            </table:change-track-table-cell>
          </table:previous>
        </table:cell-content-change>
        <table:cell-content-change table:id="ct298">
          <table:cell-address table:column="0" table:row="37" table:table="2"/>
          <office:change-info>
            <dc:creator>Ewan Davis</dc:creator>
            <dc:date>2022-02-13T15:10:53.124135570</dc:date>
          </office:change-info>
          <table:previous table:id="ct258">
            <table:change-track-table-cell table:cell-address="out_cols.A38" table:formula="of:=CONCATENATE([$Schema_Vert.A38];&quot;  :  &quot;;ROW([.A38]))" office:value-type="string">
              <text:p>site_coding_display <text:s/>: <text:s/>38</text:p>
            </table:change-track-table-cell>
          </table:previous>
        </table:cell-content-change>
        <table:cell-content-change table:id="ct299">
          <table:cell-address table:column="0" table:row="0" table:table="2"/>
          <office:change-info>
            <dc:creator>Ewan Davis</dc:creator>
            <dc:date>2022-02-13T15:11:19.003012762</dc:date>
          </office:change-info>
          <table:previous table:id="ct261">
            <table:change-track-table-cell table:cell-address="out_cols.A1" table:formula="of:=CONCATENATE(&quot;'&quot;;[$Schema_Vert.A2];&quot; '  :  &quot;;ROW([.A1]))" office:value-type="string">
              <text:p>'name ' <text:s/>: <text:s/>1</text:p>
            </table:change-track-table-cell>
          </table:previous>
        </table:cell-content-change>
        <table:cell-content-change table:id="ct300">
          <table:cell-address table:column="0" table:row="0" table:table="2"/>
          <office:change-info>
            <dc:creator>Ewan Davis</dc:creator>
            <dc:date>2022-02-13T15:11:25.179875156</dc:date>
          </office:change-info>
          <table:previous table:id="ct299">
            <table:change-track-table-cell table:cell-address="out_cols.A1" table:formula="of:=CONCATENATE(&quot;'&quot;;[$Schema_Vert.A2];&quot; '  :  &quot;;ROW([.A1]);&quot;,&quot;)" office:value-type="string">
              <text:p>'name ' <text:s/>: <text:s/>1,</text:p>
            </table:change-track-table-cell>
          </table:previous>
        </table:cell-content-change>
        <table:cell-content-change table:id="ct301">
          <table:cell-address table:column="0" table:row="1" table:table="2"/>
          <office:change-info>
            <dc:creator>Ewan Davis</dc:creator>
            <dc:date>2022-02-13T15:11:25.179910679</dc:date>
          </office:change-info>
          <table:previous table:id="ct262">
            <table:change-track-table-cell table:cell-address="out_cols.A2" table:formula="of:=CONCATENATE(&quot;'&quot;;[$Schema_Vert.A3];&quot; '  :  &quot;;ROW([.A2]))" office:value-type="string">
              <text:p>'dmd_code ' <text:s/>: <text:s/>2</text:p>
            </table:change-track-table-cell>
          </table:previous>
        </table:cell-content-change>
        <table:cell-content-change table:id="ct302">
          <table:cell-address table:column="0" table:row="2" table:table="2"/>
          <office:change-info>
            <dc:creator>Ewan Davis</dc:creator>
            <dc:date>2022-02-13T15:11:25.179940579</dc:date>
          </office:change-info>
          <table:previous table:id="ct263">
            <table:change-track-table-cell table:cell-address="out_cols.A3" table:formula="of:=CONCATENATE(&quot;'&quot;;[#REF!];&quot; '  :  &quot;;ROW([.A3]))" office:value-type="float" office:value="0"/>
          </table:previous>
        </table:cell-content-change>
        <table:cell-content-change table:id="ct303">
          <table:cell-address table:column="0" table:row="3" table:table="2"/>
          <office:change-info>
            <dc:creator>Ewan Davis</dc:creator>
            <dc:date>2022-02-13T15:11:25.179966365</dc:date>
          </office:change-info>
          <table:previous table:id="ct264">
            <table:change-track-table-cell table:cell-address="out_cols.A4" table:formula="of:=CONCATENATE(&quot;'&quot;;[#REF!];&quot; '  :  &quot;;ROW([.A4]))" office:value-type="float" office:value="0"/>
          </table:previous>
        </table:cell-content-change>
        <table:cell-content-change table:id="ct304">
          <table:cell-address table:column="0" table:row="4" table:table="2"/>
          <office:change-info>
            <dc:creator>Ewan Davis</dc:creator>
            <dc:date>2022-02-13T15:11:25.179990899</dc:date>
          </office:change-info>
          <table:previous table:id="ct265">
            <table:change-track-table-cell table:cell-address="out_cols.A5" table:formula="of:=CONCATENATE(&quot;'&quot;;[$Schema_Vert.A4];&quot; '  :  &quot;;ROW([.A5]))" office:value-type="string">
              <text:p>'timing_repeat_periodUnit ' <text:s/>: <text:s/>5</text:p>
            </table:change-track-table-cell>
          </table:previous>
        </table:cell-content-change>
        <table:cell-content-change table:id="ct305">
          <table:cell-address table:column="0" table:row="5" table:table="2"/>
          <office:change-info>
            <dc:creator>Ewan Davis</dc:creator>
            <dc:date>2022-02-13T15:11:25.180015931</dc:date>
          </office:change-info>
          <table:previous table:id="ct266">
            <table:change-track-table-cell table:cell-address="out_cols.A6" table:formula="of:=CONCATENATE(&quot;'&quot;;[$Schema_Vert.A5];&quot; '  :  &quot;;ROW([.A6]))" office:value-type="string">
              <text:p>'timing_repeat_frequency ' <text:s/>: <text:s/>6</text:p>
            </table:change-track-table-cell>
          </table:previous>
        </table:cell-content-change>
        <table:cell-content-change table:id="ct306">
          <table:cell-address table:column="0" table:row="6" table:table="2"/>
          <office:change-info>
            <dc:creator>Ewan Davis</dc:creator>
            <dc:date>2022-02-13T15:11:25.180040580</dc:date>
          </office:change-info>
          <table:previous table:id="ct267">
            <table:change-track-table-cell table:cell-address="out_cols.A7" table:formula="of:=CONCATENATE(&quot;'&quot;;[$Schema_Vert.A6];&quot; '  :  &quot;;ROW([.A7]))" office:value-type="string">
              <text:p>'timing_repeat_period ' <text:s/>: <text:s/>7</text:p>
            </table:change-track-table-cell>
          </table:previous>
        </table:cell-content-change>
        <table:cell-content-change table:id="ct307">
          <table:cell-address table:column="0" table:row="7" table:table="2"/>
          <office:change-info>
            <dc:creator>Ewan Davis</dc:creator>
            <dc:date>2022-02-13T15:11:25.180065320</dc:date>
          </office:change-info>
          <table:previous table:id="ct268">
            <table:change-track-table-cell table:cell-address="out_cols.A8" table:formula="of:=CONCATENATE(&quot;'&quot;;[$Schema_Vert.A8];&quot; '  :  &quot;;ROW([.A8]))" office:value-type="string">
              <text:p>'timing_repeat_day_of_week ' <text:s/>: <text:s/>8</text:p>
            </table:change-track-table-cell>
          </table:previous>
        </table:cell-content-change>
        <table:cell-content-change table:id="ct308">
          <table:cell-address table:column="0" table:row="8" table:table="2"/>
          <office:change-info>
            <dc:creator>Ewan Davis</dc:creator>
            <dc:date>2022-02-13T15:11:25.180089763</dc:date>
          </office:change-info>
          <table:previous table:id="ct269">
            <table:change-track-table-cell table:cell-address="out_cols.A9" table:formula="of:=CONCATENATE(&quot;'&quot;;[$Schema_Vert.A9];&quot; '  :  &quot;;ROW([.A9]))" office:value-type="string">
              <text:p>'timing_repeat_when ' <text:s/>: <text:s/>9</text:p>
            </table:change-track-table-cell>
          </table:previous>
        </table:cell-content-change>
        <table:cell-content-change table:id="ct309">
          <table:cell-address table:column="0" table:row="9" table:table="2"/>
          <office:change-info>
            <dc:creator>Ewan Davis</dc:creator>
            <dc:date>2022-02-13T15:11:25.180114491</dc:date>
          </office:change-info>
          <table:previous table:id="ct270">
            <table:change-track-table-cell table:cell-address="out_cols.A10" table:formula="of:=CONCATENATE(&quot;'&quot;;[$Schema_Vert.A10];&quot; '  :  &quot;;ROW([.A10]))" office:value-type="string">
              <text:p>'timing_repeat_offset ' <text:s/>: <text:s/>10</text:p>
            </table:change-track-table-cell>
          </table:previous>
        </table:cell-content-change>
        <table:cell-content-change table:id="ct310">
          <table:cell-address table:column="0" table:row="10" table:table="2"/>
          <office:change-info>
            <dc:creator>Ewan Davis</dc:creator>
            <dc:date>2022-02-13T15:11:25.180139280</dc:date>
          </office:change-info>
          <table:previous table:id="ct271">
            <table:change-track-table-cell table:cell-address="out_cols.A11" table:formula="of:=CONCATENATE(&quot;'&quot;;[$Schema_Vert.A11];&quot; '  :  &quot;;ROW([.A11]))" office:value-type="string">
              <text:p>'asNeededBoolean ' <text:s/>: <text:s/>11</text:p>
            </table:change-track-table-cell>
          </table:previous>
        </table:cell-content-change>
        <table:cell-content-change table:id="ct311">
          <table:cell-address table:column="0" table:row="11" table:table="2"/>
          <office:change-info>
            <dc:creator>Ewan Davis</dc:creator>
            <dc:date>2022-02-13T15:11:25.180164074</dc:date>
          </office:change-info>
          <table:previous table:id="ct272">
            <table:change-track-table-cell table:cell-address="out_cols.A12" table:formula="of:=CONCATENATE(&quot;'&quot;;[$Schema_Vert.A12];&quot; '  :  &quot;;ROW([.A12]))" office:value-type="string">
              <text:p>'asNeededCodableConcept ' <text:s/>: <text:s/>12</text:p>
            </table:change-track-table-cell>
          </table:previous>
        </table:cell-content-change>
        <table:cell-content-change table:id="ct312">
          <table:cell-address table:column="0" table:row="12" table:table="2"/>
          <office:change-info>
            <dc:creator>Ewan Davis</dc:creator>
            <dc:date>2022-02-13T15:11:25.180189015</dc:date>
          </office:change-info>
          <table:previous table:id="ct273">
            <table:change-track-table-cell table:cell-address="out_cols.A13" table:formula="of:=CONCATENATE(&quot;'&quot;;[$Schema_Vert.A13];&quot; '  :  &quot;;ROW([.A13]))" office:value-type="string">
              <text:p>'asNeededCodableConcept_coding ' <text:s/>: <text:s/>13</text:p>
            </table:change-track-table-cell>
          </table:previous>
        </table:cell-content-change>
        <table:cell-content-change table:id="ct313">
          <table:cell-address table:column="0" table:row="13" table:table="2"/>
          <office:change-info>
            <dc:creator>Ewan Davis</dc:creator>
            <dc:date>2022-02-13T15:11:25.180213717</dc:date>
          </office:change-info>
          <table:previous table:id="ct274">
            <table:change-track-table-cell table:cell-address="out_cols.A14" table:formula="of:=CONCATENATE(&quot;'&quot;;[$Schema_Vert.A14];&quot; '  :  &quot;;ROW([.A14]))" office:value-type="string">
              <text:p>'asNeededCodableConcept_coding_system ' <text:s/>: <text:s/>14</text:p>
            </table:change-track-table-cell>
          </table:previous>
        </table:cell-content-change>
        <table:cell-content-change table:id="ct314">
          <table:cell-address table:column="0" table:row="14" table:table="2"/>
          <office:change-info>
            <dc:creator>Ewan Davis</dc:creator>
            <dc:date>2022-02-13T15:11:25.180238826</dc:date>
          </office:change-info>
          <table:previous table:id="ct275">
            <table:change-track-table-cell table:cell-address="out_cols.A15" table:formula="of:=CONCATENATE(&quot;'&quot;;[$Schema_Vert.A15];&quot; '  :  &quot;;ROW([.A15]))" office:value-type="string">
              <text:p>'asNeededCodableConcept_coding_code ' <text:s/>: <text:s/>15</text:p>
            </table:change-track-table-cell>
          </table:previous>
        </table:cell-content-change>
        <table:cell-content-change table:id="ct315">
          <table:cell-address table:column="0" table:row="15" table:table="2"/>
          <office:change-info>
            <dc:creator>Ewan Davis</dc:creator>
            <dc:date>2022-02-13T15:11:25.180263001</dc:date>
          </office:change-info>
          <table:previous table:id="ct276">
            <table:change-track-table-cell table:cell-address="out_cols.A16" table:formula="of:=CONCATENATE(&quot;'&quot;;[$Schema_Vert.A16];&quot; '  :  &quot;;ROW([.A16]))" office:value-type="string">
              <text:p>'asNeededCodableConcept_coding_text ' <text:s/>: <text:s/>16</text:p>
            </table:change-track-table-cell>
          </table:previous>
        </table:cell-content-change>
        <table:cell-content-change table:id="ct316">
          <table:cell-address table:column="0" table:row="16" table:table="2"/>
          <office:change-info>
            <dc:creator>Ewan Davis</dc:creator>
            <dc:date>2022-02-13T15:11:25.180288052</dc:date>
          </office:change-info>
          <table:previous table:id="ct277">
            <table:change-track-table-cell table:cell-address="out_cols.A17" table:formula="of:=CONCATENATE(&quot;'&quot;;[$Schema_Vert.A17];&quot; '  :  &quot;;ROW([.A17]))" office:value-type="string">
              <text:p>'doseAndRate_doseQuantity_value ' <text:s/>: <text:s/>17</text:p>
            </table:change-track-table-cell>
          </table:previous>
        </table:cell-content-change>
        <table:cell-content-change table:id="ct317">
          <table:cell-address table:column="0" table:row="17" table:table="2"/>
          <office:change-info>
            <dc:creator>Ewan Davis</dc:creator>
            <dc:date>2022-02-13T15:11:25.180312724</dc:date>
          </office:change-info>
          <table:previous table:id="ct278">
            <table:change-track-table-cell table:cell-address="out_cols.A18" table:formula="of:=CONCATENATE(&quot;'&quot;;[$Schema_Vert.A18];&quot; '  :  &quot;;ROW([.A18]))" office:value-type="string">
              <text:p>'doseAndRate_doseQuantity_system ' <text:s/>: <text:s/>18</text:p>
            </table:change-track-table-cell>
          </table:previous>
        </table:cell-content-change>
        <table:cell-content-change table:id="ct318">
          <table:cell-address table:column="0" table:row="18" table:table="2"/>
          <office:change-info>
            <dc:creator>Ewan Davis</dc:creator>
            <dc:date>2022-02-13T15:11:25.180337481</dc:date>
          </office:change-info>
          <table:previous table:id="ct279">
            <table:change-track-table-cell table:cell-address="out_cols.A19" table:formula="of:=CONCATENATE(&quot;'&quot;;[$Schema_Vert.A19];&quot; '  :  &quot;;ROW([.A19]))" office:value-type="string">
              <text:p>'doseAndRate_doseQuantity_unit ' <text:s/>: <text:s/>19</text:p>
            </table:change-track-table-cell>
          </table:previous>
        </table:cell-content-change>
        <table:cell-content-change table:id="ct319">
          <table:cell-address table:column="0" table:row="19" table:table="2"/>
          <office:change-info>
            <dc:creator>Ewan Davis</dc:creator>
            <dc:date>2022-02-13T15:11:25.180362115</dc:date>
          </office:change-info>
          <table:previous table:id="ct280">
            <table:change-track-table-cell table:cell-address="out_cols.A20" table:formula="of:=CONCATENATE(&quot;'&quot;;[$Schema_Vert.A20];&quot; '  :  &quot;;ROW([.A20]))" office:value-type="string">
              <text:p>'doseAndRate_doseQuantity_code ' <text:s/>: <text:s/>20</text:p>
            </table:change-track-table-cell>
          </table:previous>
        </table:cell-content-change>
        <table:cell-content-change table:id="ct320">
          <table:cell-address table:column="0" table:row="20" table:table="2"/>
          <office:change-info>
            <dc:creator>Ewan Davis</dc:creator>
            <dc:date>2022-02-13T15:11:25.180385964</dc:date>
          </office:change-info>
          <table:previous table:id="ct281">
            <table:change-track-table-cell table:cell-address="out_cols.A21" table:formula="of:=CONCATENATE(&quot;'&quot;;[$Schema_Vert.A21];&quot; '  :  &quot;;ROW([.A21]))" office:value-type="string">
              <text:p>'maxDosePerAdministration_value ' <text:s/>: <text:s/>21</text:p>
            </table:change-track-table-cell>
          </table:previous>
        </table:cell-content-change>
        <table:cell-content-change table:id="ct321">
          <table:cell-address table:column="0" table:row="21" table:table="2"/>
          <office:change-info>
            <dc:creator>Ewan Davis</dc:creator>
            <dc:date>2022-02-13T15:11:25.180410147</dc:date>
          </office:change-info>
          <table:previous table:id="ct282">
            <table:change-track-table-cell table:cell-address="out_cols.A22" table:formula="of:=CONCATENATE(&quot;'&quot;;[$Schema_Vert.A22];&quot; '  :  &quot;;ROW([.A22]))" office:value-type="string">
              <text:p>'maxDosePerAdministration_unit ' <text:s/>: <text:s/>22</text:p>
            </table:change-track-table-cell>
          </table:previous>
        </table:cell-content-change>
        <table:cell-content-change table:id="ct322">
          <table:cell-address table:column="0" table:row="22" table:table="2"/>
          <office:change-info>
            <dc:creator>Ewan Davis</dc:creator>
            <dc:date>2022-02-13T15:11:25.180434196</dc:date>
          </office:change-info>
          <table:previous table:id="ct283">
            <table:change-track-table-cell table:cell-address="out_cols.A23" table:formula="of:=CONCATENATE(&quot;'&quot;;[$Schema_Vert.A23];&quot; '  :  &quot;;ROW([.A23]))" office:value-type="string">
              <text:p>'maxDosePerAdministration_system ' <text:s/>: <text:s/>23</text:p>
            </table:change-track-table-cell>
          </table:previous>
        </table:cell-content-change>
        <table:cell-content-change table:id="ct323">
          <table:cell-address table:column="0" table:row="23" table:table="2"/>
          <office:change-info>
            <dc:creator>Ewan Davis</dc:creator>
            <dc:date>2022-02-13T15:11:25.180458896</dc:date>
          </office:change-info>
          <table:previous table:id="ct284">
            <table:change-track-table-cell table:cell-address="out_cols.A24" table:formula="of:=CONCATENATE(&quot;'&quot;;[$Schema_Vert.A24];&quot; '  :  &quot;;ROW([.A24]))" office:value-type="string">
              <text:p>'maxDosePerAdministration_code ' <text:s/>: <text:s/>24</text:p>
            </table:change-track-table-cell>
          </table:previous>
        </table:cell-content-change>
        <table:cell-content-change table:id="ct324">
          <table:cell-address table:column="0" table:row="24" table:table="2"/>
          <office:change-info>
            <dc:creator>Ewan Davis</dc:creator>
            <dc:date>2022-02-13T15:11:25.180483633</dc:date>
          </office:change-info>
          <table:previous table:id="ct285">
            <table:change-track-table-cell table:cell-address="out_cols.A25" table:formula="of:=CONCATENATE(&quot;'&quot;;[$Schema_Vert.A25];&quot; '  :  &quot;;ROW([.A25]))" office:value-type="string">
              <text:p>'maxDosePerPeriod_numerator_value ' <text:s/>: <text:s/>25</text:p>
            </table:change-track-table-cell>
          </table:previous>
        </table:cell-content-change>
        <table:cell-content-change table:id="ct325">
          <table:cell-address table:column="0" table:row="25" table:table="2"/>
          <office:change-info>
            <dc:creator>Ewan Davis</dc:creator>
            <dc:date>2022-02-13T15:11:25.180508119</dc:date>
          </office:change-info>
          <table:previous table:id="ct286">
            <table:change-track-table-cell table:cell-address="out_cols.A26" table:formula="of:=CONCATENATE(&quot;'&quot;;[$Schema_Vert.A26];&quot; '  :  &quot;;ROW([.A26]))" office:value-type="string">
              <text:p>'maxDosePerPeriod_numerator_unit ' <text:s/>: <text:s/>26</text:p>
            </table:change-track-table-cell>
          </table:previous>
        </table:cell-content-change>
        <table:cell-content-change table:id="ct326">
          <table:cell-address table:column="0" table:row="26" table:table="2"/>
          <office:change-info>
            <dc:creator>Ewan Davis</dc:creator>
            <dc:date>2022-02-13T15:11:25.180532405</dc:date>
          </office:change-info>
          <table:previous table:id="ct287">
            <table:change-track-table-cell table:cell-address="out_cols.A27" table:formula="of:=CONCATENATE(&quot;'&quot;;[$Schema_Vert.A27];&quot; '  :  &quot;;ROW([.A27]))" office:value-type="string">
              <text:p>'maxDosePerPeriod_numerator_system ' <text:s/>: <text:s/>27</text:p>
            </table:change-track-table-cell>
          </table:previous>
        </table:cell-content-change>
        <table:cell-content-change table:id="ct327">
          <table:cell-address table:column="0" table:row="27" table:table="2"/>
          <office:change-info>
            <dc:creator>Ewan Davis</dc:creator>
            <dc:date>2022-02-13T15:11:25.180556951</dc:date>
          </office:change-info>
          <table:previous table:id="ct288">
            <table:change-track-table-cell table:cell-address="out_cols.A28" table:formula="of:=CONCATENATE(&quot;'&quot;;[$Schema_Vert.A28];&quot; '  :  &quot;;ROW([.A28]))" office:value-type="string">
              <text:p>'maxDosePerPeriod_numerator_code ' <text:s/>: <text:s/>28</text:p>
            </table:change-track-table-cell>
          </table:previous>
        </table:cell-content-change>
        <table:cell-content-change table:id="ct328">
          <table:cell-address table:column="0" table:row="28" table:table="2"/>
          <office:change-info>
            <dc:creator>Ewan Davis</dc:creator>
            <dc:date>2022-02-13T15:11:25.180580902</dc:date>
          </office:change-info>
          <table:previous table:id="ct289">
            <table:change-track-table-cell table:cell-address="out_cols.A29" table:formula="of:=CONCATENATE(&quot;'&quot;;[$Schema_Vert.A29];&quot; '  :  &quot;;ROW([.A29]))" office:value-type="string">
              <text:p>'maxDosePerPeriod_denominator_value ' <text:s/>: <text:s/>29</text:p>
            </table:change-track-table-cell>
          </table:previous>
        </table:cell-content-change>
        <table:cell-content-change table:id="ct329">
          <table:cell-address table:column="0" table:row="29" table:table="2"/>
          <office:change-info>
            <dc:creator>Ewan Davis</dc:creator>
            <dc:date>2022-02-13T15:11:25.180605448</dc:date>
          </office:change-info>
          <table:previous table:id="ct290">
            <table:change-track-table-cell table:cell-address="out_cols.A30" table:formula="of:=CONCATENATE(&quot;'&quot;;[$Schema_Vert.A30];&quot; '  :  &quot;;ROW([.A30]))" office:value-type="string">
              <text:p>'maxDosePerPeriod_denominator_unit ' <text:s/>: <text:s/>30</text:p>
            </table:change-track-table-cell>
          </table:previous>
        </table:cell-content-change>
        <table:cell-content-change table:id="ct330">
          <table:cell-address table:column="0" table:row="30" table:table="2"/>
          <office:change-info>
            <dc:creator>Ewan Davis</dc:creator>
            <dc:date>2022-02-13T15:11:25.180629408</dc:date>
          </office:change-info>
          <table:previous table:id="ct291">
            <table:change-track-table-cell table:cell-address="out_cols.A31" table:formula="of:=CONCATENATE(&quot;'&quot;;[$Schema_Vert.A31];&quot; '  :  &quot;;ROW([.A31]))" office:value-type="string">
              <text:p>'maxDosePerPeriod_denominator_system ' <text:s/>: <text:s/>31</text:p>
            </table:change-track-table-cell>
          </table:previous>
        </table:cell-content-change>
        <table:cell-content-change table:id="ct331">
          <table:cell-address table:column="0" table:row="31" table:table="2"/>
          <office:change-info>
            <dc:creator>Ewan Davis</dc:creator>
            <dc:date>2022-02-13T15:11:25.180653897</dc:date>
          </office:change-info>
          <table:previous table:id="ct292">
            <table:change-track-table-cell table:cell-address="out_cols.A32" table:formula="of:=CONCATENATE(&quot;'&quot;;[$Schema_Vert.A32];&quot; '  :  &quot;;ROW([.A32]))" office:value-type="string">
              <text:p>'maxDosePerPeriod_denominator_code ' <text:s/>: <text:s/>32</text:p>
            </table:change-track-table-cell>
          </table:previous>
        </table:cell-content-change>
        <table:cell-content-change table:id="ct332">
          <table:cell-address table:column="0" table:row="32" table:table="2"/>
          <office:change-info>
            <dc:creator>Ewan Davis</dc:creator>
            <dc:date>2022-02-13T15:11:25.180678068</dc:date>
          </office:change-info>
          <table:previous table:id="ct293">
            <table:change-track-table-cell table:cell-address="out_cols.A33" table:formula="of:=CONCATENATE(&quot;'&quot;;[$Schema_Vert.A33];&quot; '  :  &quot;;ROW([.A33]))" office:value-type="string">
              <text:p>'route_coding_system ' <text:s/>: <text:s/>33</text:p>
            </table:change-track-table-cell>
          </table:previous>
        </table:cell-content-change>
        <table:cell-content-change table:id="ct333">
          <table:cell-address table:column="0" table:row="33" table:table="2"/>
          <office:change-info>
            <dc:creator>Ewan Davis</dc:creator>
            <dc:date>2022-02-13T15:11:25.180702094</dc:date>
          </office:change-info>
          <table:previous table:id="ct294">
            <table:change-track-table-cell table:cell-address="out_cols.A34" table:formula="of:=CONCATENATE(&quot;'&quot;;[$Schema_Vert.A34];&quot; '  :  &quot;;ROW([.A34]))" office:value-type="string">
              <text:p>'route_coding_code ' <text:s/>: <text:s/>34</text:p>
            </table:change-track-table-cell>
          </table:previous>
        </table:cell-content-change>
        <table:cell-content-change table:id="ct334">
          <table:cell-address table:column="0" table:row="34" table:table="2"/>
          <office:change-info>
            <dc:creator>Ewan Davis</dc:creator>
            <dc:date>2022-02-13T15:11:25.180771709</dc:date>
          </office:change-info>
          <table:previous table:id="ct295">
            <table:change-track-table-cell table:cell-address="out_cols.A35" table:formula="of:=CONCATENATE(&quot;'&quot;;[$Schema_Vert.A35];&quot; '  :  &quot;;ROW([.A35]))" office:value-type="string">
              <text:p>'route_coding_display ' <text:s/>: <text:s/>35</text:p>
            </table:change-track-table-cell>
          </table:previous>
        </table:cell-content-change>
        <table:cell-content-change table:id="ct335">
          <table:cell-address table:column="0" table:row="35" table:table="2"/>
          <office:change-info>
            <dc:creator>Ewan Davis</dc:creator>
            <dc:date>2022-02-13T15:11:25.180804369</dc:date>
          </office:change-info>
          <table:previous table:id="ct296">
            <table:change-track-table-cell table:cell-address="out_cols.A36" table:formula="of:=CONCATENATE(&quot;'&quot;;[$Schema_Vert.A36];&quot; '  :  &quot;;ROW([.A36]))" office:value-type="string">
              <text:p>'site_coding_system ' <text:s/>: <text:s/>36</text:p>
            </table:change-track-table-cell>
          </table:previous>
        </table:cell-content-change>
        <table:cell-content-change table:id="ct336">
          <table:cell-address table:column="0" table:row="36" table:table="2"/>
          <office:change-info>
            <dc:creator>Ewan Davis</dc:creator>
            <dc:date>2022-02-13T15:11:25.180830738</dc:date>
          </office:change-info>
          <table:previous table:id="ct297">
            <table:change-track-table-cell table:cell-address="out_cols.A37" table:formula="of:=CONCATENATE(&quot;'&quot;;[$Schema_Vert.A37];&quot; '  :  &quot;;ROW([.A37]))" office:value-type="string">
              <text:p>'site_coding_code ' <text:s/>: <text:s/>37</text:p>
            </table:change-track-table-cell>
          </table:previous>
        </table:cell-content-change>
        <table:cell-content-change table:id="ct337">
          <table:cell-address table:column="0" table:row="37" table:table="2"/>
          <office:change-info>
            <dc:creator>Ewan Davis</dc:creator>
            <dc:date>2022-02-13T15:11:25.180856752</dc:date>
          </office:change-info>
          <table:previous table:id="ct298">
            <table:change-track-table-cell table:cell-address="out_cols.A38" table:formula="of:=CONCATENATE(&quot;'&quot;;[$Schema_Vert.A38];&quot; '  :  &quot;;ROW([.A38]))" office:value-type="string">
              <text:p>'site_coding_display ' <text:s/>: <text:s/>38</text:p>
            </table:change-track-table-cell>
          </table:previous>
        </table:cell-content-change>
        <table:cell-content-change table:id="ct338">
          <table:cell-address table:column="0" table:row="0" table:table="2"/>
          <office:change-info>
            <dc:creator>Ewan Davis</dc:creator>
            <dc:date>2022-02-13T15:12:24.458359784</dc:date>
          </office:change-info>
          <table:previous table:id="ct300">
            <table:change-track-table-cell table:cell-address="out_cols.A1" table:formula="of:=CONCATENATE(&quot;'&quot;;[$Schema_Vert.A2];&quot; '  :  &quot;;ROW([.A1]);&quot;,&quot;)" office:value-type="string">
              <text:p>'name ' <text:s/>: <text:s/>1,</text:p>
            </table:change-track-table-cell>
          </table:previous>
        </table:cell-content-change>
        <table:cell-content-change table:id="ct339">
          <table:cell-address table:column="0" table:row="0" table:table="2"/>
          <office:change-info>
            <dc:creator>Ewan Davis</dc:creator>
            <dc:date>2022-02-13T15:12:28.922625492</dc:date>
          </office:change-info>
          <table:previous table:id="ct338">
            <table:change-track-table-cell table:cell-address="out_cols.A1" table:formula="of:=CONCATENATE(&quot;'&quot;;[$Schema_Vert.A2];&quot; ' : &quot;;ROW([.A1]);&quot;,&quot;)" office:value-type="string">
              <text:p>'name ' : 1,</text:p>
            </table:change-track-table-cell>
          </table:previous>
        </table:cell-content-change>
        <table:cell-content-change table:id="ct340">
          <table:cell-address table:column="0" table:row="1" table:table="2"/>
          <office:change-info>
            <dc:creator>Ewan Davis</dc:creator>
            <dc:date>2022-02-13T15:12:28.922648633</dc:date>
          </office:change-info>
          <table:previous table:id="ct301">
            <table:change-track-table-cell table:cell-address="out_cols.A2" table:formula="of:=CONCATENATE(&quot;'&quot;;[$Schema_Vert.A3];&quot; '  :  &quot;;ROW([.A2]);&quot;,&quot;)" office:value-type="string">
              <text:p>'dmd_code ' <text:s/>: <text:s/>2,</text:p>
            </table:change-track-table-cell>
          </table:previous>
        </table:cell-content-change>
        <table:cell-content-change table:id="ct341">
          <table:cell-address table:column="0" table:row="2" table:table="2"/>
          <office:change-info>
            <dc:creator>Ewan Davis</dc:creator>
            <dc:date>2022-02-13T15:12:28.922668819</dc:date>
          </office:change-info>
          <table:previous table:id="ct302">
            <table:change-track-table-cell table:cell-address="out_cols.A3" table:formula="of:=CONCATENATE(&quot;'&quot;;[#REF!];&quot; '  :  &quot;;ROW([.A3]);&quot;,&quot;)" office:value-type="float" office:value="0"/>
          </table:previous>
        </table:cell-content-change>
        <table:cell-content-change table:id="ct342">
          <table:cell-address table:column="0" table:row="3" table:table="2"/>
          <office:change-info>
            <dc:creator>Ewan Davis</dc:creator>
            <dc:date>2022-02-13T15:12:28.922685657</dc:date>
          </office:change-info>
          <table:previous table:id="ct303">
            <table:change-track-table-cell table:cell-address="out_cols.A4" table:formula="of:=CONCATENATE(&quot;'&quot;;[#REF!];&quot; '  :  &quot;;ROW([.A4]);&quot;,&quot;)" office:value-type="float" office:value="0"/>
          </table:previous>
        </table:cell-content-change>
        <table:cell-content-change table:id="ct343">
          <table:cell-address table:column="0" table:row="4" table:table="2"/>
          <office:change-info>
            <dc:creator>Ewan Davis</dc:creator>
            <dc:date>2022-02-13T15:12:28.922701879</dc:date>
          </office:change-info>
          <table:previous table:id="ct304">
            <table:change-track-table-cell table:cell-address="out_cols.A5" table:formula="of:=CONCATENATE(&quot;'&quot;;[$Schema_Vert.A4];&quot; '  :  &quot;;ROW([.A5]);&quot;,&quot;)" office:value-type="string">
              <text:p>'timing_repeat_periodUnit ' <text:s/>: <text:s/>5,</text:p>
            </table:change-track-table-cell>
          </table:previous>
        </table:cell-content-change>
        <table:cell-content-change table:id="ct344">
          <table:cell-address table:column="0" table:row="5" table:table="2"/>
          <office:change-info>
            <dc:creator>Ewan Davis</dc:creator>
            <dc:date>2022-02-13T15:12:28.922728476</dc:date>
          </office:change-info>
          <table:previous table:id="ct305">
            <table:change-track-table-cell table:cell-address="out_cols.A6" table:formula="of:=CONCATENATE(&quot;'&quot;;[$Schema_Vert.A5];&quot; '  :  &quot;;ROW([.A6]);&quot;,&quot;)" office:value-type="string">
              <text:p>'timing_repeat_frequency ' <text:s/>: <text:s/>6,</text:p>
            </table:change-track-table-cell>
          </table:previous>
        </table:cell-content-change>
        <table:cell-content-change table:id="ct345">
          <table:cell-address table:column="0" table:row="6" table:table="2"/>
          <office:change-info>
            <dc:creator>Ewan Davis</dc:creator>
            <dc:date>2022-02-13T15:12:28.922744550</dc:date>
          </office:change-info>
          <table:previous table:id="ct306">
            <table:change-track-table-cell table:cell-address="out_cols.A7" table:formula="of:=CONCATENATE(&quot;'&quot;;[$Schema_Vert.A6];&quot; '  :  &quot;;ROW([.A7]);&quot;,&quot;)" office:value-type="string">
              <text:p>'timing_repeat_period ' <text:s/>: <text:s/>7,</text:p>
            </table:change-track-table-cell>
          </table:previous>
        </table:cell-content-change>
        <table:cell-content-change table:id="ct346">
          <table:cell-address table:column="0" table:row="7" table:table="2"/>
          <office:change-info>
            <dc:creator>Ewan Davis</dc:creator>
            <dc:date>2022-02-13T15:12:28.922760661</dc:date>
          </office:change-info>
          <table:previous table:id="ct307">
            <table:change-track-table-cell table:cell-address="out_cols.A8" table:formula="of:=CONCATENATE(&quot;'&quot;;[$Schema_Vert.A8];&quot; '  :  &quot;;ROW([.A8]);&quot;,&quot;)" office:value-type="string">
              <text:p>'timing_repeat_day_of_week ' <text:s/>: <text:s/>8,</text:p>
            </table:change-track-table-cell>
          </table:previous>
        </table:cell-content-change>
        <table:cell-content-change table:id="ct347">
          <table:cell-address table:column="0" table:row="8" table:table="2"/>
          <office:change-info>
            <dc:creator>Ewan Davis</dc:creator>
            <dc:date>2022-02-13T15:12:28.922777119</dc:date>
          </office:change-info>
          <table:previous table:id="ct308">
            <table:change-track-table-cell table:cell-address="out_cols.A9" table:formula="of:=CONCATENATE(&quot;'&quot;;[$Schema_Vert.A9];&quot; '  :  &quot;;ROW([.A9]);&quot;,&quot;)" office:value-type="string">
              <text:p>'timing_repeat_when ' <text:s/>: <text:s/>9,</text:p>
            </table:change-track-table-cell>
          </table:previous>
        </table:cell-content-change>
        <table:cell-content-change table:id="ct348">
          <table:cell-address table:column="0" table:row="9" table:table="2"/>
          <office:change-info>
            <dc:creator>Ewan Davis</dc:creator>
            <dc:date>2022-02-13T15:12:28.922793613</dc:date>
          </office:change-info>
          <table:previous table:id="ct309">
            <table:change-track-table-cell table:cell-address="out_cols.A10" table:formula="of:=CONCATENATE(&quot;'&quot;;[$Schema_Vert.A10];&quot; '  :  &quot;;ROW([.A10]);&quot;,&quot;)" office:value-type="string">
              <text:p>'timing_repeat_offset ' <text:s/>: <text:s/>10,</text:p>
            </table:change-track-table-cell>
          </table:previous>
        </table:cell-content-change>
        <table:cell-content-change table:id="ct349">
          <table:cell-address table:column="0" table:row="10" table:table="2"/>
          <office:change-info>
            <dc:creator>Ewan Davis</dc:creator>
            <dc:date>2022-02-13T15:12:28.922809443</dc:date>
          </office:change-info>
          <table:previous table:id="ct310">
            <table:change-track-table-cell table:cell-address="out_cols.A11" table:formula="of:=CONCATENATE(&quot;'&quot;;[$Schema_Vert.A11];&quot; '  :  &quot;;ROW([.A11]);&quot;,&quot;)" office:value-type="string">
              <text:p>'asNeededBoolean ' <text:s/>: <text:s/>11,</text:p>
            </table:change-track-table-cell>
          </table:previous>
        </table:cell-content-change>
        <table:cell-content-change table:id="ct350">
          <table:cell-address table:column="0" table:row="11" table:table="2"/>
          <office:change-info>
            <dc:creator>Ewan Davis</dc:creator>
            <dc:date>2022-02-13T15:12:28.922825860</dc:date>
          </office:change-info>
          <table:previous table:id="ct311">
            <table:change-track-table-cell table:cell-address="out_cols.A12" table:formula="of:=CONCATENATE(&quot;'&quot;;[$Schema_Vert.A12];&quot; '  :  &quot;;ROW([.A12]);&quot;,&quot;)" office:value-type="string">
              <text:p>'asNeededCodableConcept ' <text:s/>: <text:s/>12,</text:p>
            </table:change-track-table-cell>
          </table:previous>
        </table:cell-content-change>
        <table:cell-content-change table:id="ct351">
          <table:cell-address table:column="0" table:row="12" table:table="2"/>
          <office:change-info>
            <dc:creator>Ewan Davis</dc:creator>
            <dc:date>2022-02-13T15:12:28.922841823</dc:date>
          </office:change-info>
          <table:previous table:id="ct312">
            <table:change-track-table-cell table:cell-address="out_cols.A13" table:formula="of:=CONCATENATE(&quot;'&quot;;[$Schema_Vert.A13];&quot; '  :  &quot;;ROW([.A13]);&quot;,&quot;)" office:value-type="string">
              <text:p>'asNeededCodableConcept_coding ' <text:s/>: <text:s/>13,</text:p>
            </table:change-track-table-cell>
          </table:previous>
        </table:cell-content-change>
        <table:cell-content-change table:id="ct352">
          <table:cell-address table:column="0" table:row="13" table:table="2"/>
          <office:change-info>
            <dc:creator>Ewan Davis</dc:creator>
            <dc:date>2022-02-13T15:12:28.922858358</dc:date>
          </office:change-info>
          <table:previous table:id="ct313">
            <table:change-track-table-cell table:cell-address="out_cols.A14" table:formula="of:=CONCATENATE(&quot;'&quot;;[$Schema_Vert.A14];&quot; '  :  &quot;;ROW([.A14]);&quot;,&quot;)" office:value-type="string">
              <text:p>'asNeededCodableConcept_coding_system ' <text:s/>: <text:s/>14,</text:p>
            </table:change-track-table-cell>
          </table:previous>
        </table:cell-content-change>
        <table:cell-content-change table:id="ct353">
          <table:cell-address table:column="0" table:row="14" table:table="2"/>
          <office:change-info>
            <dc:creator>Ewan Davis</dc:creator>
            <dc:date>2022-02-13T15:12:28.922874381</dc:date>
          </office:change-info>
          <table:previous table:id="ct314">
            <table:change-track-table-cell table:cell-address="out_cols.A15" table:formula="of:=CONCATENATE(&quot;'&quot;;[$Schema_Vert.A15];&quot; '  :  &quot;;ROW([.A15]);&quot;,&quot;)" office:value-type="string">
              <text:p>'asNeededCodableConcept_coding_code ' <text:s/>: <text:s/>15,</text:p>
            </table:change-track-table-cell>
          </table:previous>
        </table:cell-content-change>
        <table:cell-content-change table:id="ct354">
          <table:cell-address table:column="0" table:row="15" table:table="2"/>
          <office:change-info>
            <dc:creator>Ewan Davis</dc:creator>
            <dc:date>2022-02-13T15:12:28.922890450</dc:date>
          </office:change-info>
          <table:previous table:id="ct315">
            <table:change-track-table-cell table:cell-address="out_cols.A16" table:formula="of:=CONCATENATE(&quot;'&quot;;[$Schema_Vert.A16];&quot; '  :  &quot;;ROW([.A16]);&quot;,&quot;)" office:value-type="string">
              <text:p>'asNeededCodableConcept_coding_text ' <text:s/>: <text:s/>16,</text:p>
            </table:change-track-table-cell>
          </table:previous>
        </table:cell-content-change>
        <table:cell-content-change table:id="ct355">
          <table:cell-address table:column="0" table:row="16" table:table="2"/>
          <office:change-info>
            <dc:creator>Ewan Davis</dc:creator>
            <dc:date>2022-02-13T15:12:28.922906458</dc:date>
          </office:change-info>
          <table:previous table:id="ct316">
            <table:change-track-table-cell table:cell-address="out_cols.A17" table:formula="of:=CONCATENATE(&quot;'&quot;;[$Schema_Vert.A17];&quot; '  :  &quot;;ROW([.A17]);&quot;,&quot;)" office:value-type="string">
              <text:p>'doseAndRate_doseQuantity_value ' <text:s/>: <text:s/>17,</text:p>
            </table:change-track-table-cell>
          </table:previous>
        </table:cell-content-change>
        <table:cell-content-change table:id="ct356">
          <table:cell-address table:column="0" table:row="17" table:table="2"/>
          <office:change-info>
            <dc:creator>Ewan Davis</dc:creator>
            <dc:date>2022-02-13T15:12:28.922922297</dc:date>
          </office:change-info>
          <table:previous table:id="ct317">
            <table:change-track-table-cell table:cell-address="out_cols.A18" table:formula="of:=CONCATENATE(&quot;'&quot;;[$Schema_Vert.A18];&quot; '  :  &quot;;ROW([.A18]);&quot;,&quot;)" office:value-type="string">
              <text:p>'doseAndRate_doseQuantity_system ' <text:s/>: <text:s/>18,</text:p>
            </table:change-track-table-cell>
          </table:previous>
        </table:cell-content-change>
        <table:cell-content-change table:id="ct357">
          <table:cell-address table:column="0" table:row="18" table:table="2"/>
          <office:change-info>
            <dc:creator>Ewan Davis</dc:creator>
            <dc:date>2022-02-13T15:12:28.922938334</dc:date>
          </office:change-info>
          <table:previous table:id="ct318">
            <table:change-track-table-cell table:cell-address="out_cols.A19" table:formula="of:=CONCATENATE(&quot;'&quot;;[$Schema_Vert.A19];&quot; '  :  &quot;;ROW([.A19]);&quot;,&quot;)" office:value-type="string">
              <text:p>'doseAndRate_doseQuantity_unit ' <text:s/>: <text:s/>19,</text:p>
            </table:change-track-table-cell>
          </table:previous>
        </table:cell-content-change>
        <table:cell-content-change table:id="ct358">
          <table:cell-address table:column="0" table:row="19" table:table="2"/>
          <office:change-info>
            <dc:creator>Ewan Davis</dc:creator>
            <dc:date>2022-02-13T15:12:28.922954055</dc:date>
          </office:change-info>
          <table:previous table:id="ct319">
            <table:change-track-table-cell table:cell-address="out_cols.A20" table:formula="of:=CONCATENATE(&quot;'&quot;;[$Schema_Vert.A20];&quot; '  :  &quot;;ROW([.A20]);&quot;,&quot;)" office:value-type="string">
              <text:p>'doseAndRate_doseQuantity_code ' <text:s/>: <text:s/>20,</text:p>
            </table:change-track-table-cell>
          </table:previous>
        </table:cell-content-change>
        <table:cell-content-change table:id="ct359">
          <table:cell-address table:column="0" table:row="20" table:table="2"/>
          <office:change-info>
            <dc:creator>Ewan Davis</dc:creator>
            <dc:date>2022-02-13T15:12:28.922970277</dc:date>
          </office:change-info>
          <table:previous table:id="ct320">
            <table:change-track-table-cell table:cell-address="out_cols.A21" table:formula="of:=CONCATENATE(&quot;'&quot;;[$Schema_Vert.A21];&quot; '  :  &quot;;ROW([.A21]);&quot;,&quot;)" office:value-type="string">
              <text:p>'maxDosePerAdministration_value ' <text:s/>: <text:s/>21,</text:p>
            </table:change-track-table-cell>
          </table:previous>
        </table:cell-content-change>
        <table:cell-content-change table:id="ct360">
          <table:cell-address table:column="0" table:row="21" table:table="2"/>
          <office:change-info>
            <dc:creator>Ewan Davis</dc:creator>
            <dc:date>2022-02-13T15:12:28.922986049</dc:date>
          </office:change-info>
          <table:previous table:id="ct321">
            <table:change-track-table-cell table:cell-address="out_cols.A22" table:formula="of:=CONCATENATE(&quot;'&quot;;[$Schema_Vert.A22];&quot; '  :  &quot;;ROW([.A22]);&quot;,&quot;)" office:value-type="string">
              <text:p>'maxDosePerAdministration_unit ' <text:s/>: <text:s/>22,</text:p>
            </table:change-track-table-cell>
          </table:previous>
        </table:cell-content-change>
        <table:cell-content-change table:id="ct361">
          <table:cell-address table:column="0" table:row="22" table:table="2"/>
          <office:change-info>
            <dc:creator>Ewan Davis</dc:creator>
            <dc:date>2022-02-13T15:12:28.923001971</dc:date>
          </office:change-info>
          <table:previous table:id="ct322">
            <table:change-track-table-cell table:cell-address="out_cols.A23" table:formula="of:=CONCATENATE(&quot;'&quot;;[$Schema_Vert.A23];&quot; '  :  &quot;;ROW([.A23]);&quot;,&quot;)" office:value-type="string">
              <text:p>'maxDosePerAdministration_system ' <text:s/>: <text:s/>23,</text:p>
            </table:change-track-table-cell>
          </table:previous>
        </table:cell-content-change>
        <table:cell-content-change table:id="ct362">
          <table:cell-address table:column="0" table:row="23" table:table="2"/>
          <office:change-info>
            <dc:creator>Ewan Davis</dc:creator>
            <dc:date>2022-02-13T15:12:28.923017760</dc:date>
          </office:change-info>
          <table:previous table:id="ct323">
            <table:change-track-table-cell table:cell-address="out_cols.A24" table:formula="of:=CONCATENATE(&quot;'&quot;;[$Schema_Vert.A24];&quot; '  :  &quot;;ROW([.A24]);&quot;,&quot;)" office:value-type="string">
              <text:p>'maxDosePerAdministration_code ' <text:s/>: <text:s/>24,</text:p>
            </table:change-track-table-cell>
          </table:previous>
        </table:cell-content-change>
        <table:cell-content-change table:id="ct363">
          <table:cell-address table:column="0" table:row="24" table:table="2"/>
          <office:change-info>
            <dc:creator>Ewan Davis</dc:creator>
            <dc:date>2022-02-13T15:12:28.923033664</dc:date>
          </office:change-info>
          <table:previous table:id="ct324">
            <table:change-track-table-cell table:cell-address="out_cols.A25" table:formula="of:=CONCATENATE(&quot;'&quot;;[$Schema_Vert.A25];&quot; '  :  &quot;;ROW([.A25]);&quot;,&quot;)" office:value-type="string">
              <text:p>'maxDosePerPeriod_numerator_value ' <text:s/>: <text:s/>25,</text:p>
            </table:change-track-table-cell>
          </table:previous>
        </table:cell-content-change>
        <table:cell-content-change table:id="ct364">
          <table:cell-address table:column="0" table:row="25" table:table="2"/>
          <office:change-info>
            <dc:creator>Ewan Davis</dc:creator>
            <dc:date>2022-02-13T15:12:28.923050073</dc:date>
          </office:change-info>
          <table:previous table:id="ct325">
            <table:change-track-table-cell table:cell-address="out_cols.A26" table:formula="of:=CONCATENATE(&quot;'&quot;;[$Schema_Vert.A26];&quot; '  :  &quot;;ROW([.A26]);&quot;,&quot;)" office:value-type="string">
              <text:p>'maxDosePerPeriod_numerator_unit ' <text:s/>: <text:s/>26,</text:p>
            </table:change-track-table-cell>
          </table:previous>
        </table:cell-content-change>
        <table:cell-content-change table:id="ct365">
          <table:cell-address table:column="0" table:row="26" table:table="2"/>
          <office:change-info>
            <dc:creator>Ewan Davis</dc:creator>
            <dc:date>2022-02-13T15:12:28.923065853</dc:date>
          </office:change-info>
          <table:previous table:id="ct326">
            <table:change-track-table-cell table:cell-address="out_cols.A27" table:formula="of:=CONCATENATE(&quot;'&quot;;[$Schema_Vert.A27];&quot; '  :  &quot;;ROW([.A27]);&quot;,&quot;)" office:value-type="string">
              <text:p>'maxDosePerPeriod_numerator_system ' <text:s/>: <text:s/>27,</text:p>
            </table:change-track-table-cell>
          </table:previous>
        </table:cell-content-change>
        <table:cell-content-change table:id="ct366">
          <table:cell-address table:column="0" table:row="27" table:table="2"/>
          <office:change-info>
            <dc:creator>Ewan Davis</dc:creator>
            <dc:date>2022-02-13T15:12:28.923082001</dc:date>
          </office:change-info>
          <table:previous table:id="ct327">
            <table:change-track-table-cell table:cell-address="out_cols.A28" table:formula="of:=CONCATENATE(&quot;'&quot;;[$Schema_Vert.A28];&quot; '  :  &quot;;ROW([.A28]);&quot;,&quot;)" office:value-type="string">
              <text:p>'maxDosePerPeriod_numerator_code ' <text:s/>: <text:s/>28,</text:p>
            </table:change-track-table-cell>
          </table:previous>
        </table:cell-content-change>
        <table:cell-content-change table:id="ct367">
          <table:cell-address table:column="0" table:row="28" table:table="2"/>
          <office:change-info>
            <dc:creator>Ewan Davis</dc:creator>
            <dc:date>2022-02-13T15:12:28.923097870</dc:date>
          </office:change-info>
          <table:previous table:id="ct328">
            <table:change-track-table-cell table:cell-address="out_cols.A29" table:formula="of:=CONCATENATE(&quot;'&quot;;[$Schema_Vert.A29];&quot; '  :  &quot;;ROW([.A29]);&quot;,&quot;)" office:value-type="string">
              <text:p>'maxDosePerPeriod_denominator_value ' <text:s/>: <text:s/>29,</text:p>
            </table:change-track-table-cell>
          </table:previous>
        </table:cell-content-change>
        <table:cell-content-change table:id="ct368">
          <table:cell-address table:column="0" table:row="29" table:table="2"/>
          <office:change-info>
            <dc:creator>Ewan Davis</dc:creator>
            <dc:date>2022-02-13T15:12:28.923114053</dc:date>
          </office:change-info>
          <table:previous table:id="ct329">
            <table:change-track-table-cell table:cell-address="out_cols.A30" table:formula="of:=CONCATENATE(&quot;'&quot;;[$Schema_Vert.A30];&quot; '  :  &quot;;ROW([.A30]);&quot;,&quot;)" office:value-type="string">
              <text:p>'maxDosePerPeriod_denominator_unit ' <text:s/>: <text:s/>30,</text:p>
            </table:change-track-table-cell>
          </table:previous>
        </table:cell-content-change>
        <table:cell-content-change table:id="ct369">
          <table:cell-address table:column="0" table:row="30" table:table="2"/>
          <office:change-info>
            <dc:creator>Ewan Davis</dc:creator>
            <dc:date>2022-02-13T15:12:28.923129718</dc:date>
          </office:change-info>
          <table:previous table:id="ct330">
            <table:change-track-table-cell table:cell-address="out_cols.A31" table:formula="of:=CONCATENATE(&quot;'&quot;;[$Schema_Vert.A31];&quot; '  :  &quot;;ROW([.A31]);&quot;,&quot;)" office:value-type="string">
              <text:p>'maxDosePerPeriod_denominator_system ' <text:s/>: <text:s/>31,</text:p>
            </table:change-track-table-cell>
          </table:previous>
        </table:cell-content-change>
        <table:cell-content-change table:id="ct370">
          <table:cell-address table:column="0" table:row="31" table:table="2"/>
          <office:change-info>
            <dc:creator>Ewan Davis</dc:creator>
            <dc:date>2022-02-13T15:12:28.923145466</dc:date>
          </office:change-info>
          <table:previous table:id="ct331">
            <table:change-track-table-cell table:cell-address="out_cols.A32" table:formula="of:=CONCATENATE(&quot;'&quot;;[$Schema_Vert.A32];&quot; '  :  &quot;;ROW([.A32]);&quot;,&quot;)" office:value-type="string">
              <text:p>'maxDosePerPeriod_denominator_code ' <text:s/>: <text:s/>32,</text:p>
            </table:change-track-table-cell>
          </table:previous>
        </table:cell-content-change>
        <table:cell-content-change table:id="ct371">
          <table:cell-address table:column="0" table:row="32" table:table="2"/>
          <office:change-info>
            <dc:creator>Ewan Davis</dc:creator>
            <dc:date>2022-02-13T15:12:28.923161383</dc:date>
          </office:change-info>
          <table:previous table:id="ct332">
            <table:change-track-table-cell table:cell-address="out_cols.A33" table:formula="of:=CONCATENATE(&quot;'&quot;;[$Schema_Vert.A33];&quot; '  :  &quot;;ROW([.A33]);&quot;,&quot;)" office:value-type="string">
              <text:p>'route_coding_system ' <text:s/>: <text:s/>33,</text:p>
            </table:change-track-table-cell>
          </table:previous>
        </table:cell-content-change>
        <table:cell-content-change table:id="ct372">
          <table:cell-address table:column="0" table:row="33" table:table="2"/>
          <office:change-info>
            <dc:creator>Ewan Davis</dc:creator>
            <dc:date>2022-02-13T15:12:28.923177041</dc:date>
          </office:change-info>
          <table:previous table:id="ct333">
            <table:change-track-table-cell table:cell-address="out_cols.A34" table:formula="of:=CONCATENATE(&quot;'&quot;;[$Schema_Vert.A34];&quot; '  :  &quot;;ROW([.A34]);&quot;,&quot;)" office:value-type="string">
              <text:p>'route_coding_code ' <text:s/>: <text:s/>34,</text:p>
            </table:change-track-table-cell>
          </table:previous>
        </table:cell-content-change>
        <table:cell-content-change table:id="ct373">
          <table:cell-address table:column="0" table:row="34" table:table="2"/>
          <office:change-info>
            <dc:creator>Ewan Davis</dc:creator>
            <dc:date>2022-02-13T15:12:28.923192673</dc:date>
          </office:change-info>
          <table:previous table:id="ct334">
            <table:change-track-table-cell table:cell-address="out_cols.A35" table:formula="of:=CONCATENATE(&quot;'&quot;;[$Schema_Vert.A35];&quot; '  :  &quot;;ROW([.A35]);&quot;,&quot;)" office:value-type="string">
              <text:p>'route_coding_display ' <text:s/>: <text:s/>35,</text:p>
            </table:change-track-table-cell>
          </table:previous>
        </table:cell-content-change>
        <table:cell-content-change table:id="ct374">
          <table:cell-address table:column="0" table:row="35" table:table="2"/>
          <office:change-info>
            <dc:creator>Ewan Davis</dc:creator>
            <dc:date>2022-02-13T15:12:28.923208638</dc:date>
          </office:change-info>
          <table:previous table:id="ct335">
            <table:change-track-table-cell table:cell-address="out_cols.A36" table:formula="of:=CONCATENATE(&quot;'&quot;;[$Schema_Vert.A36];&quot; '  :  &quot;;ROW([.A36]);&quot;,&quot;)" office:value-type="string">
              <text:p>'site_coding_system ' <text:s/>: <text:s/>36,</text:p>
            </table:change-track-table-cell>
          </table:previous>
        </table:cell-content-change>
        <table:cell-content-change table:id="ct375">
          <table:cell-address table:column="0" table:row="36" table:table="2"/>
          <office:change-info>
            <dc:creator>Ewan Davis</dc:creator>
            <dc:date>2022-02-13T15:12:28.923224680</dc:date>
          </office:change-info>
          <table:previous table:id="ct336">
            <table:change-track-table-cell table:cell-address="out_cols.A37" table:formula="of:=CONCATENATE(&quot;'&quot;;[$Schema_Vert.A37];&quot; '  :  &quot;;ROW([.A37]);&quot;,&quot;)" office:value-type="string">
              <text:p>'site_coding_code ' <text:s/>: <text:s/>37,</text:p>
            </table:change-track-table-cell>
          </table:previous>
        </table:cell-content-change>
        <table:cell-content-change table:id="ct376">
          <table:cell-address table:column="0" table:row="37" table:table="2"/>
          <office:change-info>
            <dc:creator>Ewan Davis</dc:creator>
            <dc:date>2022-02-13T15:12:28.923240406</dc:date>
          </office:change-info>
          <table:previous table:id="ct337">
            <table:change-track-table-cell table:cell-address="out_cols.A38" table:formula="of:=CONCATENATE(&quot;'&quot;;[$Schema_Vert.A38];&quot; '  :  &quot;;ROW([.A38]);&quot;,&quot;)" office:value-type="string">
              <text:p>'site_coding_display ' <text:s/>: <text:s/>38,</text:p>
            </table:change-track-table-cell>
          </table:previous>
        </table:cell-content-change>
        <table:insertion table:id="ct377" table:type="row" table:position="0" table:table="0">
          <office:change-info>
            <dc:creator>Ewan Davis</dc:creator>
            <dc:date>2022-02-13T15:15:26.982296441</dc:date>
          </office:change-info>
          <table:dependencies>
            <table:dependency table:id="ct378"/>
          </table:dependencies>
        </table:insertion>
        <table:cell-content-change table:id="ct378">
          <table:cell-address table:column="0" table:row="0" table:table="0"/>
          <office:change-info>
            <dc:creator>Ewan Davis</dc:creator>
            <dc:date>2022-02-13T15:15:37.569163484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0" table:table="2"/>
          <office:change-info>
            <dc:creator>Ewan Davis</dc:creator>
            <dc:date>2022-02-13T15:15:58.866402886</dc:date>
          </office:change-info>
          <table:previous table:id="ct339">
            <table:change-track-table-cell table:cell-address="out_cols.A1" table:formula="of:=CONCATENATE(&quot;'&quot;;[$Schema_Vert.A2];&quot; ' : &quot;;ROW([.A1]);&quot;,&quot;)" office:value-type="string">
              <text:p>'name ' : 1,</text:p>
            </table:change-track-table-cell>
          </table:previous>
        </table:cell-content-change>
        <table:cell-content-change table:id="ct380">
          <table:cell-address table:column="0" table:row="0" table:table="2"/>
          <office:change-info>
            <dc:creator>Ewan Davis</dc:creator>
            <dc:date>2022-02-13T15:16:03.107583560</dc:date>
          </office:change-info>
          <table:previous table:id="ct379">
            <table:change-track-table-cell table:cell-address="out_cols.A1" table:formula="of:=CONCATENATE(&quot;'&quot;;[$Schema_Vert.A1];&quot; ' : &quot;;ROW([.A1]);&quot;,&quot;)" office:value-type="string">
              <text:p>'source_row ' : 1,</text:p>
            </table:change-track-table-cell>
          </table:previous>
        </table:cell-content-change>
        <table:cell-content-change table:id="ct381">
          <table:cell-address table:column="0" table:row="1" table:table="2"/>
          <office:change-info>
            <dc:creator>Ewan Davis</dc:creator>
            <dc:date>2022-02-13T15:16:03.107652254</dc:date>
          </office:change-info>
          <table:previous table:id="ct340">
            <table:change-track-table-cell table:cell-address="out_cols.A2" table:formula="of:=CONCATENATE(&quot;'&quot;;[$Schema_Vert.A3];&quot; ' : &quot;;ROW([.A2]);&quot;,&quot;)" office:value-type="string">
              <text:p>'dmd_code ' : 2,</text:p>
            </table:change-track-table-cell>
          </table:previous>
        </table:cell-content-change>
        <table:cell-content-change table:id="ct382">
          <table:cell-address table:column="0" table:row="2" table:table="2"/>
          <office:change-info>
            <dc:creator>Ewan Davis</dc:creator>
            <dc:date>2022-02-13T15:16:03.107690871</dc:date>
          </office:change-info>
          <table:previous table:id="ct341">
            <table:change-track-table-cell table:cell-address="out_cols.A3" table:formula="of:=CONCATENATE(&quot;'&quot;;[#REF!];&quot; ' : &quot;;ROW([.A3]);&quot;,&quot;)" office:value-type="float" office:value="0"/>
          </table:previous>
        </table:cell-content-change>
        <table:cell-content-change table:id="ct383">
          <table:cell-address table:column="0" table:row="3" table:table="2"/>
          <office:change-info>
            <dc:creator>Ewan Davis</dc:creator>
            <dc:date>2022-02-13T15:16:03.107722823</dc:date>
          </office:change-info>
          <table:previous table:id="ct342">
            <table:change-track-table-cell table:cell-address="out_cols.A4" table:formula="of:=CONCATENATE(&quot;'&quot;;[#REF!];&quot; ' : &quot;;ROW([.A4]);&quot;,&quot;)" office:value-type="float" office:value="0"/>
          </table:previous>
        </table:cell-content-change>
        <table:cell-content-change table:id="ct384">
          <table:cell-address table:column="0" table:row="4" table:table="2"/>
          <office:change-info>
            <dc:creator>Ewan Davis</dc:creator>
            <dc:date>2022-02-13T15:16:03.107750581</dc:date>
          </office:change-info>
          <table:previous table:id="ct343">
            <table:change-track-table-cell table:cell-address="out_cols.A5" table:formula="of:=CONCATENATE(&quot;'&quot;;[$Schema_Vert.A4];&quot; ' : &quot;;ROW([.A5]);&quot;,&quot;)" office:value-type="string">
              <text:p>'timing_repeat_periodUnit ' : 5,</text:p>
            </table:change-track-table-cell>
          </table:previous>
        </table:cell-content-change>
        <table:cell-content-change table:id="ct385">
          <table:cell-address table:column="0" table:row="5" table:table="2"/>
          <office:change-info>
            <dc:creator>Ewan Davis</dc:creator>
            <dc:date>2022-02-13T15:16:03.107778791</dc:date>
          </office:change-info>
          <table:previous table:id="ct344">
            <table:change-track-table-cell table:cell-address="out_cols.A6" table:formula="of:=CONCATENATE(&quot;'&quot;;[$Schema_Vert.A5];&quot; ' : &quot;;ROW([.A6]);&quot;,&quot;)" office:value-type="string">
              <text:p>'timing_repeat_frequency ' : 6,</text:p>
            </table:change-track-table-cell>
          </table:previous>
        </table:cell-content-change>
        <table:cell-content-change table:id="ct386">
          <table:cell-address table:column="0" table:row="6" table:table="2"/>
          <office:change-info>
            <dc:creator>Ewan Davis</dc:creator>
            <dc:date>2022-02-13T15:16:03.107804869</dc:date>
          </office:change-info>
          <table:previous table:id="ct345">
            <table:change-track-table-cell table:cell-address="out_cols.A7" table:formula="of:=CONCATENATE(&quot;'&quot;;[$Schema_Vert.A6];&quot; ' : &quot;;ROW([.A7]);&quot;,&quot;)" office:value-type="string">
              <text:p>'timing_repeat_period ' : 7,</text:p>
            </table:change-track-table-cell>
          </table:previous>
        </table:cell-content-change>
        <table:cell-content-change table:id="ct387">
          <table:cell-address table:column="0" table:row="7" table:table="2"/>
          <office:change-info>
            <dc:creator>Ewan Davis</dc:creator>
            <dc:date>2022-02-13T15:16:03.107831213</dc:date>
          </office:change-info>
          <table:previous table:id="ct346">
            <table:change-track-table-cell table:cell-address="out_cols.A8" table:formula="of:=CONCATENATE(&quot;'&quot;;[$Schema_Vert.A8];&quot; ' : &quot;;ROW([.A8]);&quot;,&quot;)" office:value-type="string">
              <text:p>'timing_repeat_day_of_week ' : 8,</text:p>
            </table:change-track-table-cell>
          </table:previous>
        </table:cell-content-change>
        <table:cell-content-change table:id="ct388">
          <table:cell-address table:column="0" table:row="8" table:table="2"/>
          <office:change-info>
            <dc:creator>Ewan Davis</dc:creator>
            <dc:date>2022-02-13T15:16:03.107856455</dc:date>
          </office:change-info>
          <table:previous table:id="ct347">
            <table:change-track-table-cell table:cell-address="out_cols.A9" table:formula="of:=CONCATENATE(&quot;'&quot;;[$Schema_Vert.A9];&quot; ' : &quot;;ROW([.A9]);&quot;,&quot;)" office:value-type="string">
              <text:p>'timing_repeat_when ' : 9,</text:p>
            </table:change-track-table-cell>
          </table:previous>
        </table:cell-content-change>
        <table:cell-content-change table:id="ct389">
          <table:cell-address table:column="0" table:row="9" table:table="2"/>
          <office:change-info>
            <dc:creator>Ewan Davis</dc:creator>
            <dc:date>2022-02-13T15:16:03.107880475</dc:date>
          </office:change-info>
          <table:previous table:id="ct348">
            <table:change-track-table-cell table:cell-address="out_cols.A10" table:formula="of:=CONCATENATE(&quot;'&quot;;[$Schema_Vert.A10];&quot; ' : &quot;;ROW([.A10]);&quot;,&quot;)" office:value-type="string">
              <text:p>'timing_repeat_offset ' : 10,</text:p>
            </table:change-track-table-cell>
          </table:previous>
        </table:cell-content-change>
        <table:cell-content-change table:id="ct390">
          <table:cell-address table:column="0" table:row="10" table:table="2"/>
          <office:change-info>
            <dc:creator>Ewan Davis</dc:creator>
            <dc:date>2022-02-13T15:16:03.107900803</dc:date>
          </office:change-info>
          <table:previous table:id="ct349">
            <table:change-track-table-cell table:cell-address="out_cols.A11" table:formula="of:=CONCATENATE(&quot;'&quot;;[$Schema_Vert.A11];&quot; ' : &quot;;ROW([.A11]);&quot;,&quot;)" office:value-type="string">
              <text:p>'asNeededBoolean ' : 11,</text:p>
            </table:change-track-table-cell>
          </table:previous>
        </table:cell-content-change>
        <table:cell-content-change table:id="ct391">
          <table:cell-address table:column="0" table:row="11" table:table="2"/>
          <office:change-info>
            <dc:creator>Ewan Davis</dc:creator>
            <dc:date>2022-02-13T15:16:03.107916558</dc:date>
          </office:change-info>
          <table:previous table:id="ct350">
            <table:change-track-table-cell table:cell-address="out_cols.A12" table:formula="of:=CONCATENATE(&quot;'&quot;;[$Schema_Vert.A12];&quot; ' : &quot;;ROW([.A12]);&quot;,&quot;)" office:value-type="string">
              <text:p>'asNeededCodableConcept ' : 12,</text:p>
            </table:change-track-table-cell>
          </table:previous>
        </table:cell-content-change>
        <table:cell-content-change table:id="ct392">
          <table:cell-address table:column="0" table:row="12" table:table="2"/>
          <office:change-info>
            <dc:creator>Ewan Davis</dc:creator>
            <dc:date>2022-02-13T15:16:03.107930541</dc:date>
          </office:change-info>
          <table:previous table:id="ct351">
            <table:change-track-table-cell table:cell-address="out_cols.A13" table:formula="of:=CONCATENATE(&quot;'&quot;;[$Schema_Vert.A13];&quot; ' : &quot;;ROW([.A13]);&quot;,&quot;)" office:value-type="string">
              <text:p>'asNeededCodableConcept_coding ' : 13,</text:p>
            </table:change-track-table-cell>
          </table:previous>
        </table:cell-content-change>
        <table:cell-content-change table:id="ct393">
          <table:cell-address table:column="0" table:row="13" table:table="2"/>
          <office:change-info>
            <dc:creator>Ewan Davis</dc:creator>
            <dc:date>2022-02-13T15:16:03.107946628</dc:date>
          </office:change-info>
          <table:previous table:id="ct352">
            <table:change-track-table-cell table:cell-address="out_cols.A14" table:formula="of:=CONCATENATE(&quot;'&quot;;[$Schema_Vert.A14];&quot; ' : &quot;;ROW([.A14]);&quot;,&quot;)" office:value-type="string">
              <text:p>'asNeededCodableConcept_coding_system ' : 14,</text:p>
            </table:change-track-table-cell>
          </table:previous>
        </table:cell-content-change>
        <table:cell-content-change table:id="ct394">
          <table:cell-address table:column="0" table:row="14" table:table="2"/>
          <office:change-info>
            <dc:creator>Ewan Davis</dc:creator>
            <dc:date>2022-02-13T15:16:03.107961314</dc:date>
          </office:change-info>
          <table:previous table:id="ct353">
            <table:change-track-table-cell table:cell-address="out_cols.A15" table:formula="of:=CONCATENATE(&quot;'&quot;;[$Schema_Vert.A15];&quot; ' : &quot;;ROW([.A15]);&quot;,&quot;)" office:value-type="string">
              <text:p>'asNeededCodableConcept_coding_code ' : 15,</text:p>
            </table:change-track-table-cell>
          </table:previous>
        </table:cell-content-change>
        <table:cell-content-change table:id="ct395">
          <table:cell-address table:column="0" table:row="15" table:table="2"/>
          <office:change-info>
            <dc:creator>Ewan Davis</dc:creator>
            <dc:date>2022-02-13T15:16:03.107976515</dc:date>
          </office:change-info>
          <table:previous table:id="ct354">
            <table:change-track-table-cell table:cell-address="out_cols.A16" table:formula="of:=CONCATENATE(&quot;'&quot;;[$Schema_Vert.A16];&quot; ' : &quot;;ROW([.A16]);&quot;,&quot;)" office:value-type="string">
              <text:p>'asNeededCodableConcept_coding_text ' : 16,</text:p>
            </table:change-track-table-cell>
          </table:previous>
        </table:cell-content-change>
        <table:cell-content-change table:id="ct396">
          <table:cell-address table:column="0" table:row="16" table:table="2"/>
          <office:change-info>
            <dc:creator>Ewan Davis</dc:creator>
            <dc:date>2022-02-13T15:16:03.107992149</dc:date>
          </office:change-info>
          <table:previous table:id="ct355">
            <table:change-track-table-cell table:cell-address="out_cols.A17" table:formula="of:=CONCATENATE(&quot;'&quot;;[$Schema_Vert.A17];&quot; ' : &quot;;ROW([.A17]);&quot;,&quot;)" office:value-type="string">
              <text:p>'doseAndRate_doseQuantity_value ' : 17,</text:p>
            </table:change-track-table-cell>
          </table:previous>
        </table:cell-content-change>
        <table:cell-content-change table:id="ct397">
          <table:cell-address table:column="0" table:row="17" table:table="2"/>
          <office:change-info>
            <dc:creator>Ewan Davis</dc:creator>
            <dc:date>2022-02-13T15:16:03.108013014</dc:date>
          </office:change-info>
          <table:previous table:id="ct356">
            <table:change-track-table-cell table:cell-address="out_cols.A18" table:formula="of:=CONCATENATE(&quot;'&quot;;[$Schema_Vert.A18];&quot; ' : &quot;;ROW([.A18]);&quot;,&quot;)" office:value-type="string">
              <text:p>'doseAndRate_doseQuantity_system ' : 18,</text:p>
            </table:change-track-table-cell>
          </table:previous>
        </table:cell-content-change>
        <table:cell-content-change table:id="ct398">
          <table:cell-address table:column="0" table:row="18" table:table="2"/>
          <office:change-info>
            <dc:creator>Ewan Davis</dc:creator>
            <dc:date>2022-02-13T15:16:03.108025883</dc:date>
          </office:change-info>
          <table:previous table:id="ct357">
            <table:change-track-table-cell table:cell-address="out_cols.A19" table:formula="of:=CONCATENATE(&quot;'&quot;;[$Schema_Vert.A19];&quot; ' : &quot;;ROW([.A19]);&quot;,&quot;)" office:value-type="string">
              <text:p>'doseAndRate_doseQuantity_unit ' : 19,</text:p>
            </table:change-track-table-cell>
          </table:previous>
        </table:cell-content-change>
        <table:cell-content-change table:id="ct399">
          <table:cell-address table:column="0" table:row="19" table:table="2"/>
          <office:change-info>
            <dc:creator>Ewan Davis</dc:creator>
            <dc:date>2022-02-13T15:16:03.108038104</dc:date>
          </office:change-info>
          <table:previous table:id="ct358">
            <table:change-track-table-cell table:cell-address="out_cols.A20" table:formula="of:=CONCATENATE(&quot;'&quot;;[$Schema_Vert.A20];&quot; ' : &quot;;ROW([.A20]);&quot;,&quot;)" office:value-type="string">
              <text:p>'doseAndRate_doseQuantity_code ' : 20,</text:p>
            </table:change-track-table-cell>
          </table:previous>
        </table:cell-content-change>
        <table:cell-content-change table:id="ct400">
          <table:cell-address table:column="0" table:row="20" table:table="2"/>
          <office:change-info>
            <dc:creator>Ewan Davis</dc:creator>
            <dc:date>2022-02-13T15:16:03.108049655</dc:date>
          </office:change-info>
          <table:previous table:id="ct359">
            <table:change-track-table-cell table:cell-address="out_cols.A21" table:formula="of:=CONCATENATE(&quot;'&quot;;[$Schema_Vert.A21];&quot; ' : &quot;;ROW([.A21]);&quot;,&quot;)" office:value-type="string">
              <text:p>'maxDosePerAdministration_value ' : 21,</text:p>
            </table:change-track-table-cell>
          </table:previous>
        </table:cell-content-change>
        <table:cell-content-change table:id="ct401">
          <table:cell-address table:column="0" table:row="21" table:table="2"/>
          <office:change-info>
            <dc:creator>Ewan Davis</dc:creator>
            <dc:date>2022-02-13T15:16:03.108060771</dc:date>
          </office:change-info>
          <table:previous table:id="ct360">
            <table:change-track-table-cell table:cell-address="out_cols.A22" table:formula="of:=CONCATENATE(&quot;'&quot;;[$Schema_Vert.A22];&quot; ' : &quot;;ROW([.A22]);&quot;,&quot;)" office:value-type="string">
              <text:p>'maxDosePerAdministration_unit ' : 22,</text:p>
            </table:change-track-table-cell>
          </table:previous>
        </table:cell-content-change>
        <table:cell-content-change table:id="ct402">
          <table:cell-address table:column="0" table:row="22" table:table="2"/>
          <office:change-info>
            <dc:creator>Ewan Davis</dc:creator>
            <dc:date>2022-02-13T15:16:03.108071983</dc:date>
          </office:change-info>
          <table:previous table:id="ct361">
            <table:change-track-table-cell table:cell-address="out_cols.A23" table:formula="of:=CONCATENATE(&quot;'&quot;;[$Schema_Vert.A23];&quot; ' : &quot;;ROW([.A23]);&quot;,&quot;)" office:value-type="string">
              <text:p>'maxDosePerAdministration_system ' : 23,</text:p>
            </table:change-track-table-cell>
          </table:previous>
        </table:cell-content-change>
        <table:cell-content-change table:id="ct403">
          <table:cell-address table:column="0" table:row="23" table:table="2"/>
          <office:change-info>
            <dc:creator>Ewan Davis</dc:creator>
            <dc:date>2022-02-13T15:16:03.108083560</dc:date>
          </office:change-info>
          <table:previous table:id="ct362">
            <table:change-track-table-cell table:cell-address="out_cols.A24" table:formula="of:=CONCATENATE(&quot;'&quot;;[$Schema_Vert.A24];&quot; ' : &quot;;ROW([.A24]);&quot;,&quot;)" office:value-type="string">
              <text:p>'maxDosePerAdministration_code ' : 24,</text:p>
            </table:change-track-table-cell>
          </table:previous>
        </table:cell-content-change>
        <table:cell-content-change table:id="ct404">
          <table:cell-address table:column="0" table:row="24" table:table="2"/>
          <office:change-info>
            <dc:creator>Ewan Davis</dc:creator>
            <dc:date>2022-02-13T15:16:03.108098224</dc:date>
          </office:change-info>
          <table:previous table:id="ct363">
            <table:change-track-table-cell table:cell-address="out_cols.A25" table:formula="of:=CONCATENATE(&quot;'&quot;;[$Schema_Vert.A25];&quot; ' : &quot;;ROW([.A25]);&quot;,&quot;)" office:value-type="string">
              <text:p>'maxDosePerPeriod_numerator_value ' : 25,</text:p>
            </table:change-track-table-cell>
          </table:previous>
        </table:cell-content-change>
        <table:cell-content-change table:id="ct405">
          <table:cell-address table:column="0" table:row="25" table:table="2"/>
          <office:change-info>
            <dc:creator>Ewan Davis</dc:creator>
            <dc:date>2022-02-13T15:16:03.108115655</dc:date>
          </office:change-info>
          <table:previous table:id="ct364">
            <table:change-track-table-cell table:cell-address="out_cols.A26" table:formula="of:=CONCATENATE(&quot;'&quot;;[$Schema_Vert.A26];&quot; ' : &quot;;ROW([.A26]);&quot;,&quot;)" office:value-type="string">
              <text:p>'maxDosePerPeriod_numerator_unit ' : 26,</text:p>
            </table:change-track-table-cell>
          </table:previous>
        </table:cell-content-change>
        <table:cell-content-change table:id="ct406">
          <table:cell-address table:column="0" table:row="26" table:table="2"/>
          <office:change-info>
            <dc:creator>Ewan Davis</dc:creator>
            <dc:date>2022-02-13T15:16:03.108127303</dc:date>
          </office:change-info>
          <table:previous table:id="ct365">
            <table:change-track-table-cell table:cell-address="out_cols.A27" table:formula="of:=CONCATENATE(&quot;'&quot;;[$Schema_Vert.A27];&quot; ' : &quot;;ROW([.A27]);&quot;,&quot;)" office:value-type="string">
              <text:p>'maxDosePerPeriod_numerator_system ' : 27,</text:p>
            </table:change-track-table-cell>
          </table:previous>
        </table:cell-content-change>
        <table:cell-content-change table:id="ct407">
          <table:cell-address table:column="0" table:row="27" table:table="2"/>
          <office:change-info>
            <dc:creator>Ewan Davis</dc:creator>
            <dc:date>2022-02-13T15:16:03.108138494</dc:date>
          </office:change-info>
          <table:previous table:id="ct366">
            <table:change-track-table-cell table:cell-address="out_cols.A28" table:formula="of:=CONCATENATE(&quot;'&quot;;[$Schema_Vert.A28];&quot; ' : &quot;;ROW([.A28]);&quot;,&quot;)" office:value-type="string">
              <text:p>'maxDosePerPeriod_numerator_code ' : 28,</text:p>
            </table:change-track-table-cell>
          </table:previous>
        </table:cell-content-change>
        <table:cell-content-change table:id="ct408">
          <table:cell-address table:column="0" table:row="28" table:table="2"/>
          <office:change-info>
            <dc:creator>Ewan Davis</dc:creator>
            <dc:date>2022-02-13T15:16:03.108149625</dc:date>
          </office:change-info>
          <table:previous table:id="ct367">
            <table:change-track-table-cell table:cell-address="out_cols.A29" table:formula="of:=CONCATENATE(&quot;'&quot;;[$Schema_Vert.A29];&quot; ' : &quot;;ROW([.A29]);&quot;,&quot;)" office:value-type="string">
              <text:p>'maxDosePerPeriod_denominator_value ' : 29,</text:p>
            </table:change-track-table-cell>
          </table:previous>
        </table:cell-content-change>
        <table:cell-content-change table:id="ct409">
          <table:cell-address table:column="0" table:row="29" table:table="2"/>
          <office:change-info>
            <dc:creator>Ewan Davis</dc:creator>
            <dc:date>2022-02-13T15:16:03.108164865</dc:date>
          </office:change-info>
          <table:previous table:id="ct368">
            <table:change-track-table-cell table:cell-address="out_cols.A30" table:formula="of:=CONCATENATE(&quot;'&quot;;[$Schema_Vert.A30];&quot; ' : &quot;;ROW([.A30]);&quot;,&quot;)" office:value-type="string">
              <text:p>'maxDosePerPeriod_denominator_unit ' : 30,</text:p>
            </table:change-track-table-cell>
          </table:previous>
        </table:cell-content-change>
        <table:cell-content-change table:id="ct410">
          <table:cell-address table:column="0" table:row="30" table:table="2"/>
          <office:change-info>
            <dc:creator>Ewan Davis</dc:creator>
            <dc:date>2022-02-13T15:16:03.108176402</dc:date>
          </office:change-info>
          <table:previous table:id="ct369">
            <table:change-track-table-cell table:cell-address="out_cols.A31" table:formula="of:=CONCATENATE(&quot;'&quot;;[$Schema_Vert.A31];&quot; ' : &quot;;ROW([.A31]);&quot;,&quot;)" office:value-type="string">
              <text:p>'maxDosePerPeriod_denominator_system ' : 31,</text:p>
            </table:change-track-table-cell>
          </table:previous>
        </table:cell-content-change>
        <table:cell-content-change table:id="ct411">
          <table:cell-address table:column="0" table:row="31" table:table="2"/>
          <office:change-info>
            <dc:creator>Ewan Davis</dc:creator>
            <dc:date>2022-02-13T15:16:03.108187778</dc:date>
          </office:change-info>
          <table:previous table:id="ct370">
            <table:change-track-table-cell table:cell-address="out_cols.A32" table:formula="of:=CONCATENATE(&quot;'&quot;;[$Schema_Vert.A32];&quot; ' : &quot;;ROW([.A32]);&quot;,&quot;)" office:value-type="string">
              <text:p>'maxDosePerPeriod_denominator_code ' : 32,</text:p>
            </table:change-track-table-cell>
          </table:previous>
        </table:cell-content-change>
        <table:cell-content-change table:id="ct412">
          <table:cell-address table:column="0" table:row="32" table:table="2"/>
          <office:change-info>
            <dc:creator>Ewan Davis</dc:creator>
            <dc:date>2022-02-13T15:16:03.108198651</dc:date>
          </office:change-info>
          <table:previous table:id="ct371">
            <table:change-track-table-cell table:cell-address="out_cols.A33" table:formula="of:=CONCATENATE(&quot;'&quot;;[$Schema_Vert.A33];&quot; ' : &quot;;ROW([.A33]);&quot;,&quot;)" office:value-type="string">
              <text:p>'route_coding_system ' : 33,</text:p>
            </table:change-track-table-cell>
          </table:previous>
        </table:cell-content-change>
        <table:cell-content-change table:id="ct413">
          <table:cell-address table:column="0" table:row="33" table:table="2"/>
          <office:change-info>
            <dc:creator>Ewan Davis</dc:creator>
            <dc:date>2022-02-13T15:16:03.108209839</dc:date>
          </office:change-info>
          <table:previous table:id="ct372">
            <table:change-track-table-cell table:cell-address="out_cols.A34" table:formula="of:=CONCATENATE(&quot;'&quot;;[$Schema_Vert.A34];&quot; ' : &quot;;ROW([.A34]);&quot;,&quot;)" office:value-type="string">
              <text:p>'route_coding_code ' : 34,</text:p>
            </table:change-track-table-cell>
          </table:previous>
        </table:cell-content-change>
        <table:cell-content-change table:id="ct414">
          <table:cell-address table:column="0" table:row="34" table:table="2"/>
          <office:change-info>
            <dc:creator>Ewan Davis</dc:creator>
            <dc:date>2022-02-13T15:16:03.108221013</dc:date>
          </office:change-info>
          <table:previous table:id="ct373">
            <table:change-track-table-cell table:cell-address="out_cols.A35" table:formula="of:=CONCATENATE(&quot;'&quot;;[$Schema_Vert.A35];&quot; ' : &quot;;ROW([.A35]);&quot;,&quot;)" office:value-type="string">
              <text:p>'route_coding_display ' : 35,</text:p>
            </table:change-track-table-cell>
          </table:previous>
        </table:cell-content-change>
        <table:cell-content-change table:id="ct415">
          <table:cell-address table:column="0" table:row="35" table:table="2"/>
          <office:change-info>
            <dc:creator>Ewan Davis</dc:creator>
            <dc:date>2022-02-13T15:16:03.108232023</dc:date>
          </office:change-info>
          <table:previous table:id="ct374">
            <table:change-track-table-cell table:cell-address="out_cols.A36" table:formula="of:=CONCATENATE(&quot;'&quot;;[$Schema_Vert.A36];&quot; ' : &quot;;ROW([.A36]);&quot;,&quot;)" office:value-type="string">
              <text:p>'site_coding_system ' : 36,</text:p>
            </table:change-track-table-cell>
          </table:previous>
        </table:cell-content-change>
        <table:cell-content-change table:id="ct416">
          <table:cell-address table:column="0" table:row="36" table:table="2"/>
          <office:change-info>
            <dc:creator>Ewan Davis</dc:creator>
            <dc:date>2022-02-13T15:16:03.108243033</dc:date>
          </office:change-info>
          <table:previous table:id="ct375">
            <table:change-track-table-cell table:cell-address="out_cols.A37" table:formula="of:=CONCATENATE(&quot;'&quot;;[$Schema_Vert.A37];&quot; ' : &quot;;ROW([.A37]);&quot;,&quot;)" office:value-type="string">
              <text:p>'site_coding_code ' : 37,</text:p>
            </table:change-track-table-cell>
          </table:previous>
        </table:cell-content-change>
        <table:cell-content-change table:id="ct417">
          <table:cell-address table:column="0" table:row="37" table:table="2"/>
          <office:change-info>
            <dc:creator>Ewan Davis</dc:creator>
            <dc:date>2022-02-13T15:16:03.108253777</dc:date>
          </office:change-info>
          <table:previous table:id="ct376">
            <table:change-track-table-cell table:cell-address="out_cols.A38" table:formula="of:=CONCATENATE(&quot;'&quot;;[$Schema_Vert.A38];&quot; ' : &quot;;ROW([.A38]);&quot;,&quot;)" office:value-type="string">
              <text:p>'site_coding_display ' : 38,</text:p>
            </table:change-track-table-cell>
          </table:previous>
        </table:cell-content-change>
        <table:cell-content-change table:id="ct418">
          <table:cell-address table:column="0" table:row="0" table:table="2"/>
          <office:change-info>
            <dc:creator>Ewan Davis</dc:creator>
            <dc:date>2022-02-13T15:16:07.219084854</dc:date>
          </office:change-info>
          <table:previous table:id="ct380">
            <table:change-track-table-cell table:cell-address="out_cols.A1" table:formula="of:=CONCATENATE(&quot;'&quot;;[$Schema_Vert.A1];&quot; ' : &quot;;ROW([.A1]);&quot;,&quot;)" office:value-type="string">
              <text:p>'source_row ' : 1,</text:p>
            </table:change-track-table-cell>
          </table:previous>
        </table:cell-content-change>
        <table:cell-content-change table:id="ct419">
          <table:cell-address table:column="0" table:row="1" table:table="2"/>
          <office:change-info>
            <dc:creator>Ewan Davis</dc:creator>
            <dc:date>2022-02-13T15:16:07.219124863</dc:date>
          </office:change-info>
          <table:previous table:id="ct381">
            <table:change-track-table-cell table:cell-address="out_cols.A2" table:formula="of:=CONCATENATE(&quot;'&quot;;[$Schema_Vert.A2];&quot; ' : &quot;;ROW([.A2]);&quot;,&quot;)" office:value-type="string">
              <text:p>'name ' : 2,</text:p>
            </table:change-track-table-cell>
          </table:previous>
        </table:cell-content-change>
        <table:cell-content-change table:id="ct420">
          <table:cell-address table:column="0" table:row="2" table:table="2"/>
          <office:change-info>
            <dc:creator>Ewan Davis</dc:creator>
            <dc:date>2022-02-13T15:16:07.219152480</dc:date>
          </office:change-info>
          <table:previous table:id="ct382">
            <table:change-track-table-cell table:cell-address="out_cols.A3" table:formula="of:=CONCATENATE(&quot;'&quot;;[$Schema_Vert.A3];&quot; ' : &quot;;ROW([.A3]);&quot;,&quot;)" office:value-type="string">
              <text:p>'dmd_code ' : 3,</text:p>
            </table:change-track-table-cell>
          </table:previous>
        </table:cell-content-change>
        <table:cell-content-change table:id="ct421">
          <table:cell-address table:column="0" table:row="3" table:table="2"/>
          <office:change-info>
            <dc:creator>Ewan Davis</dc:creator>
            <dc:date>2022-02-13T15:16:07.219178955</dc:date>
          </office:change-info>
          <table:previous table:id="ct383">
            <table:change-track-table-cell table:cell-address="out_cols.A4" table:formula="of:=CONCATENATE(&quot;'&quot;;[#REF!];&quot; ' : &quot;;ROW([.A4]);&quot;,&quot;)" office:value-type="float" office:value="0"/>
          </table:previous>
        </table:cell-content-change>
        <table:cell-content-change table:id="ct422">
          <table:cell-address table:column="0" table:row="4" table:table="2"/>
          <office:change-info>
            <dc:creator>Ewan Davis</dc:creator>
            <dc:date>2022-02-13T15:16:07.219204475</dc:date>
          </office:change-info>
          <table:previous table:id="ct384">
            <table:change-track-table-cell table:cell-address="out_cols.A5" table:formula="of:=CONCATENATE(&quot;'&quot;;[#REF!];&quot; ' : &quot;;ROW([.A5]);&quot;,&quot;)" office:value-type="float" office:value="0"/>
          </table:previous>
        </table:cell-content-change>
        <table:cell-content-change table:id="ct423">
          <table:cell-address table:column="0" table:row="5" table:table="2"/>
          <office:change-info>
            <dc:creator>Ewan Davis</dc:creator>
            <dc:date>2022-02-13T15:16:07.219230737</dc:date>
          </office:change-info>
          <table:previous table:id="ct385">
            <table:change-track-table-cell table:cell-address="out_cols.A6" table:formula="of:=CONCATENATE(&quot;'&quot;;[$Schema_Vert.A4];&quot; ' : &quot;;ROW([.A6]);&quot;,&quot;)" office:value-type="string">
              <text:p>'timing_repeat_periodUnit ' : 6,</text:p>
            </table:change-track-table-cell>
          </table:previous>
        </table:cell-content-change>
        <table:cell-content-change table:id="ct424">
          <table:cell-address table:column="0" table:row="6" table:table="2"/>
          <office:change-info>
            <dc:creator>Ewan Davis</dc:creator>
            <dc:date>2022-02-13T15:16:07.219256997</dc:date>
          </office:change-info>
          <table:previous table:id="ct386">
            <table:change-track-table-cell table:cell-address="out_cols.A7" table:formula="of:=CONCATENATE(&quot;'&quot;;[$Schema_Vert.A5];&quot; ' : &quot;;ROW([.A7]);&quot;,&quot;)" office:value-type="string">
              <text:p>'timing_repeat_frequency ' : 7,</text:p>
            </table:change-track-table-cell>
          </table:previous>
        </table:cell-content-change>
        <table:cell-content-change table:id="ct425">
          <table:cell-address table:column="0" table:row="7" table:table="2"/>
          <office:change-info>
            <dc:creator>Ewan Davis</dc:creator>
            <dc:date>2022-02-13T15:16:07.219282651</dc:date>
          </office:change-info>
          <table:previous table:id="ct387">
            <table:change-track-table-cell table:cell-address="out_cols.A8" table:formula="of:=CONCATENATE(&quot;'&quot;;[$Schema_Vert.A6];&quot; ' : &quot;;ROW([.A8]);&quot;,&quot;)" office:value-type="string">
              <text:p>'timing_repeat_period ' : 8,</text:p>
            </table:change-track-table-cell>
          </table:previous>
        </table:cell-content-change>
        <table:cell-content-change table:id="ct426">
          <table:cell-address table:column="0" table:row="8" table:table="2"/>
          <office:change-info>
            <dc:creator>Ewan Davis</dc:creator>
            <dc:date>2022-02-13T15:16:07.219310774</dc:date>
          </office:change-info>
          <table:previous table:id="ct388">
            <table:change-track-table-cell table:cell-address="out_cols.A9" table:formula="of:=CONCATENATE(&quot;'&quot;;[$Schema_Vert.A8];&quot; ' : &quot;;ROW([.A9]);&quot;,&quot;)" office:value-type="string">
              <text:p>'timing_repeat_day_of_week ' : 9,</text:p>
            </table:change-track-table-cell>
          </table:previous>
        </table:cell-content-change>
        <table:cell-content-change table:id="ct427">
          <table:cell-address table:column="0" table:row="9" table:table="2"/>
          <office:change-info>
            <dc:creator>Ewan Davis</dc:creator>
            <dc:date>2022-02-13T15:16:07.219352651</dc:date>
          </office:change-info>
          <table:previous table:id="ct389">
            <table:change-track-table-cell table:cell-address="out_cols.A10" table:formula="of:=CONCATENATE(&quot;'&quot;;[$Schema_Vert.A9];&quot; ' : &quot;;ROW([.A10]);&quot;,&quot;)" office:value-type="string">
              <text:p>'timing_repeat_when ' : 10,</text:p>
            </table:change-track-table-cell>
          </table:previous>
        </table:cell-content-change>
        <table:cell-content-change table:id="ct428">
          <table:cell-address table:column="0" table:row="10" table:table="2"/>
          <office:change-info>
            <dc:creator>Ewan Davis</dc:creator>
            <dc:date>2022-02-13T15:16:07.219392355</dc:date>
          </office:change-info>
          <table:previous table:id="ct390">
            <table:change-track-table-cell table:cell-address="out_cols.A11" table:formula="of:=CONCATENATE(&quot;'&quot;;[$Schema_Vert.A10];&quot; ' : &quot;;ROW([.A11]);&quot;,&quot;)" office:value-type="string">
              <text:p>'timing_repeat_offset ' : 11,</text:p>
            </table:change-track-table-cell>
          </table:previous>
        </table:cell-content-change>
        <table:cell-content-change table:id="ct429">
          <table:cell-address table:column="0" table:row="11" table:table="2"/>
          <office:change-info>
            <dc:creator>Ewan Davis</dc:creator>
            <dc:date>2022-02-13T15:16:07.219432809</dc:date>
          </office:change-info>
          <table:previous table:id="ct391">
            <table:change-track-table-cell table:cell-address="out_cols.A12" table:formula="of:=CONCATENATE(&quot;'&quot;;[$Schema_Vert.A11];&quot; ' : &quot;;ROW([.A12]);&quot;,&quot;)" office:value-type="string">
              <text:p>'asNeededBoolean ' : 12,</text:p>
            </table:change-track-table-cell>
          </table:previous>
        </table:cell-content-change>
        <table:cell-content-change table:id="ct430">
          <table:cell-address table:column="0" table:row="12" table:table="2"/>
          <office:change-info>
            <dc:creator>Ewan Davis</dc:creator>
            <dc:date>2022-02-13T15:16:07.219476566</dc:date>
          </office:change-info>
          <table:previous table:id="ct392">
            <table:change-track-table-cell table:cell-address="out_cols.A13" table:formula="of:=CONCATENATE(&quot;'&quot;;[$Schema_Vert.A12];&quot; ' : &quot;;ROW([.A13]);&quot;,&quot;)" office:value-type="string">
              <text:p>'asNeededCodableConcept ' : 13,</text:p>
            </table:change-track-table-cell>
          </table:previous>
        </table:cell-content-change>
        <table:cell-content-change table:id="ct431">
          <table:cell-address table:column="0" table:row="13" table:table="2"/>
          <office:change-info>
            <dc:creator>Ewan Davis</dc:creator>
            <dc:date>2022-02-13T15:16:07.219509069</dc:date>
          </office:change-info>
          <table:previous table:id="ct393">
            <table:change-track-table-cell table:cell-address="out_cols.A14" table:formula="of:=CONCATENATE(&quot;'&quot;;[$Schema_Vert.A13];&quot; ' : &quot;;ROW([.A14]);&quot;,&quot;)" office:value-type="string">
              <text:p>'asNeededCodableConcept_coding ' : 14,</text:p>
            </table:change-track-table-cell>
          </table:previous>
        </table:cell-content-change>
        <table:cell-content-change table:id="ct432">
          <table:cell-address table:column="0" table:row="14" table:table="2"/>
          <office:change-info>
            <dc:creator>Ewan Davis</dc:creator>
            <dc:date>2022-02-13T15:16:07.219535063</dc:date>
          </office:change-info>
          <table:previous table:id="ct394">
            <table:change-track-table-cell table:cell-address="out_cols.A15" table:formula="of:=CONCATENATE(&quot;'&quot;;[$Schema_Vert.A14];&quot; ' : &quot;;ROW([.A15]);&quot;,&quot;)" office:value-type="string">
              <text:p>'asNeededCodableConcept_coding_system ' : 15,</text:p>
            </table:change-track-table-cell>
          </table:previous>
        </table:cell-content-change>
        <table:cell-content-change table:id="ct433">
          <table:cell-address table:column="0" table:row="15" table:table="2"/>
          <office:change-info>
            <dc:creator>Ewan Davis</dc:creator>
            <dc:date>2022-02-13T15:16:07.219561737</dc:date>
          </office:change-info>
          <table:previous table:id="ct395">
            <table:change-track-table-cell table:cell-address="out_cols.A16" table:formula="of:=CONCATENATE(&quot;'&quot;;[$Schema_Vert.A15];&quot; ' : &quot;;ROW([.A16]);&quot;,&quot;)" office:value-type="string">
              <text:p>'asNeededCodableConcept_coding_code ' : 16,</text:p>
            </table:change-track-table-cell>
          </table:previous>
        </table:cell-content-change>
        <table:cell-content-change table:id="ct434">
          <table:cell-address table:column="0" table:row="16" table:table="2"/>
          <office:change-info>
            <dc:creator>Ewan Davis</dc:creator>
            <dc:date>2022-02-13T15:16:07.219588823</dc:date>
          </office:change-info>
          <table:previous table:id="ct396">
            <table:change-track-table-cell table:cell-address="out_cols.A17" table:formula="of:=CONCATENATE(&quot;'&quot;;[$Schema_Vert.A16];&quot; ' : &quot;;ROW([.A17]);&quot;,&quot;)" office:value-type="string">
              <text:p>'asNeededCodableConcept_coding_text ' : 17,</text:p>
            </table:change-track-table-cell>
          </table:previous>
        </table:cell-content-change>
        <table:cell-content-change table:id="ct435">
          <table:cell-address table:column="0" table:row="17" table:table="2"/>
          <office:change-info>
            <dc:creator>Ewan Davis</dc:creator>
            <dc:date>2022-02-13T15:16:07.219615934</dc:date>
          </office:change-info>
          <table:previous table:id="ct397">
            <table:change-track-table-cell table:cell-address="out_cols.A18" table:formula="of:=CONCATENATE(&quot;'&quot;;[$Schema_Vert.A17];&quot; ' : &quot;;ROW([.A18]);&quot;,&quot;)" office:value-type="string">
              <text:p>'doseAndRate_doseQuantity_value ' : 18,</text:p>
            </table:change-track-table-cell>
          </table:previous>
        </table:cell-content-change>
        <table:cell-content-change table:id="ct436">
          <table:cell-address table:column="0" table:row="18" table:table="2"/>
          <office:change-info>
            <dc:creator>Ewan Davis</dc:creator>
            <dc:date>2022-02-13T15:16:07.219642923</dc:date>
          </office:change-info>
          <table:previous table:id="ct398">
            <table:change-track-table-cell table:cell-address="out_cols.A19" table:formula="of:=CONCATENATE(&quot;'&quot;;[$Schema_Vert.A18];&quot; ' : &quot;;ROW([.A19]);&quot;,&quot;)" office:value-type="string">
              <text:p>'doseAndRate_doseQuantity_system ' : 19,</text:p>
            </table:change-track-table-cell>
          </table:previous>
        </table:cell-content-change>
        <table:cell-content-change table:id="ct437">
          <table:cell-address table:column="0" table:row="19" table:table="2"/>
          <office:change-info>
            <dc:creator>Ewan Davis</dc:creator>
            <dc:date>2022-02-13T15:16:07.219669709</dc:date>
          </office:change-info>
          <table:previous table:id="ct399">
            <table:change-track-table-cell table:cell-address="out_cols.A20" table:formula="of:=CONCATENATE(&quot;'&quot;;[$Schema_Vert.A19];&quot; ' : &quot;;ROW([.A20]);&quot;,&quot;)" office:value-type="string">
              <text:p>'doseAndRate_doseQuantity_unit ' : 20,</text:p>
            </table:change-track-table-cell>
          </table:previous>
        </table:cell-content-change>
        <table:cell-content-change table:id="ct438">
          <table:cell-address table:column="0" table:row="20" table:table="2"/>
          <office:change-info>
            <dc:creator>Ewan Davis</dc:creator>
            <dc:date>2022-02-13T15:16:07.219696729</dc:date>
          </office:change-info>
          <table:previous table:id="ct400">
            <table:change-track-table-cell table:cell-address="out_cols.A21" table:formula="of:=CONCATENATE(&quot;'&quot;;[$Schema_Vert.A20];&quot; ' : &quot;;ROW([.A21]);&quot;,&quot;)" office:value-type="string">
              <text:p>'doseAndRate_doseQuantity_code ' : 21,</text:p>
            </table:change-track-table-cell>
          </table:previous>
        </table:cell-content-change>
        <table:cell-content-change table:id="ct439">
          <table:cell-address table:column="0" table:row="21" table:table="2"/>
          <office:change-info>
            <dc:creator>Ewan Davis</dc:creator>
            <dc:date>2022-02-13T15:16:07.219723534</dc:date>
          </office:change-info>
          <table:previous table:id="ct401">
            <table:change-track-table-cell table:cell-address="out_cols.A22" table:formula="of:=CONCATENATE(&quot;'&quot;;[$Schema_Vert.A21];&quot; ' : &quot;;ROW([.A22]);&quot;,&quot;)" office:value-type="string">
              <text:p>'maxDosePerAdministration_value ' : 22,</text:p>
            </table:change-track-table-cell>
          </table:previous>
        </table:cell-content-change>
        <table:cell-content-change table:id="ct440">
          <table:cell-address table:column="0" table:row="22" table:table="2"/>
          <office:change-info>
            <dc:creator>Ewan Davis</dc:creator>
            <dc:date>2022-02-13T15:16:07.219749917</dc:date>
          </office:change-info>
          <table:previous table:id="ct402">
            <table:change-track-table-cell table:cell-address="out_cols.A23" table:formula="of:=CONCATENATE(&quot;'&quot;;[$Schema_Vert.A22];&quot; ' : &quot;;ROW([.A23]);&quot;,&quot;)" office:value-type="string">
              <text:p>'maxDosePerAdministration_unit ' : 23,</text:p>
            </table:change-track-table-cell>
          </table:previous>
        </table:cell-content-change>
        <table:cell-content-change table:id="ct441">
          <table:cell-address table:column="0" table:row="23" table:table="2"/>
          <office:change-info>
            <dc:creator>Ewan Davis</dc:creator>
            <dc:date>2022-02-13T15:16:07.219776729</dc:date>
          </office:change-info>
          <table:previous table:id="ct403">
            <table:change-track-table-cell table:cell-address="out_cols.A24" table:formula="of:=CONCATENATE(&quot;'&quot;;[$Schema_Vert.A23];&quot; ' : &quot;;ROW([.A24]);&quot;,&quot;)" office:value-type="string">
              <text:p>'maxDosePerAdministration_system ' : 24,</text:p>
            </table:change-track-table-cell>
          </table:previous>
        </table:cell-content-change>
        <table:cell-content-change table:id="ct442">
          <table:cell-address table:column="0" table:row="24" table:table="2"/>
          <office:change-info>
            <dc:creator>Ewan Davis</dc:creator>
            <dc:date>2022-02-13T15:16:07.219803057</dc:date>
          </office:change-info>
          <table:previous table:id="ct404">
            <table:change-track-table-cell table:cell-address="out_cols.A25" table:formula="of:=CONCATENATE(&quot;'&quot;;[$Schema_Vert.A24];&quot; ' : &quot;;ROW([.A25]);&quot;,&quot;)" office:value-type="string">
              <text:p>'maxDosePerAdministration_code ' : 25,</text:p>
            </table:change-track-table-cell>
          </table:previous>
        </table:cell-content-change>
        <table:cell-content-change table:id="ct443">
          <table:cell-address table:column="0" table:row="25" table:table="2"/>
          <office:change-info>
            <dc:creator>Ewan Davis</dc:creator>
            <dc:date>2022-02-13T15:16:07.219829937</dc:date>
          </office:change-info>
          <table:previous table:id="ct405">
            <table:change-track-table-cell table:cell-address="out_cols.A26" table:formula="of:=CONCATENATE(&quot;'&quot;;[$Schema_Vert.A25];&quot; ' : &quot;;ROW([.A26]);&quot;,&quot;)" office:value-type="string">
              <text:p>'maxDosePerPeriod_numerator_value ' : 26,</text:p>
            </table:change-track-table-cell>
          </table:previous>
        </table:cell-content-change>
        <table:cell-content-change table:id="ct444">
          <table:cell-address table:column="0" table:row="26" table:table="2"/>
          <office:change-info>
            <dc:creator>Ewan Davis</dc:creator>
            <dc:date>2022-02-13T15:16:07.219856792</dc:date>
          </office:change-info>
          <table:previous table:id="ct406">
            <table:change-track-table-cell table:cell-address="out_cols.A27" table:formula="of:=CONCATENATE(&quot;'&quot;;[$Schema_Vert.A26];&quot; ' : &quot;;ROW([.A27]);&quot;,&quot;)" office:value-type="string">
              <text:p>'maxDosePerPeriod_numerator_unit ' : 27,</text:p>
            </table:change-track-table-cell>
          </table:previous>
        </table:cell-content-change>
        <table:cell-content-change table:id="ct445">
          <table:cell-address table:column="0" table:row="27" table:table="2"/>
          <office:change-info>
            <dc:creator>Ewan Davis</dc:creator>
            <dc:date>2022-02-13T15:16:07.219883294</dc:date>
          </office:change-info>
          <table:previous table:id="ct407">
            <table:change-track-table-cell table:cell-address="out_cols.A28" table:formula="of:=CONCATENATE(&quot;'&quot;;[$Schema_Vert.A27];&quot; ' : &quot;;ROW([.A28]);&quot;,&quot;)" office:value-type="string">
              <text:p>'maxDosePerPeriod_numerator_system ' : 28,</text:p>
            </table:change-track-table-cell>
          </table:previous>
        </table:cell-content-change>
        <table:cell-content-change table:id="ct446">
          <table:cell-address table:column="0" table:row="28" table:table="2"/>
          <office:change-info>
            <dc:creator>Ewan Davis</dc:creator>
            <dc:date>2022-02-13T15:16:07.219909783</dc:date>
          </office:change-info>
          <table:previous table:id="ct408">
            <table:change-track-table-cell table:cell-address="out_cols.A29" table:formula="of:=CONCATENATE(&quot;'&quot;;[$Schema_Vert.A28];&quot; ' : &quot;;ROW([.A29]);&quot;,&quot;)" office:value-type="string">
              <text:p>'maxDosePerPeriod_numerator_code ' : 29,</text:p>
            </table:change-track-table-cell>
          </table:previous>
        </table:cell-content-change>
        <table:cell-content-change table:id="ct447">
          <table:cell-address table:column="0" table:row="29" table:table="2"/>
          <office:change-info>
            <dc:creator>Ewan Davis</dc:creator>
            <dc:date>2022-02-13T15:16:07.219936720</dc:date>
          </office:change-info>
          <table:previous table:id="ct409">
            <table:change-track-table-cell table:cell-address="out_cols.A30" table:formula="of:=CONCATENATE(&quot;'&quot;;[$Schema_Vert.A29];&quot; ' : &quot;;ROW([.A30]);&quot;,&quot;)" office:value-type="string">
              <text:p>'maxDosePerPeriod_denominator_value ' : 30,</text:p>
            </table:change-track-table-cell>
          </table:previous>
        </table:cell-content-change>
        <table:cell-content-change table:id="ct448">
          <table:cell-address table:column="0" table:row="30" table:table="2"/>
          <office:change-info>
            <dc:creator>Ewan Davis</dc:creator>
            <dc:date>2022-02-13T15:16:07.219963675</dc:date>
          </office:change-info>
          <table:previous table:id="ct410">
            <table:change-track-table-cell table:cell-address="out_cols.A31" table:formula="of:=CONCATENATE(&quot;'&quot;;[$Schema_Vert.A30];&quot; ' : &quot;;ROW([.A31]);&quot;,&quot;)" office:value-type="string">
              <text:p>'maxDosePerPeriod_denominator_unit ' : 31,</text:p>
            </table:change-track-table-cell>
          </table:previous>
        </table:cell-content-change>
        <table:cell-content-change table:id="ct449">
          <table:cell-address table:column="0" table:row="31" table:table="2"/>
          <office:change-info>
            <dc:creator>Ewan Davis</dc:creator>
            <dc:date>2022-02-13T15:16:07.219990755</dc:date>
          </office:change-info>
          <table:previous table:id="ct411">
            <table:change-track-table-cell table:cell-address="out_cols.A32" table:formula="of:=CONCATENATE(&quot;'&quot;;[$Schema_Vert.A31];&quot; ' : &quot;;ROW([.A32]);&quot;,&quot;)" office:value-type="string">
              <text:p>'maxDosePerPeriod_denominator_system ' : 32,</text:p>
            </table:change-track-table-cell>
          </table:previous>
        </table:cell-content-change>
        <table:cell-content-change table:id="ct450">
          <table:cell-address table:column="0" table:row="32" table:table="2"/>
          <office:change-info>
            <dc:creator>Ewan Davis</dc:creator>
            <dc:date>2022-02-13T15:16:07.220017629</dc:date>
          </office:change-info>
          <table:previous table:id="ct412">
            <table:change-track-table-cell table:cell-address="out_cols.A33" table:formula="of:=CONCATENATE(&quot;'&quot;;[$Schema_Vert.A32];&quot; ' : &quot;;ROW([.A33]);&quot;,&quot;)" office:value-type="string">
              <text:p>'maxDosePerPeriod_denominator_code ' : 33,</text:p>
            </table:change-track-table-cell>
          </table:previous>
        </table:cell-content-change>
        <table:cell-content-change table:id="ct451">
          <table:cell-address table:column="0" table:row="33" table:table="2"/>
          <office:change-info>
            <dc:creator>Ewan Davis</dc:creator>
            <dc:date>2022-02-13T15:16:07.220044109</dc:date>
          </office:change-info>
          <table:previous table:id="ct413">
            <table:change-track-table-cell table:cell-address="out_cols.A34" table:formula="of:=CONCATENATE(&quot;'&quot;;[$Schema_Vert.A33];&quot; ' : &quot;;ROW([.A34]);&quot;,&quot;)" office:value-type="string">
              <text:p>'route_coding_system ' : 34,</text:p>
            </table:change-track-table-cell>
          </table:previous>
        </table:cell-content-change>
        <table:cell-content-change table:id="ct452">
          <table:cell-address table:column="0" table:row="34" table:table="2"/>
          <office:change-info>
            <dc:creator>Ewan Davis</dc:creator>
            <dc:date>2022-02-13T15:16:07.220070400</dc:date>
          </office:change-info>
          <table:previous table:id="ct414">
            <table:change-track-table-cell table:cell-address="out_cols.A35" table:formula="of:=CONCATENATE(&quot;'&quot;;[$Schema_Vert.A34];&quot; ' : &quot;;ROW([.A35]);&quot;,&quot;)" office:value-type="string">
              <text:p>'route_coding_code ' : 35,</text:p>
            </table:change-track-table-cell>
          </table:previous>
        </table:cell-content-change>
        <table:cell-content-change table:id="ct453">
          <table:cell-address table:column="0" table:row="35" table:table="2"/>
          <office:change-info>
            <dc:creator>Ewan Davis</dc:creator>
            <dc:date>2022-02-13T15:16:07.220097126</dc:date>
          </office:change-info>
          <table:previous table:id="ct415">
            <table:change-track-table-cell table:cell-address="out_cols.A36" table:formula="of:=CONCATENATE(&quot;'&quot;;[$Schema_Vert.A35];&quot; ' : &quot;;ROW([.A36]);&quot;,&quot;)" office:value-type="string">
              <text:p>'route_coding_display ' : 36,</text:p>
            </table:change-track-table-cell>
          </table:previous>
        </table:cell-content-change>
        <table:cell-content-change table:id="ct454">
          <table:cell-address table:column="0" table:row="36" table:table="2"/>
          <office:change-info>
            <dc:creator>Ewan Davis</dc:creator>
            <dc:date>2022-02-13T15:16:07.220123712</dc:date>
          </office:change-info>
          <table:previous table:id="ct416">
            <table:change-track-table-cell table:cell-address="out_cols.A37" table:formula="of:=CONCATENATE(&quot;'&quot;;[$Schema_Vert.A36];&quot; ' : &quot;;ROW([.A37]);&quot;,&quot;)" office:value-type="string">
              <text:p>'site_coding_system ' : 37,</text:p>
            </table:change-track-table-cell>
          </table:previous>
        </table:cell-content-change>
        <table:cell-content-change table:id="ct455">
          <table:cell-address table:column="0" table:row="37" table:table="2"/>
          <office:change-info>
            <dc:creator>Ewan Davis</dc:creator>
            <dc:date>2022-02-13T15:16:07.220150257</dc:date>
          </office:change-info>
          <table:previous table:id="ct417">
            <table:change-track-table-cell table:cell-address="out_cols.A38" table:formula="of:=CONCATENATE(&quot;'&quot;;[$Schema_Vert.A37];&quot; ' : &quot;;ROW([.A38]);&quot;,&quot;)" office:value-type="string">
              <text:p>'site_coding_code ' : 38,</text:p>
            </table:change-track-table-cell>
          </table:previous>
        </table:cell-content-change>
        <table:cell-content-change table:id="ct456">
          <table:cell-address table:column="0" table:row="38" table:table="2"/>
          <office:change-info>
            <dc:creator>Ewan Davis</dc:creator>
            <dc:date>2022-02-13T15:16:07.220170969</dc:date>
          </office:change-info>
          <table:previous table:id="ct219">
            <table:change-track-table-cell/>
          </table:previous>
        </table:cell-content-change>
        <table:cell-content-change table:id="ct457">
          <table:cell-address table:column="0" table:row="0" table:table="2"/>
          <office:change-info>
            <dc:creator>Ewan Davis</dc:creator>
            <dc:date>2022-02-13T15:16:10.946857753</dc:date>
          </office:change-info>
          <table:previous table:id="ct418">
            <table:change-track-table-cell table:cell-address="out_cols.A1" table:formula="of:=CONCATENATE(&quot;'&quot;;[$Schema_Vert.A1];&quot; ' : &quot;;ROW([.A1]);&quot;,&quot;)" office:value-type="string">
              <text:p>'source_row ' : 1,</text:p>
            </table:change-track-table-cell>
          </table:previous>
        </table:cell-content-change>
        <table:cell-content-change table:id="ct458">
          <table:cell-address table:column="0" table:row="1" table:table="2"/>
          <office:change-info>
            <dc:creator>Ewan Davis</dc:creator>
            <dc:date>2022-02-13T15:16:10.946931499</dc:date>
          </office:change-info>
          <table:previous table:id="ct419">
            <table:change-track-table-cell table:cell-address="out_cols.A2" table:formula="of:=CONCATENATE(&quot;'&quot;;[$Schema_Vert.A2];&quot; ' : &quot;;ROW([.A2]);&quot;,&quot;)" office:value-type="string">
              <text:p>'name ' : 2,</text:p>
            </table:change-track-table-cell>
          </table:previous>
        </table:cell-content-change>
        <table:cell-content-change table:id="ct459">
          <table:cell-address table:column="0" table:row="2" table:table="2"/>
          <office:change-info>
            <dc:creator>Ewan Davis</dc:creator>
            <dc:date>2022-02-13T15:16:10.946959676</dc:date>
          </office:change-info>
          <table:previous table:id="ct420">
            <table:change-track-table-cell table:cell-address="out_cols.A3" table:formula="of:=CONCATENATE(&quot;'&quot;;[$Schema_Vert.A3];&quot; ' : &quot;;ROW([.A3]);&quot;,&quot;)" office:value-type="string">
              <text:p>'dmd_code ' : 3,</text:p>
            </table:change-track-table-cell>
          </table:previous>
        </table:cell-content-change>
        <table:cell-content-change table:id="ct460">
          <table:cell-address table:column="0" table:row="3" table:table="2"/>
          <office:change-info>
            <dc:creator>Ewan Davis</dc:creator>
            <dc:date>2022-02-13T15:16:10.946989044</dc:date>
          </office:change-info>
          <table:previous table:id="ct421">
            <table:change-track-table-cell table:cell-address="out_cols.A4" table:formula="of:=CONCATENATE(&quot;'&quot;;[#REF!];&quot; ' : &quot;;ROW([.A4]);&quot;,&quot;)" office:value-type="float" office:value="0"/>
          </table:previous>
        </table:cell-content-change>
        <table:cell-content-change table:id="ct461">
          <table:cell-address table:column="0" table:row="4" table:table="2"/>
          <office:change-info>
            <dc:creator>Ewan Davis</dc:creator>
            <dc:date>2022-02-13T15:16:10.947017070</dc:date>
          </office:change-info>
          <table:previous table:id="ct422">
            <table:change-track-table-cell table:cell-address="out_cols.A5" table:formula="of:=CONCATENATE(&quot;'&quot;;[#REF!];&quot; ' : &quot;;ROW([.A5]);&quot;,&quot;)" office:value-type="float" office:value="0"/>
          </table:previous>
        </table:cell-content-change>
        <table:cell-content-change table:id="ct462">
          <table:cell-address table:column="0" table:row="5" table:table="2"/>
          <office:change-info>
            <dc:creator>Ewan Davis</dc:creator>
            <dc:date>2022-02-13T15:16:10.947044579</dc:date>
          </office:change-info>
          <table:previous table:id="ct423">
            <table:change-track-table-cell table:cell-address="out_cols.A6" table:formula="of:=CONCATENATE(&quot;'&quot;;[$Schema_Vert.A4];&quot; ' : &quot;;ROW([.A6]);&quot;,&quot;)" office:value-type="string">
              <text:p>'timing_repeat_periodUnit ' : 6,</text:p>
            </table:change-track-table-cell>
          </table:previous>
        </table:cell-content-change>
        <table:cell-content-change table:id="ct463">
          <table:cell-address table:column="0" table:row="6" table:table="2"/>
          <office:change-info>
            <dc:creator>Ewan Davis</dc:creator>
            <dc:date>2022-02-13T15:16:10.947072521</dc:date>
          </office:change-info>
          <table:previous table:id="ct424">
            <table:change-track-table-cell table:cell-address="out_cols.A7" table:formula="of:=CONCATENATE(&quot;'&quot;;[$Schema_Vert.A5];&quot; ' : &quot;;ROW([.A7]);&quot;,&quot;)" office:value-type="string">
              <text:p>'timing_repeat_frequency ' : 7,</text:p>
            </table:change-track-table-cell>
          </table:previous>
        </table:cell-content-change>
        <table:cell-content-change table:id="ct464">
          <table:cell-address table:column="0" table:row="7" table:table="2"/>
          <office:change-info>
            <dc:creator>Ewan Davis</dc:creator>
            <dc:date>2022-02-13T15:16:10.947099252</dc:date>
          </office:change-info>
          <table:previous table:id="ct425">
            <table:change-track-table-cell table:cell-address="out_cols.A8" table:formula="of:=CONCATENATE(&quot;'&quot;;[$Schema_Vert.A6];&quot; ' : &quot;;ROW([.A8]);&quot;,&quot;)" office:value-type="string">
              <text:p>'timing_repeat_period ' : 8,</text:p>
            </table:change-track-table-cell>
          </table:previous>
        </table:cell-content-change>
        <table:cell-content-change table:id="ct465">
          <table:cell-address table:column="0" table:row="8" table:table="2"/>
          <office:change-info>
            <dc:creator>Ewan Davis</dc:creator>
            <dc:date>2022-02-13T15:16:10.947127670</dc:date>
          </office:change-info>
          <table:previous table:id="ct426">
            <table:change-track-table-cell table:cell-address="out_cols.A9" table:formula="of:=CONCATENATE(&quot;'&quot;;[$Schema_Vert.A8];&quot; ' : &quot;;ROW([.A9]);&quot;,&quot;)" office:value-type="string">
              <text:p>'timing_repeat_day_of_week ' : 9,</text:p>
            </table:change-track-table-cell>
          </table:previous>
        </table:cell-content-change>
        <table:cell-content-change table:id="ct466">
          <table:cell-address table:column="0" table:row="9" table:table="2"/>
          <office:change-info>
            <dc:creator>Ewan Davis</dc:creator>
            <dc:date>2022-02-13T15:16:10.947154451</dc:date>
          </office:change-info>
          <table:previous table:id="ct427">
            <table:change-track-table-cell table:cell-address="out_cols.A10" table:formula="of:=CONCATENATE(&quot;'&quot;;[$Schema_Vert.A9];&quot; ' : &quot;;ROW([.A10]);&quot;,&quot;)" office:value-type="string">
              <text:p>'timing_repeat_when ' : 10,</text:p>
            </table:change-track-table-cell>
          </table:previous>
        </table:cell-content-change>
        <table:cell-content-change table:id="ct467">
          <table:cell-address table:column="0" table:row="10" table:table="2"/>
          <office:change-info>
            <dc:creator>Ewan Davis</dc:creator>
            <dc:date>2022-02-13T15:16:10.947181044</dc:date>
          </office:change-info>
          <table:previous table:id="ct428">
            <table:change-track-table-cell table:cell-address="out_cols.A11" table:formula="of:=CONCATENATE(&quot;'&quot;;[$Schema_Vert.A10];&quot; ' : &quot;;ROW([.A11]);&quot;,&quot;)" office:value-type="string">
              <text:p>'timing_repeat_offset ' : 11,</text:p>
            </table:change-track-table-cell>
          </table:previous>
        </table:cell-content-change>
        <table:cell-content-change table:id="ct468">
          <table:cell-address table:column="0" table:row="11" table:table="2"/>
          <office:change-info>
            <dc:creator>Ewan Davis</dc:creator>
            <dc:date>2022-02-13T15:16:10.947206297</dc:date>
          </office:change-info>
          <table:previous table:id="ct429">
            <table:change-track-table-cell table:cell-address="out_cols.A12" table:formula="of:=CONCATENATE(&quot;'&quot;;[$Schema_Vert.A11];&quot; ' : &quot;;ROW([.A12]);&quot;,&quot;)" office:value-type="string">
              <text:p>'asNeededBoolean ' : 12,</text:p>
            </table:change-track-table-cell>
          </table:previous>
        </table:cell-content-change>
        <table:cell-content-change table:id="ct469">
          <table:cell-address table:column="0" table:row="12" table:table="2"/>
          <office:change-info>
            <dc:creator>Ewan Davis</dc:creator>
            <dc:date>2022-02-13T15:16:10.947230340</dc:date>
          </office:change-info>
          <table:previous table:id="ct430">
            <table:change-track-table-cell table:cell-address="out_cols.A13" table:formula="of:=CONCATENATE(&quot;'&quot;;[$Schema_Vert.A12];&quot; ' : &quot;;ROW([.A13]);&quot;,&quot;)" office:value-type="string">
              <text:p>'asNeededCodableConcept ' : 13,</text:p>
            </table:change-track-table-cell>
          </table:previous>
        </table:cell-content-change>
        <table:cell-content-change table:id="ct470">
          <table:cell-address table:column="0" table:row="13" table:table="2"/>
          <office:change-info>
            <dc:creator>Ewan Davis</dc:creator>
            <dc:date>2022-02-13T15:16:10.947253741</dc:date>
          </office:change-info>
          <table:previous table:id="ct431">
            <table:change-track-table-cell table:cell-address="out_cols.A14" table:formula="of:=CONCATENATE(&quot;'&quot;;[$Schema_Vert.A13];&quot; ' : &quot;;ROW([.A14]);&quot;,&quot;)" office:value-type="string">
              <text:p>'asNeededCodableConcept_coding ' : 14,</text:p>
            </table:change-track-table-cell>
          </table:previous>
        </table:cell-content-change>
        <table:cell-content-change table:id="ct471">
          <table:cell-address table:column="0" table:row="14" table:table="2"/>
          <office:change-info>
            <dc:creator>Ewan Davis</dc:creator>
            <dc:date>2022-02-13T15:16:10.947276324</dc:date>
          </office:change-info>
          <table:previous table:id="ct432">
            <table:change-track-table-cell table:cell-address="out_cols.A15" table:formula="of:=CONCATENATE(&quot;'&quot;;[$Schema_Vert.A14];&quot; ' : &quot;;ROW([.A15]);&quot;,&quot;)" office:value-type="string">
              <text:p>'asNeededCodableConcept_coding_system ' : 15,</text:p>
            </table:change-track-table-cell>
          </table:previous>
        </table:cell-content-change>
        <table:cell-content-change table:id="ct472">
          <table:cell-address table:column="0" table:row="15" table:table="2"/>
          <office:change-info>
            <dc:creator>Ewan Davis</dc:creator>
            <dc:date>2022-02-13T15:16:10.947300282</dc:date>
          </office:change-info>
          <table:previous table:id="ct433">
            <table:change-track-table-cell table:cell-address="out_cols.A16" table:formula="of:=CONCATENATE(&quot;'&quot;;[$Schema_Vert.A15];&quot; ' : &quot;;ROW([.A16]);&quot;,&quot;)" office:value-type="string">
              <text:p>'asNeededCodableConcept_coding_code ' : 16,</text:p>
            </table:change-track-table-cell>
          </table:previous>
        </table:cell-content-change>
        <table:cell-content-change table:id="ct473">
          <table:cell-address table:column="0" table:row="16" table:table="2"/>
          <office:change-info>
            <dc:creator>Ewan Davis</dc:creator>
            <dc:date>2022-02-13T15:16:10.947323415</dc:date>
          </office:change-info>
          <table:previous table:id="ct434">
            <table:change-track-table-cell table:cell-address="out_cols.A17" table:formula="of:=CONCATENATE(&quot;'&quot;;[$Schema_Vert.A16];&quot; ' : &quot;;ROW([.A17]);&quot;,&quot;)" office:value-type="string">
              <text:p>'asNeededCodableConcept_coding_text ' : 17,</text:p>
            </table:change-track-table-cell>
          </table:previous>
        </table:cell-content-change>
        <table:cell-content-change table:id="ct474">
          <table:cell-address table:column="0" table:row="17" table:table="2"/>
          <office:change-info>
            <dc:creator>Ewan Davis</dc:creator>
            <dc:date>2022-02-13T15:16:10.947347110</dc:date>
          </office:change-info>
          <table:previous table:id="ct435">
            <table:change-track-table-cell table:cell-address="out_cols.A18" table:formula="of:=CONCATENATE(&quot;'&quot;;[$Schema_Vert.A17];&quot; ' : &quot;;ROW([.A18]);&quot;,&quot;)" office:value-type="string">
              <text:p>'doseAndRate_doseQuantity_value ' : 18,</text:p>
            </table:change-track-table-cell>
          </table:previous>
        </table:cell-content-change>
        <table:cell-content-change table:id="ct475">
          <table:cell-address table:column="0" table:row="18" table:table="2"/>
          <office:change-info>
            <dc:creator>Ewan Davis</dc:creator>
            <dc:date>2022-02-13T15:16:10.947366661</dc:date>
          </office:change-info>
          <table:previous table:id="ct436">
            <table:change-track-table-cell table:cell-address="out_cols.A19" table:formula="of:=CONCATENATE(&quot;'&quot;;[$Schema_Vert.A18];&quot; ' : &quot;;ROW([.A19]);&quot;,&quot;)" office:value-type="string">
              <text:p>'doseAndRate_doseQuantity_system ' : 19,</text:p>
            </table:change-track-table-cell>
          </table:previous>
        </table:cell-content-change>
        <table:cell-content-change table:id="ct476">
          <table:cell-address table:column="0" table:row="19" table:table="2"/>
          <office:change-info>
            <dc:creator>Ewan Davis</dc:creator>
            <dc:date>2022-02-13T15:16:10.947381080</dc:date>
          </office:change-info>
          <table:previous table:id="ct437">
            <table:change-track-table-cell table:cell-address="out_cols.A20" table:formula="of:=CONCATENATE(&quot;'&quot;;[$Schema_Vert.A19];&quot; ' : &quot;;ROW([.A20]);&quot;,&quot;)" office:value-type="string">
              <text:p>'doseAndRate_doseQuantity_unit ' : 20,</text:p>
            </table:change-track-table-cell>
          </table:previous>
        </table:cell-content-change>
        <table:cell-content-change table:id="ct477">
          <table:cell-address table:column="0" table:row="20" table:table="2"/>
          <office:change-info>
            <dc:creator>Ewan Davis</dc:creator>
            <dc:date>2022-02-13T15:16:10.947394915</dc:date>
          </office:change-info>
          <table:previous table:id="ct438">
            <table:change-track-table-cell table:cell-address="out_cols.A21" table:formula="of:=CONCATENATE(&quot;'&quot;;[$Schema_Vert.A20];&quot; ' : &quot;;ROW([.A21]);&quot;,&quot;)" office:value-type="string">
              <text:p>'doseAndRate_doseQuantity_code ' : 21,</text:p>
            </table:change-track-table-cell>
          </table:previous>
        </table:cell-content-change>
        <table:cell-content-change table:id="ct478">
          <table:cell-address table:column="0" table:row="21" table:table="2"/>
          <office:change-info>
            <dc:creator>Ewan Davis</dc:creator>
            <dc:date>2022-02-13T15:16:10.947408976</dc:date>
          </office:change-info>
          <table:previous table:id="ct439">
            <table:change-track-table-cell table:cell-address="out_cols.A22" table:formula="of:=CONCATENATE(&quot;'&quot;;[$Schema_Vert.A21];&quot; ' : &quot;;ROW([.A22]);&quot;,&quot;)" office:value-type="string">
              <text:p>'maxDosePerAdministration_value ' : 22,</text:p>
            </table:change-track-table-cell>
          </table:previous>
        </table:cell-content-change>
        <table:cell-content-change table:id="ct479">
          <table:cell-address table:column="0" table:row="22" table:table="2"/>
          <office:change-info>
            <dc:creator>Ewan Davis</dc:creator>
            <dc:date>2022-02-13T15:16:10.947422919</dc:date>
          </office:change-info>
          <table:previous table:id="ct440">
            <table:change-track-table-cell table:cell-address="out_cols.A23" table:formula="of:=CONCATENATE(&quot;'&quot;;[$Schema_Vert.A22];&quot; ' : &quot;;ROW([.A23]);&quot;,&quot;)" office:value-type="string">
              <text:p>'maxDosePerAdministration_unit ' : 23,</text:p>
            </table:change-track-table-cell>
          </table:previous>
        </table:cell-content-change>
        <table:cell-content-change table:id="ct480">
          <table:cell-address table:column="0" table:row="23" table:table="2"/>
          <office:change-info>
            <dc:creator>Ewan Davis</dc:creator>
            <dc:date>2022-02-13T15:16:10.947436522</dc:date>
          </office:change-info>
          <table:previous table:id="ct441">
            <table:change-track-table-cell table:cell-address="out_cols.A24" table:formula="of:=CONCATENATE(&quot;'&quot;;[$Schema_Vert.A23];&quot; ' : &quot;;ROW([.A24]);&quot;,&quot;)" office:value-type="string">
              <text:p>'maxDosePerAdministration_system ' : 24,</text:p>
            </table:change-track-table-cell>
          </table:previous>
        </table:cell-content-change>
        <table:cell-content-change table:id="ct481">
          <table:cell-address table:column="0" table:row="24" table:table="2"/>
          <office:change-info>
            <dc:creator>Ewan Davis</dc:creator>
            <dc:date>2022-02-13T15:16:10.947450360</dc:date>
          </office:change-info>
          <table:previous table:id="ct442">
            <table:change-track-table-cell table:cell-address="out_cols.A25" table:formula="of:=CONCATENATE(&quot;'&quot;;[$Schema_Vert.A24];&quot; ' : &quot;;ROW([.A25]);&quot;,&quot;)" office:value-type="string">
              <text:p>'maxDosePerAdministration_code ' : 25,</text:p>
            </table:change-track-table-cell>
          </table:previous>
        </table:cell-content-change>
        <table:cell-content-change table:id="ct482">
          <table:cell-address table:column="0" table:row="25" table:table="2"/>
          <office:change-info>
            <dc:creator>Ewan Davis</dc:creator>
            <dc:date>2022-02-13T15:16:10.947463615</dc:date>
          </office:change-info>
          <table:previous table:id="ct443">
            <table:change-track-table-cell table:cell-address="out_cols.A26" table:formula="of:=CONCATENATE(&quot;'&quot;;[$Schema_Vert.A25];&quot; ' : &quot;;ROW([.A26]);&quot;,&quot;)" office:value-type="string">
              <text:p>'maxDosePerPeriod_numerator_value ' : 26,</text:p>
            </table:change-track-table-cell>
          </table:previous>
        </table:cell-content-change>
        <table:cell-content-change table:id="ct483">
          <table:cell-address table:column="0" table:row="26" table:table="2"/>
          <office:change-info>
            <dc:creator>Ewan Davis</dc:creator>
            <dc:date>2022-02-13T15:16:10.947477211</dc:date>
          </office:change-info>
          <table:previous table:id="ct444">
            <table:change-track-table-cell table:cell-address="out_cols.A27" table:formula="of:=CONCATENATE(&quot;'&quot;;[$Schema_Vert.A26];&quot; ' : &quot;;ROW([.A27]);&quot;,&quot;)" office:value-type="string">
              <text:p>'maxDosePerPeriod_numerator_unit ' : 27,</text:p>
            </table:change-track-table-cell>
          </table:previous>
        </table:cell-content-change>
        <table:cell-content-change table:id="ct484">
          <table:cell-address table:column="0" table:row="27" table:table="2"/>
          <office:change-info>
            <dc:creator>Ewan Davis</dc:creator>
            <dc:date>2022-02-13T15:16:10.947491001</dc:date>
          </office:change-info>
          <table:previous table:id="ct445">
            <table:change-track-table-cell table:cell-address="out_cols.A28" table:formula="of:=CONCATENATE(&quot;'&quot;;[$Schema_Vert.A27];&quot; ' : &quot;;ROW([.A28]);&quot;,&quot;)" office:value-type="string">
              <text:p>'maxDosePerPeriod_numerator_system ' : 28,</text:p>
            </table:change-track-table-cell>
          </table:previous>
        </table:cell-content-change>
        <table:cell-content-change table:id="ct485">
          <table:cell-address table:column="0" table:row="28" table:table="2"/>
          <office:change-info>
            <dc:creator>Ewan Davis</dc:creator>
            <dc:date>2022-02-13T15:16:10.947504329</dc:date>
          </office:change-info>
          <table:previous table:id="ct446">
            <table:change-track-table-cell table:cell-address="out_cols.A29" table:formula="of:=CONCATENATE(&quot;'&quot;;[$Schema_Vert.A28];&quot; ' : &quot;;ROW([.A29]);&quot;,&quot;)" office:value-type="string">
              <text:p>'maxDosePerPeriod_numerator_code ' : 29,</text:p>
            </table:change-track-table-cell>
          </table:previous>
        </table:cell-content-change>
        <table:cell-content-change table:id="ct486">
          <table:cell-address table:column="0" table:row="29" table:table="2"/>
          <office:change-info>
            <dc:creator>Ewan Davis</dc:creator>
            <dc:date>2022-02-13T15:16:10.947517821</dc:date>
          </office:change-info>
          <table:previous table:id="ct447">
            <table:change-track-table-cell table:cell-address="out_cols.A30" table:formula="of:=CONCATENATE(&quot;'&quot;;[$Schema_Vert.A29];&quot; ' : &quot;;ROW([.A30]);&quot;,&quot;)" office:value-type="string">
              <text:p>'maxDosePerPeriod_denominator_value ' : 30,</text:p>
            </table:change-track-table-cell>
          </table:previous>
        </table:cell-content-change>
        <table:cell-content-change table:id="ct487">
          <table:cell-address table:column="0" table:row="30" table:table="2"/>
          <office:change-info>
            <dc:creator>Ewan Davis</dc:creator>
            <dc:date>2022-02-13T15:16:10.947531349</dc:date>
          </office:change-info>
          <table:previous table:id="ct448">
            <table:change-track-table-cell table:cell-address="out_cols.A31" table:formula="of:=CONCATENATE(&quot;'&quot;;[$Schema_Vert.A30];&quot; ' : &quot;;ROW([.A31]);&quot;,&quot;)" office:value-type="string">
              <text:p>'maxDosePerPeriod_denominator_unit ' : 31,</text:p>
            </table:change-track-table-cell>
          </table:previous>
        </table:cell-content-change>
        <table:cell-content-change table:id="ct488">
          <table:cell-address table:column="0" table:row="31" table:table="2"/>
          <office:change-info>
            <dc:creator>Ewan Davis</dc:creator>
            <dc:date>2022-02-13T15:16:10.947544690</dc:date>
          </office:change-info>
          <table:previous table:id="ct449">
            <table:change-track-table-cell table:cell-address="out_cols.A32" table:formula="of:=CONCATENATE(&quot;'&quot;;[$Schema_Vert.A31];&quot; ' : &quot;;ROW([.A32]);&quot;,&quot;)" office:value-type="string">
              <text:p>'maxDosePerPeriod_denominator_system ' : 32,</text:p>
            </table:change-track-table-cell>
          </table:previous>
        </table:cell-content-change>
        <table:cell-content-change table:id="ct489">
          <table:cell-address table:column="0" table:row="32" table:table="2"/>
          <office:change-info>
            <dc:creator>Ewan Davis</dc:creator>
            <dc:date>2022-02-13T15:16:10.947558095</dc:date>
          </office:change-info>
          <table:previous table:id="ct450">
            <table:change-track-table-cell table:cell-address="out_cols.A33" table:formula="of:=CONCATENATE(&quot;'&quot;;[$Schema_Vert.A32];&quot; ' : &quot;;ROW([.A33]);&quot;,&quot;)" office:value-type="string">
              <text:p>'maxDosePerPeriod_denominator_code ' : 33,</text:p>
            </table:change-track-table-cell>
          </table:previous>
        </table:cell-content-change>
        <table:cell-content-change table:id="ct490">
          <table:cell-address table:column="0" table:row="33" table:table="2"/>
          <office:change-info>
            <dc:creator>Ewan Davis</dc:creator>
            <dc:date>2022-02-13T15:16:10.947571955</dc:date>
          </office:change-info>
          <table:previous table:id="ct451">
            <table:change-track-table-cell table:cell-address="out_cols.A34" table:formula="of:=CONCATENATE(&quot;'&quot;;[$Schema_Vert.A33];&quot; ' : &quot;;ROW([.A34]);&quot;,&quot;)" office:value-type="string">
              <text:p>'route_coding_system ' : 34,</text:p>
            </table:change-track-table-cell>
          </table:previous>
        </table:cell-content-change>
        <table:cell-content-change table:id="ct491">
          <table:cell-address table:column="0" table:row="34" table:table="2"/>
          <office:change-info>
            <dc:creator>Ewan Davis</dc:creator>
            <dc:date>2022-02-13T15:16:10.947585675</dc:date>
          </office:change-info>
          <table:previous table:id="ct452">
            <table:change-track-table-cell table:cell-address="out_cols.A35" table:formula="of:=CONCATENATE(&quot;'&quot;;[$Schema_Vert.A34];&quot; ' : &quot;;ROW([.A35]);&quot;,&quot;)" office:value-type="string">
              <text:p>'route_coding_code ' : 35,</text:p>
            </table:change-track-table-cell>
          </table:previous>
        </table:cell-content-change>
        <table:cell-content-change table:id="ct492">
          <table:cell-address table:column="0" table:row="35" table:table="2"/>
          <office:change-info>
            <dc:creator>Ewan Davis</dc:creator>
            <dc:date>2022-02-13T15:16:10.947599010</dc:date>
          </office:change-info>
          <table:previous table:id="ct453">
            <table:change-track-table-cell table:cell-address="out_cols.A36" table:formula="of:=CONCATENATE(&quot;'&quot;;[$Schema_Vert.A35];&quot; ' : &quot;;ROW([.A36]);&quot;,&quot;)" office:value-type="string">
              <text:p>'route_coding_display ' : 36,</text:p>
            </table:change-track-table-cell>
          </table:previous>
        </table:cell-content-change>
        <table:cell-content-change table:id="ct493">
          <table:cell-address table:column="0" table:row="36" table:table="2"/>
          <office:change-info>
            <dc:creator>Ewan Davis</dc:creator>
            <dc:date>2022-02-13T15:16:10.947612242</dc:date>
          </office:change-info>
          <table:previous table:id="ct454">
            <table:change-track-table-cell table:cell-address="out_cols.A37" table:formula="of:=CONCATENATE(&quot;'&quot;;[$Schema_Vert.A36];&quot; ' : &quot;;ROW([.A37]);&quot;,&quot;)" office:value-type="string">
              <text:p>'site_coding_system ' : 37,</text:p>
            </table:change-track-table-cell>
          </table:previous>
        </table:cell-content-change>
        <table:cell-content-change table:id="ct494">
          <table:cell-address table:column="0" table:row="37" table:table="2"/>
          <office:change-info>
            <dc:creator>Ewan Davis</dc:creator>
            <dc:date>2022-02-13T15:16:10.947625740</dc:date>
          </office:change-info>
          <table:previous table:id="ct455">
            <table:change-track-table-cell table:cell-address="out_cols.A38" table:formula="of:=CONCATENATE(&quot;'&quot;;[$Schema_Vert.A37];&quot; ' : &quot;;ROW([.A38]);&quot;,&quot;)" office:value-type="string">
              <text:p>'site_coding_code ' : 38,</text:p>
            </table:change-track-table-cell>
          </table:previous>
        </table:cell-content-change>
        <table:cell-content-change table:id="ct495">
          <table:cell-address table:column="0" table:row="38" table:table="2"/>
          <office:change-info>
            <dc:creator>Ewan Davis</dc:creator>
            <dc:date>2022-02-13T15:16:10.947639257</dc:date>
          </office:change-info>
          <table:previous table:id="ct456">
            <table:change-track-table-cell table:cell-address="out_cols.A39" table:formula="of:=CONCATENATE(&quot;'&quot;;[$Schema_Vert.A38];&quot; ' : &quot;;ROW([.A39]);&quot;,&quot;)" office:value-type="string">
              <text:p>'site_coding_display ' : 39,</text:p>
            </table:change-track-table-cell>
          </table:previous>
        </table:cell-content-change>
        <table:cell-content-change table:id="ct496">
          <table:cell-address table:column="0" table:row="39" table:table="2"/>
          <office:change-info>
            <dc:creator>Ewan Davis</dc:creator>
            <dc:date>2022-02-13T15:16:10.947649589</dc:date>
          </office:change-info>
          <table:previous>
            <table:change-track-table-cell/>
          </table:previous>
        </table:cell-content-change>
        <table:insertion table:id="ct497" table:type="row" table:position="6" table:table="0">
          <office:change-info>
            <dc:creator>Ewan Davis</dc:creator>
            <dc:date>2022-02-13T15:34:23.987498653</dc:date>
          </office:change-info>
          <table:dependencies>
            <table:dependency table:id="ct499"/>
            <table:dependency table:id="ct498"/>
          </table:dependencies>
        </table:insertion>
        <table:cell-content-change table:id="ct498">
          <table:cell-address table:column="0" table:row="6" table:table="0"/>
          <office:change-info>
            <dc:creator>Ewan Davis</dc:creator>
            <dc:date>2022-02-13T15:35:06.079265828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6" table:table="0"/>
          <office:change-info>
            <dc:creator>Ewan Davis</dc:creator>
            <dc:date>2022-02-13T15:35:49.884327652</dc:date>
          </office:change-info>
          <table:previous table:id="ct498">
            <table:change-track-table-cell office:value-type="string">
              <text:p>timeOfDay</text:p>
            </table:change-track-table-cell>
          </table:previous>
        </table:cell-content-change>
        <table:cell-content-change table:id="ct500">
          <table:cell-address table:column="0" table:row="0" table:table="2"/>
          <office:change-info>
            <dc:creator>Ewan Davis</dc:creator>
            <dc:date>2022-02-13T15:36:17.015932124</dc:date>
          </office:change-info>
          <table:previous table:id="ct457">
            <table:change-track-table-cell table:cell-address="out_cols.A1" table:formula="of:=CONCATENATE(&quot;'&quot;;[$Schema_Vert.A1];&quot; ' : &quot;;ROW([.A1]);&quot;,&quot;)" office:value-type="string">
              <text:p>'source_row ' : 1,</text:p>
            </table:change-track-table-cell>
          </table:previous>
        </table:cell-content-change>
        <table:cell-content-change table:id="ct501">
          <table:cell-address table:column="0" table:row="1" table:table="2"/>
          <office:change-info>
            <dc:creator>Ewan Davis</dc:creator>
            <dc:date>2022-02-13T15:36:17.015959069</dc:date>
          </office:change-info>
          <table:previous table:id="ct458">
            <table:change-track-table-cell table:cell-address="out_cols.A2" table:formula="of:=CONCATENATE(&quot;'&quot;;[$Schema_Vert.A2];&quot; ' : &quot;;ROW([.A2]);&quot;,&quot;)" office:value-type="string">
              <text:p>'name ' : 2,</text:p>
            </table:change-track-table-cell>
          </table:previous>
        </table:cell-content-change>
        <table:cell-content-change table:id="ct502">
          <table:cell-address table:column="0" table:row="2" table:table="2"/>
          <office:change-info>
            <dc:creator>Ewan Davis</dc:creator>
            <dc:date>2022-02-13T15:36:17.015977119</dc:date>
          </office:change-info>
          <table:previous table:id="ct459">
            <table:change-track-table-cell table:cell-address="out_cols.A3" table:formula="of:=CONCATENATE(&quot;'&quot;;[$Schema_Vert.A3];&quot; ' : &quot;;ROW([.A3]);&quot;,&quot;)" office:value-type="string">
              <text:p>'dmd_code ' : 3,</text:p>
            </table:change-track-table-cell>
          </table:previous>
        </table:cell-content-change>
        <table:cell-content-change table:id="ct503">
          <table:cell-address table:column="0" table:row="3" table:table="2"/>
          <office:change-info>
            <dc:creator>Ewan Davis</dc:creator>
            <dc:date>2022-02-13T15:36:17.015995465</dc:date>
          </office:change-info>
          <table:previous table:id="ct460">
            <table:change-track-table-cell table:cell-address="out_cols.A4" table:formula="of:=CONCATENATE(&quot;'&quot;;[#REF!];&quot; ' : &quot;;ROW([.A4]);&quot;,&quot;)" office:value-type="float" office:value="0"/>
          </table:previous>
        </table:cell-content-change>
        <table:cell-content-change table:id="ct504">
          <table:cell-address table:column="0" table:row="4" table:table="2"/>
          <office:change-info>
            <dc:creator>Ewan Davis</dc:creator>
            <dc:date>2022-02-13T15:36:17.016012806</dc:date>
          </office:change-info>
          <table:previous table:id="ct461">
            <table:change-track-table-cell table:cell-address="out_cols.A5" table:formula="of:=CONCATENATE(&quot;'&quot;;[#REF!];&quot; ' : &quot;;ROW([.A5]);&quot;,&quot;)" office:value-type="float" office:value="0"/>
          </table:previous>
        </table:cell-content-change>
        <table:cell-content-change table:id="ct505">
          <table:cell-address table:column="0" table:row="5" table:table="2"/>
          <office:change-info>
            <dc:creator>Ewan Davis</dc:creator>
            <dc:date>2022-02-13T15:36:17.016030122</dc:date>
          </office:change-info>
          <table:previous table:id="ct462">
            <table:change-track-table-cell table:cell-address="out_cols.A6" table:formula="of:=CONCATENATE(&quot;'&quot;;[$Schema_Vert.A4];&quot; ' : &quot;;ROW([.A6]);&quot;,&quot;)" office:value-type="string">
              <text:p>'timing_repeat_periodUnit ' : 6,</text:p>
            </table:change-track-table-cell>
          </table:previous>
        </table:cell-content-change>
        <table:cell-content-change table:id="ct506">
          <table:cell-address table:column="0" table:row="6" table:table="2"/>
          <office:change-info>
            <dc:creator>Ewan Davis</dc:creator>
            <dc:date>2022-02-13T15:36:17.016047631</dc:date>
          </office:change-info>
          <table:previous table:id="ct463">
            <table:change-track-table-cell table:cell-address="out_cols.A7" table:formula="of:=CONCATENATE(&quot;'&quot;;[$Schema_Vert.A5];&quot; ' : &quot;;ROW([.A7]);&quot;,&quot;)" office:value-type="string">
              <text:p>'timing_repeat_frequency ' : 7,</text:p>
            </table:change-track-table-cell>
          </table:previous>
        </table:cell-content-change>
        <table:cell-content-change table:id="ct507">
          <table:cell-address table:column="0" table:row="7" table:table="2"/>
          <office:change-info>
            <dc:creator>Ewan Davis</dc:creator>
            <dc:date>2022-02-13T15:36:17.016064989</dc:date>
          </office:change-info>
          <table:previous table:id="ct464">
            <table:change-track-table-cell table:cell-address="out_cols.A8" table:formula="of:=CONCATENATE(&quot;'&quot;;[$Schema_Vert.A6];&quot; ' : &quot;;ROW([.A8]);&quot;,&quot;)" office:value-type="string">
              <text:p>'timing_repeat_period ' : 8,</text:p>
            </table:change-track-table-cell>
          </table:previous>
        </table:cell-content-change>
        <table:cell-content-change table:id="ct508">
          <table:cell-address table:column="0" table:row="8" table:table="2"/>
          <office:change-info>
            <dc:creator>Ewan Davis</dc:creator>
            <dc:date>2022-02-13T15:36:17.016082426</dc:date>
          </office:change-info>
          <table:previous table:id="ct465">
            <table:change-track-table-cell table:cell-address="out_cols.A9" table:formula="of:=CONCATENATE(&quot;'&quot;;[$Schema_Vert.A8];&quot; ' : &quot;;ROW([.A9]);&quot;,&quot;)" office:value-type="string">
              <text:p>'timing_repeat_day_of_week ' : 9,</text:p>
            </table:change-track-table-cell>
          </table:previous>
        </table:cell-content-change>
        <table:cell-content-change table:id="ct509">
          <table:cell-address table:column="0" table:row="9" table:table="2"/>
          <office:change-info>
            <dc:creator>Ewan Davis</dc:creator>
            <dc:date>2022-02-13T15:36:17.016099808</dc:date>
          </office:change-info>
          <table:previous table:id="ct466">
            <table:change-track-table-cell table:cell-address="out_cols.A10" table:formula="of:=CONCATENATE(&quot;'&quot;;[$Schema_Vert.A9];&quot; ' : &quot;;ROW([.A10]);&quot;,&quot;)" office:value-type="string">
              <text:p>'timing_repeat_when ' : 10,</text:p>
            </table:change-track-table-cell>
          </table:previous>
        </table:cell-content-change>
        <table:cell-content-change table:id="ct510">
          <table:cell-address table:column="0" table:row="10" table:table="2"/>
          <office:change-info>
            <dc:creator>Ewan Davis</dc:creator>
            <dc:date>2022-02-13T15:36:17.016117550</dc:date>
          </office:change-info>
          <table:previous table:id="ct467">
            <table:change-track-table-cell table:cell-address="out_cols.A11" table:formula="of:=CONCATENATE(&quot;'&quot;;[$Schema_Vert.A10];&quot; ' : &quot;;ROW([.A11]);&quot;,&quot;)" office:value-type="string">
              <text:p>'timing_repeat_offset ' : 11,</text:p>
            </table:change-track-table-cell>
          </table:previous>
        </table:cell-content-change>
        <table:cell-content-change table:id="ct511">
          <table:cell-address table:column="0" table:row="11" table:table="2"/>
          <office:change-info>
            <dc:creator>Ewan Davis</dc:creator>
            <dc:date>2022-02-13T15:36:17.016134643</dc:date>
          </office:change-info>
          <table:previous table:id="ct468">
            <table:change-track-table-cell table:cell-address="out_cols.A12" table:formula="of:=CONCATENATE(&quot;'&quot;;[$Schema_Vert.A11];&quot; ' : &quot;;ROW([.A12]);&quot;,&quot;)" office:value-type="string">
              <text:p>'asNeededBoolean ' : 12,</text:p>
            </table:change-track-table-cell>
          </table:previous>
        </table:cell-content-change>
        <table:cell-content-change table:id="ct512">
          <table:cell-address table:column="0" table:row="12" table:table="2"/>
          <office:change-info>
            <dc:creator>Ewan Davis</dc:creator>
            <dc:date>2022-02-13T15:36:17.016152211</dc:date>
          </office:change-info>
          <table:previous table:id="ct469">
            <table:change-track-table-cell table:cell-address="out_cols.A13" table:formula="of:=CONCATENATE(&quot;'&quot;;[$Schema_Vert.A12];&quot; ' : &quot;;ROW([.A13]);&quot;,&quot;)" office:value-type="string">
              <text:p>'asNeededCodableConcept ' : 13,</text:p>
            </table:change-track-table-cell>
          </table:previous>
        </table:cell-content-change>
        <table:cell-content-change table:id="ct513">
          <table:cell-address table:column="0" table:row="13" table:table="2"/>
          <office:change-info>
            <dc:creator>Ewan Davis</dc:creator>
            <dc:date>2022-02-13T15:36:17.016169739</dc:date>
          </office:change-info>
          <table:previous table:id="ct470">
            <table:change-track-table-cell table:cell-address="out_cols.A14" table:formula="of:=CONCATENATE(&quot;'&quot;;[$Schema_Vert.A13];&quot; ' : &quot;;ROW([.A14]);&quot;,&quot;)" office:value-type="string">
              <text:p>'asNeededCodableConcept_coding ' : 14,</text:p>
            </table:change-track-table-cell>
          </table:previous>
        </table:cell-content-change>
        <table:cell-content-change table:id="ct514">
          <table:cell-address table:column="0" table:row="14" table:table="2"/>
          <office:change-info>
            <dc:creator>Ewan Davis</dc:creator>
            <dc:date>2022-02-13T15:36:17.016187477</dc:date>
          </office:change-info>
          <table:previous table:id="ct471">
            <table:change-track-table-cell table:cell-address="out_cols.A15" table:formula="of:=CONCATENATE(&quot;'&quot;;[$Schema_Vert.A14];&quot; ' : &quot;;ROW([.A15]);&quot;,&quot;)" office:value-type="string">
              <text:p>'asNeededCodableConcept_coding_system ' : 15,</text:p>
            </table:change-track-table-cell>
          </table:previous>
        </table:cell-content-change>
        <table:cell-content-change table:id="ct515">
          <table:cell-address table:column="0" table:row="15" table:table="2"/>
          <office:change-info>
            <dc:creator>Ewan Davis</dc:creator>
            <dc:date>2022-02-13T15:36:17.016205003</dc:date>
          </office:change-info>
          <table:previous table:id="ct472">
            <table:change-track-table-cell table:cell-address="out_cols.A16" table:formula="of:=CONCATENATE(&quot;'&quot;;[$Schema_Vert.A15];&quot; ' : &quot;;ROW([.A16]);&quot;,&quot;)" office:value-type="string">
              <text:p>'asNeededCodableConcept_coding_code ' : 16,</text:p>
            </table:change-track-table-cell>
          </table:previous>
        </table:cell-content-change>
        <table:cell-content-change table:id="ct516">
          <table:cell-address table:column="0" table:row="16" table:table="2"/>
          <office:change-info>
            <dc:creator>Ewan Davis</dc:creator>
            <dc:date>2022-02-13T15:36:17.016222701</dc:date>
          </office:change-info>
          <table:previous table:id="ct473">
            <table:change-track-table-cell table:cell-address="out_cols.A17" table:formula="of:=CONCATENATE(&quot;'&quot;;[$Schema_Vert.A16];&quot; ' : &quot;;ROW([.A17]);&quot;,&quot;)" office:value-type="string">
              <text:p>'asNeededCodableConcept_coding_text ' : 17,</text:p>
            </table:change-track-table-cell>
          </table:previous>
        </table:cell-content-change>
        <table:cell-content-change table:id="ct517">
          <table:cell-address table:column="0" table:row="17" table:table="2"/>
          <office:change-info>
            <dc:creator>Ewan Davis</dc:creator>
            <dc:date>2022-02-13T15:36:17.016239695</dc:date>
          </office:change-info>
          <table:previous table:id="ct474">
            <table:change-track-table-cell table:cell-address="out_cols.A18" table:formula="of:=CONCATENATE(&quot;'&quot;;[$Schema_Vert.A17];&quot; ' : &quot;;ROW([.A18]);&quot;,&quot;)" office:value-type="string">
              <text:p>'doseAndRate_doseQuantity_value ' : 18,</text:p>
            </table:change-track-table-cell>
          </table:previous>
        </table:cell-content-change>
        <table:cell-content-change table:id="ct518">
          <table:cell-address table:column="0" table:row="18" table:table="2"/>
          <office:change-info>
            <dc:creator>Ewan Davis</dc:creator>
            <dc:date>2022-02-13T15:36:17.016256927</dc:date>
          </office:change-info>
          <table:previous table:id="ct475">
            <table:change-track-table-cell table:cell-address="out_cols.A19" table:formula="of:=CONCATENATE(&quot;'&quot;;[$Schema_Vert.A18];&quot; ' : &quot;;ROW([.A19]);&quot;,&quot;)" office:value-type="string">
              <text:p>'doseAndRate_doseQuantity_system ' : 19,</text:p>
            </table:change-track-table-cell>
          </table:previous>
        </table:cell-content-change>
        <table:cell-content-change table:id="ct519">
          <table:cell-address table:column="0" table:row="19" table:table="2"/>
          <office:change-info>
            <dc:creator>Ewan Davis</dc:creator>
            <dc:date>2022-02-13T15:36:17.016274573</dc:date>
          </office:change-info>
          <table:previous table:id="ct476">
            <table:change-track-table-cell table:cell-address="out_cols.A20" table:formula="of:=CONCATENATE(&quot;'&quot;;[$Schema_Vert.A19];&quot; ' : &quot;;ROW([.A20]);&quot;,&quot;)" office:value-type="string">
              <text:p>'doseAndRate_doseQuantity_unit ' : 20,</text:p>
            </table:change-track-table-cell>
          </table:previous>
        </table:cell-content-change>
        <table:cell-content-change table:id="ct520">
          <table:cell-address table:column="0" table:row="20" table:table="2"/>
          <office:change-info>
            <dc:creator>Ewan Davis</dc:creator>
            <dc:date>2022-02-13T15:36:17.016292013</dc:date>
          </office:change-info>
          <table:previous table:id="ct477">
            <table:change-track-table-cell table:cell-address="out_cols.A21" table:formula="of:=CONCATENATE(&quot;'&quot;;[$Schema_Vert.A20];&quot; ' : &quot;;ROW([.A21]);&quot;,&quot;)" office:value-type="string">
              <text:p>'doseAndRate_doseQuantity_code ' : 21,</text:p>
            </table:change-track-table-cell>
          </table:previous>
        </table:cell-content-change>
        <table:cell-content-change table:id="ct521">
          <table:cell-address table:column="0" table:row="21" table:table="2"/>
          <office:change-info>
            <dc:creator>Ewan Davis</dc:creator>
            <dc:date>2022-02-13T15:36:17.016312596</dc:date>
          </office:change-info>
          <table:previous table:id="ct478">
            <table:change-track-table-cell table:cell-address="out_cols.A22" table:formula="of:=CONCATENATE(&quot;'&quot;;[$Schema_Vert.A21];&quot; ' : &quot;;ROW([.A22]);&quot;,&quot;)" office:value-type="string">
              <text:p>'maxDosePerAdministration_value ' : 22,</text:p>
            </table:change-track-table-cell>
          </table:previous>
        </table:cell-content-change>
        <table:cell-content-change table:id="ct522">
          <table:cell-address table:column="0" table:row="22" table:table="2"/>
          <office:change-info>
            <dc:creator>Ewan Davis</dc:creator>
            <dc:date>2022-02-13T15:36:17.016344476</dc:date>
          </office:change-info>
          <table:previous table:id="ct479">
            <table:change-track-table-cell table:cell-address="out_cols.A23" table:formula="of:=CONCATENATE(&quot;'&quot;;[$Schema_Vert.A22];&quot; ' : &quot;;ROW([.A23]);&quot;,&quot;)" office:value-type="string">
              <text:p>'maxDosePerAdministration_unit ' : 23,</text:p>
            </table:change-track-table-cell>
          </table:previous>
        </table:cell-content-change>
        <table:cell-content-change table:id="ct523">
          <table:cell-address table:column="0" table:row="23" table:table="2"/>
          <office:change-info>
            <dc:creator>Ewan Davis</dc:creator>
            <dc:date>2022-02-13T15:36:17.016372118</dc:date>
          </office:change-info>
          <table:previous table:id="ct480">
            <table:change-track-table-cell table:cell-address="out_cols.A24" table:formula="of:=CONCATENATE(&quot;'&quot;;[$Schema_Vert.A23];&quot; ' : &quot;;ROW([.A24]);&quot;,&quot;)" office:value-type="string">
              <text:p>'maxDosePerAdministration_system ' : 24,</text:p>
            </table:change-track-table-cell>
          </table:previous>
        </table:cell-content-change>
        <table:cell-content-change table:id="ct524">
          <table:cell-address table:column="0" table:row="24" table:table="2"/>
          <office:change-info>
            <dc:creator>Ewan Davis</dc:creator>
            <dc:date>2022-02-13T15:36:17.016389737</dc:date>
          </office:change-info>
          <table:previous table:id="ct481">
            <table:change-track-table-cell table:cell-address="out_cols.A25" table:formula="of:=CONCATENATE(&quot;'&quot;;[$Schema_Vert.A24];&quot; ' : &quot;;ROW([.A25]);&quot;,&quot;)" office:value-type="string">
              <text:p>'maxDosePerAdministration_code ' : 25,</text:p>
            </table:change-track-table-cell>
          </table:previous>
        </table:cell-content-change>
        <table:cell-content-change table:id="ct525">
          <table:cell-address table:column="0" table:row="25" table:table="2"/>
          <office:change-info>
            <dc:creator>Ewan Davis</dc:creator>
            <dc:date>2022-02-13T15:36:17.016406909</dc:date>
          </office:change-info>
          <table:previous table:id="ct482">
            <table:change-track-table-cell table:cell-address="out_cols.A26" table:formula="of:=CONCATENATE(&quot;'&quot;;[$Schema_Vert.A25];&quot; ' : &quot;;ROW([.A26]);&quot;,&quot;)" office:value-type="string">
              <text:p>'maxDosePerPeriod_numerator_value ' : 26,</text:p>
            </table:change-track-table-cell>
          </table:previous>
        </table:cell-content-change>
        <table:cell-content-change table:id="ct526">
          <table:cell-address table:column="0" table:row="26" table:table="2"/>
          <office:change-info>
            <dc:creator>Ewan Davis</dc:creator>
            <dc:date>2022-02-13T15:36:17.016423760</dc:date>
          </office:change-info>
          <table:previous table:id="ct483">
            <table:change-track-table-cell table:cell-address="out_cols.A27" table:formula="of:=CONCATENATE(&quot;'&quot;;[$Schema_Vert.A26];&quot; ' : &quot;;ROW([.A27]);&quot;,&quot;)" office:value-type="string">
              <text:p>'maxDosePerPeriod_numerator_unit ' : 27,</text:p>
            </table:change-track-table-cell>
          </table:previous>
        </table:cell-content-change>
        <table:cell-content-change table:id="ct527">
          <table:cell-address table:column="0" table:row="27" table:table="2"/>
          <office:change-info>
            <dc:creator>Ewan Davis</dc:creator>
            <dc:date>2022-02-13T15:36:17.016440892</dc:date>
          </office:change-info>
          <table:previous table:id="ct484">
            <table:change-track-table-cell table:cell-address="out_cols.A28" table:formula="of:=CONCATENATE(&quot;'&quot;;[$Schema_Vert.A27];&quot; ' : &quot;;ROW([.A28]);&quot;,&quot;)" office:value-type="string">
              <text:p>'maxDosePerPeriod_numerator_system ' : 28,</text:p>
            </table:change-track-table-cell>
          </table:previous>
        </table:cell-content-change>
        <table:cell-content-change table:id="ct528">
          <table:cell-address table:column="0" table:row="28" table:table="2"/>
          <office:change-info>
            <dc:creator>Ewan Davis</dc:creator>
            <dc:date>2022-02-13T15:36:17.016457909</dc:date>
          </office:change-info>
          <table:previous table:id="ct485">
            <table:change-track-table-cell table:cell-address="out_cols.A29" table:formula="of:=CONCATENATE(&quot;'&quot;;[$Schema_Vert.A28];&quot; ' : &quot;;ROW([.A29]);&quot;,&quot;)" office:value-type="string">
              <text:p>'maxDosePerPeriod_numerator_code ' : 29,</text:p>
            </table:change-track-table-cell>
          </table:previous>
        </table:cell-content-change>
        <table:cell-content-change table:id="ct529">
          <table:cell-address table:column="0" table:row="29" table:table="2"/>
          <office:change-info>
            <dc:creator>Ewan Davis</dc:creator>
            <dc:date>2022-02-13T15:36:17.016474785</dc:date>
          </office:change-info>
          <table:previous table:id="ct486">
            <table:change-track-table-cell table:cell-address="out_cols.A30" table:formula="of:=CONCATENATE(&quot;'&quot;;[$Schema_Vert.A29];&quot; ' : &quot;;ROW([.A30]);&quot;,&quot;)" office:value-type="string">
              <text:p>'maxDosePerPeriod_denominator_value ' : 30,</text:p>
            </table:change-track-table-cell>
          </table:previous>
        </table:cell-content-change>
        <table:cell-content-change table:id="ct530">
          <table:cell-address table:column="0" table:row="30" table:table="2"/>
          <office:change-info>
            <dc:creator>Ewan Davis</dc:creator>
            <dc:date>2022-02-13T15:36:17.016491715</dc:date>
          </office:change-info>
          <table:previous table:id="ct487">
            <table:change-track-table-cell table:cell-address="out_cols.A31" table:formula="of:=CONCATENATE(&quot;'&quot;;[$Schema_Vert.A30];&quot; ' : &quot;;ROW([.A31]);&quot;,&quot;)" office:value-type="string">
              <text:p>'maxDosePerPeriod_denominator_unit ' : 31,</text:p>
            </table:change-track-table-cell>
          </table:previous>
        </table:cell-content-change>
        <table:cell-content-change table:id="ct531">
          <table:cell-address table:column="0" table:row="31" table:table="2"/>
          <office:change-info>
            <dc:creator>Ewan Davis</dc:creator>
            <dc:date>2022-02-13T15:36:17.016508785</dc:date>
          </office:change-info>
          <table:previous table:id="ct488">
            <table:change-track-table-cell table:cell-address="out_cols.A32" table:formula="of:=CONCATENATE(&quot;'&quot;;[$Schema_Vert.A31];&quot; ' : &quot;;ROW([.A32]);&quot;,&quot;)" office:value-type="string">
              <text:p>'maxDosePerPeriod_denominator_system ' : 32,</text:p>
            </table:change-track-table-cell>
          </table:previous>
        </table:cell-content-change>
        <table:cell-content-change table:id="ct532">
          <table:cell-address table:column="0" table:row="32" table:table="2"/>
          <office:change-info>
            <dc:creator>Ewan Davis</dc:creator>
            <dc:date>2022-02-13T15:36:17.016525640</dc:date>
          </office:change-info>
          <table:previous table:id="ct489">
            <table:change-track-table-cell table:cell-address="out_cols.A33" table:formula="of:=CONCATENATE(&quot;'&quot;;[$Schema_Vert.A32];&quot; ' : &quot;;ROW([.A33]);&quot;,&quot;)" office:value-type="string">
              <text:p>'maxDosePerPeriod_denominator_code ' : 33,</text:p>
            </table:change-track-table-cell>
          </table:previous>
        </table:cell-content-change>
        <table:cell-content-change table:id="ct533">
          <table:cell-address table:column="0" table:row="33" table:table="2"/>
          <office:change-info>
            <dc:creator>Ewan Davis</dc:creator>
            <dc:date>2022-02-13T15:36:17.016542507</dc:date>
          </office:change-info>
          <table:previous table:id="ct490">
            <table:change-track-table-cell table:cell-address="out_cols.A34" table:formula="of:=CONCATENATE(&quot;'&quot;;[$Schema_Vert.A33];&quot; ' : &quot;;ROW([.A34]);&quot;,&quot;)" office:value-type="string">
              <text:p>'route_coding_system ' : 34,</text:p>
            </table:change-track-table-cell>
          </table:previous>
        </table:cell-content-change>
        <table:cell-content-change table:id="ct534">
          <table:cell-address table:column="0" table:row="34" table:table="2"/>
          <office:change-info>
            <dc:creator>Ewan Davis</dc:creator>
            <dc:date>2022-02-13T15:36:17.016559616</dc:date>
          </office:change-info>
          <table:previous table:id="ct491">
            <table:change-track-table-cell table:cell-address="out_cols.A35" table:formula="of:=CONCATENATE(&quot;'&quot;;[$Schema_Vert.A34];&quot; ' : &quot;;ROW([.A35]);&quot;,&quot;)" office:value-type="string">
              <text:p>'route_coding_code ' : 35,</text:p>
            </table:change-track-table-cell>
          </table:previous>
        </table:cell-content-change>
        <table:cell-content-change table:id="ct535">
          <table:cell-address table:column="0" table:row="35" table:table="2"/>
          <office:change-info>
            <dc:creator>Ewan Davis</dc:creator>
            <dc:date>2022-02-13T15:36:17.016576517</dc:date>
          </office:change-info>
          <table:previous table:id="ct492">
            <table:change-track-table-cell table:cell-address="out_cols.A36" table:formula="of:=CONCATENATE(&quot;'&quot;;[$Schema_Vert.A35];&quot; ' : &quot;;ROW([.A36]);&quot;,&quot;)" office:value-type="string">
              <text:p>'route_coding_display ' : 36,</text:p>
            </table:change-track-table-cell>
          </table:previous>
        </table:cell-content-change>
        <table:cell-content-change table:id="ct536">
          <table:cell-address table:column="0" table:row="36" table:table="2"/>
          <office:change-info>
            <dc:creator>Ewan Davis</dc:creator>
            <dc:date>2022-02-13T15:36:17.016593304</dc:date>
          </office:change-info>
          <table:previous table:id="ct493">
            <table:change-track-table-cell table:cell-address="out_cols.A37" table:formula="of:=CONCATENATE(&quot;'&quot;;[$Schema_Vert.A36];&quot; ' : &quot;;ROW([.A37]);&quot;,&quot;)" office:value-type="string">
              <text:p>'site_coding_system ' : 37,</text:p>
            </table:change-track-table-cell>
          </table:previous>
        </table:cell-content-change>
        <table:cell-content-change table:id="ct537">
          <table:cell-address table:column="0" table:row="37" table:table="2"/>
          <office:change-info>
            <dc:creator>Ewan Davis</dc:creator>
            <dc:date>2022-02-13T15:36:17.016610151</dc:date>
          </office:change-info>
          <table:previous table:id="ct494">
            <table:change-track-table-cell table:cell-address="out_cols.A38" table:formula="of:=CONCATENATE(&quot;'&quot;;[$Schema_Vert.A37];&quot; ' : &quot;;ROW([.A38]);&quot;,&quot;)" office:value-type="string">
              <text:p>'site_coding_code ' : 38,</text:p>
            </table:change-track-table-cell>
          </table:previous>
        </table:cell-content-change>
        <table:cell-content-change table:id="ct538">
          <table:cell-address table:column="0" table:row="38" table:table="2"/>
          <office:change-info>
            <dc:creator>Ewan Davis</dc:creator>
            <dc:date>2022-02-13T15:36:17.016626989</dc:date>
          </office:change-info>
          <table:previous table:id="ct495">
            <table:change-track-table-cell table:cell-address="out_cols.A39" table:formula="of:=CONCATENATE(&quot;'&quot;;[$Schema_Vert.A38];&quot; ' : &quot;;ROW([.A39]);&quot;,&quot;)" office:value-type="string">
              <text:p>'site_coding_display ' : 39,</text:p>
            </table:change-track-table-cell>
          </table:previous>
        </table:cell-content-change>
        <table:cell-content-change table:id="ct539">
          <table:cell-address table:column="0" table:row="39" table:table="2"/>
          <office:change-info>
            <dc:creator>Ewan Davis</dc:creator>
            <dc:date>2022-02-13T15:36:17.016643540</dc:date>
          </office:change-info>
          <table:previous table:id="ct496">
            <table:change-track-table-cell table:cell-address="out_cols.A40" table:formula="of:=CONCATENATE(&quot;'&quot;;[$Schema_Vert.A42];&quot; ' : &quot;;ROW([.A40]);&quot;,&quot;)" office:value-type="string">
              <text:p>'specialInstructions1 ' : 40,</text:p>
            </table:change-track-table-cell>
          </table:previous>
        </table:cell-content-change>
        <table:insertion table:id="ct540" table:type="table" table:position="3">
          <office:change-info>
            <dc:creator>Ewan Davis</dc:creator>
            <dc:date>2022-02-13T15:36:34.668689726</dc:date>
          </office:change-info>
        </table:insertion>
        <table:cell-content-change table:id="ct541">
          <table:cell-address table:column="37" table:row="0" table:table="1"/>
          <office:change-info>
            <dc:creator>Ewan Davis</dc:creator>
            <dc:date>2022-02-13T15:38:39.180622554</dc:date>
          </office:change-info>
          <table:previous table:id="ct104">
            <table:change-track-table-cell/>
          </table:previous>
        </table:cell-content-change>
        <table:cell-content-change table:id="ct542">
          <table:cell-address table:column="38" table:row="0" table:table="1"/>
          <office:change-info>
            <dc:creator>Ewan Davis</dc:creator>
            <dc:date>2022-02-13T15:38:43.296033072</dc:date>
          </office:change-info>
          <table:previous table:id="ct105">
            <table:change-track-table-cell/>
          </table:previous>
        </table:cell-content-change>
        <table:cell-content-change table:id="ct543">
          <table:cell-address table:column="39" table:row="0" table:table="1"/>
          <office:change-info>
            <dc:creator>Ewan Davis</dc:creator>
            <dc:date>2022-02-13T15:38:43.296088831</dc:date>
          </office:change-info>
          <table:previous>
            <table:change-track-table-cell/>
          </table:previous>
        </table:cell-content-change>
        <table:cell-content-change table:id="ct544">
          <table:cell-address table:column="40" table:row="0" table:table="1"/>
          <office:change-info>
            <dc:creator>Ewan Davis</dc:creator>
            <dc:date>2022-02-13T15:38:48.936132952</dc:date>
          </office:change-info>
          <table:previous>
            <table:change-track-table-cell/>
          </table:previous>
        </table:cell-content-change>
        <table:cell-content-change table:id="ct545">
          <table:cell-address table:column="41" table:row="0" table:table="1"/>
          <office:change-info>
            <dc:creator>Ewan Davis</dc:creator>
            <dc:date>2022-02-13T15:38:48.936212020</dc:date>
          </office:change-info>
          <table:previous>
            <table:change-track-table-cell/>
          </table:previous>
        </table:cell-content-change>
        <table:cell-content-change table:id="ct546">
          <table:cell-address table:column="42" table:row="0" table:table="1"/>
          <office:change-info>
            <dc:creator>Ewan Davis</dc:creator>
            <dc:date>2022-02-13T15:38:48.936243540</dc:date>
          </office:change-info>
          <table:previous>
            <table:change-track-table-cell/>
          </table:previous>
        </table:cell-content-change>
        <table:cell-content-change table:id="ct547">
          <table:cell-address table:column="8" table:row="8" table:table="2"/>
          <office:change-info>
            <dc:creator>Ewan Davis</dc:creator>
            <dc:date>2022-02-13T15:49:43.643882990</dc:date>
          </office:change-info>
          <table:previous>
            <table:change-track-table-cell/>
          </table:previous>
        </table:cell-content-change>
        <table:cell-content-change table:id="ct548">
          <table:cell-address table:column="0" table:row="0" table:table="2"/>
          <office:change-info>
            <dc:creator>Ewan Davis</dc:creator>
            <dc:date>2022-02-13T15:51:48.408436751</dc:date>
          </office:change-info>
          <table:previous table:id="ct500">
            <table:change-track-table-cell table:cell-address="out_cols.A1" table:formula="of:=CONCATENATE(&quot;'&quot;;[$Schema_Vert.A1];&quot; ' : &quot;;ROW([.A1]);&quot;,&quot;)" office:value-type="string">
              <text:p>'source_row ' : 1,</text:p>
            </table:change-track-table-cell>
          </table:previous>
        </table:cell-content-change>
        <table:cell-content-change table:id="ct549">
          <table:cell-address table:column="0" table:row="0" table:table="2"/>
          <office:change-info>
            <dc:creator>Ewan Davis</dc:creator>
            <dc:date>2022-02-13T15:51:54.755649430</dc:date>
          </office:change-info>
          <table:previous table:id="ct548">
            <table:change-track-table-cell table:cell-address="out_cols.A1" table:formula="of:=CONCATENATE(&quot;'&quot;;[$Schema_Vert.A1];&quot;' : &quot;;ROW([.A1]);&quot;,&quot;)" office:value-type="string">
              <text:p>'source_row' : 1,</text:p>
            </table:change-track-table-cell>
          </table:previous>
        </table:cell-content-change>
        <table:cell-content-change table:id="ct550">
          <table:cell-address table:column="0" table:row="1" table:table="2"/>
          <office:change-info>
            <dc:creator>Ewan Davis</dc:creator>
            <dc:date>2022-02-13T15:51:54.755688750</dc:date>
          </office:change-info>
          <table:previous table:id="ct501">
            <table:change-track-table-cell table:cell-address="out_cols.A2" table:formula="of:=CONCATENATE(&quot;'&quot;;[$Schema_Vert.A2];&quot; ' : &quot;;ROW([.A2]);&quot;,&quot;)" office:value-type="string">
              <text:p>'name ' : 2,</text:p>
            </table:change-track-table-cell>
          </table:previous>
        </table:cell-content-change>
        <table:cell-content-change table:id="ct551">
          <table:cell-address table:column="0" table:row="2" table:table="2"/>
          <office:change-info>
            <dc:creator>Ewan Davis</dc:creator>
            <dc:date>2022-02-13T15:51:54.755721262</dc:date>
          </office:change-info>
          <table:previous table:id="ct502">
            <table:change-track-table-cell table:cell-address="out_cols.A3" table:formula="of:=CONCATENATE(&quot;'&quot;;[$Schema_Vert.A3];&quot; ' : &quot;;ROW([.A3]);&quot;,&quot;)" office:value-type="string">
              <text:p>'dmd_code ' : 3,</text:p>
            </table:change-track-table-cell>
          </table:previous>
        </table:cell-content-change>
        <table:cell-content-change table:id="ct552">
          <table:cell-address table:column="0" table:row="3" table:table="2"/>
          <office:change-info>
            <dc:creator>Ewan Davis</dc:creator>
            <dc:date>2022-02-13T15:51:54.755747522</dc:date>
          </office:change-info>
          <table:previous table:id="ct503">
            <table:change-track-table-cell table:cell-address="out_cols.A4" table:formula="of:=CONCATENATE(&quot;'&quot;;[#REF!];&quot; ' : &quot;;ROW([.A4]);&quot;,&quot;)" office:value-type="float" office:value="0"/>
          </table:previous>
        </table:cell-content-change>
        <table:cell-content-change table:id="ct553">
          <table:cell-address table:column="0" table:row="4" table:table="2"/>
          <office:change-info>
            <dc:creator>Ewan Davis</dc:creator>
            <dc:date>2022-02-13T15:51:54.755773124</dc:date>
          </office:change-info>
          <table:previous table:id="ct504">
            <table:change-track-table-cell table:cell-address="out_cols.A5" table:formula="of:=CONCATENATE(&quot;'&quot;;[#REF!];&quot; ' : &quot;;ROW([.A5]);&quot;,&quot;)" office:value-type="float" office:value="0"/>
          </table:previous>
        </table:cell-content-change>
        <table:cell-content-change table:id="ct554">
          <table:cell-address table:column="0" table:row="5" table:table="2"/>
          <office:change-info>
            <dc:creator>Ewan Davis</dc:creator>
            <dc:date>2022-02-13T15:51:54.755799042</dc:date>
          </office:change-info>
          <table:previous table:id="ct505">
            <table:change-track-table-cell table:cell-address="out_cols.A6" table:formula="of:=CONCATENATE(&quot;'&quot;;[$Schema_Vert.A4];&quot; ' : &quot;;ROW([.A6]);&quot;,&quot;)" office:value-type="string">
              <text:p>'timing_repeat_periodUnit ' : 6,</text:p>
            </table:change-track-table-cell>
          </table:previous>
        </table:cell-content-change>
        <table:cell-content-change table:id="ct555">
          <table:cell-address table:column="0" table:row="6" table:table="2"/>
          <office:change-info>
            <dc:creator>Ewan Davis</dc:creator>
            <dc:date>2022-02-13T15:51:54.755823862</dc:date>
          </office:change-info>
          <table:previous table:id="ct506">
            <table:change-track-table-cell table:cell-address="out_cols.A7" table:formula="of:=CONCATENATE(&quot;'&quot;;[$Schema_Vert.A5];&quot; ' : &quot;;ROW([.A7]);&quot;,&quot;)" office:value-type="string">
              <text:p>'timing_repeat_frequency ' : 7,</text:p>
            </table:change-track-table-cell>
          </table:previous>
        </table:cell-content-change>
        <table:cell-content-change table:id="ct556">
          <table:cell-address table:column="0" table:row="7" table:table="2"/>
          <office:change-info>
            <dc:creator>Ewan Davis</dc:creator>
            <dc:date>2022-02-13T15:51:54.755860572</dc:date>
          </office:change-info>
          <table:previous table:id="ct507">
            <table:change-track-table-cell table:cell-address="out_cols.A8" table:formula="of:=CONCATENATE(&quot;'&quot;;[$Schema_Vert.A6];&quot; ' : &quot;;ROW([.A8]);&quot;,&quot;)" office:value-type="string">
              <text:p>'timing_repeat_period ' : 8,</text:p>
            </table:change-track-table-cell>
          </table:previous>
        </table:cell-content-change>
        <table:cell-content-change table:id="ct557">
          <table:cell-address table:column="0" table:row="8" table:table="2"/>
          <office:change-info>
            <dc:creator>Ewan Davis</dc:creator>
            <dc:date>2022-02-13T15:51:54.755881332</dc:date>
          </office:change-info>
          <table:previous table:id="ct508">
            <table:change-track-table-cell table:cell-address="out_cols.A9" table:formula="of:=CONCATENATE(&quot;'&quot;;[$Schema_Vert.A7];&quot; ' : &quot;;ROW([.A9]);&quot;,&quot;)" office:value-type="string">
              <text:p>'timing_repeat_timeOfDay ' : 9,</text:p>
            </table:change-track-table-cell>
          </table:previous>
        </table:cell-content-change>
        <table:cell-content-change table:id="ct558">
          <table:cell-address table:column="0" table:row="9" table:table="2"/>
          <office:change-info>
            <dc:creator>Ewan Davis</dc:creator>
            <dc:date>2022-02-13T15:51:54.755902270</dc:date>
          </office:change-info>
          <table:previous table:id="ct509">
            <table:change-track-table-cell table:cell-address="out_cols.A10" table:formula="of:=CONCATENATE(&quot;'&quot;;[$Schema_Vert.A8];&quot; ' : &quot;;ROW([.A10]);&quot;,&quot;)" office:value-type="string">
              <text:p>'timing_repeat_day_of_week ' : 10,</text:p>
            </table:change-track-table-cell>
          </table:previous>
        </table:cell-content-change>
        <table:cell-content-change table:id="ct559">
          <table:cell-address table:column="0" table:row="10" table:table="2"/>
          <office:change-info>
            <dc:creator>Ewan Davis</dc:creator>
            <dc:date>2022-02-13T15:51:54.755923036</dc:date>
          </office:change-info>
          <table:previous table:id="ct510">
            <table:change-track-table-cell table:cell-address="out_cols.A11" table:formula="of:=CONCATENATE(&quot;'&quot;;[$Schema_Vert.A9];&quot; ' : &quot;;ROW([.A11]);&quot;,&quot;)" office:value-type="string">
              <text:p>'timing_repeat_when ' : 11,</text:p>
            </table:change-track-table-cell>
          </table:previous>
        </table:cell-content-change>
        <table:cell-content-change table:id="ct560">
          <table:cell-address table:column="0" table:row="11" table:table="2"/>
          <office:change-info>
            <dc:creator>Ewan Davis</dc:creator>
            <dc:date>2022-02-13T15:51:54.755943584</dc:date>
          </office:change-info>
          <table:previous table:id="ct511">
            <table:change-track-table-cell table:cell-address="out_cols.A12" table:formula="of:=CONCATENATE(&quot;'&quot;;[$Schema_Vert.A10];&quot; ' : &quot;;ROW([.A12]);&quot;,&quot;)" office:value-type="string">
              <text:p>'timing_repeat_offset ' : 12,</text:p>
            </table:change-track-table-cell>
          </table:previous>
        </table:cell-content-change>
        <table:cell-content-change table:id="ct561">
          <table:cell-address table:column="0" table:row="12" table:table="2"/>
          <office:change-info>
            <dc:creator>Ewan Davis</dc:creator>
            <dc:date>2022-02-13T15:51:54.755964188</dc:date>
          </office:change-info>
          <table:previous table:id="ct512">
            <table:change-track-table-cell table:cell-address="out_cols.A13" table:formula="of:=CONCATENATE(&quot;'&quot;;[$Schema_Vert.A11];&quot; ' : &quot;;ROW([.A13]);&quot;,&quot;)" office:value-type="string">
              <text:p>'asNeededBoolean ' : 13,</text:p>
            </table:change-track-table-cell>
          </table:previous>
        </table:cell-content-change>
        <table:cell-content-change table:id="ct562">
          <table:cell-address table:column="0" table:row="13" table:table="2"/>
          <office:change-info>
            <dc:creator>Ewan Davis</dc:creator>
            <dc:date>2022-02-13T15:51:54.755984766</dc:date>
          </office:change-info>
          <table:previous table:id="ct513">
            <table:change-track-table-cell table:cell-address="out_cols.A14" table:formula="of:=CONCATENATE(&quot;'&quot;;[$Schema_Vert.A12];&quot; ' : &quot;;ROW([.A14]);&quot;,&quot;)" office:value-type="string">
              <text:p>'asNeededCodableConcept ' : 14,</text:p>
            </table:change-track-table-cell>
          </table:previous>
        </table:cell-content-change>
        <table:cell-content-change table:id="ct563">
          <table:cell-address table:column="0" table:row="14" table:table="2"/>
          <office:change-info>
            <dc:creator>Ewan Davis</dc:creator>
            <dc:date>2022-02-13T15:51:54.756004684</dc:date>
          </office:change-info>
          <table:previous table:id="ct514">
            <table:change-track-table-cell table:cell-address="out_cols.A15" table:formula="of:=CONCATENATE(&quot;'&quot;;[$Schema_Vert.A13];&quot; ' : &quot;;ROW([.A15]);&quot;,&quot;)" office:value-type="string">
              <text:p>'asNeededCodableConcept_coding ' : 15,</text:p>
            </table:change-track-table-cell>
          </table:previous>
        </table:cell-content-change>
        <table:cell-content-change table:id="ct564">
          <table:cell-address table:column="0" table:row="15" table:table="2"/>
          <office:change-info>
            <dc:creator>Ewan Davis</dc:creator>
            <dc:date>2022-02-13T15:51:54.756026582</dc:date>
          </office:change-info>
          <table:previous table:id="ct515">
            <table:change-track-table-cell table:cell-address="out_cols.A16" table:formula="of:=CONCATENATE(&quot;'&quot;;[$Schema_Vert.A14];&quot; ' : &quot;;ROW([.A16]);&quot;,&quot;)" office:value-type="string">
              <text:p>'asNeededCodableConcept_coding_system ' : 16,</text:p>
            </table:change-track-table-cell>
          </table:previous>
        </table:cell-content-change>
        <table:cell-content-change table:id="ct565">
          <table:cell-address table:column="0" table:row="16" table:table="2"/>
          <office:change-info>
            <dc:creator>Ewan Davis</dc:creator>
            <dc:date>2022-02-13T15:51:54.756046732</dc:date>
          </office:change-info>
          <table:previous table:id="ct516">
            <table:change-track-table-cell table:cell-address="out_cols.A17" table:formula="of:=CONCATENATE(&quot;'&quot;;[$Schema_Vert.A15];&quot; ' : &quot;;ROW([.A17]);&quot;,&quot;)" office:value-type="string">
              <text:p>'asNeededCodableConcept_coding_code ' : 17,</text:p>
            </table:change-track-table-cell>
          </table:previous>
        </table:cell-content-change>
        <table:cell-content-change table:id="ct566">
          <table:cell-address table:column="0" table:row="17" table:table="2"/>
          <office:change-info>
            <dc:creator>Ewan Davis</dc:creator>
            <dc:date>2022-02-13T15:51:54.756067427</dc:date>
          </office:change-info>
          <table:previous table:id="ct517">
            <table:change-track-table-cell table:cell-address="out_cols.A18" table:formula="of:=CONCATENATE(&quot;'&quot;;[$Schema_Vert.A16];&quot; ' : &quot;;ROW([.A18]);&quot;,&quot;)" office:value-type="string">
              <text:p>'asNeededCodableConcept_coding_text ' : 18,</text:p>
            </table:change-track-table-cell>
          </table:previous>
        </table:cell-content-change>
        <table:cell-content-change table:id="ct567">
          <table:cell-address table:column="0" table:row="18" table:table="2"/>
          <office:change-info>
            <dc:creator>Ewan Davis</dc:creator>
            <dc:date>2022-02-13T15:51:54.756089272</dc:date>
          </office:change-info>
          <table:previous table:id="ct518">
            <table:change-track-table-cell table:cell-address="out_cols.A19" table:formula="of:=CONCATENATE(&quot;'&quot;;[$Schema_Vert.A17];&quot; ' : &quot;;ROW([.A19]);&quot;,&quot;)" office:value-type="string">
              <text:p>'doseAndRate_doseQuantity_value ' : 19,</text:p>
            </table:change-track-table-cell>
          </table:previous>
        </table:cell-content-change>
        <table:cell-content-change table:id="ct568">
          <table:cell-address table:column="0" table:row="19" table:table="2"/>
          <office:change-info>
            <dc:creator>Ewan Davis</dc:creator>
            <dc:date>2022-02-13T15:51:54.756111080</dc:date>
          </office:change-info>
          <table:previous table:id="ct519">
            <table:change-track-table-cell table:cell-address="out_cols.A20" table:formula="of:=CONCATENATE(&quot;'&quot;;[$Schema_Vert.A18];&quot; ' : &quot;;ROW([.A20]);&quot;,&quot;)" office:value-type="string">
              <text:p>'doseAndRate_doseQuantity_system ' : 20,</text:p>
            </table:change-track-table-cell>
          </table:previous>
        </table:cell-content-change>
        <table:cell-content-change table:id="ct569">
          <table:cell-address table:column="0" table:row="20" table:table="2"/>
          <office:change-info>
            <dc:creator>Ewan Davis</dc:creator>
            <dc:date>2022-02-13T15:51:54.756132710</dc:date>
          </office:change-info>
          <table:previous table:id="ct520">
            <table:change-track-table-cell table:cell-address="out_cols.A21" table:formula="of:=CONCATENATE(&quot;'&quot;;[$Schema_Vert.A19];&quot; ' : &quot;;ROW([.A21]);&quot;,&quot;)" office:value-type="string">
              <text:p>'doseAndRate_doseQuantity_unit ' : 21,</text:p>
            </table:change-track-table-cell>
          </table:previous>
        </table:cell-content-change>
        <table:cell-content-change table:id="ct570">
          <table:cell-address table:column="0" table:row="21" table:table="2"/>
          <office:change-info>
            <dc:creator>Ewan Davis</dc:creator>
            <dc:date>2022-02-13T15:51:54.756152997</dc:date>
          </office:change-info>
          <table:previous table:id="ct521">
            <table:change-track-table-cell table:cell-address="out_cols.A22" table:formula="of:=CONCATENATE(&quot;'&quot;;[$Schema_Vert.A20];&quot; ' : &quot;;ROW([.A22]);&quot;,&quot;)" office:value-type="string">
              <text:p>'doseAndRate_doseQuantity_code ' : 22,</text:p>
            </table:change-track-table-cell>
          </table:previous>
        </table:cell-content-change>
        <table:cell-content-change table:id="ct571">
          <table:cell-address table:column="0" table:row="22" table:table="2"/>
          <office:change-info>
            <dc:creator>Ewan Davis</dc:creator>
            <dc:date>2022-02-13T15:51:54.756174367</dc:date>
          </office:change-info>
          <table:previous table:id="ct522">
            <table:change-track-table-cell table:cell-address="out_cols.A23" table:formula="of:=CONCATENATE(&quot;'&quot;;[$Schema_Vert.A21];&quot; ' : &quot;;ROW([.A23]);&quot;,&quot;)" office:value-type="string">
              <text:p>'maxDosePerAdministration_value ' : 23,</text:p>
            </table:change-track-table-cell>
          </table:previous>
        </table:cell-content-change>
        <table:cell-content-change table:id="ct572">
          <table:cell-address table:column="0" table:row="23" table:table="2"/>
          <office:change-info>
            <dc:creator>Ewan Davis</dc:creator>
            <dc:date>2022-02-13T15:51:54.756195400</dc:date>
          </office:change-info>
          <table:previous table:id="ct523">
            <table:change-track-table-cell table:cell-address="out_cols.A24" table:formula="of:=CONCATENATE(&quot;'&quot;;[$Schema_Vert.A22];&quot; ' : &quot;;ROW([.A24]);&quot;,&quot;)" office:value-type="string">
              <text:p>'maxDosePerAdministration_unit ' : 24,</text:p>
            </table:change-track-table-cell>
          </table:previous>
        </table:cell-content-change>
        <table:cell-content-change table:id="ct573">
          <table:cell-address table:column="0" table:row="24" table:table="2"/>
          <office:change-info>
            <dc:creator>Ewan Davis</dc:creator>
            <dc:date>2022-02-13T15:51:54.756217101</dc:date>
          </office:change-info>
          <table:previous table:id="ct524">
            <table:change-track-table-cell table:cell-address="out_cols.A25" table:formula="of:=CONCATENATE(&quot;'&quot;;[$Schema_Vert.A23];&quot; ' : &quot;;ROW([.A25]);&quot;,&quot;)" office:value-type="string">
              <text:p>'maxDosePerAdministration_system ' : 25,</text:p>
            </table:change-track-table-cell>
          </table:previous>
        </table:cell-content-change>
        <table:cell-content-change table:id="ct574">
          <table:cell-address table:column="0" table:row="25" table:table="2"/>
          <office:change-info>
            <dc:creator>Ewan Davis</dc:creator>
            <dc:date>2022-02-13T15:51:54.756238432</dc:date>
          </office:change-info>
          <table:previous table:id="ct525">
            <table:change-track-table-cell table:cell-address="out_cols.A26" table:formula="of:=CONCATENATE(&quot;'&quot;;[$Schema_Vert.A24];&quot; ' : &quot;;ROW([.A26]);&quot;,&quot;)" office:value-type="string">
              <text:p>'maxDosePerAdministration_code ' : 26,</text:p>
            </table:change-track-table-cell>
          </table:previous>
        </table:cell-content-change>
        <table:cell-content-change table:id="ct575">
          <table:cell-address table:column="0" table:row="26" table:table="2"/>
          <office:change-info>
            <dc:creator>Ewan Davis</dc:creator>
            <dc:date>2022-02-13T15:51:54.756259161</dc:date>
          </office:change-info>
          <table:previous table:id="ct526">
            <table:change-track-table-cell table:cell-address="out_cols.A27" table:formula="of:=CONCATENATE(&quot;'&quot;;[$Schema_Vert.A25];&quot; ' : &quot;;ROW([.A27]);&quot;,&quot;)" office:value-type="string">
              <text:p>'maxDosePerPeriod_numerator_value ' : 27,</text:p>
            </table:change-track-table-cell>
          </table:previous>
        </table:cell-content-change>
        <table:cell-content-change table:id="ct576">
          <table:cell-address table:column="0" table:row="27" table:table="2"/>
          <office:change-info>
            <dc:creator>Ewan Davis</dc:creator>
            <dc:date>2022-02-13T15:51:54.756280481</dc:date>
          </office:change-info>
          <table:previous table:id="ct527">
            <table:change-track-table-cell table:cell-address="out_cols.A28" table:formula="of:=CONCATENATE(&quot;'&quot;;[$Schema_Vert.A26];&quot; ' : &quot;;ROW([.A28]);&quot;,&quot;)" office:value-type="string">
              <text:p>'maxDosePerPeriod_numerator_unit ' : 28,</text:p>
            </table:change-track-table-cell>
          </table:previous>
        </table:cell-content-change>
        <table:cell-content-change table:id="ct577">
          <table:cell-address table:column="0" table:row="28" table:table="2"/>
          <office:change-info>
            <dc:creator>Ewan Davis</dc:creator>
            <dc:date>2022-02-13T15:51:54.756301681</dc:date>
          </office:change-info>
          <table:previous table:id="ct528">
            <table:change-track-table-cell table:cell-address="out_cols.A29" table:formula="of:=CONCATENATE(&quot;'&quot;;[$Schema_Vert.A27];&quot; ' : &quot;;ROW([.A29]);&quot;,&quot;)" office:value-type="string">
              <text:p>'maxDosePerPeriod_numerator_system ' : 29,</text:p>
            </table:change-track-table-cell>
          </table:previous>
        </table:cell-content-change>
        <table:cell-content-change table:id="ct578">
          <table:cell-address table:column="0" table:row="29" table:table="2"/>
          <office:change-info>
            <dc:creator>Ewan Davis</dc:creator>
            <dc:date>2022-02-13T15:51:54.756322817</dc:date>
          </office:change-info>
          <table:previous table:id="ct529">
            <table:change-track-table-cell table:cell-address="out_cols.A30" table:formula="of:=CONCATENATE(&quot;'&quot;;[$Schema_Vert.A28];&quot; ' : &quot;;ROW([.A30]);&quot;,&quot;)" office:value-type="string">
              <text:p>'maxDosePerPeriod_numerator_code ' : 30,</text:p>
            </table:change-track-table-cell>
          </table:previous>
        </table:cell-content-change>
        <table:cell-content-change table:id="ct579">
          <table:cell-address table:column="0" table:row="30" table:table="2"/>
          <office:change-info>
            <dc:creator>Ewan Davis</dc:creator>
            <dc:date>2022-02-13T15:51:54.756343843</dc:date>
          </office:change-info>
          <table:previous table:id="ct530">
            <table:change-track-table-cell table:cell-address="out_cols.A31" table:formula="of:=CONCATENATE(&quot;'&quot;;[$Schema_Vert.A29];&quot; ' : &quot;;ROW([.A31]);&quot;,&quot;)" office:value-type="string">
              <text:p>'maxDosePerPeriod_denominator_value ' : 31,</text:p>
            </table:change-track-table-cell>
          </table:previous>
        </table:cell-content-change>
        <table:cell-content-change table:id="ct580">
          <table:cell-address table:column="0" table:row="31" table:table="2"/>
          <office:change-info>
            <dc:creator>Ewan Davis</dc:creator>
            <dc:date>2022-02-13T15:51:54.756365289</dc:date>
          </office:change-info>
          <table:previous table:id="ct531">
            <table:change-track-table-cell table:cell-address="out_cols.A32" table:formula="of:=CONCATENATE(&quot;'&quot;;[$Schema_Vert.A30];&quot; ' : &quot;;ROW([.A32]);&quot;,&quot;)" office:value-type="string">
              <text:p>'maxDosePerPeriod_denominator_unit ' : 32,</text:p>
            </table:change-track-table-cell>
          </table:previous>
        </table:cell-content-change>
        <table:cell-content-change table:id="ct581">
          <table:cell-address table:column="0" table:row="32" table:table="2"/>
          <office:change-info>
            <dc:creator>Ewan Davis</dc:creator>
            <dc:date>2022-02-13T15:51:54.756386723</dc:date>
          </office:change-info>
          <table:previous table:id="ct532">
            <table:change-track-table-cell table:cell-address="out_cols.A33" table:formula="of:=CONCATENATE(&quot;'&quot;;[$Schema_Vert.A31];&quot; ' : &quot;;ROW([.A33]);&quot;,&quot;)" office:value-type="string">
              <text:p>'maxDosePerPeriod_denominator_system ' : 33,</text:p>
            </table:change-track-table-cell>
          </table:previous>
        </table:cell-content-change>
        <table:cell-content-change table:id="ct582">
          <table:cell-address table:column="0" table:row="33" table:table="2"/>
          <office:change-info>
            <dc:creator>Ewan Davis</dc:creator>
            <dc:date>2022-02-13T15:51:54.756407965</dc:date>
          </office:change-info>
          <table:previous table:id="ct533">
            <table:change-track-table-cell table:cell-address="out_cols.A34" table:formula="of:=CONCATENATE(&quot;'&quot;;[$Schema_Vert.A32];&quot; ' : &quot;;ROW([.A34]);&quot;,&quot;)" office:value-type="string">
              <text:p>'maxDosePerPeriod_denominator_code ' : 34,</text:p>
            </table:change-track-table-cell>
          </table:previous>
        </table:cell-content-change>
        <table:cell-content-change table:id="ct583">
          <table:cell-address table:column="0" table:row="34" table:table="2"/>
          <office:change-info>
            <dc:creator>Ewan Davis</dc:creator>
            <dc:date>2022-02-13T15:51:54.756429053</dc:date>
          </office:change-info>
          <table:previous table:id="ct534">
            <table:change-track-table-cell table:cell-address="out_cols.A35" table:formula="of:=CONCATENATE(&quot;'&quot;;[$Schema_Vert.A33];&quot; ' : &quot;;ROW([.A35]);&quot;,&quot;)" office:value-type="string">
              <text:p>'route_coding_system ' : 35,</text:p>
            </table:change-track-table-cell>
          </table:previous>
        </table:cell-content-change>
        <table:cell-content-change table:id="ct584">
          <table:cell-address table:column="0" table:row="35" table:table="2"/>
          <office:change-info>
            <dc:creator>Ewan Davis</dc:creator>
            <dc:date>2022-02-13T15:51:54.756449953</dc:date>
          </office:change-info>
          <table:previous table:id="ct535">
            <table:change-track-table-cell table:cell-address="out_cols.A36" table:formula="of:=CONCATENATE(&quot;'&quot;;[$Schema_Vert.A34];&quot; ' : &quot;;ROW([.A36]);&quot;,&quot;)" office:value-type="string">
              <text:p>'route_coding_code ' : 36,</text:p>
            </table:change-track-table-cell>
          </table:previous>
        </table:cell-content-change>
        <table:cell-content-change table:id="ct585">
          <table:cell-address table:column="0" table:row="36" table:table="2"/>
          <office:change-info>
            <dc:creator>Ewan Davis</dc:creator>
            <dc:date>2022-02-13T15:51:54.756470651</dc:date>
          </office:change-info>
          <table:previous table:id="ct536">
            <table:change-track-table-cell table:cell-address="out_cols.A37" table:formula="of:=CONCATENATE(&quot;'&quot;;[$Schema_Vert.A35];&quot; ' : &quot;;ROW([.A37]);&quot;,&quot;)" office:value-type="string">
              <text:p>'route_coding_display ' : 37,</text:p>
            </table:change-track-table-cell>
          </table:previous>
        </table:cell-content-change>
        <table:cell-content-change table:id="ct586">
          <table:cell-address table:column="0" table:row="37" table:table="2"/>
          <office:change-info>
            <dc:creator>Ewan Davis</dc:creator>
            <dc:date>2022-02-13T15:51:54.756491545</dc:date>
          </office:change-info>
          <table:previous table:id="ct537">
            <table:change-track-table-cell table:cell-address="out_cols.A38" table:formula="of:=CONCATENATE(&quot;'&quot;;[$Schema_Vert.A36];&quot; ' : &quot;;ROW([.A38]);&quot;,&quot;)" office:value-type="string">
              <text:p>'site_coding_system ' : 38,</text:p>
            </table:change-track-table-cell>
          </table:previous>
        </table:cell-content-change>
        <table:cell-content-change table:id="ct587">
          <table:cell-address table:column="0" table:row="38" table:table="2"/>
          <office:change-info>
            <dc:creator>Ewan Davis</dc:creator>
            <dc:date>2022-02-13T15:51:54.756513245</dc:date>
          </office:change-info>
          <table:previous table:id="ct538">
            <table:change-track-table-cell table:cell-address="out_cols.A39" table:formula="of:=CONCATENATE(&quot;'&quot;;[$Schema_Vert.A37];&quot; ' : &quot;;ROW([.A39]);&quot;,&quot;)" office:value-type="string">
              <text:p>'site_coding_code ' : 39,</text:p>
            </table:change-track-table-cell>
          </table:previous>
        </table:cell-content-change>
        <table:cell-content-change table:id="ct588">
          <table:cell-address table:column="0" table:row="39" table:table="2"/>
          <office:change-info>
            <dc:creator>Ewan Davis</dc:creator>
            <dc:date>2022-02-13T15:51:54.756534585</dc:date>
          </office:change-info>
          <table:previous table:id="ct539">
            <table:change-track-table-cell table:cell-address="out_cols.A40" table:formula="of:=CONCATENATE(&quot;'&quot;;[$Schema_Vert.A38];&quot; ' : &quot;;ROW([.A40]);&quot;,&quot;)" office:value-type="string">
              <text:p>'site_coding_display ' : 40,</text:p>
            </table:change-track-table-cell>
          </table:previous>
        </table:cell-content-change>
        <table:cell-content-change table:id="ct589">
          <table:cell-address table:column="0" table:row="16" table:table="0"/>
          <office:change-info>
            <dc:creator>Ewan Davis</dc:creator>
            <dc:date>2022-02-13T15:54:06.024497442</dc:date>
          </office:change-info>
          <table:previous table:id="ct17">
            <table:change-track-table-cell office:value-type="string">
              <text:p>doseAndRate_doseQuantity_value </text:p>
            </table:change-track-table-cell>
          </table:previous>
        </table:cell-content-change>
        <table:cell-content-change table:id="ct590">
          <table:cell-address table:column="0" table:row="41" table:table="0"/>
          <office:change-info>
            <dc:creator>Ewan Davis</dc:creator>
            <dc:date>2022-02-13T15:58:49.870493466</dc:date>
          </office:change-info>
          <table:previous>
            <table:change-track-table-cell/>
          </table:previous>
        </table:cell-content-change>
        <table:cell-content-change table:id="ct591">
          <table:cell-address table:column="0" table:row="42" table:table="0"/>
          <office:change-info>
            <dc:creator>Ewan Davis</dc:creator>
            <dc:date>2022-02-13T15:58:49.870561097</dc:date>
          </office:change-info>
          <table:previous>
            <table:change-track-table-cell/>
          </table:previous>
        </table:cell-content-change>
        <table:deletion table:id="ct592" table:type="row" table:position="3" table:table="0" table:multi-deletion-spanned="2">
          <office:change-info>
            <dc:creator>Ewan Davis</dc:creator>
            <dc:date>2022-02-13T15:58:56.586423047</dc:date>
          </office:change-info>
          <table:deletions>
            <table:cell-content-deletion table:id="ct58">
              <table:change-track-table-cell office:value-type="string">
                <text:p>specialInstructions1</text:p>
              </table:change-track-table-cell>
            </table:cell-content-deletion>
          </table:deletions>
          <table:cut-offs>
            <table:insertion-cut-off table:id="ct56" table:position="-1"/>
          </table:cut-offs>
        </table:deletion>
        <table:deletion table:id="ct593" table:type="row" table:position="3" table:table="0">
          <office:change-info>
            <dc:creator>Ewan Davis</dc:creator>
            <dc:date>2022-02-13T15:58:56.586540841</dc:date>
          </office:change-info>
          <table:deletions>
            <table:change-deletion table:id="ct592"/>
            <table:cell-content-deletion table:id="ct61">
              <table:change-track-table-cell office:value-type="string">
                <text:p>specialInstructions2</text:p>
              </table:change-track-table-cell>
            </table:cell-content-deletion>
            <table:change-deletion table:id="ct59"/>
          </table:deletions>
        </table:deletion>
        <table:cell-content-change table:id="ct594">
          <table:cell-address table:column="0" table:row="0" table:table="2"/>
          <office:change-info>
            <dc:creator>Ewan Davis</dc:creator>
            <dc:date>2022-02-13T15:59:03.771322088</dc:date>
          </office:change-info>
          <table:previous table:id="ct549">
            <table:change-track-table-cell table:cell-address="out_cols.A1" table:formula="of:=CONCATENATE(&quot;'&quot;;[$Schema_Vert.A1];&quot;' : &quot;;ROW([.A1]);&quot;,&quot;)" office:value-type="string">
              <text:p>'source_row' : 1,</text:p>
            </table:change-track-table-cell>
          </table:previous>
        </table:cell-content-change>
        <table:cell-content-change table:id="ct595">
          <table:cell-address table:column="0" table:row="1" table:table="2"/>
          <office:change-info>
            <dc:creator>Ewan Davis</dc:creator>
            <dc:date>2022-02-13T15:59:03.771368788</dc:date>
          </office:change-info>
          <table:previous table:id="ct550">
            <table:change-track-table-cell table:cell-address="out_cols.A2" table:formula="of:=CONCATENATE(&quot;'&quot;;[$Schema_Vert.A2];&quot;' : &quot;;ROW([.A2]);&quot;,&quot;)" office:value-type="string">
              <text:p>'name' : 2,</text:p>
            </table:change-track-table-cell>
          </table:previous>
        </table:cell-content-change>
        <table:cell-content-change table:id="ct596">
          <table:cell-address table:column="0" table:row="2" table:table="2"/>
          <office:change-info>
            <dc:creator>Ewan Davis</dc:creator>
            <dc:date>2022-02-13T15:59:03.771401025</dc:date>
          </office:change-info>
          <table:previous table:id="ct551">
            <table:change-track-table-cell table:cell-address="out_cols.A3" table:formula="of:=CONCATENATE(&quot;'&quot;;[$Schema_Vert.A3];&quot;' : &quot;;ROW([.A3]);&quot;,&quot;)" office:value-type="string">
              <text:p>'dmd_code' : 3,</text:p>
            </table:change-track-table-cell>
          </table:previous>
        </table:cell-content-change>
        <table:cell-content-change table:id="ct597">
          <table:cell-address table:column="0" table:row="3" table:table="2"/>
          <office:change-info>
            <dc:creator>Ewan Davis</dc:creator>
            <dc:date>2022-02-13T15:59:03.771433705</dc:date>
          </office:change-info>
          <table:previous table:id="ct552">
            <table:change-track-table-cell table:cell-address="out_cols.A4" table:formula="of:=CONCATENATE(&quot;'&quot;;[#REF!];&quot;' : &quot;;ROW([.A4]);&quot;,&quot;)" office:value-type="float" office:value="0"/>
          </table:previous>
        </table:cell-content-change>
        <table:cell-content-change table:id="ct598">
          <table:cell-address table:column="0" table:row="4" table:table="2"/>
          <office:change-info>
            <dc:creator>Ewan Davis</dc:creator>
            <dc:date>2022-02-13T15:59:03.771462003</dc:date>
          </office:change-info>
          <table:previous table:id="ct553">
            <table:change-track-table-cell table:cell-address="out_cols.A5" table:formula="of:=CONCATENATE(&quot;'&quot;;[#REF!];&quot;' : &quot;;ROW([.A5]);&quot;,&quot;)" office:value-type="float" office:value="0"/>
          </table:previous>
        </table:cell-content-change>
        <table:cell-content-change table:id="ct599">
          <table:cell-address table:column="0" table:row="0" table:table="2"/>
          <office:change-info>
            <dc:creator>Ewan Davis</dc:creator>
            <dc:date>2022-02-13T15:59:08.533691255</dc:date>
          </office:change-info>
          <table:previous table:id="ct594">
            <table:change-track-table-cell table:cell-address="out_cols.A1" table:formula="of:=CONCATENATE(&quot;'&quot;;[$Schema_Vert.A1];&quot;' : &quot;;ROW([.A1]);&quot;,&quot;)" office:value-type="string">
              <text:p>'source_row' : 1,</text:p>
            </table:change-track-table-cell>
          </table:previous>
        </table:cell-content-change>
        <table:cell-content-change table:id="ct600">
          <table:cell-address table:column="0" table:row="1" table:table="2"/>
          <office:change-info>
            <dc:creator>Ewan Davis</dc:creator>
            <dc:date>2022-02-13T15:59:08.533713211</dc:date>
          </office:change-info>
          <table:previous table:id="ct595">
            <table:change-track-table-cell table:cell-address="out_cols.A2" table:formula="of:=CONCATENATE(&quot;'&quot;;[$Schema_Vert.A2];&quot;' : &quot;;ROW([.A2]);&quot;,&quot;)" office:value-type="string">
              <text:p>'name' : 2,</text:p>
            </table:change-track-table-cell>
          </table:previous>
        </table:cell-content-change>
        <table:cell-content-change table:id="ct601">
          <table:cell-address table:column="0" table:row="2" table:table="2"/>
          <office:change-info>
            <dc:creator>Ewan Davis</dc:creator>
            <dc:date>2022-02-13T15:59:08.533727699</dc:date>
          </office:change-info>
          <table:previous table:id="ct596">
            <table:change-track-table-cell table:cell-address="out_cols.A3" table:formula="of:=CONCATENATE(&quot;'&quot;;[$Schema_Vert.A3];&quot;' : &quot;;ROW([.A3]);&quot;,&quot;)" office:value-type="string">
              <text:p>'dmd_code' : 3,</text:p>
            </table:change-track-table-cell>
          </table:previous>
        </table:cell-content-change>
        <table:cell-content-change table:id="ct602">
          <table:cell-address table:column="0" table:row="3" table:table="2"/>
          <office:change-info>
            <dc:creator>Ewan Davis</dc:creator>
            <dc:date>2022-02-13T15:59:08.533742536</dc:date>
          </office:change-info>
          <table:previous table:id="ct597">
            <table:change-track-table-cell table:cell-address="out_cols.A4" table:formula="of:=CONCATENATE(&quot;'&quot;;[$Schema_Vert.A4];&quot;' : &quot;;ROW([.A4]);&quot;,&quot;)" office:value-type="string">
              <text:p>'timing_repeat_periodUnit' : 4,</text:p>
            </table:change-track-table-cell>
          </table:previous>
        </table:cell-content-change>
        <table:cell-content-change table:id="ct603">
          <table:cell-address table:column="0" table:row="4" table:table="2"/>
          <office:change-info>
            <dc:creator>Ewan Davis</dc:creator>
            <dc:date>2022-02-13T15:59:08.533756560</dc:date>
          </office:change-info>
          <table:previous table:id="ct598">
            <table:change-track-table-cell table:cell-address="out_cols.A5" table:formula="of:=CONCATENATE(&quot;'&quot;;[$Schema_Vert.A5];&quot;' : &quot;;ROW([.A5]);&quot;,&quot;)" office:value-type="string">
              <text:p>'timing_repeat_frequency' : 5,</text:p>
            </table:change-track-table-cell>
          </table:previous>
        </table:cell-content-change>
        <table:cell-content-change table:id="ct604">
          <table:cell-address table:column="0" table:row="5" table:table="2"/>
          <office:change-info>
            <dc:creator>Ewan Davis</dc:creator>
            <dc:date>2022-02-13T15:59:08.533771235</dc:date>
          </office:change-info>
          <table:previous table:id="ct554">
            <table:change-track-table-cell table:cell-address="out_cols.A6" table:formula="of:=CONCATENATE(&quot;'&quot;;[$Schema_Vert.A4];&quot;' : &quot;;ROW([.A6]);&quot;,&quot;)" office:value-type="string">
              <text:p>'timing_repeat_periodUnit' : 6,</text:p>
            </table:change-track-table-cell>
          </table:previous>
        </table:cell-content-change>
        <table:cell-content-change table:id="ct605">
          <table:cell-address table:column="0" table:row="6" table:table="2"/>
          <office:change-info>
            <dc:creator>Ewan Davis</dc:creator>
            <dc:date>2022-02-13T15:59:08.533788711</dc:date>
          </office:change-info>
          <table:previous table:id="ct555">
            <table:change-track-table-cell table:cell-address="out_cols.A7" table:formula="of:=CONCATENATE(&quot;'&quot;;[$Schema_Vert.A5];&quot;' : &quot;;ROW([.A7]);&quot;,&quot;)" office:value-type="string">
              <text:p>'timing_repeat_frequency' : 7,</text:p>
            </table:change-track-table-cell>
          </table:previous>
        </table:cell-content-change>
        <table:cell-content-change table:id="ct606">
          <table:cell-address table:column="0" table:row="7" table:table="2"/>
          <office:change-info>
            <dc:creator>Ewan Davis</dc:creator>
            <dc:date>2022-02-13T15:59:08.533804169</dc:date>
          </office:change-info>
          <table:previous table:id="ct556">
            <table:change-track-table-cell table:cell-address="out_cols.A8" table:formula="of:=CONCATENATE(&quot;'&quot;;[$Schema_Vert.A6];&quot;' : &quot;;ROW([.A8]);&quot;,&quot;)" office:value-type="string">
              <text:p>'timing_repeat_period' : 8,</text:p>
            </table:change-track-table-cell>
          </table:previous>
        </table:cell-content-change>
        <table:cell-content-change table:id="ct607">
          <table:cell-address table:column="0" table:row="8" table:table="2"/>
          <office:change-info>
            <dc:creator>Ewan Davis</dc:creator>
            <dc:date>2022-02-13T15:59:08.533819555</dc:date>
          </office:change-info>
          <table:previous table:id="ct557">
            <table:change-track-table-cell table:cell-address="out_cols.A9" table:formula="of:=CONCATENATE(&quot;'&quot;;[$Schema_Vert.A7];&quot;' : &quot;;ROW([.A9]);&quot;,&quot;)" office:value-type="string">
              <text:p>'timing_repeat_timeOfDay' : 9,</text:p>
            </table:change-track-table-cell>
          </table:previous>
        </table:cell-content-change>
        <table:cell-content-change table:id="ct608">
          <table:cell-address table:column="0" table:row="9" table:table="2"/>
          <office:change-info>
            <dc:creator>Ewan Davis</dc:creator>
            <dc:date>2022-02-13T15:59:08.533834433</dc:date>
          </office:change-info>
          <table:previous table:id="ct558">
            <table:change-track-table-cell table:cell-address="out_cols.A10" table:formula="of:=CONCATENATE(&quot;'&quot;;[$Schema_Vert.A8];&quot;' : &quot;;ROW([.A10]);&quot;,&quot;)" office:value-type="string">
              <text:p>'timing_repeat_day_of_week' : 10,</text:p>
            </table:change-track-table-cell>
          </table:previous>
        </table:cell-content-change>
        <table:cell-content-change table:id="ct609">
          <table:cell-address table:column="0" table:row="10" table:table="2"/>
          <office:change-info>
            <dc:creator>Ewan Davis</dc:creator>
            <dc:date>2022-02-13T15:59:08.533849873</dc:date>
          </office:change-info>
          <table:previous table:id="ct559">
            <table:change-track-table-cell table:cell-address="out_cols.A11" table:formula="of:=CONCATENATE(&quot;'&quot;;[$Schema_Vert.A9];&quot;' : &quot;;ROW([.A11]);&quot;,&quot;)" office:value-type="string">
              <text:p>'timing_repeat_when' : 11,</text:p>
            </table:change-track-table-cell>
          </table:previous>
        </table:cell-content-change>
        <table:cell-content-change table:id="ct610">
          <table:cell-address table:column="0" table:row="11" table:table="2"/>
          <office:change-info>
            <dc:creator>Ewan Davis</dc:creator>
            <dc:date>2022-02-13T15:59:08.533864819</dc:date>
          </office:change-info>
          <table:previous table:id="ct560">
            <table:change-track-table-cell table:cell-address="out_cols.A12" table:formula="of:=CONCATENATE(&quot;'&quot;;[$Schema_Vert.A10];&quot;' : &quot;;ROW([.A12]);&quot;,&quot;)" office:value-type="string">
              <text:p>'timing_repeat_offset' : 12,</text:p>
            </table:change-track-table-cell>
          </table:previous>
        </table:cell-content-change>
        <table:cell-content-change table:id="ct611">
          <table:cell-address table:column="0" table:row="12" table:table="2"/>
          <office:change-info>
            <dc:creator>Ewan Davis</dc:creator>
            <dc:date>2022-02-13T15:59:08.533879880</dc:date>
          </office:change-info>
          <table:previous table:id="ct561">
            <table:change-track-table-cell table:cell-address="out_cols.A13" table:formula="of:=CONCATENATE(&quot;'&quot;;[$Schema_Vert.A11];&quot;' : &quot;;ROW([.A13]);&quot;,&quot;)" office:value-type="string">
              <text:p>'asNeededBoolean' : 13,</text:p>
            </table:change-track-table-cell>
          </table:previous>
        </table:cell-content-change>
        <table:cell-content-change table:id="ct612">
          <table:cell-address table:column="0" table:row="13" table:table="2"/>
          <office:change-info>
            <dc:creator>Ewan Davis</dc:creator>
            <dc:date>2022-02-13T15:59:08.533894915</dc:date>
          </office:change-info>
          <table:previous table:id="ct562">
            <table:change-track-table-cell table:cell-address="out_cols.A14" table:formula="of:=CONCATENATE(&quot;'&quot;;[$Schema_Vert.A12];&quot;' : &quot;;ROW([.A14]);&quot;,&quot;)" office:value-type="string">
              <text:p>'asNeededCodableConcept' : 14,</text:p>
            </table:change-track-table-cell>
          </table:previous>
        </table:cell-content-change>
        <table:cell-content-change table:id="ct613">
          <table:cell-address table:column="0" table:row="14" table:table="2"/>
          <office:change-info>
            <dc:creator>Ewan Davis</dc:creator>
            <dc:date>2022-02-13T15:59:08.533909993</dc:date>
          </office:change-info>
          <table:previous table:id="ct563">
            <table:change-track-table-cell table:cell-address="out_cols.A15" table:formula="of:=CONCATENATE(&quot;'&quot;;[$Schema_Vert.A13];&quot;' : &quot;;ROW([.A15]);&quot;,&quot;)" office:value-type="string">
              <text:p>'asNeededCodableConcept_coding' : 15,</text:p>
            </table:change-track-table-cell>
          </table:previous>
        </table:cell-content-change>
        <table:cell-content-change table:id="ct614">
          <table:cell-address table:column="0" table:row="15" table:table="2"/>
          <office:change-info>
            <dc:creator>Ewan Davis</dc:creator>
            <dc:date>2022-02-13T15:59:08.533924894</dc:date>
          </office:change-info>
          <table:previous table:id="ct564">
            <table:change-track-table-cell table:cell-address="out_cols.A16" table:formula="of:=CONCATENATE(&quot;'&quot;;[$Schema_Vert.A14];&quot;' : &quot;;ROW([.A16]);&quot;,&quot;)" office:value-type="string">
              <text:p>'asNeededCodableConcept_coding_system' : 16,</text:p>
            </table:change-track-table-cell>
          </table:previous>
        </table:cell-content-change>
        <table:cell-content-change table:id="ct615">
          <table:cell-address table:column="0" table:row="16" table:table="2"/>
          <office:change-info>
            <dc:creator>Ewan Davis</dc:creator>
            <dc:date>2022-02-13T15:59:08.533940039</dc:date>
          </office:change-info>
          <table:previous table:id="ct565">
            <table:change-track-table-cell table:cell-address="out_cols.A17" table:formula="of:=CONCATENATE(&quot;'&quot;;[$Schema_Vert.A15];&quot;' : &quot;;ROW([.A17]);&quot;,&quot;)" office:value-type="string">
              <text:p>'asNeededCodableConcept_coding_code' : 17,</text:p>
            </table:change-track-table-cell>
          </table:previous>
        </table:cell-content-change>
        <table:cell-content-change table:id="ct616">
          <table:cell-address table:column="0" table:row="17" table:table="2"/>
          <office:change-info>
            <dc:creator>Ewan Davis</dc:creator>
            <dc:date>2022-02-13T15:59:08.533954990</dc:date>
          </office:change-info>
          <table:previous table:id="ct566">
            <table:change-track-table-cell table:cell-address="out_cols.A18" table:formula="of:=CONCATENATE(&quot;'&quot;;[$Schema_Vert.A16];&quot;' : &quot;;ROW([.A18]);&quot;,&quot;)" office:value-type="string">
              <text:p>'asNeededCodableConcept_coding_text' : 18,</text:p>
            </table:change-track-table-cell>
          </table:previous>
        </table:cell-content-change>
        <table:cell-content-change table:id="ct617">
          <table:cell-address table:column="0" table:row="18" table:table="2"/>
          <office:change-info>
            <dc:creator>Ewan Davis</dc:creator>
            <dc:date>2022-02-13T15:59:08.533969753</dc:date>
          </office:change-info>
          <table:previous table:id="ct567">
            <table:change-track-table-cell table:cell-address="out_cols.A19" table:formula="of:=CONCATENATE(&quot;'&quot;;[$Schema_Vert.A17];&quot;' : &quot;;ROW([.A19]);&quot;,&quot;)" office:value-type="string">
              <text:p>'doseAndRate_doseQuantity_value' : 19,</text:p>
            </table:change-track-table-cell>
          </table:previous>
        </table:cell-content-change>
        <table:cell-content-change table:id="ct618">
          <table:cell-address table:column="0" table:row="19" table:table="2"/>
          <office:change-info>
            <dc:creator>Ewan Davis</dc:creator>
            <dc:date>2022-02-13T15:59:08.533984828</dc:date>
          </office:change-info>
          <table:previous table:id="ct568">
            <table:change-track-table-cell table:cell-address="out_cols.A20" table:formula="of:=CONCATENATE(&quot;'&quot;;[$Schema_Vert.A18];&quot;' : &quot;;ROW([.A20]);&quot;,&quot;)" office:value-type="string">
              <text:p>'doseAndRate_doseQuantity_system' : 20,</text:p>
            </table:change-track-table-cell>
          </table:previous>
        </table:cell-content-change>
        <table:cell-content-change table:id="ct619">
          <table:cell-address table:column="0" table:row="20" table:table="2"/>
          <office:change-info>
            <dc:creator>Ewan Davis</dc:creator>
            <dc:date>2022-02-13T15:59:08.534000209</dc:date>
          </office:change-info>
          <table:previous table:id="ct569">
            <table:change-track-table-cell table:cell-address="out_cols.A21" table:formula="of:=CONCATENATE(&quot;'&quot;;[$Schema_Vert.A19];&quot;' : &quot;;ROW([.A21]);&quot;,&quot;)" office:value-type="string">
              <text:p>'doseAndRate_doseQuantity_unit' : 21,</text:p>
            </table:change-track-table-cell>
          </table:previous>
        </table:cell-content-change>
        <table:cell-content-change table:id="ct620">
          <table:cell-address table:column="0" table:row="21" table:table="2"/>
          <office:change-info>
            <dc:creator>Ewan Davis</dc:creator>
            <dc:date>2022-02-13T15:59:08.534014760</dc:date>
          </office:change-info>
          <table:previous table:id="ct570">
            <table:change-track-table-cell table:cell-address="out_cols.A22" table:formula="of:=CONCATENATE(&quot;'&quot;;[$Schema_Vert.A20];&quot;' : &quot;;ROW([.A22]);&quot;,&quot;)" office:value-type="string">
              <text:p>'doseAndRate_doseQuantity_code' : 22,</text:p>
            </table:change-track-table-cell>
          </table:previous>
        </table:cell-content-change>
        <table:cell-content-change table:id="ct621">
          <table:cell-address table:column="0" table:row="22" table:table="2"/>
          <office:change-info>
            <dc:creator>Ewan Davis</dc:creator>
            <dc:date>2022-02-13T15:59:08.534029772</dc:date>
          </office:change-info>
          <table:previous table:id="ct571">
            <table:change-track-table-cell table:cell-address="out_cols.A23" table:formula="of:=CONCATENATE(&quot;'&quot;;[$Schema_Vert.A21];&quot;' : &quot;;ROW([.A23]);&quot;,&quot;)" office:value-type="string">
              <text:p>'maxDosePerAdministration_value' : 23,</text:p>
            </table:change-track-table-cell>
          </table:previous>
        </table:cell-content-change>
        <table:cell-content-change table:id="ct622">
          <table:cell-address table:column="0" table:row="23" table:table="2"/>
          <office:change-info>
            <dc:creator>Ewan Davis</dc:creator>
            <dc:date>2022-02-13T15:59:08.534044494</dc:date>
          </office:change-info>
          <table:previous table:id="ct572">
            <table:change-track-table-cell table:cell-address="out_cols.A24" table:formula="of:=CONCATENATE(&quot;'&quot;;[$Schema_Vert.A22];&quot;' : &quot;;ROW([.A24]);&quot;,&quot;)" office:value-type="string">
              <text:p>'maxDosePerAdministration_unit' : 24,</text:p>
            </table:change-track-table-cell>
          </table:previous>
        </table:cell-content-change>
        <table:cell-content-change table:id="ct623">
          <table:cell-address table:column="0" table:row="24" table:table="2"/>
          <office:change-info>
            <dc:creator>Ewan Davis</dc:creator>
            <dc:date>2022-02-13T15:59:08.534059434</dc:date>
          </office:change-info>
          <table:previous table:id="ct573">
            <table:change-track-table-cell table:cell-address="out_cols.A25" table:formula="of:=CONCATENATE(&quot;'&quot;;[$Schema_Vert.A23];&quot;' : &quot;;ROW([.A25]);&quot;,&quot;)" office:value-type="string">
              <text:p>'maxDosePerAdministration_system' : 25,</text:p>
            </table:change-track-table-cell>
          </table:previous>
        </table:cell-content-change>
        <table:cell-content-change table:id="ct624">
          <table:cell-address table:column="0" table:row="25" table:table="2"/>
          <office:change-info>
            <dc:creator>Ewan Davis</dc:creator>
            <dc:date>2022-02-13T15:59:08.534074182</dc:date>
          </office:change-info>
          <table:previous table:id="ct574">
            <table:change-track-table-cell table:cell-address="out_cols.A26" table:formula="of:=CONCATENATE(&quot;'&quot;;[$Schema_Vert.A24];&quot;' : &quot;;ROW([.A26]);&quot;,&quot;)" office:value-type="string">
              <text:p>'maxDosePerAdministration_code' : 26,</text:p>
            </table:change-track-table-cell>
          </table:previous>
        </table:cell-content-change>
        <table:cell-content-change table:id="ct625">
          <table:cell-address table:column="0" table:row="26" table:table="2"/>
          <office:change-info>
            <dc:creator>Ewan Davis</dc:creator>
            <dc:date>2022-02-13T15:59:08.534088973</dc:date>
          </office:change-info>
          <table:previous table:id="ct575">
            <table:change-track-table-cell table:cell-address="out_cols.A27" table:formula="of:=CONCATENATE(&quot;'&quot;;[$Schema_Vert.A25];&quot;' : &quot;;ROW([.A27]);&quot;,&quot;)" office:value-type="string">
              <text:p>'maxDosePerPeriod_numerator_value' : 27,</text:p>
            </table:change-track-table-cell>
          </table:previous>
        </table:cell-content-change>
        <table:cell-content-change table:id="ct626">
          <table:cell-address table:column="0" table:row="27" table:table="2"/>
          <office:change-info>
            <dc:creator>Ewan Davis</dc:creator>
            <dc:date>2022-02-13T15:59:08.534103511</dc:date>
          </office:change-info>
          <table:previous table:id="ct576">
            <table:change-track-table-cell table:cell-address="out_cols.A28" table:formula="of:=CONCATENATE(&quot;'&quot;;[$Schema_Vert.A26];&quot;' : &quot;;ROW([.A28]);&quot;,&quot;)" office:value-type="string">
              <text:p>'maxDosePerPeriod_numerator_unit' : 28,</text:p>
            </table:change-track-table-cell>
          </table:previous>
        </table:cell-content-change>
        <table:cell-content-change table:id="ct627">
          <table:cell-address table:column="0" table:row="28" table:table="2"/>
          <office:change-info>
            <dc:creator>Ewan Davis</dc:creator>
            <dc:date>2022-02-13T15:59:08.534118268</dc:date>
          </office:change-info>
          <table:previous table:id="ct577">
            <table:change-track-table-cell table:cell-address="out_cols.A29" table:formula="of:=CONCATENATE(&quot;'&quot;;[$Schema_Vert.A27];&quot;' : &quot;;ROW([.A29]);&quot;,&quot;)" office:value-type="string">
              <text:p>'maxDosePerPeriod_numerator_system' : 29,</text:p>
            </table:change-track-table-cell>
          </table:previous>
        </table:cell-content-change>
        <table:cell-content-change table:id="ct628">
          <table:cell-address table:column="0" table:row="29" table:table="2"/>
          <office:change-info>
            <dc:creator>Ewan Davis</dc:creator>
            <dc:date>2022-02-13T15:59:08.534132836</dc:date>
          </office:change-info>
          <table:previous table:id="ct578">
            <table:change-track-table-cell table:cell-address="out_cols.A30" table:formula="of:=CONCATENATE(&quot;'&quot;;[$Schema_Vert.A28];&quot;' : &quot;;ROW([.A30]);&quot;,&quot;)" office:value-type="string">
              <text:p>'maxDosePerPeriod_numerator_code' : 30,</text:p>
            </table:change-track-table-cell>
          </table:previous>
        </table:cell-content-change>
        <table:cell-content-change table:id="ct629">
          <table:cell-address table:column="0" table:row="30" table:table="2"/>
          <office:change-info>
            <dc:creator>Ewan Davis</dc:creator>
            <dc:date>2022-02-13T15:59:08.534147593</dc:date>
          </office:change-info>
          <table:previous table:id="ct579">
            <table:change-track-table-cell table:cell-address="out_cols.A31" table:formula="of:=CONCATENATE(&quot;'&quot;;[$Schema_Vert.A29];&quot;' : &quot;;ROW([.A31]);&quot;,&quot;)" office:value-type="string">
              <text:p>'maxDosePerPeriod_denominator_value' : 31,</text:p>
            </table:change-track-table-cell>
          </table:previous>
        </table:cell-content-change>
        <table:cell-content-change table:id="ct630">
          <table:cell-address table:column="0" table:row="31" table:table="2"/>
          <office:change-info>
            <dc:creator>Ewan Davis</dc:creator>
            <dc:date>2022-02-13T15:59:08.534162273</dc:date>
          </office:change-info>
          <table:previous table:id="ct580">
            <table:change-track-table-cell table:cell-address="out_cols.A32" table:formula="of:=CONCATENATE(&quot;'&quot;;[$Schema_Vert.A30];&quot;' : &quot;;ROW([.A32]);&quot;,&quot;)" office:value-type="string">
              <text:p>'maxDosePerPeriod_denominator_unit' : 32,</text:p>
            </table:change-track-table-cell>
          </table:previous>
        </table:cell-content-change>
        <table:cell-content-change table:id="ct631">
          <table:cell-address table:column="0" table:row="32" table:table="2"/>
          <office:change-info>
            <dc:creator>Ewan Davis</dc:creator>
            <dc:date>2022-02-13T15:59:08.534176875</dc:date>
          </office:change-info>
          <table:previous table:id="ct581">
            <table:change-track-table-cell table:cell-address="out_cols.A33" table:formula="of:=CONCATENATE(&quot;'&quot;;[$Schema_Vert.A31];&quot;' : &quot;;ROW([.A33]);&quot;,&quot;)" office:value-type="string">
              <text:p>'maxDosePerPeriod_denominator_system' : 33,</text:p>
            </table:change-track-table-cell>
          </table:previous>
        </table:cell-content-change>
        <table:cell-content-change table:id="ct632">
          <table:cell-address table:column="0" table:row="33" table:table="2"/>
          <office:change-info>
            <dc:creator>Ewan Davis</dc:creator>
            <dc:date>2022-02-13T15:59:08.534191488</dc:date>
          </office:change-info>
          <table:previous table:id="ct582">
            <table:change-track-table-cell table:cell-address="out_cols.A34" table:formula="of:=CONCATENATE(&quot;'&quot;;[$Schema_Vert.A32];&quot;' : &quot;;ROW([.A34]);&quot;,&quot;)" office:value-type="string">
              <text:p>'maxDosePerPeriod_denominator_code' : 34,</text:p>
            </table:change-track-table-cell>
          </table:previous>
        </table:cell-content-change>
        <table:cell-content-change table:id="ct633">
          <table:cell-address table:column="0" table:row="34" table:table="2"/>
          <office:change-info>
            <dc:creator>Ewan Davis</dc:creator>
            <dc:date>2022-02-13T15:59:08.534206032</dc:date>
          </office:change-info>
          <table:previous table:id="ct583">
            <table:change-track-table-cell table:cell-address="out_cols.A35" table:formula="of:=CONCATENATE(&quot;'&quot;;[$Schema_Vert.A33];&quot;' : &quot;;ROW([.A35]);&quot;,&quot;)" office:value-type="string">
              <text:p>'route_coding_system' : 35,</text:p>
            </table:change-track-table-cell>
          </table:previous>
        </table:cell-content-change>
        <table:cell-content-change table:id="ct634">
          <table:cell-address table:column="0" table:row="35" table:table="2"/>
          <office:change-info>
            <dc:creator>Ewan Davis</dc:creator>
            <dc:date>2022-02-13T15:59:08.534220490</dc:date>
          </office:change-info>
          <table:previous table:id="ct584">
            <table:change-track-table-cell table:cell-address="out_cols.A36" table:formula="of:=CONCATENATE(&quot;'&quot;;[$Schema_Vert.A34];&quot;' : &quot;;ROW([.A36]);&quot;,&quot;)" office:value-type="string">
              <text:p>'route_coding_code' : 36,</text:p>
            </table:change-track-table-cell>
          </table:previous>
        </table:cell-content-change>
        <table:cell-content-change table:id="ct635">
          <table:cell-address table:column="0" table:row="36" table:table="2"/>
          <office:change-info>
            <dc:creator>Ewan Davis</dc:creator>
            <dc:date>2022-02-13T15:59:08.534235495</dc:date>
          </office:change-info>
          <table:previous table:id="ct585">
            <table:change-track-table-cell table:cell-address="out_cols.A37" table:formula="of:=CONCATENATE(&quot;'&quot;;[$Schema_Vert.A35];&quot;' : &quot;;ROW([.A37]);&quot;,&quot;)" office:value-type="string">
              <text:p>'route_coding_display' : 37,</text:p>
            </table:change-track-table-cell>
          </table:previous>
        </table:cell-content-change>
        <table:cell-content-change table:id="ct636">
          <table:cell-address table:column="0" table:row="37" table:table="2"/>
          <office:change-info>
            <dc:creator>Ewan Davis</dc:creator>
            <dc:date>2022-02-13T15:59:08.534250179</dc:date>
          </office:change-info>
          <table:previous table:id="ct586">
            <table:change-track-table-cell table:cell-address="out_cols.A38" table:formula="of:=CONCATENATE(&quot;'&quot;;[$Schema_Vert.A36];&quot;' : &quot;;ROW([.A38]);&quot;,&quot;)" office:value-type="string">
              <text:p>'site_coding_system' : 38,</text:p>
            </table:change-track-table-cell>
          </table:previous>
        </table:cell-content-change>
        <table:cell-content-change table:id="ct637">
          <table:cell-address table:column="0" table:row="38" table:table="2"/>
          <office:change-info>
            <dc:creator>Ewan Davis</dc:creator>
            <dc:date>2022-02-13T15:59:08.534265302</dc:date>
          </office:change-info>
          <table:previous table:id="ct587">
            <table:change-track-table-cell table:cell-address="out_cols.A39" table:formula="of:=CONCATENATE(&quot;'&quot;;[$Schema_Vert.A37];&quot;' : &quot;;ROW([.A39]);&quot;,&quot;)" office:value-type="string">
              <text:p>'site_coding_code' : 39,</text:p>
            </table:change-track-table-cell>
          </table:previous>
        </table:cell-content-change>
        <table:cell-content-change table:id="ct638">
          <table:cell-address table:column="0" table:row="39" table:table="2"/>
          <office:change-info>
            <dc:creator>Ewan Davis</dc:creator>
            <dc:date>2022-02-13T15:59:08.534279944</dc:date>
          </office:change-info>
          <table:previous table:id="ct588">
            <table:change-track-table-cell table:cell-address="out_cols.A40" table:formula="of:=CONCATENATE(&quot;'&quot;;[$Schema_Vert.A38];&quot;' : &quot;;ROW([.A40]);&quot;,&quot;)" office:value-type="string">
              <text:p>'site_coding_display' : 40,</text:p>
            </table:change-track-table-cell>
          </table:previous>
        </table:cell-content-change>
        <table:cell-content-change table:id="ct639">
          <table:cell-address table:column="0" table:row="40" table:table="2"/>
          <office:change-info>
            <dc:creator>Ewan Davis</dc:creator>
            <dc:date>2022-02-13T15:59:08.534291835</dc:date>
          </office:change-info>
          <table:previous>
            <table:change-track-table-cell/>
          </table:previous>
        </table:cell-content-change>
        <table:cell-content-change table:id="ct640">
          <table:cell-address table:column="0" table:row="41" table:table="2"/>
          <office:change-info>
            <dc:creator>Ewan Davis</dc:creator>
            <dc:date>2022-02-13T15:59:08.534342255</dc:date>
          </office:change-info>
          <table:previous>
            <table:change-track-table-cell/>
          </table:previous>
        </table:cell-content-change>
        <table:insertion table:id="ct641" table:type="row" table:position="38" table:count="3" table:table="0">
          <office:change-info>
            <dc:creator>Ewan Davis</dc:creator>
            <dc:date>2022-02-13T15:59:26.045617504</dc:date>
          </office:change-info>
          <table:dependencies>
            <table:dependency table:id="ct646"/>
            <table:dependency table:id="ct645"/>
            <table:dependency table:id="ct644"/>
            <table:dependency table:id="ct643"/>
            <table:dependency table:id="ct642"/>
          </table:dependencies>
        </table:insertion>
        <table:cell-content-change table:id="ct642">
          <table:cell-address table:column="0" table:row="38" table:table="0"/>
          <office:change-info>
            <dc:creator>Ewan Davis</dc:creator>
            <dc:date>2022-02-13T16:04:24.656815581</dc:date>
          </office:change-info>
          <table:previous>
            <table:change-track-table-cell/>
          </table:previous>
        </table:cell-content-change>
        <table:cell-content-change table:id="ct643">
          <table:cell-address table:column="0" table:row="39" table:table="0"/>
          <office:change-info>
            <dc:creator>Ewan Davis</dc:creator>
            <dc:date>2022-02-13T16:07:59.742491932</dc:date>
          </office:change-info>
          <table:previous>
            <table:change-track-table-cell/>
          </table:previous>
        </table:cell-content-change>
        <table:cell-content-change table:id="ct644">
          <table:cell-address table:column="0" table:row="40" table:table="0"/>
          <office:change-info>
            <dc:creator>Ewan Davis</dc:creator>
            <dc:date>2022-02-13T16:08:02.675213854</dc:date>
          </office:change-info>
          <table:previous>
            <table:change-track-table-cell/>
          </table:previous>
        </table:cell-content-change>
        <table:cell-content-change table:id="ct645">
          <table:cell-address table:column="0" table:row="40" table:table="0"/>
          <office:change-info>
            <dc:creator>Ewan Davis</dc:creator>
            <dc:date>2022-02-13T16:14:58.253218667</dc:date>
          </office:change-info>
          <table:previous table:id="ct644">
            <table:change-track-table-cell office:value-type="string">
              <text:p>duration</text:p>
            </table:change-track-table-cell>
          </table:previous>
        </table:cell-content-change>
        <table:deletion table:id="ct646" table:type="row" table:position="41" table:table="0">
          <office:change-info>
            <dc:creator>Ewan Davis</dc:creator>
            <dc:date>2022-02-13T16:15:19.556267070</dc:date>
          </office:change-info>
          <table:cut-offs>
            <table:insertion-cut-off table:id="ct641" table:position="-1"/>
          </table:cut-offs>
        </table:deletion>
        <table:cell-content-change table:id="ct647">
          <table:cell-address table:column="0" table:row="43" table:table="0"/>
          <office:change-info>
            <dc:creator>Ewan Davis</dc:creator>
            <dc:date>2022-02-13T16:15:47.453213625</dc:date>
          </office:change-info>
          <table:previous>
            <table:change-track-table-cell/>
          </table:previous>
        </table:cell-content-change>
        <table:cell-content-change table:id="ct648">
          <table:cell-address table:column="0" table:row="44" table:table="0"/>
          <office:change-info>
            <dc:creator>Ewan Davis</dc:creator>
            <dc:date>2022-02-13T16:15:49.874759506</dc:date>
          </office:change-info>
          <table:previous>
            <table:change-track-table-cell/>
          </table:previous>
        </table:cell-content-change>
        <table:cell-content-change table:id="ct649">
          <table:cell-address table:column="0" table:row="44" table:table="0"/>
          <office:change-info>
            <dc:creator>Ewan Davis</dc:creator>
            <dc:date>2022-02-13T16:16:11.682230050</dc:date>
          </office:change-info>
          <table:previous table:id="ct648">
            <table:change-track-table-cell office:value-type="string">
              <text:p>alt_dose</text:p>
            </table:change-track-table-cell>
          </table:previous>
        </table:cell-content-change>
        <table:cell-content-change table:id="ct650">
          <table:cell-address table:column="0" table:row="0" table:table="2"/>
          <office:change-info>
            <dc:creator>Ewan Davis</dc:creator>
            <dc:date>2022-02-13T16:16:16.789547415</dc:date>
          </office:change-info>
          <table:previous table:id="ct599">
            <table:change-track-table-cell table:cell-address="out_cols.A1" table:formula="of:=CONCATENATE(&quot;'&quot;;[$Schema_Vert.A1];&quot;' : &quot;;ROW([.A1]);&quot;,&quot;)" office:value-type="string">
              <text:p>'source_row' : 1,</text:p>
            </table:change-track-table-cell>
          </table:previous>
        </table:cell-content-change>
        <table:cell-content-change table:id="ct651">
          <table:cell-address table:column="0" table:row="1" table:table="2"/>
          <office:change-info>
            <dc:creator>Ewan Davis</dc:creator>
            <dc:date>2022-02-13T16:16:16.789622458</dc:date>
          </office:change-info>
          <table:previous table:id="ct600">
            <table:change-track-table-cell table:cell-address="out_cols.A2" table:formula="of:=CONCATENATE(&quot;'&quot;;[$Schema_Vert.A2];&quot;' : &quot;;ROW([.A2]);&quot;,&quot;)" office:value-type="string">
              <text:p>'name' : 2,</text:p>
            </table:change-track-table-cell>
          </table:previous>
        </table:cell-content-change>
        <table:cell-content-change table:id="ct652">
          <table:cell-address table:column="0" table:row="2" table:table="2"/>
          <office:change-info>
            <dc:creator>Ewan Davis</dc:creator>
            <dc:date>2022-02-13T16:16:16.789668410</dc:date>
          </office:change-info>
          <table:previous table:id="ct601">
            <table:change-track-table-cell table:cell-address="out_cols.A3" table:formula="of:=CONCATENATE(&quot;'&quot;;[$Schema_Vert.A3];&quot;' : &quot;;ROW([.A3]);&quot;,&quot;)" office:value-type="string">
              <text:p>'dmd_code' : 3,</text:p>
            </table:change-track-table-cell>
          </table:previous>
        </table:cell-content-change>
        <table:cell-content-change table:id="ct653">
          <table:cell-address table:column="0" table:row="3" table:table="2"/>
          <office:change-info>
            <dc:creator>Ewan Davis</dc:creator>
            <dc:date>2022-02-13T16:16:16.789721294</dc:date>
          </office:change-info>
          <table:previous table:id="ct602">
            <table:change-track-table-cell table:cell-address="out_cols.A4" table:formula="of:=CONCATENATE(&quot;'&quot;;[$Schema_Vert.A4];&quot;' : &quot;;ROW([.A4]);&quot;,&quot;)" office:value-type="string">
              <text:p>'timing_repeat_periodUnit' : 4,</text:p>
            </table:change-track-table-cell>
          </table:previous>
        </table:cell-content-change>
        <table:cell-content-change table:id="ct654">
          <table:cell-address table:column="0" table:row="4" table:table="2"/>
          <office:change-info>
            <dc:creator>Ewan Davis</dc:creator>
            <dc:date>2022-02-13T16:16:16.789761218</dc:date>
          </office:change-info>
          <table:previous table:id="ct603">
            <table:change-track-table-cell table:cell-address="out_cols.A5" table:formula="of:=CONCATENATE(&quot;'&quot;;[$Schema_Vert.A5];&quot;' : &quot;;ROW([.A5]);&quot;,&quot;)" office:value-type="string">
              <text:p>'timing_repeat_frequency' : 5,</text:p>
            </table:change-track-table-cell>
          </table:previous>
        </table:cell-content-change>
        <table:cell-content-change table:id="ct655">
          <table:cell-address table:column="0" table:row="5" table:table="2"/>
          <office:change-info>
            <dc:creator>Ewan Davis</dc:creator>
            <dc:date>2022-02-13T16:16:16.789788956</dc:date>
          </office:change-info>
          <table:previous table:id="ct604">
            <table:change-track-table-cell table:cell-address="out_cols.A6" table:formula="of:=CONCATENATE(&quot;'&quot;;[$Schema_Vert.A6];&quot;' : &quot;;ROW([.A6]);&quot;,&quot;)" office:value-type="string">
              <text:p>'timing_repeat_period' : 6,</text:p>
            </table:change-track-table-cell>
          </table:previous>
        </table:cell-content-change>
        <table:cell-content-change table:id="ct656">
          <table:cell-address table:column="0" table:row="6" table:table="2"/>
          <office:change-info>
            <dc:creator>Ewan Davis</dc:creator>
            <dc:date>2022-02-13T16:16:16.789817074</dc:date>
          </office:change-info>
          <table:previous table:id="ct605">
            <table:change-track-table-cell table:cell-address="out_cols.A7" table:formula="of:=CONCATENATE(&quot;'&quot;;[$Schema_Vert.A7];&quot;' : &quot;;ROW([.A7]);&quot;,&quot;)" office:value-type="string">
              <text:p>'timing_repeat_timeOfDay' : 7,</text:p>
            </table:change-track-table-cell>
          </table:previous>
        </table:cell-content-change>
        <table:cell-content-change table:id="ct657">
          <table:cell-address table:column="0" table:row="7" table:table="2"/>
          <office:change-info>
            <dc:creator>Ewan Davis</dc:creator>
            <dc:date>2022-02-13T16:16:16.789846318</dc:date>
          </office:change-info>
          <table:previous table:id="ct606">
            <table:change-track-table-cell table:cell-address="out_cols.A8" table:formula="of:=CONCATENATE(&quot;'&quot;;[$Schema_Vert.A8];&quot;' : &quot;;ROW([.A8]);&quot;,&quot;)" office:value-type="string">
              <text:p>'timing_repeat_day_of_week' : 8,</text:p>
            </table:change-track-table-cell>
          </table:previous>
        </table:cell-content-change>
        <table:cell-content-change table:id="ct658">
          <table:cell-address table:column="0" table:row="8" table:table="2"/>
          <office:change-info>
            <dc:creator>Ewan Davis</dc:creator>
            <dc:date>2022-02-13T16:16:16.789872801</dc:date>
          </office:change-info>
          <table:previous table:id="ct607">
            <table:change-track-table-cell table:cell-address="out_cols.A9" table:formula="of:=CONCATENATE(&quot;'&quot;;[$Schema_Vert.A9];&quot;' : &quot;;ROW([.A9]);&quot;,&quot;)" office:value-type="string">
              <text:p>'timing_repeat_when' : 9,</text:p>
            </table:change-track-table-cell>
          </table:previous>
        </table:cell-content-change>
        <table:cell-content-change table:id="ct659">
          <table:cell-address table:column="0" table:row="9" table:table="2"/>
          <office:change-info>
            <dc:creator>Ewan Davis</dc:creator>
            <dc:date>2022-02-13T16:16:16.789899160</dc:date>
          </office:change-info>
          <table:previous table:id="ct608">
            <table:change-track-table-cell table:cell-address="out_cols.A10" table:formula="of:=CONCATENATE(&quot;'&quot;;[$Schema_Vert.A10];&quot;' : &quot;;ROW([.A10]);&quot;,&quot;)" office:value-type="string">
              <text:p>'timing_repeat_offset' : 10,</text:p>
            </table:change-track-table-cell>
          </table:previous>
        </table:cell-content-change>
        <table:cell-content-change table:id="ct660">
          <table:cell-address table:column="0" table:row="10" table:table="2"/>
          <office:change-info>
            <dc:creator>Ewan Davis</dc:creator>
            <dc:date>2022-02-13T16:16:16.789922043</dc:date>
          </office:change-info>
          <table:previous table:id="ct609">
            <table:change-track-table-cell table:cell-address="out_cols.A11" table:formula="of:=CONCATENATE(&quot;'&quot;;[$Schema_Vert.A11];&quot;' : &quot;;ROW([.A11]);&quot;,&quot;)" office:value-type="string">
              <text:p>'asNeededBoolean' : 11,</text:p>
            </table:change-track-table-cell>
          </table:previous>
        </table:cell-content-change>
        <table:cell-content-change table:id="ct661">
          <table:cell-address table:column="0" table:row="11" table:table="2"/>
          <office:change-info>
            <dc:creator>Ewan Davis</dc:creator>
            <dc:date>2022-02-13T16:16:16.789944438</dc:date>
          </office:change-info>
          <table:previous table:id="ct610">
            <table:change-track-table-cell table:cell-address="out_cols.A12" table:formula="of:=CONCATENATE(&quot;'&quot;;[$Schema_Vert.A12];&quot;' : &quot;;ROW([.A12]);&quot;,&quot;)" office:value-type="string">
              <text:p>'asNeededCodableConcept' : 12,</text:p>
            </table:change-track-table-cell>
          </table:previous>
        </table:cell-content-change>
        <table:cell-content-change table:id="ct662">
          <table:cell-address table:column="0" table:row="12" table:table="2"/>
          <office:change-info>
            <dc:creator>Ewan Davis</dc:creator>
            <dc:date>2022-02-13T16:16:16.789967577</dc:date>
          </office:change-info>
          <table:previous table:id="ct611">
            <table:change-track-table-cell table:cell-address="out_cols.A13" table:formula="of:=CONCATENATE(&quot;'&quot;;[$Schema_Vert.A13];&quot;' : &quot;;ROW([.A13]);&quot;,&quot;)" office:value-type="string">
              <text:p>'asNeededCodableConcept_coding' : 13,</text:p>
            </table:change-track-table-cell>
          </table:previous>
        </table:cell-content-change>
        <table:cell-content-change table:id="ct663">
          <table:cell-address table:column="0" table:row="13" table:table="2"/>
          <office:change-info>
            <dc:creator>Ewan Davis</dc:creator>
            <dc:date>2022-02-13T16:16:16.789989804</dc:date>
          </office:change-info>
          <table:previous table:id="ct612">
            <table:change-track-table-cell table:cell-address="out_cols.A14" table:formula="of:=CONCATENATE(&quot;'&quot;;[$Schema_Vert.A14];&quot;' : &quot;;ROW([.A14]);&quot;,&quot;)" office:value-type="string">
              <text:p>'asNeededCodableConcept_coding_system' : 14,</text:p>
            </table:change-track-table-cell>
          </table:previous>
        </table:cell-content-change>
        <table:cell-content-change table:id="ct664">
          <table:cell-address table:column="0" table:row="14" table:table="2"/>
          <office:change-info>
            <dc:creator>Ewan Davis</dc:creator>
            <dc:date>2022-02-13T16:16:16.790009671</dc:date>
          </office:change-info>
          <table:previous table:id="ct613">
            <table:change-track-table-cell table:cell-address="out_cols.A15" table:formula="of:=CONCATENATE(&quot;'&quot;;[$Schema_Vert.A15];&quot;' : &quot;;ROW([.A15]);&quot;,&quot;)" office:value-type="string">
              <text:p>'asNeededCodableConcept_coding_code' : 15,</text:p>
            </table:change-track-table-cell>
          </table:previous>
        </table:cell-content-change>
        <table:cell-content-change table:id="ct665">
          <table:cell-address table:column="0" table:row="15" table:table="2"/>
          <office:change-info>
            <dc:creator>Ewan Davis</dc:creator>
            <dc:date>2022-02-13T16:16:16.790034118</dc:date>
          </office:change-info>
          <table:previous table:id="ct614">
            <table:change-track-table-cell table:cell-address="out_cols.A16" table:formula="of:=CONCATENATE(&quot;'&quot;;[$Schema_Vert.A16];&quot;' : &quot;;ROW([.A16]);&quot;,&quot;)" office:value-type="string">
              <text:p>'asNeededCodableConcept_coding_text' : 16,</text:p>
            </table:change-track-table-cell>
          </table:previous>
        </table:cell-content-change>
        <table:cell-content-change table:id="ct666">
          <table:cell-address table:column="0" table:row="16" table:table="2"/>
          <office:change-info>
            <dc:creator>Ewan Davis</dc:creator>
            <dc:date>2022-02-13T16:16:16.790054833</dc:date>
          </office:change-info>
          <table:previous table:id="ct615">
            <table:change-track-table-cell table:cell-address="out_cols.A17" table:formula="of:=CONCATENATE(&quot;'&quot;;[$Schema_Vert.A17];&quot;' : &quot;;ROW([.A17]);&quot;,&quot;)" office:value-type="string">
              <text:p>'doseAndRate_doseQuantity_value' : 17,</text:p>
            </table:change-track-table-cell>
          </table:previous>
        </table:cell-content-change>
        <table:cell-content-change table:id="ct667">
          <table:cell-address table:column="0" table:row="17" table:table="2"/>
          <office:change-info>
            <dc:creator>Ewan Davis</dc:creator>
            <dc:date>2022-02-13T16:16:16.790076718</dc:date>
          </office:change-info>
          <table:previous table:id="ct616">
            <table:change-track-table-cell table:cell-address="out_cols.A18" table:formula="of:=CONCATENATE(&quot;'&quot;;[$Schema_Vert.A18];&quot;' : &quot;;ROW([.A18]);&quot;,&quot;)" office:value-type="string">
              <text:p>'doseAndRate_doseQuantity_system' : 18,</text:p>
            </table:change-track-table-cell>
          </table:previous>
        </table:cell-content-change>
        <table:cell-content-change table:id="ct668">
          <table:cell-address table:column="0" table:row="18" table:table="2"/>
          <office:change-info>
            <dc:creator>Ewan Davis</dc:creator>
            <dc:date>2022-02-13T16:16:16.790100831</dc:date>
          </office:change-info>
          <table:previous table:id="ct617">
            <table:change-track-table-cell table:cell-address="out_cols.A19" table:formula="of:=CONCATENATE(&quot;'&quot;;[$Schema_Vert.A19];&quot;' : &quot;;ROW([.A19]);&quot;,&quot;)" office:value-type="string">
              <text:p>'doseAndRate_doseQuantity_unit' : 19,</text:p>
            </table:change-track-table-cell>
          </table:previous>
        </table:cell-content-change>
        <table:cell-content-change table:id="ct669">
          <table:cell-address table:column="0" table:row="19" table:table="2"/>
          <office:change-info>
            <dc:creator>Ewan Davis</dc:creator>
            <dc:date>2022-02-13T16:16:16.790124027</dc:date>
          </office:change-info>
          <table:previous table:id="ct618">
            <table:change-track-table-cell table:cell-address="out_cols.A20" table:formula="of:=CONCATENATE(&quot;'&quot;;[$Schema_Vert.A20];&quot;' : &quot;;ROW([.A20]);&quot;,&quot;)" office:value-type="string">
              <text:p>'doseAndRate_doseQuantity_code' : 20,</text:p>
            </table:change-track-table-cell>
          </table:previous>
        </table:cell-content-change>
        <table:cell-content-change table:id="ct670">
          <table:cell-address table:column="0" table:row="20" table:table="2"/>
          <office:change-info>
            <dc:creator>Ewan Davis</dc:creator>
            <dc:date>2022-02-13T16:16:16.790146391</dc:date>
          </office:change-info>
          <table:previous table:id="ct619">
            <table:change-track-table-cell table:cell-address="out_cols.A21" table:formula="of:=CONCATENATE(&quot;'&quot;;[$Schema_Vert.A21];&quot;' : &quot;;ROW([.A21]);&quot;,&quot;)" office:value-type="string">
              <text:p>'maxDosePerAdministration_value' : 21,</text:p>
            </table:change-track-table-cell>
          </table:previous>
        </table:cell-content-change>
        <table:cell-content-change table:id="ct671">
          <table:cell-address table:column="0" table:row="21" table:table="2"/>
          <office:change-info>
            <dc:creator>Ewan Davis</dc:creator>
            <dc:date>2022-02-13T16:16:16.790169455</dc:date>
          </office:change-info>
          <table:previous table:id="ct620">
            <table:change-track-table-cell table:cell-address="out_cols.A22" table:formula="of:=CONCATENATE(&quot;'&quot;;[$Schema_Vert.A22];&quot;' : &quot;;ROW([.A22]);&quot;,&quot;)" office:value-type="string">
              <text:p>'maxDosePerAdministration_unit' : 22,</text:p>
            </table:change-track-table-cell>
          </table:previous>
        </table:cell-content-change>
        <table:cell-content-change table:id="ct672">
          <table:cell-address table:column="0" table:row="22" table:table="2"/>
          <office:change-info>
            <dc:creator>Ewan Davis</dc:creator>
            <dc:date>2022-02-13T16:16:16.790191577</dc:date>
          </office:change-info>
          <table:previous table:id="ct621">
            <table:change-track-table-cell table:cell-address="out_cols.A23" table:formula="of:=CONCATENATE(&quot;'&quot;;[$Schema_Vert.A23];&quot;' : &quot;;ROW([.A23]);&quot;,&quot;)" office:value-type="string">
              <text:p>'maxDosePerAdministration_system' : 23,</text:p>
            </table:change-track-table-cell>
          </table:previous>
        </table:cell-content-change>
        <table:cell-content-change table:id="ct673">
          <table:cell-address table:column="0" table:row="23" table:table="2"/>
          <office:change-info>
            <dc:creator>Ewan Davis</dc:creator>
            <dc:date>2022-02-13T16:16:16.790214212</dc:date>
          </office:change-info>
          <table:previous table:id="ct622">
            <table:change-track-table-cell table:cell-address="out_cols.A24" table:formula="of:=CONCATENATE(&quot;'&quot;;[$Schema_Vert.A24];&quot;' : &quot;;ROW([.A24]);&quot;,&quot;)" office:value-type="string">
              <text:p>'maxDosePerAdministration_code' : 24,</text:p>
            </table:change-track-table-cell>
          </table:previous>
        </table:cell-content-change>
        <table:cell-content-change table:id="ct674">
          <table:cell-address table:column="0" table:row="24" table:table="2"/>
          <office:change-info>
            <dc:creator>Ewan Davis</dc:creator>
            <dc:date>2022-02-13T16:16:16.790238248</dc:date>
          </office:change-info>
          <table:previous table:id="ct623">
            <table:change-track-table-cell table:cell-address="out_cols.A25" table:formula="of:=CONCATENATE(&quot;'&quot;;[$Schema_Vert.A25];&quot;' : &quot;;ROW([.A25]);&quot;,&quot;)" office:value-type="string">
              <text:p>'maxDosePerPeriod_numerator_value' : 25,</text:p>
            </table:change-track-table-cell>
          </table:previous>
        </table:cell-content-change>
        <table:cell-content-change table:id="ct675">
          <table:cell-address table:column="0" table:row="25" table:table="2"/>
          <office:change-info>
            <dc:creator>Ewan Davis</dc:creator>
            <dc:date>2022-02-13T16:16:16.790259561</dc:date>
          </office:change-info>
          <table:previous table:id="ct624">
            <table:change-track-table-cell table:cell-address="out_cols.A26" table:formula="of:=CONCATENATE(&quot;'&quot;;[$Schema_Vert.A26];&quot;' : &quot;;ROW([.A26]);&quot;,&quot;)" office:value-type="string">
              <text:p>'maxDosePerPeriod_numerator_unit' : 26,</text:p>
            </table:change-track-table-cell>
          </table:previous>
        </table:cell-content-change>
        <table:cell-content-change table:id="ct676">
          <table:cell-address table:column="0" table:row="26" table:table="2"/>
          <office:change-info>
            <dc:creator>Ewan Davis</dc:creator>
            <dc:date>2022-02-13T16:16:16.790281288</dc:date>
          </office:change-info>
          <table:previous table:id="ct625">
            <table:change-track-table-cell table:cell-address="out_cols.A27" table:formula="of:=CONCATENATE(&quot;'&quot;;[$Schema_Vert.A27];&quot;' : &quot;;ROW([.A27]);&quot;,&quot;)" office:value-type="string">
              <text:p>'maxDosePerPeriod_numerator_system' : 27,</text:p>
            </table:change-track-table-cell>
          </table:previous>
        </table:cell-content-change>
        <table:cell-content-change table:id="ct677">
          <table:cell-address table:column="0" table:row="27" table:table="2"/>
          <office:change-info>
            <dc:creator>Ewan Davis</dc:creator>
            <dc:date>2022-02-13T16:16:16.790304974</dc:date>
          </office:change-info>
          <table:previous table:id="ct626">
            <table:change-track-table-cell table:cell-address="out_cols.A28" table:formula="of:=CONCATENATE(&quot;'&quot;;[$Schema_Vert.A28];&quot;' : &quot;;ROW([.A28]);&quot;,&quot;)" office:value-type="string">
              <text:p>'maxDosePerPeriod_numerator_code' : 28,</text:p>
            </table:change-track-table-cell>
          </table:previous>
        </table:cell-content-change>
        <table:cell-content-change table:id="ct678">
          <table:cell-address table:column="0" table:row="28" table:table="2"/>
          <office:change-info>
            <dc:creator>Ewan Davis</dc:creator>
            <dc:date>2022-02-13T16:16:16.790326222</dc:date>
          </office:change-info>
          <table:previous table:id="ct627">
            <table:change-track-table-cell table:cell-address="out_cols.A29" table:formula="of:=CONCATENATE(&quot;'&quot;;[$Schema_Vert.A29];&quot;' : &quot;;ROW([.A29]);&quot;,&quot;)" office:value-type="string">
              <text:p>'maxDosePerPeriod_denominator_value' : 29,</text:p>
            </table:change-track-table-cell>
          </table:previous>
        </table:cell-content-change>
        <table:cell-content-change table:id="ct679">
          <table:cell-address table:column="0" table:row="29" table:table="2"/>
          <office:change-info>
            <dc:creator>Ewan Davis</dc:creator>
            <dc:date>2022-02-13T16:16:16.790346822</dc:date>
          </office:change-info>
          <table:previous table:id="ct628">
            <table:change-track-table-cell table:cell-address="out_cols.A30" table:formula="of:=CONCATENATE(&quot;'&quot;;[$Schema_Vert.A30];&quot;' : &quot;;ROW([.A30]);&quot;,&quot;)" office:value-type="string">
              <text:p>'maxDosePerPeriod_denominator_unit' : 30,</text:p>
            </table:change-track-table-cell>
          </table:previous>
        </table:cell-content-change>
        <table:cell-content-change table:id="ct680">
          <table:cell-address table:column="0" table:row="30" table:table="2"/>
          <office:change-info>
            <dc:creator>Ewan Davis</dc:creator>
            <dc:date>2022-02-13T16:16:16.790369245</dc:date>
          </office:change-info>
          <table:previous table:id="ct629">
            <table:change-track-table-cell table:cell-address="out_cols.A31" table:formula="of:=CONCATENATE(&quot;'&quot;;[$Schema_Vert.A31];&quot;' : &quot;;ROW([.A31]);&quot;,&quot;)" office:value-type="string">
              <text:p>'maxDosePerPeriod_denominator_system' : 31,</text:p>
            </table:change-track-table-cell>
          </table:previous>
        </table:cell-content-change>
        <table:cell-content-change table:id="ct681">
          <table:cell-address table:column="0" table:row="31" table:table="2"/>
          <office:change-info>
            <dc:creator>Ewan Davis</dc:creator>
            <dc:date>2022-02-13T16:16:16.790391790</dc:date>
          </office:change-info>
          <table:previous table:id="ct630">
            <table:change-track-table-cell table:cell-address="out_cols.A32" table:formula="of:=CONCATENATE(&quot;'&quot;;[$Schema_Vert.A32];&quot;' : &quot;;ROW([.A32]);&quot;,&quot;)" office:value-type="string">
              <text:p>'maxDosePerPeriod_denominator_code' : 32,</text:p>
            </table:change-track-table-cell>
          </table:previous>
        </table:cell-content-change>
        <table:cell-content-change table:id="ct682">
          <table:cell-address table:column="0" table:row="32" table:table="2"/>
          <office:change-info>
            <dc:creator>Ewan Davis</dc:creator>
            <dc:date>2022-02-13T16:16:16.790413980</dc:date>
          </office:change-info>
          <table:previous table:id="ct631">
            <table:change-track-table-cell table:cell-address="out_cols.A33" table:formula="of:=CONCATENATE(&quot;'&quot;;[$Schema_Vert.A33];&quot;' : &quot;;ROW([.A33]);&quot;,&quot;)" office:value-type="string">
              <text:p>'route_coding_system' : 33,</text:p>
            </table:change-track-table-cell>
          </table:previous>
        </table:cell-content-change>
        <table:cell-content-change table:id="ct683">
          <table:cell-address table:column="0" table:row="33" table:table="2"/>
          <office:change-info>
            <dc:creator>Ewan Davis</dc:creator>
            <dc:date>2022-02-13T16:16:16.790436182</dc:date>
          </office:change-info>
          <table:previous table:id="ct632">
            <table:change-track-table-cell table:cell-address="out_cols.A34" table:formula="of:=CONCATENATE(&quot;'&quot;;[$Schema_Vert.A34];&quot;' : &quot;;ROW([.A34]);&quot;,&quot;)" office:value-type="string">
              <text:p>'route_coding_code' : 34,</text:p>
            </table:change-track-table-cell>
          </table:previous>
        </table:cell-content-change>
        <table:cell-content-change table:id="ct684">
          <table:cell-address table:column="0" table:row="34" table:table="2"/>
          <office:change-info>
            <dc:creator>Ewan Davis</dc:creator>
            <dc:date>2022-02-13T16:16:16.790458043</dc:date>
          </office:change-info>
          <table:previous table:id="ct633">
            <table:change-track-table-cell table:cell-address="out_cols.A35" table:formula="of:=CONCATENATE(&quot;'&quot;;[$Schema_Vert.A35];&quot;' : &quot;;ROW([.A35]);&quot;,&quot;)" office:value-type="string">
              <text:p>'route_coding_display' : 35,</text:p>
            </table:change-track-table-cell>
          </table:previous>
        </table:cell-content-change>
        <table:cell-content-change table:id="ct685">
          <table:cell-address table:column="0" table:row="35" table:table="2"/>
          <office:change-info>
            <dc:creator>Ewan Davis</dc:creator>
            <dc:date>2022-02-13T16:16:16.790479853</dc:date>
          </office:change-info>
          <table:previous table:id="ct634">
            <table:change-track-table-cell table:cell-address="out_cols.A36" table:formula="of:=CONCATENATE(&quot;'&quot;;[$Schema_Vert.A36];&quot;' : &quot;;ROW([.A36]);&quot;,&quot;)" office:value-type="string">
              <text:p>'site_coding_system' : 36,</text:p>
            </table:change-track-table-cell>
          </table:previous>
        </table:cell-content-change>
        <table:cell-content-change table:id="ct686">
          <table:cell-address table:column="0" table:row="36" table:table="2"/>
          <office:change-info>
            <dc:creator>Ewan Davis</dc:creator>
            <dc:date>2022-02-13T16:16:16.790502552</dc:date>
          </office:change-info>
          <table:previous table:id="ct635">
            <table:change-track-table-cell table:cell-address="out_cols.A37" table:formula="of:=CONCATENATE(&quot;'&quot;;[$Schema_Vert.A37];&quot;' : &quot;;ROW([.A37]);&quot;,&quot;)" office:value-type="string">
              <text:p>'site_coding_code' : 37,</text:p>
            </table:change-track-table-cell>
          </table:previous>
        </table:cell-content-change>
        <table:cell-content-change table:id="ct687">
          <table:cell-address table:column="0" table:row="37" table:table="2"/>
          <office:change-info>
            <dc:creator>Ewan Davis</dc:creator>
            <dc:date>2022-02-13T16:16:16.790523582</dc:date>
          </office:change-info>
          <table:previous table:id="ct636">
            <table:change-track-table-cell table:cell-address="out_cols.A38" table:formula="of:=CONCATENATE(&quot;'&quot;;[$Schema_Vert.A38];&quot;' : &quot;;ROW([.A38]);&quot;,&quot;)" office:value-type="string">
              <text:p>'site_coding_display' : 38,</text:p>
            </table:change-track-table-cell>
          </table:previous>
        </table:cell-content-change>
        <table:cell-content-change table:id="ct688">
          <table:cell-address table:column="0" table:row="38" table:table="2"/>
          <office:change-info>
            <dc:creator>Ewan Davis</dc:creator>
            <dc:date>2022-02-13T16:16:16.790546727</dc:date>
          </office:change-info>
          <table:previous table:id="ct637">
            <table:change-track-table-cell table:cell-address="out_cols.A39" table:formula="of:=CONCATENATE(&quot;'&quot;;[$Schema_Vert.A42];&quot;' : &quot;;ROW([.A39]);&quot;,&quot;)" office:value-type="string">
              <text:p>'specialInstructions1' : 39,</text:p>
            </table:change-track-table-cell>
          </table:previous>
        </table:cell-content-change>
        <table:cell-content-change table:id="ct689">
          <table:cell-address table:column="0" table:row="39" table:table="2"/>
          <office:change-info>
            <dc:creator>Ewan Davis</dc:creator>
            <dc:date>2022-02-13T16:16:16.790569270</dc:date>
          </office:change-info>
          <table:previous table:id="ct638">
            <table:change-track-table-cell table:cell-address="out_cols.A40" table:formula="of:=CONCATENATE(&quot;'&quot;;[$Schema_Vert.A43];&quot;' : &quot;;ROW([.A40]);&quot;,&quot;)" office:value-type="string">
              <text:p>'specialInstructions2' : 40,</text:p>
            </table:change-track-table-cell>
          </table:previous>
        </table:cell-content-change>
        <table:cell-content-change table:id="ct690">
          <table:cell-address table:column="0" table:row="40" table:table="2"/>
          <office:change-info>
            <dc:creator>Ewan Davis</dc:creator>
            <dc:date>2022-02-13T16:16:16.790591382</dc:date>
          </office:change-info>
          <table:previous table:id="ct639">
            <table:change-track-table-cell table:cell-address="out_cols.A41" table:formula="of:=CONCATENATE(&quot;'&quot;;[$Schema_Vert.A44];&quot;' : &quot;;ROW([.A41]);&quot;,&quot;)" office:value-type="string">
              <text:p>'alt_dose' : 41,</text:p>
            </table:change-track-table-cell>
          </table:previous>
        </table:cell-content-change>
        <table:cell-content-change table:id="ct691">
          <table:cell-address table:column="0" table:row="41" table:table="2"/>
          <office:change-info>
            <dc:creator>Ewan Davis</dc:creator>
            <dc:date>2022-02-13T16:16:16.790612731</dc:date>
          </office:change-info>
          <table:previous table:id="ct640">
            <table:change-track-table-cell table:cell-address="out_cols.A42" table:formula="of:=CONCATENATE(&quot;'&quot;;[$Schema_Vert.A45];&quot;' : &quot;;ROW([.A42]);&quot;,&quot;)" office:value-type="string">
              <text:p>'alt_dose_unit' : 42,</text:p>
            </table:change-track-table-cell>
          </table:previous>
        </table:cell-content-change>
        <table:cell-content-change table:id="ct692">
          <table:cell-address table:column="0" table:row="42" table:table="2"/>
          <office:change-info>
            <dc:creator>Ewan Davis</dc:creator>
            <dc:date>2022-02-13T16:16:16.790630234</dc:date>
          </office:change-info>
          <table:previous>
            <table:change-track-table-cell/>
          </table:previous>
        </table:cell-content-change>
        <table:cell-content-change table:id="ct693">
          <table:cell-address table:column="0" table:row="43" table:table="2"/>
          <office:change-info>
            <dc:creator>Ewan Davis</dc:creator>
            <dc:date>2022-02-13T16:16:16.790696726</dc:date>
          </office:change-info>
          <table:previous>
            <table:change-track-table-cell/>
          </table:previous>
        </table:cell-content-change>
        <table:cell-content-change table:id="ct694">
          <table:cell-address table:column="0" table:row="44" table:table="2"/>
          <office:change-info>
            <dc:creator>Ewan Davis</dc:creator>
            <dc:date>2022-02-13T16:16:16.790733248</dc:date>
          </office:change-info>
          <table:previous>
            <table:change-track-table-cell/>
          </table:previous>
        </table:cell-content-change>
        <table:cell-content-change table:id="ct695">
          <table:cell-address table:column="0" table:row="45" table:table="2"/>
          <office:change-info>
            <dc:creator>Ewan Davis</dc:creator>
            <dc:date>2022-02-13T16:16:16.790768694</dc:date>
          </office:change-info>
          <table:previous>
            <table:change-track-table-cell/>
          </table:previous>
        </table:cell-content-change>
        <table:cell-content-change table:id="ct696">
          <table:cell-address table:column="0" table:row="45" table:table="2"/>
          <office:change-info>
            <dc:creator>Ewan Davis</dc:creator>
            <dc:date>2022-02-13T16:16:21.118905273</dc:date>
          </office:change-info>
          <table:previous table:id="ct695">
            <table:change-track-table-cell table:cell-address="out_cols.A46" table:formula="of:=CONCATENATE(&quot;'&quot;;[$Schema_Vert.A46];&quot;' : &quot;;ROW([.A46]);&quot;,&quot;)" office:value-type="string">
              <text:p>'' : 46,</text:p>
            </table:change-track-table-cell>
          </table:previous>
        </table:cell-content-change>
        <table:cell-content-change table:id="ct697">
          <table:cell-address table:column="43" table:row="0" table:table="1"/>
          <office:change-info>
            <dc:creator>Ewan Davis</dc:creator>
            <dc:date>2022-02-13T16:17:34.453591712</dc:date>
          </office:change-info>
          <table:previous>
            <table:change-track-table-cell/>
          </table:previous>
        </table:cell-content-change>
        <table:cell-content-change table:id="ct698">
          <table:cell-address table:column="44" table:row="0" table:table="1"/>
          <office:change-info>
            <dc:creator>Ewan Davis</dc:creator>
            <dc:date>2022-02-13T16:17:34.453820708</dc:date>
          </office:change-info>
          <table:previous>
            <table:change-track-table-cell/>
          </table:previous>
        </table:cell-content-change>
        <table:cell-content-change table:id="ct699">
          <table:cell-address table:column="45" table:row="0" table:table="1"/>
          <office:change-info>
            <dc:creator>Ewan Davis</dc:creator>
            <dc:date>2022-02-13T16:17:34.453878678</dc:date>
          </office:change-info>
          <table:previous>
            <table:change-track-table-cell/>
          </table:previous>
        </table:cell-content-change>
        <table:cell-content-change table:id="ct700">
          <table:cell-address table:column="46" table:row="0" table:table="1"/>
          <office:change-info>
            <dc:creator>Ewan Davis</dc:creator>
            <dc:date>2022-02-13T16:17:34.453943796</dc:date>
          </office:change-info>
          <table:previous>
            <table:change-track-table-cell/>
          </table:previous>
        </table:cell-content-change>
        <table:cell-content-change table:id="ct701">
          <table:cell-address table:column="47" table:row="0" table:table="1"/>
          <office:change-info>
            <dc:creator>Ewan Davis</dc:creator>
            <dc:date>2022-02-13T16:17:34.453992624</dc:date>
          </office:change-info>
          <table:previous>
            <table:change-track-table-cell/>
          </table:previous>
        </table:cell-content-change>
        <table:cell-content-change table:id="ct702">
          <table:cell-address table:column="48" table:row="0" table:table="1"/>
          <office:change-info>
            <dc:creator>Ewan Davis</dc:creator>
            <dc:date>2022-02-13T16:17:34.454028039</dc:date>
          </office:change-info>
          <table:previous>
            <table:change-track-table-cell/>
          </table:previous>
        </table:cell-content-change>
        <table:cell-content-change table:id="ct703">
          <table:cell-address table:column="49" table:row="0" table:table="1"/>
          <office:change-info>
            <dc:creator>Ewan Davis</dc:creator>
            <dc:date>2022-02-13T16:17:34.454062346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chema_Vert" table:style-name="ta1">
        <table:table-column table:style-name="co1" table:default-cell-style-name="Default"/>
        <table:table-row table:style-name="ro1">
          <table:table-cell office:value-type="string" calcext:value-type="string">
            <text:p>source_row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dmd_code</text:p>
          </table:table-cell>
        </table:table-row>
        <table:table-row table:style-name="ro1">
          <table:table-cell office:value-type="string" calcext:value-type="string">
            <text:p>timing_repeat_periodUnit</text:p>
          </table:table-cell>
        </table:table-row>
        <table:table-row table:style-name="ro1">
          <table:table-cell office:value-type="string" calcext:value-type="string">
            <text:p>timing_repeat_frequency</text:p>
          </table:table-cell>
        </table:table-row>
        <table:table-row table:style-name="ro1">
          <table:table-cell office:value-type="string" calcext:value-type="string">
            <text:p>timing_repeat_period</text:p>
          </table:table-cell>
        </table:table-row>
        <table:table-row table:style-name="ro1">
          <table:table-cell office:value-type="string" calcext:value-type="string">
            <text:p>timing_repeat_timeOfDay</text:p>
          </table:table-cell>
        </table:table-row>
        <table:table-row table:style-name="ro1">
          <table:table-cell office:value-type="string" calcext:value-type="string">
            <text:p>timing_repeat_day_of_week</text:p>
          </table:table-cell>
        </table:table-row>
        <table:table-row table:style-name="ro1">
          <table:table-cell office:value-type="string" calcext:value-type="string">
            <text:p>timing_repeat_when</text:p>
          </table:table-cell>
        </table:table-row>
        <table:table-row table:style-name="ro1">
          <table:table-cell office:value-type="string" calcext:value-type="string">
            <text:p>timing_repeat_offset</text:p>
          </table:table-cell>
        </table:table-row>
        <table:table-row table:style-name="ro1">
          <table:table-cell office:value-type="string" calcext:value-type="string">
            <text:p>asNeededBoolean</text:p>
          </table:table-cell>
        </table:table-row>
        <table:table-row table:style-name="ro1">
          <table:table-cell office:value-type="string" calcext:value-type="string">
            <text:p>asNeededCodableConcept</text:p>
          </table:table-cell>
        </table:table-row>
        <table:table-row table:style-name="ro1">
          <table:table-cell office:value-type="string" calcext:value-type="string">
            <text:p>asNeededCodableConcept_coding</text:p>
          </table:table-cell>
        </table:table-row>
        <table:table-row table:style-name="ro1">
          <table:table-cell office:value-type="string" calcext:value-type="string">
            <text:p>asNeededCodableConcept_coding_system</text:p>
          </table:table-cell>
        </table:table-row>
        <table:table-row table:style-name="ro1">
          <table:table-cell office:value-type="string" calcext:value-type="string">
            <text:p>asNeededCodableConcept_coding_code</text:p>
          </table:table-cell>
        </table:table-row>
        <table:table-row table:style-name="ro1">
          <table:table-cell office:value-type="string" calcext:value-type="string">
            <text:p>asNeededCodableConcept_coding_text</text:p>
          </table:table-cell>
        </table:table-row>
        <table:table-row table:style-name="ro1">
          <table:table-cell office:value-type="string" calcext:value-type="string">
            <text:p>doseAndRate_doseQuantity_value</text:p>
          </table:table-cell>
        </table:table-row>
        <table:table-row table:style-name="ro1">
          <table:table-cell office:value-type="string" calcext:value-type="string">
            <text:p>doseAndRate_doseQuantity_system</text:p>
          </table:table-cell>
        </table:table-row>
        <table:table-row table:style-name="ro1">
          <table:table-cell office:value-type="string" calcext:value-type="string">
            <text:p>doseAndRate_doseQuantity_unit</text:p>
          </table:table-cell>
        </table:table-row>
        <table:table-row table:style-name="ro1">
          <table:table-cell office:value-type="string" calcext:value-type="string">
            <text:p>doseAndRate_doseQuantity_code</text:p>
          </table:table-cell>
        </table:table-row>
        <table:table-row table:style-name="ro1">
          <table:table-cell office:value-type="string" calcext:value-type="string">
            <text:p>maxDosePerAdministration_value</text:p>
          </table:table-cell>
        </table:table-row>
        <table:table-row table:style-name="ro1">
          <table:table-cell office:value-type="string" calcext:value-type="string">
            <text:p>maxDosePerAdministration_unit</text:p>
          </table:table-cell>
        </table:table-row>
        <table:table-row table:style-name="ro1">
          <table:table-cell office:value-type="string" calcext:value-type="string">
            <text:p>maxDosePerAdministration_system</text:p>
          </table:table-cell>
        </table:table-row>
        <table:table-row table:style-name="ro1">
          <table:table-cell office:value-type="string" calcext:value-type="string">
            <text:p>maxDosePerAdministration_code</text:p>
          </table:table-cell>
        </table:table-row>
        <table:table-row table:style-name="ro1">
          <table:table-cell office:value-type="string" calcext:value-type="string">
            <text:p>maxDosePerPeriod_numerator_value</text:p>
          </table:table-cell>
        </table:table-row>
        <table:table-row table:style-name="ro1">
          <table:table-cell office:value-type="string" calcext:value-type="string">
            <text:p>maxDosePerPeriod_numerator_unit</text:p>
          </table:table-cell>
        </table:table-row>
        <table:table-row table:style-name="ro1">
          <table:table-cell office:value-type="string" calcext:value-type="string">
            <text:p>maxDosePerPeriod_numerator_system</text:p>
          </table:table-cell>
        </table:table-row>
        <table:table-row table:style-name="ro1">
          <table:table-cell office:value-type="string" calcext:value-type="string">
            <text:p>maxDosePerPeriod_numerator_code</text:p>
          </table:table-cell>
        </table:table-row>
        <table:table-row table:style-name="ro1">
          <table:table-cell office:value-type="string" calcext:value-type="string">
            <text:p>maxDosePerPeriod_denominator_value</text:p>
          </table:table-cell>
        </table:table-row>
        <table:table-row table:style-name="ro1">
          <table:table-cell office:value-type="string" calcext:value-type="string">
            <text:p>maxDosePerPeriod_denominator_unit</text:p>
          </table:table-cell>
        </table:table-row>
        <table:table-row table:style-name="ro1">
          <table:table-cell office:value-type="string" calcext:value-type="string">
            <text:p>maxDosePerPeriod_denominator_system</text:p>
          </table:table-cell>
        </table:table-row>
        <table:table-row table:style-name="ro1">
          <table:table-cell office:value-type="string" calcext:value-type="string">
            <text:p>maxDosePerPeriod_denominator_code</text:p>
          </table:table-cell>
        </table:table-row>
        <table:table-row table:style-name="ro1">
          <table:table-cell office:value-type="string" calcext:value-type="string">
            <text:p>route_coding_system</text:p>
          </table:table-cell>
        </table:table-row>
        <table:table-row table:style-name="ro1">
          <table:table-cell office:value-type="string" calcext:value-type="string">
            <text:p>route_coding_code</text:p>
          </table:table-cell>
        </table:table-row>
        <table:table-row table:style-name="ro1">
          <table:table-cell office:value-type="string" calcext:value-type="string">
            <text:p>route_coding_display</text:p>
          </table:table-cell>
        </table:table-row>
        <table:table-row table:style-name="ro1">
          <table:table-cell office:value-type="string" calcext:value-type="string">
            <text:p>site_coding_system</text:p>
          </table:table-cell>
        </table:table-row>
        <table:table-row table:style-name="ro1">
          <table:table-cell office:value-type="string" calcext:value-type="string">
            <text:p>site_coding_code</text:p>
          </table:table-cell>
        </table:table-row>
        <table:table-row table:style-name="ro1">
          <table:table-cell office:value-type="string" calcext:value-type="string">
            <text:p>site_coding_display</text:p>
          </table:table-cell>
        </table:table-row>
        <table:table-row table:style-name="ro1">
          <table:table-cell office:value-type="string" calcext:value-type="string">
            <text:p>frequency_text</text:p>
          </table:table-cell>
        </table:table-row>
        <table:table-row table:style-name="ro1"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duration_unit</text:p>
          </table:table-cell>
        </table:table-row>
        <table:table-row table:style-name="ro1">
          <table:table-cell office:value-type="string" calcext:value-type="string">
            <text:p>specialInstructions1</text:p>
          </table:table-cell>
        </table:table-row>
        <table:table-row table:style-name="ro1">
          <table:table-cell office:value-type="string" calcext:value-type="string">
            <text:p>specialInstructions2</text:p>
          </table:table-cell>
        </table:table-row>
        <table:table-row table:style-name="ro1">
          <table:table-cell office:value-type="string" calcext:value-type="string">
            <text:p>alt_dose</text:p>
          </table:table-cell>
        </table:table-row>
        <table:table-row table:style-name="ro1">
          <table:table-cell office:value-type="string" calcext:value-type="string">
            <text:p>alt_dose_unit</text:p>
          </table:table-cell>
        </table:table-row>
      </table:table>
      <table:table table:name="Schema_Horiz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number-columns-repeated="13" table:default-cell-style-name="Default"/>
        <table:table-row table:style-name="ro1">
          <table:table-cell table:formula="of:=INDIRECT(&quot;$Schema_Vert.A&quot;&amp;COLUMN([.A1]))" office:value-type="string" office:string-value="source_row" calcext:value-type="string">
            <text:p>source_row</text:p>
          </table:table-cell>
          <table:table-cell table:formula="of:=INDIRECT(&quot;$Schema_Vert.A&quot;&amp;COLUMN([.B1]))" office:value-type="string" office:string-value="name" calcext:value-type="string">
            <text:p>name</text:p>
          </table:table-cell>
          <table:table-cell table:formula="of:=INDIRECT(&quot;$Schema_Vert.A&quot;&amp;COLUMN([.C1]))" office:value-type="string" office:string-value="dmd_code" calcext:value-type="string">
            <text:p>dmd_code</text:p>
          </table:table-cell>
          <table:table-cell table:formula="of:=INDIRECT(&quot;$Schema_Vert.A&quot;&amp;COLUMN([.D1]))" office:value-type="string" office:string-value="timing_repeat_periodUnit" calcext:value-type="string">
            <text:p>timing_repeat_periodUnit</text:p>
          </table:table-cell>
          <table:table-cell table:formula="of:=INDIRECT(&quot;$Schema_Vert.A&quot;&amp;COLUMN([.E1]))" office:value-type="string" office:string-value="timing_repeat_frequency" calcext:value-type="string">
            <text:p>timing_repeat_frequency</text:p>
          </table:table-cell>
          <table:table-cell table:formula="of:=INDIRECT(&quot;$Schema_Vert.A&quot;&amp;COLUMN([.F1]))" office:value-type="string" office:string-value="timing_repeat_period" calcext:value-type="string">
            <text:p>timing_repeat_period</text:p>
          </table:table-cell>
          <table:table-cell table:formula="of:=INDIRECT(&quot;$Schema_Vert.A&quot;&amp;COLUMN([.G1]))" office:value-type="string" office:string-value="timing_repeat_timeOfDay" calcext:value-type="string">
            <text:p>timing_repeat_timeOfDay</text:p>
          </table:table-cell>
          <table:table-cell table:formula="of:=INDIRECT(&quot;$Schema_Vert.A&quot;&amp;COLUMN([.H1]))" office:value-type="string" office:string-value="timing_repeat_day_of_week" calcext:value-type="string">
            <text:p>timing_repeat_day_of_week</text:p>
          </table:table-cell>
          <table:table-cell table:formula="of:=INDIRECT(&quot;$Schema_Vert.A&quot;&amp;COLUMN([.I1]))" office:value-type="string" office:string-value="timing_repeat_when" calcext:value-type="string">
            <text:p>timing_repeat_when</text:p>
          </table:table-cell>
          <table:table-cell table:formula="of:=INDIRECT(&quot;$Schema_Vert.A&quot;&amp;COLUMN([.J1]))" office:value-type="string" office:string-value="timing_repeat_offset" calcext:value-type="string">
            <text:p>timing_repeat_offset</text:p>
          </table:table-cell>
          <table:table-cell table:formula="of:=INDIRECT(&quot;$Schema_Vert.A&quot;&amp;COLUMN([.K1]))" office:value-type="string" office:string-value="asNeededBoolean" calcext:value-type="string">
            <text:p>asNeededBoolean</text:p>
          </table:table-cell>
          <table:table-cell table:formula="of:=INDIRECT(&quot;$Schema_Vert.A&quot;&amp;COLUMN([.L1]))" office:value-type="string" office:string-value="asNeededCodableConcept" calcext:value-type="string">
            <text:p>asNeededCodableConcept</text:p>
          </table:table-cell>
          <table:table-cell table:formula="of:=INDIRECT(&quot;$Schema_Vert.A&quot;&amp;COLUMN([.M1]))" office:value-type="string" office:string-value="asNeededCodableConcept_coding" calcext:value-type="string">
            <text:p>asNeededCodableConcept_coding</text:p>
          </table:table-cell>
          <table:table-cell table:formula="of:=INDIRECT(&quot;$Schema_Vert.A&quot;&amp;COLUMN([.N1]))" office:value-type="string" office:string-value="asNeededCodableConcept_coding_system" calcext:value-type="string">
            <text:p>asNeededCodableConcept_coding_system</text:p>
          </table:table-cell>
          <table:table-cell table:formula="of:=INDIRECT(&quot;$Schema_Vert.A&quot;&amp;COLUMN([.O1]))" office:value-type="string" office:string-value="asNeededCodableConcept_coding_code" calcext:value-type="string">
            <text:p>asNeededCodableConcept_coding_code</text:p>
          </table:table-cell>
          <table:table-cell table:formula="of:=INDIRECT(&quot;$Schema_Vert.A&quot;&amp;COLUMN([.P1]))" office:value-type="string" office:string-value="asNeededCodableConcept_coding_text" calcext:value-type="string">
            <text:p>asNeededCodableConcept_coding_text</text:p>
          </table:table-cell>
          <table:table-cell table:formula="of:=INDIRECT(&quot;$Schema_Vert.A&quot;&amp;COLUMN([.Q1]))" office:value-type="string" office:string-value="doseAndRate_doseQuantity_value" calcext:value-type="string">
            <text:p>doseAndRate_doseQuantity_value</text:p>
          </table:table-cell>
          <table:table-cell table:formula="of:=INDIRECT(&quot;$Schema_Vert.A&quot;&amp;COLUMN([.R1]))" office:value-type="string" office:string-value="doseAndRate_doseQuantity_system" calcext:value-type="string">
            <text:p>doseAndRate_doseQuantity_system</text:p>
          </table:table-cell>
          <table:table-cell table:formula="of:=INDIRECT(&quot;$Schema_Vert.A&quot;&amp;COLUMN([.S1]))" office:value-type="string" office:string-value="doseAndRate_doseQuantity_unit" calcext:value-type="string">
            <text:p>doseAndRate_doseQuantity_unit</text:p>
          </table:table-cell>
          <table:table-cell table:formula="of:=INDIRECT(&quot;$Schema_Vert.A&quot;&amp;COLUMN([.T1]))" office:value-type="string" office:string-value="doseAndRate_doseQuantity_code" calcext:value-type="string">
            <text:p>doseAndRate_doseQuantity_code</text:p>
          </table:table-cell>
          <table:table-cell table:formula="of:=INDIRECT(&quot;$Schema_Vert.A&quot;&amp;COLUMN([.U1]))" office:value-type="string" office:string-value="maxDosePerAdministration_value" calcext:value-type="string">
            <text:p>maxDosePerAdministration_value</text:p>
          </table:table-cell>
          <table:table-cell table:formula="of:=INDIRECT(&quot;$Schema_Vert.A&quot;&amp;COLUMN([.V1]))" office:value-type="string" office:string-value="maxDosePerAdministration_unit" calcext:value-type="string">
            <text:p>maxDosePerAdministration_unit</text:p>
          </table:table-cell>
          <table:table-cell table:formula="of:=INDIRECT(&quot;$Schema_Vert.A&quot;&amp;COLUMN([.W1]))" office:value-type="string" office:string-value="maxDosePerAdministration_system" calcext:value-type="string">
            <text:p>maxDosePerAdministration_system</text:p>
          </table:table-cell>
          <table:table-cell table:formula="of:=INDIRECT(&quot;$Schema_Vert.A&quot;&amp;COLUMN([.X1]))" office:value-type="string" office:string-value="maxDosePerAdministration_code" calcext:value-type="string">
            <text:p>maxDosePerAdministration_code</text:p>
          </table:table-cell>
          <table:table-cell table:formula="of:=INDIRECT(&quot;$Schema_Vert.A&quot;&amp;COLUMN([.Y1]))" office:value-type="string" office:string-value="maxDosePerPeriod_numerator_value" calcext:value-type="string">
            <text:p>maxDosePerPeriod_numerator_value</text:p>
          </table:table-cell>
          <table:table-cell table:formula="of:=INDIRECT(&quot;$Schema_Vert.A&quot;&amp;COLUMN([.Z1]))" office:value-type="string" office:string-value="maxDosePerPeriod_numerator_unit" calcext:value-type="string">
            <text:p>maxDosePerPeriod_numerator_unit</text:p>
          </table:table-cell>
          <table:table-cell table:formula="of:=INDIRECT(&quot;$Schema_Vert.A&quot;&amp;COLUMN([.AA1]))" office:value-type="string" office:string-value="maxDosePerPeriod_numerator_system" calcext:value-type="string">
            <text:p>maxDosePerPeriod_numerator_system</text:p>
          </table:table-cell>
          <table:table-cell table:formula="of:=INDIRECT(&quot;$Schema_Vert.A&quot;&amp;COLUMN([.AB1]))" office:value-type="string" office:string-value="maxDosePerPeriod_numerator_code" calcext:value-type="string">
            <text:p>maxDosePerPeriod_numerator_code</text:p>
          </table:table-cell>
          <table:table-cell table:formula="of:=INDIRECT(&quot;$Schema_Vert.A&quot;&amp;COLUMN([.AC1]))" office:value-type="string" office:string-value="maxDosePerPeriod_denominator_value" calcext:value-type="string">
            <text:p>maxDosePerPeriod_denominator_value</text:p>
          </table:table-cell>
          <table:table-cell table:formula="of:=INDIRECT(&quot;$Schema_Vert.A&quot;&amp;COLUMN([.AD1]))" office:value-type="string" office:string-value="maxDosePerPeriod_denominator_unit" calcext:value-type="string">
            <text:p>maxDosePerPeriod_denominator_unit</text:p>
          </table:table-cell>
          <table:table-cell table:formula="of:=INDIRECT(&quot;$Schema_Vert.A&quot;&amp;COLUMN([.AE1]))" office:value-type="string" office:string-value="maxDosePerPeriod_denominator_system" calcext:value-type="string">
            <text:p>maxDosePerPeriod_denominator_system</text:p>
          </table:table-cell>
          <table:table-cell table:formula="of:=INDIRECT(&quot;$Schema_Vert.A&quot;&amp;COLUMN([.AF1]))" office:value-type="string" office:string-value="maxDosePerPeriod_denominator_code" calcext:value-type="string">
            <text:p>maxDosePerPeriod_denominator_code</text:p>
          </table:table-cell>
          <table:table-cell table:formula="of:=INDIRECT(&quot;$Schema_Vert.A&quot;&amp;COLUMN([.AG1]))" office:value-type="string" office:string-value="route_coding_system" calcext:value-type="string">
            <text:p>route_coding_system</text:p>
          </table:table-cell>
          <table:table-cell table:formula="of:=INDIRECT(&quot;$Schema_Vert.A&quot;&amp;COLUMN([.AH1]))" office:value-type="string" office:string-value="route_coding_code" calcext:value-type="string">
            <text:p>route_coding_code</text:p>
          </table:table-cell>
          <table:table-cell table:formula="of:=INDIRECT(&quot;$Schema_Vert.A&quot;&amp;COLUMN([.AI1]))" office:value-type="string" office:string-value="route_coding_display" calcext:value-type="string">
            <text:p>route_coding_display</text:p>
          </table:table-cell>
          <table:table-cell table:formula="of:=INDIRECT(&quot;$Schema_Vert.A&quot;&amp;COLUMN([.AJ1]))" office:value-type="string" office:string-value="site_coding_system" calcext:value-type="string">
            <text:p>site_coding_system</text:p>
          </table:table-cell>
          <table:table-cell table:formula="of:=INDIRECT(&quot;$Schema_Vert.A&quot;&amp;COLUMN([.AK1]))" office:value-type="string" office:string-value="site_coding_code" calcext:value-type="string">
            <text:p>site_coding_code</text:p>
          </table:table-cell>
          <table:table-cell table:formula="of:=INDIRECT(&quot;$Schema_Vert.A&quot;&amp;COLUMN([.AL1]))" office:value-type="string" office:string-value="site_coding_display" calcext:value-type="string">
            <text:p>site_coding_display</text:p>
          </table:table-cell>
          <table:table-cell table:formula="of:=INDIRECT(&quot;$Schema_Vert.A&quot;&amp;COLUMN([.AM1]))" office:value-type="string" office:string-value="frequency_text" calcext:value-type="string">
            <text:p>frequency_text</text:p>
          </table:table-cell>
          <table:table-cell table:formula="of:=INDIRECT(&quot;$Schema_Vert.A&quot;&amp;COLUMN([.AN1]))" office:value-type="string" office:string-value="duration" calcext:value-type="string">
            <text:p>duration</text:p>
          </table:table-cell>
          <table:table-cell table:formula="of:=INDIRECT(&quot;$Schema_Vert.A&quot;&amp;COLUMN([.AO1]))" office:value-type="string" office:string-value="duration_unit" calcext:value-type="string">
            <text:p>duration_unit</text:p>
          </table:table-cell>
          <table:table-cell table:formula="of:=INDIRECT(&quot;$Schema_Vert.A&quot;&amp;COLUMN([.AP1]))" office:value-type="string" office:string-value="specialInstructions1" calcext:value-type="string">
            <text:p>specialInstructions1</text:p>
          </table:table-cell>
          <table:table-cell table:formula="of:=INDIRECT(&quot;$Schema_Vert.A&quot;&amp;COLUMN([.AQ1]))" office:value-type="string" office:string-value="specialInstructions2" calcext:value-type="string">
            <text:p>specialInstructions2</text:p>
          </table:table-cell>
          <table:table-cell table:formula="of:=INDIRECT(&quot;$Schema_Vert.A&quot;&amp;COLUMN([.AR1]))" office:value-type="string" office:string-value="alt_dose" calcext:value-type="string">
            <text:p>alt_dose</text:p>
          </table:table-cell>
          <table:table-cell table:formula="of:=INDIRECT(&quot;$Schema_Vert.A&quot;&amp;COLUMN([.AS1]))" office:value-type="string" office:string-value="alt_dose_unit" calcext:value-type="string">
            <text:p>alt_dose_unit</text:p>
          </table:table-cell>
          <table:table-cell table:formula="of:=INDIRECT(&quot;$Schema_Vert.A&quot;&amp;COLUMN([.AT1]))" office:value-type="float" office:value="0" calcext:value-type="float">
            <text:p>0</text:p>
          </table:table-cell>
          <table:table-cell table:formula="of:=INDIRECT(&quot;$Schema_Vert.A&quot;&amp;COLUMN([.AU1]))" office:value-type="float" office:value="0" calcext:value-type="float">
            <text:p>0</text:p>
          </table:table-cell>
          <table:table-cell table:formula="of:=INDIRECT(&quot;$Schema_Vert.A&quot;&amp;COLUMN([.AV1]))" office:value-type="float" office:value="0" calcext:value-type="float">
            <text:p>0</text:p>
          </table:table-cell>
          <table:table-cell table:formula="of:=INDIRECT(&quot;$Schema_Vert.A&quot;&amp;COLUMN([.AW1]))" office:value-type="float" office:value="0" calcext:value-type="float">
            <text:p>0</text:p>
          </table:table-cell>
          <table:table-cell table:formula="of:=INDIRECT(&quot;$Schema_Vert.A&quot;&amp;COLUMN([.AX1]))" office:value-type="float" office:value="0" calcext:value-type="float">
            <text:p>0</text:p>
          </table:table-cell>
        </table:table-row>
      </table:table>
      <table:table table:name="out_cols" table:style-name="ta1">
        <table:table-column table:style-name="co35" table:default-cell-style-name="Default"/>
        <table:table-column table:style-name="co2" table:number-columns-repeated="8" table:default-cell-style-name="Default"/>
        <table:table-row table:style-name="ro1">
          <table:table-cell table:formula="of:=CONCATENATE(&quot;'&quot;;[$Schema_Vert.A1];&quot;' : &quot;;ROW([.A1]);&quot;,&quot;)" office:value-type="string" office:string-value="'source_row' : 1," calcext:value-type="string">
            <text:p>'source_row' : 1,</text:p>
          </table:table-cell>
          <table:table-cell table:number-columns-repeated="8"/>
        </table:table-row>
        <table:table-row table:style-name="ro1">
          <table:table-cell table:formula="of:=CONCATENATE(&quot;'&quot;;[$Schema_Vert.A2];&quot;' : &quot;;ROW([.A2]);&quot;,&quot;)" office:value-type="string" office:string-value="'name' : 2," calcext:value-type="string">
            <text:p>'name' : 2,</text:p>
          </table:table-cell>
          <table:table-cell table:number-columns-repeated="8"/>
        </table:table-row>
        <table:table-row table:style-name="ro1">
          <table:table-cell table:formula="of:=CONCATENATE(&quot;'&quot;;[$Schema_Vert.A3];&quot;' : &quot;;ROW([.A3]);&quot;,&quot;)" office:value-type="string" office:string-value="'dmd_code' : 3," calcext:value-type="string">
            <text:p>'dmd_code' : 3,</text:p>
          </table:table-cell>
          <table:table-cell table:number-columns-repeated="8"/>
        </table:table-row>
        <table:table-row table:style-name="ro1">
          <table:table-cell table:formula="of:=CONCATENATE(&quot;'&quot;;[$Schema_Vert.A4];&quot;' : &quot;;ROW([.A4]);&quot;,&quot;)" office:value-type="string" office:string-value="'timing_repeat_periodUnit' : 4," calcext:value-type="string">
            <text:p>'timing_repeat_periodUnit' : 4,</text:p>
          </table:table-cell>
          <table:table-cell table:number-columns-repeated="8"/>
        </table:table-row>
        <table:table-row table:style-name="ro1">
          <table:table-cell table:formula="of:=CONCATENATE(&quot;'&quot;;[$Schema_Vert.A5];&quot;' : &quot;;ROW([.A5]);&quot;,&quot;)" office:value-type="string" office:string-value="'timing_repeat_frequency' : 5," calcext:value-type="string">
            <text:p>'timing_repeat_frequency' : 5,</text:p>
          </table:table-cell>
          <table:table-cell table:number-columns-repeated="8"/>
        </table:table-row>
        <table:table-row table:style-name="ro1">
          <table:table-cell table:formula="of:=CONCATENATE(&quot;'&quot;;[$Schema_Vert.A6];&quot;' : &quot;;ROW([.A6]);&quot;,&quot;)" office:value-type="string" office:string-value="'timing_repeat_period' : 6," calcext:value-type="string">
            <text:p>'timing_repeat_period' : 6,</text:p>
          </table:table-cell>
          <table:table-cell table:number-columns-repeated="8"/>
        </table:table-row>
        <table:table-row table:style-name="ro1">
          <table:table-cell table:formula="of:=CONCATENATE(&quot;'&quot;;[$Schema_Vert.A7];&quot;' : &quot;;ROW([.A7]);&quot;,&quot;)" office:value-type="string" office:string-value="'timing_repeat_timeOfDay' : 7," calcext:value-type="string">
            <text:p>'timing_repeat_timeOfDay' : 7,</text:p>
          </table:table-cell>
          <table:table-cell table:number-columns-repeated="8"/>
        </table:table-row>
        <table:table-row table:style-name="ro1">
          <table:table-cell table:formula="of:=CONCATENATE(&quot;'&quot;;[$Schema_Vert.A8];&quot;' : &quot;;ROW([.A8]);&quot;,&quot;)" office:value-type="string" office:string-value="'timing_repeat_day_of_week' : 8," calcext:value-type="string">
            <text:p>'timing_repeat_day_of_week' : 8,</text:p>
          </table:table-cell>
          <table:table-cell table:number-columns-repeated="8"/>
        </table:table-row>
        <table:table-row table:style-name="ro1">
          <table:table-cell table:formula="of:=CONCATENATE(&quot;'&quot;;[$Schema_Vert.A9];&quot;' : &quot;;ROW([.A9]);&quot;,&quot;)" office:value-type="string" office:string-value="'timing_repeat_when' : 9," calcext:value-type="string">
            <text:p>'timing_repeat_when' : 9,</text:p>
          </table:table-cell>
          <table:table-cell table:number-columns-repeated="7"/>
          <table:table-cell table:formula="of:=CONCATENATE()">
            <text:p/>
          </table:table-cell>
        </table:table-row>
        <table:table-row table:style-name="ro1">
          <table:table-cell table:formula="of:=CONCATENATE(&quot;'&quot;;[$Schema_Vert.A10];&quot;' : &quot;;ROW([.A10]);&quot;,&quot;)" office:value-type="string" office:string-value="'timing_repeat_offset' : 10," calcext:value-type="string">
            <text:p>'timing_repeat_offset' : 10,</text:p>
          </table:table-cell>
          <table:table-cell table:number-columns-repeated="8"/>
        </table:table-row>
        <table:table-row table:style-name="ro1">
          <table:table-cell table:formula="of:=CONCATENATE(&quot;'&quot;;[$Schema_Vert.A11];&quot;' : &quot;;ROW([.A11]);&quot;,&quot;)" office:value-type="string" office:string-value="'asNeededBoolean' : 11," calcext:value-type="string">
            <text:p>'asNeededBoolean' : 11,</text:p>
          </table:table-cell>
          <table:table-cell table:number-columns-repeated="8"/>
        </table:table-row>
        <table:table-row table:style-name="ro1">
          <table:table-cell table:formula="of:=CONCATENATE(&quot;'&quot;;[$Schema_Vert.A12];&quot;' : &quot;;ROW([.A12]);&quot;,&quot;)" office:value-type="string" office:string-value="'asNeededCodableConcept' : 12," calcext:value-type="string">
            <text:p>'asNeededCodableConcept' : 12,</text:p>
          </table:table-cell>
          <table:table-cell table:number-columns-repeated="8"/>
        </table:table-row>
        <table:table-row table:style-name="ro1">
          <table:table-cell table:formula="of:=CONCATENATE(&quot;'&quot;;[$Schema_Vert.A13];&quot;' : &quot;;ROW([.A13]);&quot;,&quot;)" office:value-type="string" office:string-value="'asNeededCodableConcept_coding' : 13," calcext:value-type="string">
            <text:p>'asNeededCodableConcept_coding' : 13,</text:p>
          </table:table-cell>
          <table:table-cell table:number-columns-repeated="8"/>
        </table:table-row>
        <table:table-row table:style-name="ro1">
          <table:table-cell table:formula="of:=CONCATENATE(&quot;'&quot;;[$Schema_Vert.A14];&quot;' : &quot;;ROW([.A14]);&quot;,&quot;)" office:value-type="string" office:string-value="'asNeededCodableConcept_coding_system' : 14," calcext:value-type="string">
            <text:p>'asNeededCodableConcept_coding_system' : 14,</text:p>
          </table:table-cell>
          <table:table-cell table:number-columns-repeated="8"/>
        </table:table-row>
        <table:table-row table:style-name="ro1">
          <table:table-cell table:formula="of:=CONCATENATE(&quot;'&quot;;[$Schema_Vert.A15];&quot;' : &quot;;ROW([.A15]);&quot;,&quot;)" office:value-type="string" office:string-value="'asNeededCodableConcept_coding_code' : 15," calcext:value-type="string">
            <text:p>'asNeededCodableConcept_coding_code' : 15,</text:p>
          </table:table-cell>
          <table:table-cell table:number-columns-repeated="8"/>
        </table:table-row>
        <table:table-row table:style-name="ro1">
          <table:table-cell table:formula="of:=CONCATENATE(&quot;'&quot;;[$Schema_Vert.A16];&quot;' : &quot;;ROW([.A16]);&quot;,&quot;)" office:value-type="string" office:string-value="'asNeededCodableConcept_coding_text' : 16," calcext:value-type="string">
            <text:p>'asNeededCodableConcept_coding_text' : 16,</text:p>
          </table:table-cell>
          <table:table-cell table:number-columns-repeated="8"/>
        </table:table-row>
        <table:table-row table:style-name="ro1">
          <table:table-cell table:formula="of:=CONCATENATE(&quot;'&quot;;[$Schema_Vert.A17];&quot;' : &quot;;ROW([.A17]);&quot;,&quot;)" office:value-type="string" office:string-value="'doseAndRate_doseQuantity_value' : 17," calcext:value-type="string">
            <text:p>'doseAndRate_doseQuantity_value' : 17,</text:p>
          </table:table-cell>
          <table:table-cell table:number-columns-repeated="8"/>
        </table:table-row>
        <table:table-row table:style-name="ro1">
          <table:table-cell table:formula="of:=CONCATENATE(&quot;'&quot;;[$Schema_Vert.A18];&quot;' : &quot;;ROW([.A18]);&quot;,&quot;)" office:value-type="string" office:string-value="'doseAndRate_doseQuantity_system' : 18," calcext:value-type="string">
            <text:p>'doseAndRate_doseQuantity_system' : 18,</text:p>
          </table:table-cell>
          <table:table-cell table:number-columns-repeated="8"/>
        </table:table-row>
        <table:table-row table:style-name="ro1">
          <table:table-cell table:formula="of:=CONCATENATE(&quot;'&quot;;[$Schema_Vert.A19];&quot;' : &quot;;ROW([.A19]);&quot;,&quot;)" office:value-type="string" office:string-value="'doseAndRate_doseQuantity_unit' : 19," calcext:value-type="string">
            <text:p>'doseAndRate_doseQuantity_unit' : 19,</text:p>
          </table:table-cell>
          <table:table-cell table:number-columns-repeated="8"/>
        </table:table-row>
        <table:table-row table:style-name="ro1">
          <table:table-cell table:formula="of:=CONCATENATE(&quot;'&quot;;[$Schema_Vert.A20];&quot;' : &quot;;ROW([.A20]);&quot;,&quot;)" office:value-type="string" office:string-value="'doseAndRate_doseQuantity_code' : 20," calcext:value-type="string">
            <text:p>'doseAndRate_doseQuantity_code' : 20,</text:p>
          </table:table-cell>
          <table:table-cell table:number-columns-repeated="8"/>
        </table:table-row>
        <table:table-row table:style-name="ro1">
          <table:table-cell table:formula="of:=CONCATENATE(&quot;'&quot;;[$Schema_Vert.A21];&quot;' : &quot;;ROW([.A21]);&quot;,&quot;)" office:value-type="string" office:string-value="'maxDosePerAdministration_value' : 21," calcext:value-type="string">
            <text:p>'maxDosePerAdministration_value' : 21,</text:p>
          </table:table-cell>
          <table:table-cell table:number-columns-repeated="8"/>
        </table:table-row>
        <table:table-row table:style-name="ro1">
          <table:table-cell table:formula="of:=CONCATENATE(&quot;'&quot;;[$Schema_Vert.A22];&quot;' : &quot;;ROW([.A22]);&quot;,&quot;)" office:value-type="string" office:string-value="'maxDosePerAdministration_unit' : 22," calcext:value-type="string">
            <text:p>'maxDosePerAdministration_unit' : 22,</text:p>
          </table:table-cell>
          <table:table-cell table:number-columns-repeated="8"/>
        </table:table-row>
        <table:table-row table:style-name="ro1">
          <table:table-cell table:formula="of:=CONCATENATE(&quot;'&quot;;[$Schema_Vert.A23];&quot;' : &quot;;ROW([.A23]);&quot;,&quot;)" office:value-type="string" office:string-value="'maxDosePerAdministration_system' : 23," calcext:value-type="string">
            <text:p>'maxDosePerAdministration_system' : 23,</text:p>
          </table:table-cell>
          <table:table-cell table:number-columns-repeated="8"/>
        </table:table-row>
        <table:table-row table:style-name="ro1">
          <table:table-cell table:formula="of:=CONCATENATE(&quot;'&quot;;[$Schema_Vert.A24];&quot;' : &quot;;ROW([.A24]);&quot;,&quot;)" office:value-type="string" office:string-value="'maxDosePerAdministration_code' : 24," calcext:value-type="string">
            <text:p>'maxDosePerAdministration_code' : 24,</text:p>
          </table:table-cell>
          <table:table-cell table:number-columns-repeated="8"/>
        </table:table-row>
        <table:table-row table:style-name="ro1">
          <table:table-cell table:formula="of:=CONCATENATE(&quot;'&quot;;[$Schema_Vert.A25];&quot;' : &quot;;ROW([.A25]);&quot;,&quot;)" office:value-type="string" office:string-value="'maxDosePerPeriod_numerator_value' : 25," calcext:value-type="string">
            <text:p>'maxDosePerPeriod_numerator_value' : 25,</text:p>
          </table:table-cell>
          <table:table-cell table:number-columns-repeated="8"/>
        </table:table-row>
        <table:table-row table:style-name="ro1">
          <table:table-cell table:formula="of:=CONCATENATE(&quot;'&quot;;[$Schema_Vert.A26];&quot;' : &quot;;ROW([.A26]);&quot;,&quot;)" office:value-type="string" office:string-value="'maxDosePerPeriod_numerator_unit' : 26," calcext:value-type="string">
            <text:p>'maxDosePerPeriod_numerator_unit' : 26,</text:p>
          </table:table-cell>
          <table:table-cell table:number-columns-repeated="8"/>
        </table:table-row>
        <table:table-row table:style-name="ro1">
          <table:table-cell table:formula="of:=CONCATENATE(&quot;'&quot;;[$Schema_Vert.A27];&quot;' : &quot;;ROW([.A27]);&quot;,&quot;)" office:value-type="string" office:string-value="'maxDosePerPeriod_numerator_system' : 27," calcext:value-type="string">
            <text:p>'maxDosePerPeriod_numerator_system' : 27,</text:p>
          </table:table-cell>
          <table:table-cell table:number-columns-repeated="8"/>
        </table:table-row>
        <table:table-row table:style-name="ro1">
          <table:table-cell table:formula="of:=CONCATENATE(&quot;'&quot;;[$Schema_Vert.A28];&quot;' : &quot;;ROW([.A28]);&quot;,&quot;)" office:value-type="string" office:string-value="'maxDosePerPeriod_numerator_code' : 28," calcext:value-type="string">
            <text:p>'maxDosePerPeriod_numerator_code' : 28,</text:p>
          </table:table-cell>
          <table:table-cell table:number-columns-repeated="8"/>
        </table:table-row>
        <table:table-row table:style-name="ro1">
          <table:table-cell table:formula="of:=CONCATENATE(&quot;'&quot;;[$Schema_Vert.A29];&quot;' : &quot;;ROW([.A29]);&quot;,&quot;)" office:value-type="string" office:string-value="'maxDosePerPeriod_denominator_value' : 29," calcext:value-type="string">
            <text:p>'maxDosePerPeriod_denominator_value' : 29,</text:p>
          </table:table-cell>
          <table:table-cell table:number-columns-repeated="8"/>
        </table:table-row>
        <table:table-row table:style-name="ro1">
          <table:table-cell table:formula="of:=CONCATENATE(&quot;'&quot;;[$Schema_Vert.A30];&quot;' : &quot;;ROW([.A30]);&quot;,&quot;)" office:value-type="string" office:string-value="'maxDosePerPeriod_denominator_unit' : 30," calcext:value-type="string">
            <text:p>'maxDosePerPeriod_denominator_unit' : 30,</text:p>
          </table:table-cell>
          <table:table-cell table:number-columns-repeated="8"/>
        </table:table-row>
        <table:table-row table:style-name="ro1">
          <table:table-cell table:formula="of:=CONCATENATE(&quot;'&quot;;[$Schema_Vert.A31];&quot;' : &quot;;ROW([.A31]);&quot;,&quot;)" office:value-type="string" office:string-value="'maxDosePerPeriod_denominator_system' : 31," calcext:value-type="string">
            <text:p>'maxDosePerPeriod_denominator_system' : 31,</text:p>
          </table:table-cell>
          <table:table-cell table:number-columns-repeated="8"/>
        </table:table-row>
        <table:table-row table:style-name="ro1">
          <table:table-cell table:formula="of:=CONCATENATE(&quot;'&quot;;[$Schema_Vert.A32];&quot;' : &quot;;ROW([.A32]);&quot;,&quot;)" office:value-type="string" office:string-value="'maxDosePerPeriod_denominator_code' : 32," calcext:value-type="string">
            <text:p>'maxDosePerPeriod_denominator_code' : 32,</text:p>
          </table:table-cell>
          <table:table-cell table:number-columns-repeated="8"/>
        </table:table-row>
        <table:table-row table:style-name="ro1">
          <table:table-cell table:formula="of:=CONCATENATE(&quot;'&quot;;[$Schema_Vert.A33];&quot;' : &quot;;ROW([.A33]);&quot;,&quot;)" office:value-type="string" office:string-value="'route_coding_system' : 33," calcext:value-type="string">
            <text:p>'route_coding_system' : 33,</text:p>
          </table:table-cell>
          <table:table-cell table:number-columns-repeated="8"/>
        </table:table-row>
        <table:table-row table:style-name="ro1">
          <table:table-cell table:formula="of:=CONCATENATE(&quot;'&quot;;[$Schema_Vert.A34];&quot;' : &quot;;ROW([.A34]);&quot;,&quot;)" office:value-type="string" office:string-value="'route_coding_code' : 34," calcext:value-type="string">
            <text:p>'route_coding_code' : 34,</text:p>
          </table:table-cell>
          <table:table-cell table:number-columns-repeated="8"/>
        </table:table-row>
        <table:table-row table:style-name="ro1">
          <table:table-cell table:formula="of:=CONCATENATE(&quot;'&quot;;[$Schema_Vert.A35];&quot;' : &quot;;ROW([.A35]);&quot;,&quot;)" office:value-type="string" office:string-value="'route_coding_display' : 35," calcext:value-type="string">
            <text:p>'route_coding_display' : 35,</text:p>
          </table:table-cell>
          <table:table-cell table:number-columns-repeated="8"/>
        </table:table-row>
        <table:table-row table:style-name="ro1">
          <table:table-cell table:formula="of:=CONCATENATE(&quot;'&quot;;[$Schema_Vert.A36];&quot;' : &quot;;ROW([.A36]);&quot;,&quot;)" office:value-type="string" office:string-value="'site_coding_system' : 36," calcext:value-type="string">
            <text:p>'site_coding_system' : 36,</text:p>
          </table:table-cell>
          <table:table-cell table:number-columns-repeated="8"/>
        </table:table-row>
        <table:table-row table:style-name="ro1">
          <table:table-cell table:formula="of:=CONCATENATE(&quot;'&quot;;[$Schema_Vert.A37];&quot;' : &quot;;ROW([.A37]);&quot;,&quot;)" office:value-type="string" office:string-value="'site_coding_code' : 37," calcext:value-type="string">
            <text:p>'site_coding_code' : 37,</text:p>
          </table:table-cell>
          <table:table-cell table:number-columns-repeated="8"/>
        </table:table-row>
        <table:table-row table:style-name="ro1">
          <table:table-cell table:formula="of:=CONCATENATE(&quot;'&quot;;[$Schema_Vert.A38];&quot;' : &quot;;ROW([.A38]);&quot;,&quot;)" office:value-type="string" office:string-value="'site_coding_display' : 38," calcext:value-type="string">
            <text:p>'site_coding_display' : 38,</text:p>
          </table:table-cell>
          <table:table-cell table:number-columns-repeated="8"/>
        </table:table-row>
        <table:table-row table:style-name="ro1">
          <table:table-cell table:formula="of:=CONCATENATE(&quot;'&quot;;[$Schema_Vert.A39];&quot;' : &quot;;ROW([.A39]);&quot;,&quot;)" office:value-type="string" office:string-value="'frequency_text' : 39," calcext:value-type="string">
            <text:p>'frequency_text' : 39,</text:p>
          </table:table-cell>
          <table:table-cell table:number-columns-repeated="8"/>
        </table:table-row>
        <table:table-row table:style-name="ro1">
          <table:table-cell table:formula="of:=CONCATENATE(&quot;'&quot;;[$Schema_Vert.A40];&quot;' : &quot;;ROW([.A40]);&quot;,&quot;)" office:value-type="string" office:string-value="'duration' : 40," calcext:value-type="string">
            <text:p>'duration' : 40,</text:p>
          </table:table-cell>
          <table:table-cell table:number-columns-repeated="8"/>
        </table:table-row>
        <table:table-row table:style-name="ro1">
          <table:table-cell table:formula="of:=CONCATENATE(&quot;'&quot;;[$Schema_Vert.A41];&quot;' : &quot;;ROW([.A41]);&quot;,&quot;)" office:value-type="string" office:string-value="'duration_unit' : 41," calcext:value-type="string">
            <text:p>'duration_unit' : 41,</text:p>
          </table:table-cell>
          <table:table-cell table:number-columns-repeated="8"/>
        </table:table-row>
        <table:table-row table:style-name="ro1">
          <table:table-cell table:formula="of:=CONCATENATE(&quot;'&quot;;[$Schema_Vert.A42];&quot;' : &quot;;ROW([.A42]);&quot;,&quot;)" office:value-type="string" office:string-value="'specialInstructions1' : 42," calcext:value-type="string">
            <text:p>'specialInstructions1' : 42,</text:p>
          </table:table-cell>
          <table:table-cell table:number-columns-repeated="8"/>
        </table:table-row>
        <table:table-row table:style-name="ro1">
          <table:table-cell table:formula="of:=CONCATENATE(&quot;'&quot;;[$Schema_Vert.A43];&quot;' : &quot;;ROW([.A43]);&quot;,&quot;)" office:value-type="string" office:string-value="'specialInstructions2' : 43," calcext:value-type="string">
            <text:p>'specialInstructions2' : 43,</text:p>
          </table:table-cell>
          <table:table-cell table:number-columns-repeated="8"/>
        </table:table-row>
        <table:table-row table:style-name="ro1">
          <table:table-cell table:formula="of:=CONCATENATE(&quot;'&quot;;[$Schema_Vert.A44];&quot;' : &quot;;ROW([.A44]);&quot;,&quot;)" office:value-type="string" office:string-value="'alt_dose' : 44," calcext:value-type="string">
            <text:p>'alt_dose' : 44,</text:p>
          </table:table-cell>
          <table:table-cell table:number-columns-repeated="8"/>
        </table:table-row>
        <table:table-row table:style-name="ro1">
          <table:table-cell table:formula="of:=CONCATENATE(&quot;'&quot;;[$Schema_Vert.A45];&quot;' : &quot;;ROW([.A45]);&quot;,&quot;)" office:value-type="string" office:string-value="'alt_dose_unit' : 45," calcext:value-type="string">
            <text:p>'alt_dose_unit' : 45,</text:p>
          </table:table-cell>
          <table:table-cell table:number-columns-repeated="8"/>
        </table:table-row>
      </table:table>
      <table:table table:name="FHIR_params" table:style-name="ta2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5:58:32.334137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wan Davis</meta:initial-creator>
    <meta:creation-date>2022-02-12T16:15:13.195095565</meta:creation-date>
    <dc:date>2022-02-13T16:18:58.445545836</dc:date>
    <dc:creator>Ewan Davis</dc:creator>
    <meta:editing-duration>PT20M45S</meta:editing-duration>
    <meta:editing-cycles>3</meta:editing-cycles>
    <meta:generator>LibreOffice/6.4.7.2$Linux_X86_64 LibreOffice_project/40$Build-2</meta:generator>
    <meta:document-statistic meta:table-count="4" meta:cell-count="141" meta:object-count="0"/>
  </office:meta>
</office:document-meta>
</file>